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Hindi1" svg:font-family="'Lohit Hindi'"/>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008000" fo:font-size="10.5pt" fo:font-weight="bold" style:font-size-asian="10.5pt" style:font-weight-asian="bold" style:font-size-complex="10.5pt"/>
    </style:style>
    <style:style style:name="P2" style:family="paragraph" style:parent-style-name="Footer">
      <style:paragraph-properties fo:text-align="center" style:justify-single-word="false"/>
    </style:style>
    <style:style style:name="P3" style:family="paragraph" style:parent-style-name="Footer">
      <style:paragraph-properties style:line-height-at-least="0.423cm" style:snap-to-layout-grid="true">
        <style:tab-stops/>
      </style:paragraph-properties>
      <style:text-properties style:font-name="宋体" fo:font-size="10.5pt" style:font-size-asian="10.5pt" style:font-size-complex="10.5pt"/>
    </style:style>
    <style:style style:name="P4" style:family="paragraph" style:parent-style-name="Text_20_body_20_indent">
      <style:paragraph-properties fo:margin-left="0cm" fo:margin-right="0cm" style:line-height-at-least="0.423cm" fo:text-indent="0.741cm" style:auto-text-indent="false"/>
      <style:text-properties fo:font-size="10.5pt" style:font-size-asian="10.5pt" style:font-size-complex="10.5pt"/>
    </style:style>
    <style:style style:name="P5" style:family="paragraph" style:parent-style-name="Standard">
      <style:paragraph-properties fo:margin-left="0cm" fo:margin-right="0cm" style:line-height-at-least="0.423cm" fo:text-indent="0.741cm" style:auto-text-indent="false"/>
    </style:style>
    <style:style style:name="P6" style:family="paragraph" style:parent-style-name="Standard">
      <style:paragraph-properties fo:margin-left="0cm" fo:margin-right="0cm" style:line-height-at-least="0.423cm" fo:text-align="start" style:justify-single-word="false" fo:text-indent="0.741cm" style:auto-text-indent="false"/>
    </style:style>
    <style:style style:name="P7" style:family="paragraph" style:parent-style-name="Standard">
      <style:paragraph-properties fo:margin-left="0cm" fo:margin-right="0cm" style:line-height-at-least="0.423cm" fo:text-indent="0.741cm" style:auto-text-indent="false"/>
      <style:text-properties style:font-name="宋体" fo:font-size="10.5pt" style:font-size-asian="10.5pt" style:font-size-complex="10.5pt"/>
    </style:style>
    <style:style style:name="P8" style:family="paragraph" style:parent-style-name="Standard">
      <style:paragraph-properties fo:margin-left="0cm" fo:margin-right="0cm" style:line-height-at-least="0.423cm" fo:text-align="start" style:justify-single-word="false" fo:text-indent="0.741cm" style:auto-text-indent="false"/>
      <style:text-properties style:font-name="宋体" fo:font-size="10.5pt" style:font-size-asian="10.5pt" style:font-size-complex="10.5pt"/>
    </style:style>
    <style:style style:name="P9" style:family="paragraph" style:parent-style-name="Standard">
      <style:paragraph-properties style:line-height-at-least="0.423cm" fo:text-align="center" style:justify-single-word="false"/>
      <style:text-properties style:font-name="宋体" fo:font-size="10.5pt" fo:font-weight="bold" fo:background-color="#ffff00" style:font-size-asian="10.5pt" style:font-weight-asian="bold" style:font-size-complex="10.5pt" style:font-weight-complex="bold"/>
    </style:style>
    <style:style style:name="P10" style:family="paragraph" style:parent-style-name="Standard">
      <style:paragraph-properties style:line-height-at-least="0.423cm" fo:text-align="center" style:justify-single-word="false"/>
      <style:text-properties style:font-name="宋体" fo:font-size="10.5pt" fo:font-weight="bold" style:font-size-asian="10.5pt" style:font-weight-asian="bold" style:font-size-complex="10.5pt" style:font-weight-complex="bold"/>
    </style:style>
    <style:style style:name="P11" style:family="paragraph" style:parent-style-name="Standard">
      <style:paragraph-properties style:line-height-at-least="0.423cm"/>
      <style:text-properties style:font-name="宋体" fo:font-size="10.5pt" style:font-size-asian="10.5pt" style:font-size-complex="10.5pt"/>
    </style:style>
    <style:style style:name="P12" style:family="paragraph" style:parent-style-name="Standard">
      <style:paragraph-properties style:line-height-at-least="0.423cm" fo:text-align="start" style:justify-single-word="false"/>
      <style:text-properties style:font-name="宋体" fo:font-size="10.5pt" style:font-size-asian="10.5pt" style:font-size-complex="10.5pt"/>
    </style:style>
    <style:style style:name="P13" style:family="paragraph" style:parent-style-name="Standard">
      <style:paragraph-properties fo:margin-left="0cm" fo:margin-right="0cm" style:line-height-at-least="0.423cm" fo:text-indent="2.223cm" style:auto-text-indent="false"/>
      <style:text-properties style:font-name="宋体" fo:font-size="10.5pt" style:font-size-asian="10.5pt" style:font-size-complex="10.5pt"/>
    </style:style>
    <style:style style:name="P14" style:family="paragraph" style:parent-style-name="Standard">
      <style:paragraph-properties fo:margin-left="0cm" fo:margin-right="0cm" style:line-height-at-least="0.423cm" fo:text-align="start" style:justify-single-word="false" fo:text-indent="2.223cm" style:auto-text-indent="false"/>
      <style:text-properties style:font-name="宋体" fo:font-size="10.5pt" style:font-size-asian="10.5pt" style:font-size-complex="10.5pt"/>
    </style:style>
    <style:style style:name="P15" style:family="paragraph" style:parent-style-name="Standard">
      <style:paragraph-properties fo:margin-left="0cm" fo:margin-right="0cm" style:line-height-at-least="0.423cm" fo:text-indent="2.593cm" style:auto-text-indent="false"/>
      <style:text-properties style:font-name="宋体" fo:font-size="10.5pt" style:font-size-asian="10.5pt" style:font-size-complex="10.5pt"/>
    </style:style>
    <style:style style:name="P16" style:family="paragraph" style:parent-style-name="Standard">
      <style:paragraph-properties fo:margin-left="0cm" fo:margin-right="0cm" style:line-height-at-least="0.423cm" fo:text-align="start" style:justify-single-word="false" fo:text-indent="2.593cm" style:auto-text-indent="false"/>
      <style:text-properties style:font-name="宋体" fo:font-size="10.5pt" style:font-size-asian="10.5pt" style:font-size-complex="10.5pt"/>
    </style:style>
    <style:style style:name="P17" style:family="paragraph" style:parent-style-name="Standard">
      <style:paragraph-properties fo:margin-left="2.028cm" fo:margin-right="0cm" style:line-height-at-least="0.423cm" fo:text-indent="-1.482cm" style:auto-text-indent="false"/>
      <style:text-properties style:font-name="宋体" fo:font-size="10.5pt" style:font-size-asian="10.5pt" style:font-size-complex="10.5pt"/>
    </style:style>
    <style:style style:name="P18" style:family="paragraph" style:parent-style-name="Standard">
      <style:paragraph-properties fo:margin-left="2.028cm" fo:margin-right="0cm" style:line-height-at-least="0.423cm" fo:text-align="start" style:justify-single-word="false" fo:text-indent="-1.482cm" style:auto-text-indent="false"/>
      <style:text-properties style:font-name="宋体" fo:font-size="10.5pt" style:font-size-asian="10.5pt" style:font-size-complex="10.5pt"/>
    </style:style>
    <style:style style:name="P19" style:family="paragraph" style:parent-style-name="Standard">
      <style:paragraph-properties fo:margin-left="0cm" fo:margin-right="0cm" style:line-height-at-least="0.423cm" fo:text-indent="0.744cm" style:auto-text-indent="false"/>
    </style:style>
    <style:style style:name="P20" style:family="paragraph" style:parent-style-name="Standard">
      <style:paragraph-properties fo:margin-left="0cm" fo:margin-right="0cm" style:line-height-at-least="0.423cm" fo:text-align="center" style:justify-single-word="false" fo:text-indent="0.744cm" style:auto-text-indent="false"/>
      <style:text-properties style:font-name="宋体" fo:font-size="10.5pt" fo:font-weight="bold" style:font-size-asian="10.5pt" style:font-weight-asian="bold" style:font-size-complex="10.5pt"/>
    </style:style>
    <style:style style:name="P21" style:family="paragraph" style:parent-style-name="Standard">
      <style:paragraph-properties fo:margin-left="0cm" fo:margin-right="0cm" style:line-height-at-least="0.423cm" fo:text-indent="0.744cm" style:auto-text-indent="false"/>
      <style:text-properties style:font-name="宋体" fo:font-size="10.5pt" fo:font-weight="bold" style:font-size-asian="10.5pt" style:font-weight-asian="bold" style:font-size-complex="10.5pt" style:font-weight-complex="bold"/>
    </style:style>
    <style:style style:name="P22" style:family="paragraph" style:parent-style-name="Standard">
      <style:paragraph-properties fo:margin-left="0cm" fo:margin-right="0cm" style:line-height-at-least="0.423cm" fo:text-indent="0.744cm" style:auto-text-indent="false"/>
      <style:text-properties style:font-name="宋体" fo:font-size="10.5pt" style:font-size-asian="10.5pt" style:font-size-complex="10.5pt"/>
    </style:style>
    <style:style style:name="P23" style:family="paragraph" style:parent-style-name="Standard">
      <style:paragraph-properties fo:margin-left="0cm" fo:margin-right="0cm" style:line-height-at-least="0.423cm" fo:text-indent="1.852cm" style:auto-text-indent="false"/>
      <style:text-properties style:font-name="宋体" fo:font-size="10.5pt" style:font-size-asian="10.5pt" style:font-size-complex="10.5pt"/>
    </style:style>
    <style:style style:name="P24" style:family="paragraph" style:parent-style-name="Standard">
      <style:paragraph-properties fo:margin-left="0cm" fo:margin-right="0cm" style:line-height-at-least="0.423cm" fo:text-indent="1.111cm" style:auto-text-indent="false"/>
      <style:text-properties style:font-name="宋体" fo:font-size="10.5pt" style:font-size-asian="10.5pt" style:font-size-complex="10.5pt"/>
    </style:style>
    <style:style style:name="P25" style:family="paragraph" style:parent-style-name="Standard">
      <style:paragraph-properties fo:margin-left="0cm" fo:margin-right="0cm" style:line-height-at-least="0.423cm" fo:text-indent="1.482cm" style:auto-text-indent="false"/>
      <style:text-properties style:font-name="宋体" fo:font-size="10.5pt" style:font-size-asian="10.5pt" style:font-size-complex="10.5pt"/>
    </style:style>
    <style:style style:name="P26" style:family="paragraph" style:parent-style-name="Standard">
      <style:paragraph-properties fo:margin-left="0.547cm" fo:margin-right="0cm" style:line-height-at-least="0.423cm" fo:text-indent="0cm" style:auto-text-indent="false"/>
      <style:text-properties style:font-name="宋体" fo:font-size="10.5pt" style:font-size-asian="10.5pt" style:font-size-complex="10.5pt"/>
    </style:style>
    <style:style style:name="P27" style:family="paragraph" style:parent-style-name="Standard">
      <style:paragraph-properties fo:margin-left="0.002cm" fo:margin-right="0cm" style:line-height-at-least="0.423cm" fo:text-indent="2.223cm" style:auto-text-indent="false"/>
      <style:text-properties style:font-name="宋体" fo:font-size="10.5pt" style:font-size-asian="10.5pt" style:font-size-complex="10.5pt"/>
    </style:style>
    <style:style style:name="P28" style:family="paragraph" style:parent-style-name="Standard">
      <style:paragraph-properties fo:margin-left="0cm" fo:margin-right="0cm" style:line-height-at-least="0.423cm" fo:text-indent="2.23cm" style:auto-text-indent="false"/>
      <style:text-properties style:font-name="宋体" fo:font-size="10.5pt" style:font-size-asian="10.5pt" style:font-size-complex="10.5pt"/>
    </style:style>
    <style:style style:name="P29" style:family="paragraph" style:parent-style-name="Standard">
      <style:paragraph-properties fo:margin-left="0cm" fo:margin-right="0cm" style:line-height-at-least="0.423cm" fo:text-indent="1.946cm" style:auto-text-indent="false"/>
      <style:text-properties style:font-name="宋体" fo:font-size="10.5pt" style:font-size-asian="10.5pt" style:font-size-complex="10.5pt"/>
    </style:style>
    <style:style style:name="P30" style:family="paragraph" style:parent-style-name="Standard">
      <style:paragraph-properties fo:margin-left="0.741cm" fo:margin-right="0cm" style:line-height-at-least="0.423cm" fo:text-indent="-0.741cm" style:auto-text-indent="false"/>
      <style:text-properties style:font-name="宋体" fo:font-size="10.5pt" style:font-size-asian="10.5pt" style:font-size-complex="10.5pt"/>
    </style:style>
    <style:style style:name="P31" style:family="paragraph" style:parent-style-name="Standard">
      <style:paragraph-properties fo:margin-left="0cm" fo:margin-right="0cm" style:line-height-at-least="0.423cm" fo:text-indent="0.37cm" style:auto-text-indent="false"/>
      <style:text-properties style:font-name="宋体" fo:font-size="10.5pt" style:font-size-asian="10.5pt" style:font-size-complex="10.5pt"/>
    </style:style>
    <style:style style:name="P32" style:family="paragraph" style:parent-style-name="Standard">
      <style:paragraph-properties fo:margin-left="0.547cm" fo:margin-right="0cm" style:line-height-at-least="0.423cm" fo:text-indent="1.482cm" style:auto-text-indent="false"/>
      <style:text-properties style:font-name="宋体" fo:font-size="10.5pt" style:font-size-asian="10.5pt" style:font-size-complex="10.5pt"/>
    </style:style>
    <style:style style:name="P33" style:family="paragraph" style:parent-style-name="Standard">
      <style:paragraph-properties fo:margin-left="1.639cm" fo:margin-right="0cm" style:line-height-at-least="0.423cm" fo:text-indent="0cm" style:auto-text-indent="false"/>
      <style:text-properties style:font-name="宋体" fo:font-size="10.5pt" style:font-size-asian="10.5pt" style:font-size-complex="10.5pt"/>
    </style:style>
    <style:style style:name="P34" style:family="paragraph" style:parent-style-name="Standard">
      <style:paragraph-properties fo:margin-left="1.288cm" fo:margin-right="0cm" style:line-height-at-least="0.423cm" fo:text-indent="-0.741cm" style:auto-text-indent="false"/>
      <style:text-properties style:font-name="宋体" fo:font-size="10.5pt" style:font-size-asian="10.5pt" style:font-size-complex="10.5pt"/>
    </style:style>
    <style:style style:name="P35" style:family="paragraph" style:parent-style-name="Standard">
      <style:paragraph-properties fo:margin-left="0cm" fo:margin-right="0cm" style:line-height-at-least="0.423cm" fo:text-indent="0.635cm" style:auto-text-indent="false"/>
      <style:text-properties style:font-name="宋体" fo:font-size="10.5pt" style:font-size-asian="10.5pt" style:font-size-complex="10.5pt"/>
    </style:style>
    <style:style style:name="P36" style:family="paragraph" style:parent-style-name="Standard">
      <style:paragraph-properties fo:margin-left="0.002cm" fo:margin-right="0cm" style:line-height-at-least="0.423cm" fo:text-indent="0.741cm" style:auto-text-indent="false"/>
      <style:text-properties style:font-name="宋体" fo:font-size="10.5pt" style:font-size-asian="10.5pt" style:font-size-complex="10.5pt"/>
    </style:style>
    <style:style style:name="P37" style:family="paragraph" style:parent-style-name="Standard">
      <style:paragraph-properties fo:margin-left="0.818cm" fo:margin-right="0cm" style:line-height-at-least="0.423cm" fo:text-indent="1.111cm" style:auto-text-indent="false"/>
      <style:text-properties style:font-name="宋体" fo:font-size="10.5pt" style:font-size-asian="10.5pt" style:font-size-complex="10.5pt"/>
    </style:style>
    <style:style style:name="P38" style:family="paragraph" style:parent-style-name="Standard">
      <style:paragraph-properties fo:margin-left="0cm" fo:margin-right="0cm" style:line-height-at-least="0.423cm" fo:text-indent="2.24cm" style:auto-text-indent="false"/>
      <style:text-properties style:font-name="宋体" fo:font-size="10.5pt" style:font-size-asian="10.5pt" style:font-size-complex="10.5pt"/>
    </style:style>
    <style:style style:name="P39" style:family="paragraph" style:parent-style-name="Standard">
      <style:paragraph-properties fo:margin-left="0cm" fo:margin-right="0cm" style:line-height-at-least="0.423cm" fo:text-indent="2.249cm" style:auto-text-indent="false"/>
      <style:text-properties style:font-name="宋体" fo:font-size="10.5pt" style:font-size-asian="10.5pt" style:font-size-complex="10.5pt"/>
    </style:style>
    <style:style style:name="P40" style:family="paragraph" style:parent-style-name="Standard">
      <style:paragraph-properties fo:margin-left="0.917cm" fo:margin-right="0cm" style:line-height-at-least="0.423cm" fo:text-indent="-0.37cm" style:auto-text-indent="false"/>
      <style:text-properties style:font-name="宋体" fo:font-size="10.5pt" style:font-size-asian="10.5pt" style:font-size-complex="10.5pt"/>
    </style:style>
    <style:style style:name="P41" style:family="paragraph" style:parent-style-name="Standard">
      <style:paragraph-properties fo:margin-left="1.203cm" fo:margin-right="0cm" style:line-height-at-least="0.423cm" fo:text-indent="0cm" style:auto-text-indent="false"/>
      <style:text-properties style:font-name="宋体" fo:font-size="10.5pt" style:font-size-asian="10.5pt" style:font-size-complex="10.5pt"/>
    </style:style>
    <style:style style:name="P42" style:family="paragraph" style:parent-style-name="Standard">
      <style:paragraph-properties fo:margin-left="0cm" fo:margin-right="0cm" style:line-height-at-least="0.423cm" fo:text-indent="0.794cm" style:auto-text-indent="false"/>
      <style:text-properties style:font-name="宋体" fo:font-size="10.5pt" style:font-size-asian="10.5pt" style:font-size-complex="10.5pt"/>
    </style:style>
    <style:style style:name="P43" style:family="paragraph" style:parent-style-name="Standard">
      <style:paragraph-properties fo:margin-left="0cm" fo:margin-right="0cm" style:line-height-at-least="0.423cm" fo:text-indent="0.9cm" style:auto-text-indent="false"/>
      <style:text-properties style:font-name="宋体" fo:font-size="10.5pt" style:font-size-asian="10.5pt" style:font-size-complex="10.5pt"/>
    </style:style>
    <style:style style:name="P44" style:family="paragraph" style:parent-style-name="Standard">
      <style:paragraph-properties fo:margin-left="2.117cm" fo:margin-right="0cm" style:line-height-at-least="0.423cm" fo:text-indent="-1.482cm" style:auto-text-indent="false"/>
      <style:text-properties style:font-name="宋体" fo:font-size="10.5pt" style:font-size-asian="10.5pt" style:font-size-complex="10.5pt"/>
    </style:style>
    <style:style style:name="P45" style:family="paragraph" style:parent-style-name="Standard">
      <style:paragraph-properties fo:margin-left="1.905cm" fo:margin-right="0cm" style:line-height-at-least="0.423cm" fo:text-indent="0cm" style:auto-text-indent="false"/>
      <style:text-properties style:font-name="宋体" fo:font-size="10.5pt" style:font-size-asian="10.5pt" style:font-size-complex="10.5pt"/>
    </style:style>
    <style:style style:name="P46" style:family="paragraph" style:parent-style-name="Standard">
      <style:paragraph-properties fo:margin-left="1.905cm" fo:margin-right="0cm" style:line-height-at-least="0.423cm" fo:text-indent="-0.004cm" style:auto-text-indent="false"/>
      <style:text-properties style:font-name="宋体" fo:font-size="10.5pt" style:font-size-asian="10.5pt" style:font-size-complex="10.5pt"/>
    </style:style>
    <style:style style:name="P47" style:family="paragraph" style:parent-style-name="Standard">
      <style:paragraph-properties fo:margin-left="2.125cm" fo:margin-right="0cm" style:line-height-at-least="0.423cm" fo:text-indent="-1.482cm" style:auto-text-indent="false"/>
      <style:text-properties style:font-name="宋体" fo:font-size="10.5pt" style:font-size-asian="10.5pt" style:font-size-complex="10.5pt"/>
    </style:style>
    <style:style style:name="P48" style:family="paragraph" style:parent-style-name="Standard">
      <style:paragraph-properties fo:margin-left="2.499cm" fo:margin-right="0cm" style:line-height-at-least="0.423cm" fo:text-indent="-1.856cm" style:auto-text-indent="false"/>
      <style:text-properties style:font-name="宋体" fo:font-size="10.5pt" style:font-size-asian="10.5pt" style:font-size-complex="10.5pt"/>
    </style:style>
    <style:style style:name="P49" style:family="paragraph" style:parent-style-name="Standard">
      <style:paragraph-properties fo:margin-left="2.291cm" fo:margin-right="0cm" style:line-height-at-least="0.423cm" fo:text-indent="-0.377cm" style:auto-text-indent="false"/>
      <style:text-properties style:font-name="宋体" fo:font-size="10.5pt" style:font-size-asian="10.5pt" style:font-size-complex="10.5pt"/>
    </style:style>
    <style:style style:name="P50" style:family="paragraph" style:parent-style-name="Standard">
      <style:paragraph-properties fo:margin-left="0.644cm" fo:margin-right="0cm" style:line-height-at-least="0.423cm" fo:text-indent="0cm" style:auto-text-indent="false"/>
      <style:text-properties style:font-name="宋体" fo:font-size="10.5pt" style:font-size-asian="10.5pt" style:font-size-complex="10.5pt"/>
    </style:style>
    <style:style style:name="P51" style:family="paragraph" style:parent-style-name="Standard">
      <style:paragraph-properties fo:margin-left="2.113cm" fo:margin-right="0cm" style:line-height-at-least="0.423cm" fo:text-indent="-1.482cm" style:auto-text-indent="false"/>
      <style:text-properties style:font-name="宋体" fo:font-size="10.5pt" style:font-size-asian="10.5pt" style:font-size-complex="10.5pt"/>
    </style:style>
    <style:style style:name="P52" style:family="paragraph" style:parent-style-name="Standard">
      <style:paragraph-properties fo:margin-left="2.113cm" fo:margin-right="0cm" style:line-height-at-least="0.423cm" fo:text-align="start" style:justify-single-word="false" fo:text-indent="-1.482cm" style:auto-text-indent="false"/>
      <style:text-properties style:font-name="宋体" fo:font-size="10.5pt" style:font-size-asian="10.5pt" style:font-size-complex="10.5pt"/>
    </style:style>
    <style:style style:name="P53" style:family="paragraph" style:parent-style-name="Standard">
      <style:paragraph-properties fo:margin-left="1.755cm" fo:margin-right="0cm" style:line-height-at-least="0.423cm" fo:text-indent="-1.111cm" style:auto-text-indent="false"/>
      <style:text-properties style:font-name="宋体" fo:font-size="10.5pt" style:font-size-asian="10.5pt" style:font-size-complex="10.5pt"/>
    </style:style>
    <style:style style:name="P54" style:family="paragraph" style:parent-style-name="Standard">
      <style:paragraph-properties fo:margin-left="0.273cm" fo:margin-right="0cm" style:line-height-at-least="0.423cm" fo:text-indent="0.37cm" style:auto-text-indent="false"/>
      <style:text-properties style:font-name="宋体" fo:font-size="10.5pt" style:font-size-asian="10.5pt" style:font-size-complex="10.5pt"/>
    </style:style>
    <style:style style:name="P55" style:family="paragraph" style:parent-style-name="Standard">
      <style:paragraph-properties fo:margin-left="1.365cm" fo:margin-right="0cm" style:line-height-at-least="0.423cm" fo:text-indent="0cm" style:auto-text-indent="false"/>
      <style:text-properties style:font-name="宋体" fo:font-size="10.5pt" style:font-size-asian="10.5pt" style:font-size-complex="10.5pt"/>
    </style:style>
    <style:style style:name="P56" style:family="paragraph" style:parent-style-name="Standard">
      <style:paragraph-properties fo:margin-left="0.818cm" fo:margin-right="0cm" style:line-height-at-least="0.423cm" fo:text-indent="1.118cm" style:auto-text-indent="false"/>
      <style:text-properties style:font-name="宋体" fo:font-size="10.5pt" style:font-size-asian="10.5pt" style:font-size-complex="10.5pt"/>
    </style:style>
    <style:style style:name="P57" style:family="paragraph" style:parent-style-name="Standard">
      <style:paragraph-properties fo:margin-left="0.004cm" fo:margin-right="0cm" style:line-height-at-least="0.423cm" fo:text-indent="0.741cm" style:auto-text-indent="false"/>
      <style:text-properties style:font-name="宋体" fo:font-size="10.5pt" style:font-size-asian="10.5pt" style:font-size-complex="10.5pt"/>
    </style:style>
    <style:style style:name="P58" style:family="paragraph" style:parent-style-name="Standard">
      <style:paragraph-properties fo:margin-left="0.549cm" fo:margin-right="0cm" style:line-height-at-least="0.423cm" fo:text-indent="0cm" style:auto-text-indent="false"/>
      <style:text-properties style:font-name="宋体" fo:font-size="10.5pt" style:font-size-asian="10.5pt" style:font-size-complex="10.5pt"/>
    </style:style>
    <style:style style:name="P59" style:family="paragraph" style:parent-style-name="Standard">
      <style:paragraph-properties fo:margin-left="0.631cm" fo:margin-right="0cm" style:line-height-at-least="0.423cm" fo:text-indent="0.014cm" style:auto-text-indent="false"/>
      <style:text-properties style:font-name="宋体" fo:font-size="10.5pt" style:font-size-asian="10.5pt" style:font-size-complex="10.5pt"/>
    </style:style>
    <style:style style:name="P60" style:family="paragraph" style:parent-style-name="Standard">
      <style:paragraph-properties fo:margin-left="0.644cm" fo:margin-right="0cm" style:line-height-at-least="0.423cm" fo:text-indent="1.482cm" style:auto-text-indent="false"/>
      <style:text-properties style:font-name="宋体" fo:font-size="10.5pt" style:font-size-asian="10.5pt" style:font-size-complex="10.5pt"/>
    </style:style>
    <style:style style:name="P61" style:family="paragraph" style:parent-style-name="Standard">
      <style:paragraph-properties fo:margin-left="1.901cm" fo:margin-right="0cm" style:line-height-at-least="0.423cm" fo:text-indent="0.037cm" style:auto-text-indent="false"/>
      <style:text-properties style:font-name="宋体" fo:font-size="10.5pt" style:font-size-asian="10.5pt" style:font-size-complex="10.5pt"/>
    </style:style>
    <style:style style:name="P62" style:family="paragraph" style:parent-style-name="Standard">
      <style:paragraph-properties fo:margin-left="0cm" fo:margin-right="0cm" style:line-height-at-least="0.423cm" fo:text-indent="1.323cm" style:auto-text-indent="false"/>
      <style:text-properties style:font-name="宋体" fo:font-size="10.5pt" style:font-size-asian="10.5pt" style:font-size-complex="10.5pt"/>
    </style:style>
    <style:style style:name="P63" style:family="paragraph" style:parent-style-name="Standard">
      <style:paragraph-properties fo:margin-left="0cm" fo:margin-right="0cm" style:line-height-at-least="0.423cm" fo:text-indent="1.499cm" style:auto-text-indent="false"/>
      <style:text-properties style:font-name="宋体" fo:font-size="10.5pt" style:font-size-asian="10.5pt" style:font-size-complex="10.5pt"/>
    </style:style>
    <style:style style:name="P64" style:family="paragraph" style:parent-style-name="Standard">
      <style:paragraph-properties fo:margin-left="1.917cm" fo:margin-right="0cm" style:line-height-at-least="0.423cm" fo:text-indent="-0.004cm" style:auto-text-indent="false"/>
      <style:text-properties style:font-name="宋体" fo:font-size="10.5pt" style:font-size-asian="10.5pt" style:font-size-complex="10.5pt"/>
    </style:style>
    <style:style style:name="P65" style:family="paragraph" style:parent-style-name="Standard">
      <style:paragraph-properties fo:margin-left="0.631cm" fo:margin-right="0cm" style:line-height-at-least="0.423cm" fo:text-indent="0cm" style:auto-text-indent="false"/>
      <style:text-properties style:font-name="宋体" fo:font-size="10.5pt" style:font-size-asian="10.5pt" style:font-size-complex="10.5pt"/>
    </style:style>
    <style:style style:name="P66" style:family="paragraph" style:parent-style-name="Standard">
      <style:paragraph-properties fo:margin-left="1.002cm" fo:margin-right="0cm" style:line-height-at-least="0.423cm" fo:text-indent="-0.37cm" style:auto-text-indent="false"/>
      <style:text-properties style:font-name="宋体" fo:font-size="10.5pt" style:font-size-asian="10.5pt" style:font-size-complex="10.5pt"/>
    </style:style>
    <style:style style:name="P67" style:family="paragraph" style:parent-style-name="Standard" style:master-page-name="Standard">
      <style:paragraph-properties style:line-height-at-least="0.423cm" fo:text-align="center" style:justify-single-word="false" style:page-number="auto"/>
      <style:text-properties fo:font-size="10.5pt" fo:font-weight="bold" fo:background-color="#ffff00" style:font-size-asian="10.5pt" style:font-weight-asian="bold" style:font-size-complex="10.5pt"/>
    </style:style>
    <style:style style:name="T1" style:family="text">
      <style:text-properties fo:color="#008000" fo:font-weight="bold" style:font-weight-asian="bold"/>
    </style:style>
    <style:style style:name="T2" style:family="text">
      <style:text-properties style:font-name="宋体" fo:font-size="10.5pt" style:font-size-asian="10.5pt" style:font-size-complex="10.5pt"/>
    </style:style>
    <style:style style:name="T3" style:family="text">
      <style:text-properties style:font-name="宋体" fo:font-size="10.5pt" fo:font-weight="bold" style:font-size-asian="10.5pt" style:font-weight-asian="bold" style:font-size-complex="10.5pt" style:font-weight-complex="bold"/>
    </style:style>
    <style:style style:name="T4" style:family="text">
      <style:text-properties style:font-name="宋体" fo:font-size="10.5pt" fo:font-style="italic" style:font-size-asian="10.5pt" style:font-style-asian="italic" style:font-size-complex="10.5pt" style:font-style-complex="italic"/>
    </style:style>
    <style:style style:name="T5" style:family="text">
      <style:text-properties style:font-name="宋体" fo:font-size="10.5pt" fo:background-color="#e8f3ff" style:font-size-asian="10.5pt" style:font-size-complex="10.5pt" loext:char-shading-value="0"/>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nit 1</text:p>
      <text:p text:style-name="P9">第一部分  Text A</text:p>
      <text:p text:style-name="P12">【课文译文】 </text:p>
      <text:p text:style-name="P10">怎样成为一名成功的语言学习者</text:p>
      <text:p text:style-name="P8">“学习一门语言很容易，即使小孩也能做得到。”</text:p>
      <text:p text:style-name="P8">大多数正在学习第二语言的成年人会不同意这种说法。对他们来说，学习一门语言是非常困难的事情。他们需要数百小时的学习与练习，即使这样也不能保证每个成年语言学习者都能学好。</text:p>
      <text:p text:style-name="P12">语言学习不同于其他学习。许多人很聪明，在自己的领域很成功，但他们发现很难学好一门语言。相反，一些人学习语言很成功，但却发现很难在其他领域有所成就。</text:p>
      <text:p text:style-name="P8">语言教师常常向语言学习者提出建议：“要用新的语言尽量多阅读”，“每天练习说这种语言”，“与说这种语言的人住在一起”，“不要翻译——尽量用这种新的语言去思考”，“要像孩子学语言一样去学习新语言”，“放松地去学习语言。” </text:p>
      <text:p text:style-name="P8">然而，成功的语言学习者是怎样做的呢?语言学习研究表明，成功的语言学习者在许多方面都有相似之处。</text:p>
      <text:p text:style-name="P8">首先，成功的语言学习者独立学习。他们不依赖书本和老师，而且能找到自己学习语言的方法。他们不是等待老师来解释，而是自己尽力去找到语言的句式和规则。他们寻找线索并由自己得出结论，从而做出正确的猜测。如果猜错，他们就再猜一遍。他们都努力从错误中学习。</text:p>
      <text:p text:style-name="P12">成功的语言学习是一种主动的学习。因此，成功的语言学习者不是坐等时机而是主动寻找机会来使用语言。他们找到(说)这种语言的人进行练习，出错时请这些人纠正。他们不失时机地进行交流，不怕重复所听到的话，也不怕说出离奇的话，他们不在乎出错，并乐于反复尝试。当交流困难时，他们可以接受不确切或不完整的信息。对他们来说，更重要的是学习用这种语言思考，而不是知道每个词的意思。</text:p>
      <text:p text:style-name="P12">最后，成功的语言学习者学习目的明确。他们想学习一门语言是因为他们对这门语言以及说这种语言的人感兴趣。他们有必要学习这门语言去和那些人交流并向他们学习。他们发现经常练习使用这种语言很容易，因为他们想利用这种语言来学习。 </text:p>
      <text:p text:style-name="P8">你是什么样的语言学习者?如果你是一位成功的语言学习者，那么你大概一直在独立地、主动地、目的明确地学习。另一方面,如果你的语言学习一直不太成功,你不妨试试上面提到的一些技巧。</text:p>
      <text:p text:style-name="P12">【课文难点注释】</text:p>
      <text:p text:style-name="P8">1．Some people who are very intelligent and successful in their fields find it difficult to succeed in language learning.(Para 3)</text:p>
      <text:p text:style-name="P8">许多人很聪明，在自己的领域很成功，但他们发现很难学好一门语言。</text:p>
      <text:p text:style-name="P8">在本句中，代词it用作形式宾语，真正的宾语是后面的动词不定式to succeed in language learning。在英语中，为了句子的平衡，经常出现用it作形式主语或形式宾语的现象，这时真正的主语或宾语通常是后面的不定式结构，-ing分词结构或that分句。这一现象在本课课文中反复出现，须引起注意。 </text:p>
      <text:p text:style-name="P8">2．Learn as a child would learn；…(Para 4)</text:p>
      <text:p text:style-name="P8">要像孩子学语言一样去学习新语言。</text:p>
      <text:p text:style-name="P8">在本句中，as 用作连词，意思为“像…一样”，引导方式状语从句。like在作“像…一样”讲时是介词，后接名词或代词作介宾，构成介词短语，起方式状语的作用。</text:p>
      <text:p text:style-name="P8">试比较：We should work and study as he did.我们应该像他一样工作和学习。<text:line-break/>　　　　 <text:s text:c="3"/>The robot cannot work like men.机器人不可能像人一样工作。</text:p>
      <text:p text:style-name="P8">【课文练习答案】 </text:p>
      <text:p text:style-name="P8">I.阅读理解：</text:p>
      <text:p text:style-name="P8">1．d(根据课文最后一段 If you are a successful language learner,you have probably been learning independently,actively and purposefully.) </text:p>
      <text:p text:style-name="P8">2．a(根据课文第6段 They are good guessers who look for clues and form their own conclusions.) </text:p>
      <text:p text:style-name="P8">3．C</text:p>
      <text:p text:style-name="P8">4．d(第7段的最后一句话是对本段主题句 Successful language learning is active learning 的进一步解释说明) </text:p>
      <text:p text:style-name="P8">5．b </text:p>
      <text:p text:style-name="P8">Ⅱ.找出下列词或短语的同义词：</text:p>
      <text:p text:style-name="P8"><text:soft-page-break/>1.task 2.intelligent 3.clue 4.conclusion 5.repeat 6.repeat 7.communicate </text:p>
      <text:p text:style-name="P8">8.purpose 9.probably 10.outline </text:p>
      <text:p text:style-name="P8">Ⅲ.选择最佳词项完成下列句子：</text:p>
      <text:p text:style-name="P8">Instead of(他作文中的错误不是少，而是多。) </text:p>
      <text:p text:style-name="P8">1．therefore(下雨了，因此取消了比赛。)</text:p>
      <text:p text:style-name="P8">2．more…than(他们认为自己很自豪，只是因为他们比我挣钱多。) </text:p>
      <text:p text:style-name="P8">3．Even(甚至连孩子也能读懂那本书。)</text:p>
      <text:p text:style-name="P8">4．First of all(首先，你必须真诚。)</text:p>
      <text:p text:style-name="P8">5．because(我是新来的，所以他不相信我。) </text:p>
      <text:p text:style-name="P8">6．on the other hand(一方面，他很节省钱；另一方面他浪费时间。) </text:p>
      <text:p text:style-name="P8">7．finally(你最后作出的决定是什么?) </text:p>
      <text:p text:style-name="P8">8．looking for(学生们在寻找夏天做的工作。) </text:p>
      <text:p text:style-name="P8">9．Conversely(你没有打扰我，相反，我发现你说的很有趣。) </text:p>
      <text:p text:style-name="P8">Ⅳ.将下列句子译成英语： </text:p>
      <text:p text:style-name="P8">1．Research shows that successful language learners are similar in many ways. </text:p>
      <text:p text:style-name="P8">2．Language learning is active learning.Learners should look for every chance to use the language. </text:p>
      <text:p text:style-name="P8">3．Language learning should be active,independent and purposeful. </text:p>
      <text:p text:style-name="P8">4．Learning a language is different from learning mathematics. </text:p>
      <text:p text:style-name="P8">5．The teacher often offers us successful experience in language learning.</text:p>
      <text:p text:style-name="P12">【词汇练习答案】</text:p>
      <text:p text:style-name="P8">I.用所给词的正确形式填空，并注意词性：</text:p>
      <text:p text:style-name="P8">1.a.success　　　　　　b.successful　　　 c.successfully<text:line-break/>　　2.a.independence 　　  b.depend 　　　　 <text:s/>c.dependent<text:line-break/>　　3.a.covered　　　　　　b.uncover　　　　 <text:s/>c.discovered<text:line-break/>　　4.a.purposeful　　　   b.purposefully 　　d.purpose </text:p>
      <text:p text:style-name="P8">Ⅱ.用下列词的正确形式填空： </text:p>
      <text:p text:style-name="P8">1．inexact (从这本书里可以找到许多翻译不确切的例子。) </text:p>
      <text:p text:style-name="P8">2．techniques (他在学习绘画技巧。) </text:p>
      <text:p text:style-name="P8">3．outlined (铁路桥由很亮的电灯勾画出了轮廓。) </text:p>
      <text:p text:style-name="P8">4．communicate (我们可以通过电话和世界大多数地区的人们交流。) </text:p>
      <text:p text:style-name="P8">5．regularly (他每天下午定时去拜访她。) </text:p>
      <text:p text:style-name="P8">6．clues (找到能帮助警察抓小偷的线索了吗?) </text:p>
      <text:p text:style-name="P8">7．intelligent (他有能力作出明智的决定，这使我们都很吃惊。) </text:p>
      <text:p text:style-name="P8">8．incomplete (老师让学生完成不完整的句子。) </text:p>
      <text:p text:style-name="P8">9．similar (这两架飞机相似但不相同。) </text:p>
      <text:p text:style-name="P8">10．statement (总统明天要发表一项声明。) </text:p>
      <text:p text:style-name="P8">Ⅲ.给下列单词加前缀构成反义词：</text:p>
      <text:p text:style-name="P8">1．agree-disagree </text:p>
      <text:p text:style-name="P8">2．dependent-independent </text:p>
      <text:p text:style-name="P8">3．complete-incomplete </text:p>
      <text:p text:style-name="P8">4．exact-inexact </text:p>
      <text:p text:style-name="P8">5．cover-discover 或 uncover </text:p>
      <text:p text:style-name="P8">Ⅳ.将下列句子译成英语：</text:p>
      <text:p text:style-name="P8">1．They find it hard to master a foreign language. </text:p>
      <text:p text:style-name="P8">2．The research shows that successful people (或 those who succeed)are similar in many ways. </text:p>
      <text:p text:style-name="P8">3．Successful language learners do not just depend on books or teachers. </text:p>
      <text:p text:style-name="P8">4．We are willing to help our friends. </text:p>
      <text:p text:style-name="P8"><text:soft-page-break/>We should learn new things independently, actively and purpose fully.</text:p>
      <text:p text:style-name="P9">第二部分 Text B</text:p>
      <text:p text:style-name="P12">【课文译文】 </text:p>
      <text:p text:style-name="P10">语　　言</text:p>
      <text:p text:style-name="P8">当我们想告诉别人我们想什么时，我们不但可以借助于词语，还可以用其他表达方法。比如，当我们想说“是”时，我们有时会上下点头，而当我们想说“不”　　时，我们会左右摇头。那些既听不见也不会说话的人(也就是聋哑人)借助于手势相互交谈。那些彼些不懂对方语言的人也用这种方式交谈。下面这个故事就说明了人们有时是怎样借助于手势进行交谈的。</text:p>
      <text:p text:style-name="P8">一个不会说意大利语的人曾到意大利去旅行。一天，他走进一家饭店，在桌边坐下。侍者过来时，这个英国人张开嘴，将手指放进嘴中，然后拿出来，并上下翕动嘴唇。他用这种方法说：“给我拿点吃的东西。”侍者很快给他端来一杯茶。英国人摇摇头，侍者明白他不想要茶，于是将茶端走，又端来咖啡。英国人一脸不高兴的样子，他这时一点也不渴，只是非常饿，每次侍者给他端来喝的他都摇头。侍者给他端来了葡萄酒，接着又拿来了啤酒、汽水。当然这些都不是食物。他正要离开这家饭店时，另外一位旅行者进来了。这位旅行者看见侍者，就把手放在胃部。这就足够了，几分钟后他面前的桌子上就放了一大盘通心粉和肉。</text:p>
      <text:p text:style-name="P8">由此可见，原始的手势语并不总能很明白地表达意义，而词汇语言就准确多了。</text:p>
      <text:p text:style-name="P8">词由声音组成，但许多声音有意义却不是词。例如，我们会说“sh-sh-sh”来表示“请安静”。当婴儿笑时，我们知道他们很快乐；当他们哭时，我们知道他们病了或只是想要什么东西。</text:p>
      <text:p text:style-name="P8">动物也是一样。狗发出“G-r-r”的声音或猫发出“F-f-f”的声音时，我们知道他们在发怒。</text:p>
      <text:p text:style-name="P8">但这些声音不是语言。语言包括词，我们将这些词组成句子。但动物不需要这样做。狗在表示“生气了”时会发出“G-r-r”的声音，但它不会先说“I”，再说“am”然后再说“angry”。鹦鹉能像人那样说话，能重复整个句子并知道句子的意思。我们可以说鹦鹉能模仿人类的语言，但不能说它真会说话，因为它不能用它所知道的词组成新的句子。只有人才有能力做到这一点。</text:p>
      <text:p text:style-name="P8">【课文练习答案】</text:p>
      <text:p text:style-name="P8">I.根据课文判断下列句子的正确与否：</text:p>
      <text:p text:style-name="P8">1．True</text:p>
      <text:p text:style-name="P8">2．False(第1段…we sometimes move over heads up and down when we want to say“yes”and move over heads from side to side when we want to say“no”，说明 shake、not 错误。)</text:p>
      <text:p text:style-name="P8">3．True </text:p>
      <text:p text:style-name="P8">4．False (第2段 The Englishman,who was very hungry by this time and not at all thirsty…) </text:p>
      <text:p text:style-name="P8">5．True </text:p>
      <text:p text:style-name="P8">6．False (课文最后一段 But these sounds are not language. these sounds指第4段中的baby's laugh and cry 及第5段中的 animal sounds.) </text:p>
      <text:p text:style-name="P8">7．False (课文最后一段…a dog can say“G-r-r”when he means” I'm angry”,but he can't say first“I”and then“am”and then“angry”.) </text:p>
      <text:p text:style-name="P8">9．8．False (第 4 段 We may say“Sh－sh－sh”when we mean“ keep silent”。从第5段中我们知道“G-r-r”、“F-f-f”是狗和猫发出的声音。) </text:p>
      <text:p text:style-name="P8">10．True</text:p>
      <text:p text:style-name="P8">11．False (最后一段 We can say that a parrot talks,but can not say that it really speaks…) </text:p>
      <text:p text:style-name="P8">Ⅱ.根据课文填入所缺内容：</text:p>
      <text:p text:style-name="P8">1．With the help of their fingers</text:p>
      <text:p text:style-name="P8">2．Bring me something to drink</text:p>
      <text:p text:style-name="P8">3．tea,coffee,wine,beer,sodar-water</text:p>
      <text:p text:style-name="P8">4．put his hands on his stomach</text:p>
      <text:p text:style-name="P8">5．nothing but drinks</text:p>
      <text:p text:style-name="P8">6．much more exact</text:p>
      <text:p text:style-name="P8">7．meanings,put together into sentences</text:p>
      <text:p text:style-name="P8">8．form new sentences</text:p>
      <text:p text:style-name="P8">9．Talk</text:p>
      <text:p text:style-name="P8"><text:soft-page-break/>form new sentences out of the words he knows</text:p>
      <text:p text:style-name="P12">【词汇练习答案】</text:p>
      <text:p text:style-name="P8">Ⅰ.从右栏中找出左栏单词的相应定义：1.b　　2.a　　3.c　　4.e　　5.d </text:p>
      <text:p text:style-name="P8">Ⅱ.选出最佳答案完成句子：</text:p>
      <text:p text:style-name="P8">1．B (他不但是老师，还是朋友。)</text:p>
      <text:p text:style-name="P8">2． A (聋哑人借助于手指相互交谈。) </text:p>
      <text:p text:style-name="P8">3．B (音乐不同于语言。来自不同国家的人都可以理解音乐。) </text:p>
      <text:p text:style-name="P8">4．D (一个意大利人走进饭店，在桌子旁边坐下。) </text:p>
      <text:p text:style-name="P8">5．A (上下点头一般意味着“是”。)</text:p>
      <text:p text:style-name="P8">6．A (他就要放弃了，这时又有一个机会。) </text:p>
      <text:p text:style-name="P8">7．C (今天我们有足够的人来完成这项工作。)　</text:p>
      <text:p text:style-name="P8">8．C (他的话明白、确切，每个人都知道下一步该怎么做。) </text:p>
      <text:p text:style-name="P8">9．C (语言由词构成，我们将词组合到一起就构成句子。) </text:p>
      <text:p text:style-name="P8">10．B (训练有素的鹦鹉能像人一样说话。)</text:p>
      <text:p text:style-name="P12">【语法练习答案】</text:p>
      <text:p text:style-name="P8">Ⅰ.说出下列单词的词性： </text:p>
      <text:p text:style-name="P8">whether连词 <text:s/>towards介词 <text:s/>second数词 <text:s/>hour名词 <text:s/>repeat动词 <text:s/>successful形容词 <text:s/>not副词 <text:s/></text:p>
      <text:p text:style-name="P8">probably副词 than连词 <text:s/>because连词 <text:s/>which连词/代词 <text:s/>even副词 <text:s/>intelligent形容词 <text:s/>differ动词</text:p>
      <text:p text:style-name="P8">regular形容词 <text:s/>some形容词/代词/副词 <text:s/>into介词 <text:s/>oh感叹词 <text:s/>seem动词 <text:s/>communicate动词</text:p>
      <text:p text:style-name="P8">Ⅱ.说出下列句子中划底线的词的词性：</text:p>
      <text:p text:style-name="P8">1.let动词 <text:s/>round介词</text:p>
      <text:p text:style-name="P8">2.fresh形容词 <text:s/>for介词</text:p>
      <text:p text:style-name="P8">3.leave名词 <text:s/>call动词 <text:s/>on介词 <text:s/>if连词 <text:s/>spare动词</text:p>
      <text:p text:style-name="P8">4.Even副词 <text:s/>it代词</text:p>
      <text:p text:style-name="P8">5.Where连词 <text:s/>will名词</text:p>
      <text:p text:style-name="P8">6.after介词 <text:s/>calm名词</text:p>
      <text:p text:style-name="P8">7.seem动词 <text:s/>those代词 <text:s/>makes名词</text:p>
      <text:p text:style-name="P8">8.without介词 <text:s/>return名词</text:p>
      <text:p text:style-name="P8">9.strict形容词 <text:s/>work动词</text:p>
      <text:p text:style-name="P8">10.news名词 <text:s/>live形容词 <text:s/>meeting名词</text:p>
      <text:p text:style-name="P8">Ⅲ.用底线划出下列句子的谓语动词，指出句子的主语。(注：粗体字表示主语，单底线为谓语动词)</text:p>
      <text:p text:style-name="P6"><text:span text:style-name="T2">1．</text:span><text:span text:style-name="T3">Most adults</text:span><text:span text:style-name="T2"> would disagree with this statement. </text:span></text:p>
      <text:p text:style-name="P6"><text:span text:style-name="T2">2．How much time did </text:span><text:span text:style-name="T3">they</text:span><text:span text:style-name="T2"> allow you for doing the work? </text:span></text:p>
      <text:p text:style-name="P6"><text:span text:style-name="T2">3．</text:span><text:span text:style-name="T3">I</text:span><text:span text:style-name="T2"> had a visit from Mary yesterday. </text:span></text:p>
      <text:p text:style-name="P6"><text:span text:style-name="T2">4．</text:span><text:span text:style-name="T3">China's stand on this question</text:span><text:span text:style-name="T4"> </text:span><text:span text:style-name="T2">is clear to all. </text:span></text:p>
      <text:p text:style-name="P6"><text:span text:style-name="T2">5．</text:span><text:span text:style-name="T3">Warm clothes</text:span><text:span text:style-name="T4"> </text:span><text:span text:style-name="T2">protect against the cold of winter.</text:span></text:p>
      <text:p text:style-name="P6"><text:span text:style-name="T2">6．</text:span><text:span text:style-name="T3">What we need </text:span><text:span text:style-name="T2">is more practice.</text:span></text:p>
      <text:p text:style-name="P6"><text:span text:style-name="T2">7．There </text:span><text:span text:style-name="T3">doesn't seem to be</text:span><text:span text:style-name="T2"> much chance of my getting the job.</text:span></text:p>
      <text:p text:style-name="P6"><text:span text:style-name="T2">8．In those years </text:span><text:span text:style-name="T3">the cost of living</text:span><text:span text:style-name="T2"> rose by nearly 4 percent.</text:span></text:p>
      <text:p text:style-name="P6"><text:span text:style-name="T2">9．There are </text:span><text:span text:style-name="T3">a number of people</text:span><text:span text:style-name="T2"> interested in the case.</text:span></text:p>
      <text:p text:style-name="P6"><text:span text:style-name="T2">10．</text:span><text:span text:style-name="T3">Every means</text:span><text:span text:style-name="T2"> has been tried but without much result. </text:span></text:p>
      <text:p text:style-name="P8">Ⅳ.说出下面句子划线部分的句子成份：</text:p>
      <text:p text:style-name="P8">1．a magazine          宾语　　　　last night　 <text:s text:c="15"/>时间状语 </text:p>
      <text:p text:style-name="P8">2．in need　　         定语　　　　in deed 　 <text:s text:c="17"/>方式状语 </text:p>
      <text:p text:style-name="P8">3．outside your area　 定语　　　　telephoning long distance　 宾语 </text:p>
      <text:p text:style-name="P8">4．your children　     宾语　　  　all day 　　 <text:s text:c="15"/>时间状语 </text:p>
      <text:p text:style-name="P8">5．his direction       介词宾语　　French　 　 <text:s text:c="16"/>宾语 </text:p>
      <text:p text:style-name="P8">6．me   　 <text:s text:c="12"/>间接宾语　　plenty of exercises　　 <text:s text:c="4"/>不定式的宾语 </text:p>
      <text:p text:style-name="P8"><text:soft-page-break/>7．long 　宾语　　     　　　　　　　 <text:s text:c="4"/>to London　　　 <text:s text:c="3"/>地点状语 </text:p>
      <text:p text:style-name="P8">8．those  宾语　　     　　　　　　　 <text:s text:c="4"/>help themselves　 <text:s/>定语从句的谓语 </text:p>
      <text:p text:style-name="P8">9．her　　宾语　     　　　　　　　　 <text:s text:c="4"/>above others　 <text:s text:c="4"/>宾语补足语 </text:p>
      <text:p text:style-name="P8">10．to build a hotel in the village 定语 <text:s/>of the foreigners <text:s/>定语</text:p>
      <text:p text:style-name="P9">第三部分 词汇、短语</text:p>
      <text:p text:style-name="P12">【词汇与短语】</text:p>
      <text:p text:style-name="P8">1.guarantee 　vt.give a promise 保证，担保</text:p>
      <text:p text:style-name="P8">［用法］guarantee为及物动词，后接名词或动词不定式作宾语，也可接that引导的宾语从句。</text:p>
      <text:p text:style-name="P8">［例句］Many stores guarantee satisfaction to customers. 许多商店保证使顾客满意。<text:line-break/> <text:s text:c="11"/>I'm not guaranteeing that this will work. 我不保证这一定行得通。</text:p>
      <text:p text:style-name="P8">［短语］guarantee against/from 保证…免受损失或伤害</text:p>
      <text:p text:style-name="P8">2.succeed 　vi.成功，获得成功</text:p>
      <text:p text:style-name="P8">［短语］succeed in doing 在…(方面)获得成功</text:p>
      <text:p text:style-name="P14">succeed with 在…上获得成功</text:p>
      <text:p text:style-name="P8">［例句］Method of treatment that succeeds with one person may not succeed with another. </text:p>
      <text:p text:style-name="P14">在一个人身上见效的治疗方法未必在另一个人身上见效。</text:p>
      <text:p text:style-name="P8">3.purpose n. 目的，意图</text:p>
      <text:p text:style-name="P8">［派生词］purposeful 　 <text:s/>a. 有目的的，有意图的</text:p>
      <text:p text:style-name="P16">purposefully　 ad.有目的地</text:p>
      <text:p text:style-name="P16">purposeless <text:s text:c="3"/>a. 漫无目的的，无意义的</text:p>
      <text:p text:style-name="P16">purposely <text:s text:c="5"/>ad.特意地，故意地</text:p>
      <text:p text:style-name="P8">［短 <text:s/>语］on purpose <text:s text:c="7"/>特意地，故意地，有意地</text:p>
      <text:p text:style-name="P16">serve no purpose <text:s/>无用，不适用</text:p>
      <text:p text:style-name="P16">to good purpose <text:s text:c="2"/>有益地，有成效地</text:p>
      <text:p text:style-name="P16">to little purpose 几乎徒劳的，少有成效地</text:p>
      <text:p text:style-name="P16">to the purpose 与本题有关地，合适地</text:p>
      <text:p text:style-name="P8">4.regularly ad. 整齐地，经常地，定期地</text:p>
      <text:p text:style-name="P8">［相关词］regular <text:s text:c="7"/>a. 有规律的；经常的；整齐的；正规的</text:p>
      <text:p text:style-name="P16">regularity <text:s text:c="4"/>n. 规则性，规律性</text:p>
      <text:p text:style-name="P16">regularize <text:s text:c="4"/>vt.使有规则，使有规律</text:p>
      <text:p text:style-name="P8">［例句］There are regular flights from Shanghai to Beijing. 有上海到北京的定期航班。</text:p>
      <text:p text:style-name="P14">The seasons come and go with regularity. 季节是按规律变化的。</text:p>
      <text:p text:style-name="P14">He has regularized his studies. 他已使自己的研究系统化了。</text:p>
      <text:p text:style-name="P8">5.bring v.拿来，带来</text:p>
      <text:p text:style-name="P8">［辨析］bring v. 从别处把某人或物“带来”、“拿来”。</text:p>
      <text:p text:style-name="P14">take <text:s/>v. 把东西“带走”、“拿走”，与bring的方向相反。</text:p>
      <text:p text:style-name="P14">fetch v. 到别处去把某人带来或把某物取来，与get大致同义。</text:p>
      <text:p text:style-name="P14">carry v. 表示“随身携带”，不说明固定方向。</text:p>
      <text:p text:style-name="P8">［例句］He brought a friend with him. 他带来了一位朋友。</text:p>
      <text:p text:style-name="P14">Take this letter to the post office. 把这封信拿到邮局去。</text:p>
      <text:p text:style-name="P14">I’ll go and fetch(get) you a cup of tea. 我去给你端杯茶。</text:p>
      <text:p text:style-name="P14">Let me carry this bag for you. 让我给你拿着这个袋子。</text:p>
      <text:p text:style-name="P8">6.depend on </text:p>
      <text:p text:style-name="P8">1)依靠，依赖，依…而定 ［同义］count on,rely on </text:p>
      <text:p text:style-name="P8">2)信赖，相信 ［同义］trust in</text:p>
      <text:p text:style-name="P8">［例句］A man's success depends chiefly on himself. 一个人的成功主要靠自己。</text:p>
      <text:p text:style-name="P14">Yor can depend on the accuracy of the report. 你可以相信报告的准确性。</text:p>
      <text:p text:style-name="P8">7.consist of 由…组成</text:p>
      <text:p text:style-name="P8"><text:soft-page-break/>［同义］be composed of,be made up of,include</text:p>
      <text:p text:style-name="P18">［例句］A university consists of teachers ,administrators and students<text:line-break/>大学里有教师，管理人员和学生。</text:p>
      <text:p text:style-name="P8">［考点］consist of 没有被动语态。</text:p>
      <text:p text:style-name="P18">［辨析］consist in 在于，存在于 <text:s text:c="3"/>consist with 一致，符合</text:p>
      <text:p text:style-name="P8">［例句］She thinks that true happiness consists in devoting herself to her work.</text:p>
      <text:p text:style-name="P14">她认为真正的幸福在于投身于工作。</text:p>
      <text:p text:style-name="P14">The report consists with facts. 这篇报道符合事实。</text:p>
      <text:p text:style-name="P8">8.not only…but also 不但…而且</text:p>
      <text:p text:style-name="P8">［例句］He speaks not only English but also French. 他不但会说英语，而且会说法语。</text:p>
      <text:p text:style-name="P14">I not only heard it,but (also) saw it. <text:s text:c="5"/>我不但听到了，而且也看见了。</text:p>
      <text:p text:style-name="P8">［考点］1)not only…后和but also…后需接平行结构，即语法作用完全相同的结构。</text:p>
      <text:p text:style-name="P14">2)not only…but also…连接两个名词或代词作主语时，谓语动词单复数的确定要根</text:p>
      <text:p text:style-name="P14">据距离它最近的主语来定。最近的主语是单数，谓语动词也用单数，最近的主语是复</text:p>
      <text:p text:style-name="P14">数，谓语动词也用复数，即是“毗邻一致”的原则。</text:p>
      <text:p text:style-name="P8">9.neither…nor… 既不…也不…</text:p>
      <text:p text:style-name="P8">［考点］1)neither…nor… 须接平行结构。</text:p>
      <text:p text:style-name="P14">2)neither…nor… 连接两个名词或代词作主语时，谓语动词单复数的确定采用毗邻</text:p>
      <text:p text:style-name="P14">一致的原则。</text:p>
      <text:p text:style-name="P10"/>
      <text:p text:style-name="P10"/>
      <text:p text:style-name="P10"/>
      <text:p text:style-name="P9">Unit 2</text:p>
      <text:p text:style-name="P9">第一部分　Text　A</text:p>
      <text:p text:style-name="P11">【课文译文】</text:p>
      <text:p text:style-name="P10">税、税、还是税</text:p>
      <text:p text:style-name="P7">美国人常说，人的一生有两件事可以肯定会发生：死亡和税收。美国人并不垄断死亡市场，但许多人却感到美国以最重的赋税领先于世界。</text:p>
      <text:p text:style-name="P7">税指人们为支持政府而缴纳的资金。在美国通常有三级政府：联邦政府，州政府及市政府，因此就存在三种税。</text:p>
      <text:p text:style-name="P7">收入超过几千元的工薪人士必须向联邦政府缴纳一定比率的税金。这一比率因人而异，取决于各人的工资数。联邦政府实行累进收入所得税制，也就是说，税率(14%～70%)随个人收入的增加而增加，由于高额税收，人们在4月15日很不愉快，因为这一天是缴纳税款的日子。</text:p>
      <text:p text:style-name="P7">第二种税是缴纳给州政府的，这些州包括纽约，加利福尼亚，北达科他以及其他47个州中的任何一个。一些州的收入所得税的收取办法同联邦政府的相似，当然其税率要低一些。一些州设有销售税，即对你在该州所购买的任何商品所收的一定比率的税金。比如，某人想买一包25美分的烟。如果该州收取8%的销售税，那么买这包烟要花27美分，这一钱数就包括销售税。一些州利用收入所得税外加销售税的办法来提高税收，各州的税收法规五花八门，令人费解。</text:p>
      <text:p text:style-name="P7">第三种税是向市政府缴纳的。这种税有两种：一种是财产税(拥有房屋的人都必须交税)，另一种是本国消费税，即对城市汽车所征收的税金。城市将这些资金用于教育、警察和消防部门、公共设施及市政建设。</text:p>
      <text:p text:style-name="P7">由于美国人须付高额税金，所以他们经常感到每周有一天纯粹是在为缴税而工作。人们总是在抱怨税收太高。他们常常抗议政府滥用他们的税金。他们说政府将太多的钱花在无用且不符合实际的项目上了。尽管美国人在很多问题上有不同的看法，但他们在一个话题上的意见总是一致的：税收太高。</text:p>
      <text:p text:style-name="P11">【课文难点注释】</text:p>
      <text:p text:style-name="P5"><text:span text:style-name="T2">1．The federal government has a graduated income tax,that is,the percentage of the tax increases as a person's income increases.(Para 3)<text:line-break/> <text:s text:c="3"/>联邦政府实行累进收入所得税制，也就是说，税率随个人收入的增加而增加。<text:line-break/> <text:s text:c="3"/>that is 用作插入语，意思是“那就是说”、“即”、“换句话说”(in other words)。 that is 后的成分通常是对前面成分的解释或进一步说明，在阅读中利用这一知识可以提高对难词、难句的理解。例如：<text:line-break/></text:span><text:soft-page-break/><text:span text:style-name="T2"> <text:s text:c="3"/>Arabic is written in the opposite direction to English,that is,from right to left.<text:line-break/> <text:s text:c="3"/>阿拉伯文的书写方向与英文相反，即从右到左。</text:span></text:p>
      <text:p text:style-name="P7">2．Some states have an income tax similar to that of the federal government.(Para 4)</text:p>
      <text:p text:style-name="P7">一些州收取所得税的办法与联邦政府的相似。</text:p>
      <text:p text:style-name="P7">形容词的比较级只能用于同类比较，所以在本句中用代词that代替前面出现过的income tax，以避免重复。</text:p>
      <text:p text:style-name="P19"><text:span text:style-name="T3">［考点］</text:span><text:span text:style-name="T2">在使用形容词比较级时，为达到同类比较，在同一个句中就会重复出现某个名词。为避免重复，通常用that、those或one来代替前面已出现的名词。that一般指物，可代替单数可数名词或不可数名词；those用来代替复数名词，即可指人，也可指物；one即可指物也可指人，只代替可数名词，复数用ones。<text:line-break/>例如：The weather this year is better than that of last yeat.今年的天气比去年的好。<text:line-break/>　　　The boys in your class are more active than those in ours.<text:line-break/>　　　你们班的男孩子比我们班的更活泼。<text:line-break/>　　　I hope it was as good as the one you lent me.　我希望它跟你借给我的那个一样好。</text:span></text:p>
      <text:p text:style-name="P11">【课文练习答案】</text:p>
      <text:p text:style-name="P7">Ⅰ.阅读理解：</text:p>
      <text:p text:style-name="P7">1．a(第1段中have a corner on意思为“垄断”) </text:p>
      <text:p text:style-name="P7">2．c(第4段 The second tax is for the state government:New York ,California,Northern Dakota,or any of the other forty-seven states.说明美国州(政府)的数量) </text:p>
      <text:p text:style-name="P7">3．a(第2段中There are generally three levels of government in the United States…federal,state and city…说明美国由三级政府组成。) </text:p>
      <text:p text:style-name="P7">4．a(第4段中Some states have an income tax similar to that of the government…Other states have a sales tax…说明各州税收体制的不同) </text:p>
      <text:p text:style-name="P7">5．c </text:p>
      <text:p text:style-name="P7">Ⅱ.根据课文完成定义：</text:p>
      <text:p text:style-name="P7">1．a certain percentage of the salaries paid to governments </text:p>
      <text:p text:style-name="P7">2．the percentage of the tax(14%－70%)increases as a person's in come increases </text:p>
      <text:p text:style-name="P7">3．people who own a home have to pay taxes on it </text:p>
      <text:p text:style-name="P7">4．the tax charged on cars in a city </text:p>
      <text:p text:style-name="P7">5．a percentage charged to any item which one buys in that state </text:p>
      <text:p text:style-name="P7">Ⅲ.选出适当的词或短语完成句子：</text:p>
      <text:p text:style-name="P7">1．due(这张汇票明天到期。) </text:p>
      <text:p text:style-name="P7">2。depends on(我们的计划取决于天气的好坏。) </text:p>
      <text:p text:style-name="P7">3．diverse(我和姐姐在怎样抚养孩子方面看法不一致。) </text:p>
      <text:p text:style-name="P7">4．consists of(我们的宴会只有3道菜。) </text:p>
      <text:p text:style-name="P7">5．similar(他的观点和我的相似。) </text:p>
      <text:p text:style-name="P7">6．tends to(如果你打扰詹妮，她就会生气。) </text:p>
      <text:p text:style-name="P7">7．complaining about(玛丽总在报怨，她为什么不能高兴点?) </text:p>
      <text:p text:style-name="P7">8．In addition to(不但税费减少，而且对税收的控制也撤销了。) </text:p>
      <text:p text:style-name="P7">9．issue(税收是议会选举中的主要问题。) </text:p>
      <text:p text:style-name="P7">10．agreed on (我今天遇见了新任经理，发现我们在基本原则上是一致的。) </text:p>
      <text:p text:style-name="P7">Ⅳ.从课文中找出适当的动词重新组句：</text:p>
      <text:p text:style-name="P7">1．How much do you charge for a haircut? </text:p>
      <text:p text:style-name="P7">2．We're trying to use the funds for the Red Cross. </text:p>
      <text:p text:style-name="P7">3．He has earned a good reputation for honesty. </text:p>
      <text:p text:style-name="P7">4．We pay taxes in exchange for government services. </text:p>
      <text:p text:style-name="P7">5．An open letter protested to government's foreign policy. </text:p>
      <text:p text:style-name="P7">V.将下列句子译成英语：</text:p>
      <text:p text:style-name="P7">1．It is every citizen's duty to pay taxes. </text:p>
      <text:p text:style-name="P7">2．Americans often say there are two things they can be sure of in life. </text:p>
      <text:p text:style-name="P7"><text:soft-page-break/>3．There are three levels of government in the United States；therefore,there are three types of taxes.</text:p>
      <text:p text:style-name="P7">4．Some states charge an income tax in addition to a sales tax. </text:p>
      <text:p text:style-name="P7">5．Americans complain that taxes are too high and the government uses their tax dollars in the wrong way.</text:p>
      <text:p text:style-name="P11">【词汇练习答案】</text:p>
      <text:p text:style-name="P7">I.用所给词的正确形式完成句子，并注意词性：</text:p>
      <text:p text:style-name="P7">1.a.percent　 <text:s text:c="2"/>b.percentage <text:s text:c="2"/>c.percent</text:p>
      <text:p text:style-name="P7">2.a.adds <text:s text:c="7"/>b.addition <text:s text:c="4"/>c.additional</text:p>
      <text:p text:style-name="P7">3.a.confused <text:s text:c="3"/>b.confusing <text:s text:c="3"/>c.confusion</text:p>
      <text:p text:style-name="P7">4.a.complained <text:s/>b.complain <text:s text:c="4"/>c.complaint</text:p>
      <text:p text:style-name="P7">Ⅱ.有下列词的正确形式填空：</text:p>
      <text:p text:style-name="P7">1．charge(商店里这样一双鞋要收多少钱?) </text:p>
      <text:p text:style-name="P7">2．department(你的意思是说你喜欢政府部门的工作?) </text:p>
      <text:p text:style-name="P7">3．due(今天我要去图书馆还到期的这本书。) </text:p>
      <text:p text:style-name="P7">4．diverse(约翰和他的哥哥兴趣不一样。) </text:p>
      <text:p text:style-name="P7">5．earns(他工作努力，挣了很多钱。) </text:p>
      <text:p text:style-name="P7">6．vary(计算机的价格差别很大。) </text:p>
      <text:p text:style-name="P7">7．property(他将所有的财产都留给了他惟一的儿子。) </text:p>
      <text:p text:style-name="P7">8．leading(他在比赛中领先。) </text:p>
      <text:p text:style-name="P7">9．fund(学校体育基金的一部分将用于建筑游泳池。) </text:p>
      <text:p text:style-name="P7">10．tends(他的讲话往往很长。) </text:p>
      <text:p text:style-name="P7">Ⅲ.将下列句子译成英语：</text:p>
      <text:p text:style-name="P7">1．China leads the world with its silk products.</text:p>
      <text:p text:style-name="P7">2．In addition to an income tax,some states charge a sales tax.</text:p>
      <text:p text:style-name="P7">3．The sales tax varies with the prices of the items you buy. </text:p>
      <text:p text:style-name="P7">4．People are always complaining about the rise in price. </text:p>
      <text:p text:style-name="P7">5．Mother said that he spent too much time on TV each day.</text:p>
      <text:p text:style-name="P9">第二部分 Text B</text:p>
      <text:p text:style-name="P11">【课文译文】</text:p>
      <text:p text:style-name="P10">广　　告</text:p>
      <text:p text:style-name="P7">作广告只是整个促销活动的一部分，但正是这一部分最引人注目。这极为自然，因为广告就是为这一目的而设计的。在报纸上、杂志上、邮件上以及收音机和电视机里，我们经常会听到或看到数百条有关不同产品和不同服务的信息。一般说来，我们会被说服去购买这些不同的产品和服务——食品和饮料，汽车和电视机，家具和服装，旅游和休闲活动等。</text:p>
      <text:p text:style-name="P7">最简单的广告是分类广告。每天报纸上都登有几页这类广告；在周日扩大版上会有几部分这类广告。一条分类广告通常只有几行。这实际上不过是一则通知或通告，说明可以买到什么东西。</text:p>
      <text:p text:style-name="P7">报纸上还刊有大量展示广告，其中大部分是为商店或各种形式的娱乐活动所作的广告。报纸通常所及的只是一个有限地区的读者，因此，许多想刊登广告的人都用国家级杂志将信息带给更多的读者。许多现代广告技术在杂志广告中得以发展。使用鲜艳的颜色、吸引人的画面以及简短的语言信息构成了杂志广告的特色，其最主要的目的就是引人注目。信息本身一般较短，通常只不过一句简短的话，公众将这句话与该产品联系起来。</text:p>
      <text:p text:style-name="P7">这些技术已被用于电视广告，用色彩和画面再加上声音和音乐来吸引观众的听觉和视觉。电视广告很短，通常只有15秒，30秒或60秒，但它们一遍又一遍地重复，使观众能够多次看到画面，听到声音。商业电视融合了娱乐节目和广告。如果你想收看娱乐节目，你就得忍受电视广告——而数以百万计的人们都想收看娱乐节目。</text:p>
      <text:p text:style-name="P7">公司销售部的人员负责公司的广告。他们必须确定广告要吸引的群体，还必须确定将信息传达给特定群体的最佳途径。他们还要估算出广告的成本，然后交管理人员批准。在许多大公司，管理人员直接参与策划广告。</text:p>
      <text:p text:style-name="P11">【课文练习答案】</text:p>
      <text:p text:style-name="P7">I.根据课文判断下列句子的正确与否：</text:p>
      <text:p text:style-name="P7"><text:soft-page-break/>1．True</text:p>
      <text:p text:style-name="P7">2．False(第1段中In newspapers,in magzines,in the mail…we constantly see and hear the messages…说明never一词错)</text:p>
      <text:p text:style-name="P7">3．False(第2段中A classified ad is usually a few lines long.说明 pages一词错) </text:p>
      <text:p text:style-name="P7">4．True</text:p>
      <text:p text:style-name="P7">5．True</text:p>
      <text:p text:style-name="P7">6．True</text:p>
      <text:p text:style-name="P7">7．True</text:p>
      <text:p text:style-name="P7">8．False(第4段中Television ads are short…but they are repeated over and over again…说明only once错)</text:p>
      <text:p text:style-name="P7">9．True</text:p>
      <text:p text:style-name="P7">10．False(第5段In most large companies,management is directly involved in planning the advertising说明管理人员不但批准而且还参与(directly involved in)广告策划。) </text:p>
      <text:p text:style-name="P7">Ⅱ.根据课文填入缺少的内容：</text:p>
      <text:p text:style-name="P7">1．newspapers，magazines,the mail,radio,television</text:p>
      <text:p text:style-name="P7">2food,drinks cars,television sets,furniture,clothing,travel,leisure time activities</text:p>
      <text:p text:style-name="P7">3．notice,announcement</text:p>
      <text:p text:style-name="P7">4．bright colors,attractive pictures,short messages</text:p>
      <text:p text:style-name="P7">5．color and pictures,voices and music</text:p>
      <text:p text:style-name="P7">6．15,30,60</text:p>
      <text:p text:style-name="P7">7．Entertainment</text:p>
      <text:p text:style-name="P7">8．want the entertainment</text:p>
      <text:p text:style-name="P7">9．the audience,the best way,the costs management</text:p>
      <text:p text:style-name="P7"/>
      <text:p text:style-name="P7"/>
      <text:p text:style-name="P7"/>
      <text:p text:style-name="P9">Unit3</text:p>
      <text:p text:style-name="P9">第一部分　Text　A</text:p>
      <text:p text:style-name="P11">【课文译文】</text:p>
      <text:p text:style-name="P10">大　西　洋</text:p>
      <text:p text:style-name="P7">大西洋是将欧洲和美洲分隔开的海洋之一。它使南北美洲长达几个世纪之久都未被人发现。</text:p>
      <text:p text:style-name="P7">人们对大西洋有许多误解，这使得早期的海员不愿意远航驶入大西洋。一种想法是大西洋远抵“世界的边缘”，海员们担心他们会一直航行到地球边上掉落下去。另一个想法是在赤道处，大西洋的海水是滚烫的。</text:p>
      <text:p text:style-name="P7">大西洋的面积只是太平洋的一半，但也非常辽阔。哥伦布穿越过的地方宽达4000多英里(6000公里)。即使最窄的地方宽度也有大约2000英里(3200公里)，这是一片位于南美洲最东端与非洲最西端之间的水域。</text:p>
      <text:p text:style-name="P7">大西洋有两点非同寻常。其一是在如此辽阔的海洋里少有岛屿。另外，大西洋是世界上含盐量最高的海洋。</text:p>
      <text:p text:style-name="P7">大西洋海水量很大，人们无法想像到底有多少水。但如果假设不再有降雨和河水注入，则需4000年大西洋才会干涸。大西洋平均水深有2英里(3.2公里)多一点，但有些地方要深得多。最深处在波多黎各岛附近，深达30246英尺——约6英里(9.6公里)。</text:p>
      <text:p text:style-name="P7">世界上最长的山脉之一从大西洋海底隆起，这条山脉沿海底中部向南北延伸，几座山峰露出海面，形成岛屿。亚速尔群岛就是大西洋中部山脉露出水面的几座山峰。</text:p>
      <text:p text:style-name="P7">佛罗里达州向东几百英里有一处海域叫马尾藻海，这里由于很少刮风，海面很平静。在使用帆船的时代，船员们担心他们会因无风而在此处无法航行。有时他们确实会遇到这种情况。</text:p>
      <text:p text:style-name="P7">海流有时被称作“海洋中的河流”。大西洋有一条这种“河流”，叫做墨西哥湾流，这是一股暖水流；另外一条是拉布拉多海流——这是来自北冰洋的冷水流。洋流对流域附近大陆的气候有影响。</text:p>
      <text:p text:style-name="P7">大西洋为两岸的人们提供了丰富的食物。大浅滩是最著名的捕鱼区之一，位于纽芬兰附近。</text:p>
      <text:p text:style-name="P7">今天，大西洋是一条重要的航路，这条航路并不总是风平浪静，毫无危险。暴风雨会掠过洋面，堆起大浪。从北冰洋漂来的冰山也会横穿航道。</text:p>
      <text:p text:style-name="P7"><text:soft-page-break/>我们现在有快捷的旅行方式，这个大洋似乎也变小了。哥伦布横越大西洋用了两个多月的时间，一艘现代化快轮不到4天就可完成这一航程，而乘飞机从纽约到伦敦只用8小时，从南美到非洲只用4小时。</text:p>
      <text:p text:style-name="P11">【课文难点注释】</text:p>
      <text:p text:style-name="P7">1．The Atlantic Ocean is one of the oceans that separate the Old World from the New(Para 1).<text:line-break/>大西洋是将欧洲和美洲分隔开的海洋之一。<text:line-break/> <text:s text:c="3"/>［考点］1)在“one of the + 复数名词”结构中one of 表示“…之一”，这一结构作主语</text:p>
      <text:p text:style-name="P13">时，谓语动词要用第三人称单数形式。<text:line-break/> <text:s text:c="11"/>2)在“one of the + 复数名词 + who(which,that)定语从句”结构中，定语从句的</text:p>
      <text:p text:style-name="P13">谓语动词用复数形式。<text:line-break/>［例句］One of the longest mountain ranges of the world rises from the floor of the Atlantic.<text:line-break/>　　　　世界上最长的山脉之一从大西洋底隆起。<text:line-break/>　　　　Mary is one of the women who refuse to accept the regulation.<text:line-break/>　　　　玛丽是那些不肯接受这一规定的女性之一。 </text:p>
      <text:p text:style-name="P7">2．The Atlantic Ocean is only half as big as the Pacific,…(Para 3)大西洋的面积只有太平洋的一半，…。<text:line-break/>［考点］“as + 形容词或副词+as”表示形容词或副词的同级比较；否定比较用“not as … </text:p>
      <text:p text:style-name="P23">as”或“not so …as”。当同级比较的形容词为same时，前面通常不用as，而用the。</text:p>
      <text:p text:style-name="P11">［例句］He likes this car as much as he likes that one.他像喜欢那辆车一样喜欢这辆车。<text:line-break/>　　　　My mastery of English is not half as (so)good as yours.<text:line-break/>　　　　我英语掌握得还不及你一半好。<text:line-break/>　　　　He looked just the same as before.她看起来像从前一样。 </text:p>
      <text:p text:style-name="P7">3.For so large an ocean it has very few islands.(Para 4)在如此辽阔的海洋里少有岛屿。</text:p>
      <text:p text:style-name="P24">介词for引导介词短语for so large an ocean，意思是“对…来说”，“作为…”，与</text:p>
      <text:p text:style-name="P24">“considering”同义。<text:line-break/>［例句］The weather was very cold for the time of the year.<text:line-break/>　　　　对这一时节来说天气就算很冷了。<text:line-break/>　　　　For so young a man he had read largely. 作为这样一个年轻人，他算博学了。</text:p>
      <text:p text:style-name="P7">4．There is so much water in the Atlantic that it is hard to imagine how much there is.(Para 5) <text:s/>大西洋海水量很大，人们无法想像到底有多少水。<text:line-break/>［考点］1)“so+形容词或副词+that”引导结果状语从句，这类结构也可以是“so+分词或其他结</text:p>
      <text:p text:style-name="P25">构+that从句”。<text:line-break/>　　　　2) so位于句首时，主句须用倒装句。<text:line-break/>［例句］The book was so boring that he gave up reading it half-way through.<text:line-break/>　　　　这本书很枯燥，他读到一半就不读了。<text:line-break/>　　　　There were so many people in the room that we could not get in.　　<text:line-break/>　　　　房间里人很多，我们进不去。<text:line-break/>　　　　So badly was he injured that he had to go to the hospital.<text:line-break/>　　　　他伤得很重，必须去医院。</text:p>
      <text:p text:style-name="P7">5．We now have such fast ways of travelling that this big ocean seems to have grown smaller.(Para 11) <text:s text:c="2"/>我们现在有快捷的旅行方式，这个大洋似乎也变小了。<text:line-break/>［考点］1)“such a + 单数可数名词 + that”或“such+其他名词 + that”引导结果状语从句，</text:p>
      <text:p text:style-name="P25">such后的名词之前往往带有形容词作前置修饰语。<text:line-break/>　　　　2)such后可直接跟that从句表示结果，这时such是代词，一般用于SVC结构。<text:line-break/>　　　　3)such位于句首时，主句须用倒装句。<text:line-break/>［例句］The book is written in such simple English that the beginners can understand it without much difficulty.<text:line-break/>　　　　这本书是用简单的英语写成的，初学者可以毫不费力地读懂。<text:line-break/>　　　　His diligence was such that he made great progress.他很聪明，进步很大。<text:line-break/><text:soft-page-break/>　　　　Such was his anxiety that he couldn't stop trembling.他很担心，忍不住发抖。</text:p>
      <text:p text:style-name="P11">【课文练习答案】</text:p>
      <text:p text:style-name="P7">I.阅读理解</text:p>
      <text:p text:style-name="P7">1．d (第1段第1句话 separate the Old World from the New.根据 课后注释，the Old World指欧、亚、非三洲。)</text:p>
      <text:p text:style-name="P7">2．d (第2段中开始一句Many wrong ideas about…to sail far out into it，后面几句对ideas一词作进步解释。) </text:p>
      <text:p text:style-name="P7">3．c (根据第5段主题句There is so much water in the Atlantic… how much there is,本段中心在much water上，其他三个选项均为细节性问题。)</text:p>
      <text:p text:style-name="P7">4．b (课文第6段第1句话。其余三个选项均为错误说法。) </text:p>
      <text:p text:style-name="P7">5．d (highway在本段中指水路，而不是陆路。) </text:p>
      <text:p text:style-name="P7">Ⅱ.选择下列词之一完成句子：</text:p>
      <text:p text:style-name="P7">1.long,wide　　 2.across 　　3.deep　　　 4.around 　　5.high</text:p>
      <text:p text:style-name="P7">Ⅲ.在需要处填入冠词，注意专有名词：</text:p>
      <text:p text:style-name="P7">The,/,/ 2.The 3.the,the　4./　5./,a <text:s/>6./,the <text:s/>7./　8.The,the,the 9.The,the　10./ </text:p>
      <text:p text:style-name="P7">Ⅳ.选词完成句子：</text:p>
      <text:p text:style-name="P7">1．unwilling(我不愿意付那么高的价钱。) </text:p>
      <text:p text:style-name="P7">2．average(他平均每天吸20支烟。) </text:p>
      <text:p text:style-name="P7">3．take(照看生病的孩子需要花大量的时间。) </text:p>
      <text:p text:style-name="P7">4．runs(你的工作越来越差。) </text:p>
      <text:p text:style-name="P7">5．suppose(假定你这笔生意赚了1百万美元，你怎么办?) </text:p>
      <text:p text:style-name="P7">Ⅴ.将下列句子译成英语：</text:p>
      <text:p text:style-name="P7">1．On the average there are 1,000 visitors every day. </text:p>
      <text:p text:style-name="P7">2．The Atlantic Ocean is only half as big as the Pacific, but it is more than 4,000 miles wide. </text:p>
      <text:p text:style-name="P7">3．It took him a long time to fall asleep last night. </text:p>
      <text:p text:style-name="P7">4．There are so many advertisements on television that it is hard to remember how many there are. </text:p>
      <text:p text:style-name="P7">5．Many wrong ideas made the people in Columbus's age unwilling to sail west.</text:p>
      <text:p text:style-name="P11">【词汇练习答案】</text:p>
      <text:p text:style-name="P7">I.用所给词的适当形式填空，注意词性：</text:p>
      <text:p text:style-name="P7">1．a.sailed　　　 　b.sailor　　　　　c.sail </text:p>
      <text:p text:style-name="P7">2．a.willing　　　　b.unwillingly　　 c.unwilling </text:p>
      <text:p text:style-name="P7">3．a.unusual　　　　b.usual　　　　　　c.usually </text:p>
      <text:p text:style-name="P7">4．a.average(n.)　　b.average(a.)　　 c.average(v.) </text:p>
      <text:p text:style-name="P7">Ⅱ.用所给词的正确形式填空：</text:p>
      <text:p text:style-name="P7">1．peak (交通高峰时间指车流量最大的时间。) </text:p>
      <text:p text:style-name="P7">2．crew (船员们做好了航行的准备。) </text:p>
      <text:p text:style-name="P7">3．average (杰克的功课在学校属上游，但他仍不自满。) </text:p>
      <text:p text:style-name="P7">4．boils (水沸腾时变为蒸汽。) </text:p>
      <text:p text:style-name="P7">5．unusual (他不同寻常的主意使我们每个人都很吃惊。) </text:p>
      <text:p text:style-name="P7">6．highway (信息高速公路使世界变得越来越小。) </text:p>
      <text:p text:style-name="P7">7．narrow (路太窄，卡车过不去。) </text:p>
      <text:p text:style-name="P7">8．salty (他想知道为什么海水是咸的。) </text:p>
      <text:p text:style-name="P7">9．spot (他领着警察看他挨打的那地点。) </text:p>
      <text:p text:style-name="P7">10．affected (他说气候影响了他的健康。) </text:p>
      <text:p text:style-name="P7">Ⅲ.将下列句子译成英语：</text:p>
      <text:p text:style-name="P7">1．Sailors were afraid that they might meet with bad weather. </text:p>
      <text:p text:style-name="P7">2．The mountain is half as high as Mount Tai. </text:p>
      <text:p text:style-name="P7"><text:soft-page-break/>3．On the average there are 45 students in each class of this school. </text:p>
      <text:p text:style-name="P7">4．The climate affects the growth of plants. </text:p>
      <text:p text:style-name="P7">5．My work keeps piling up.</text:p>
      <text:p text:style-name="P9">第二部分 Text B</text:p>
      <text:p text:style-name="P11">【课文译文】</text:p>
      <text:p text:style-name="P10">月　　球</text:p>
      <text:p text:style-name="P7">我们发现月球距地球大约239 000英里(384 551公里)，它与地球总保持这个距离，变化不超过几千英里。但稍加观察就会看出月球并不是静止不动的，它与地球的距离保持不变，但其方位却总是在变化。我们发现它在围绕地球进行圆周或非常近似圆周的运行，每月，或更确切地说每27×（1/3）天绕地球运行一圈。它是我们在太空最近的邻居,像我们人类一样，被地球的吸引力束缚着。</text:p>
      <text:p text:style-name="P7">除了太阳外，月球看起来是空中最大的天体。但实际上它属于小星球之一，由于距离我们很近，所以看起来很大。它的直径只有2160英里(3389公里)，相当于地球直径的1/4多一点。</text:p>
      <text:p text:style-name="P7">每月，或更确切地说每29×（1/2）天都有一次我们称为“满月”的时候，这时整个月盘看起来非常明亮。另外一些时候，只有部分月盘显得很明亮，我们总会发现这一部分面向太阳，而背向太阳的那部分显得很阴暗。如果艺术家们记住这一点——只有被太阳照亮的那部分很明亮，他们就会画得更好。这表明月球本身并不发光，它就像悬在空中的一面大镜子，只是反射太阳光。</text:p>
      <text:p text:style-name="P7">但是月球表面阴暗的部分并不是绝对的黑暗。通常，这部分的亮度能使我们看清其轮廓，因而我们会谈起看到了“新月抱旧月”的现象。我们能够看到旧月所凭借的光并不来自太阳，而是来自地球。我们很清楚海面、雪地、甚至潮湿的路面是如何将太阳光不舒服地反射到我们的脸上。同样，整个地球的表面能将充足的太阳光反射到月球表面，使我们能够看到本来会是很暗的那部分月面。</text:p>
      <text:p text:style-name="P7">如果月球上有居民的话，他们会看到我们地球也像悬在空中的一面大镜子，反射着太阳的光。他们也会像我们谈月光一样谈及地球光。“新月抱旧月”，旧月其实只不过是月面处于夜间而被地球光照亮的那部分。同样，月球居民偶尔会看到地球的一部分处于太阳光的完全照射下，而其余部分则被月光照亮，他们也许会把这种现象叫做“新地抱旧地”。</text:p>
      <text:p text:style-name="P11">【课文练习答案】</text:p>
      <text:p text:style-name="P7">I.根据课文判断句子正误：</text:p>
      <text:p text:style-name="P7">1．True</text:p>
      <text:p text:style-name="P7">2．True </text:p>
      <text:p text:style-name="P7">3．False (第1段中We find that it is travelling in a circle—or very nearly a circle－round the earth…说明complete一词错误)</text:p>
      <text:p text:style-name="P7">4．True </text:p>
      <text:p text:style-name="P7">5．False(第2段中Actually it is one of the smallest and only looks big because it is so near to us说明原因部分不对)</text:p>
      <text:p text:style-name="P7">6．True</text:p>
      <text:p text:style-name="P7">7．True</text:p>
      <text:p text:style-name="P7">8．False (第5段中…the lunar inhabitants would occasionally see part of our earth in full sunlight,and the rest lighted only by earth light说明always一词错误)</text:p>
      <text:p text:style-name="P7">9．False (第3段中At other times only part of it appears bright,and we always find that this is the part which faces towards the sun…说明night一词错误) </text:p>
      <text:p text:style-name="P7">10．True </text:p>
      <text:p text:style-name="P7">Ⅱ.根据课文填入所缺内容：</text:p>
      <text:p text:style-name="P7">1．three</text:p>
      <text:p text:style-name="P7">2．the earth's gravitational pull </text:p>
      <text:p text:style-name="P7">3．it is so near </text:p>
      <text:p text:style-name="P7">4．29×（1／2）</text:p>
      <text:p text:style-name="P7">5．its own,reflects </text:p>
      <text:p text:style-name="P7">6．disc </text:p>
      <text:p text:style-name="P7">7．“the old moon in the new moon's arms” </text:p>
      <text:p text:style-name="P7"><text:soft-page-break/>8．outline </text:p>
      <text:p text:style-name="P7">9．full earth </text:p>
      <text:p text:style-name="P7">10．Dark</text:p>
      <text:p text:style-name="P11">【词汇练习答案】</text:p>
      <text:p text:style-name="P7">Ⅰ.从右边一栏中找出左边一栏单词的相应定义：1.d　　2.b　　3.a　　4.c　　5.e</text:p>
      <text:p text:style-name="P7">Ⅱ.选择最佳答案完成句子：</text:p>
      <text:p text:style-name="P7">1．C (大部分商店晚上8点仍旧营业。) </text:p>
      <text:p text:style-name="P7">2．C (确切地说一年有12个月。) </text:p>
      <text:p text:style-name="P7">3．B (事实上月球是太空中最小的星球之一，因为距我们很近所以看起来大。) </text:p>
      <text:p text:style-name="P7">4．A (月球本身不发光。) </text:p>
      <text:p text:style-name="P7">5．D (镜子反射光。) </text:p>
      <text:p text:style-name="P7">6．C (他只是想和她说话，而不是让她生气。) </text:p>
      <text:p text:style-name="P7">7．B (他没有时间读整篇小说，因此他只读了一下提纲。) </text:p>
      <text:p text:style-name="P7">8．B (他在信中谈到他将来的计划。) </text:p>
      <text:p text:style-name="P7">9．B (他不是我朋友，他只是个陌生人。) </text:p>
      <text:p text:style-name="P7">10．D (他只是偶尔来，并不经常。)</text:p>
      <text:p text:style-name="P7">【语法练习答案】</text:p>
      <text:p text:style-name="P7">Ⅰ.给下列单词加后缀，使之变成名词：</text:p>
      <text:p text:style-name="P7">depend—dependence <text:s text:c="6"/>explain—explanation</text:p>
      <text:p text:style-name="P7">form—formation <text:s text:c="9"/>conclude—conclusion</text:p>
      <text:p text:style-name="P7">inform—information <text:s text:c="5"/>move—movement</text:p>
      <text:p text:style-name="P7">mean—meaning <text:s text:c="11"/>govern—government</text:p>
      <text:p text:style-name="P7">graduate—graduation <text:s text:c="4"/>similar—similarity</text:p>
      <text:p text:style-name="P7">confuse—confusion <text:s text:c="6"/>pay—payment</text:p>
      <text:p text:style-name="P7">agree—agreement <text:s text:c="8"/>advertise-advertisement</text:p>
      <text:p text:style-name="P7">announce—announcement <text:s text:c="2"/>add—addition</text:p>
      <text:p text:style-name="P7">decide—decision <text:s text:c="8"/>use—usefulness</text:p>
      <text:p text:style-name="P7">attract—attraction <text:s text:c="5"/>mix—mixture</text:p>
      <text:p text:style-name="P9">Unit 4</text:p>
      <text:p text:style-name="P9">第一部分 Text A</text:p>
      <text:p text:style-name="P11">【课文译文】</text:p>
      <text:p text:style-name="P10">改善你的记忆力</text:p>
      <text:p text:style-name="P7">心理研究集中在有助于记忆力的几个基本原则，即富有意义、组织、联想和想像。知道这些原则如何发挥作用是非常有益的。</text:p>
      <text:p text:style-name="P7">富有意义从各个方面影响记记力。你很难记住对你毫无意义的信息，我们可以用几种办法使材料变得更有意义。例如，很多人学会用韵音来帮助他们记忆。你知道“九、四、六、十一有30天……”这首押韵诗吗?它帮助人们记住一年中哪些月份有30天。</text:p>
      <text:p text:style-name="P7">信息的组织也对我们的记忆能力造成差异。图书馆的书如果陈列得杂乱无章对我们还会有什么帮助吗?组织过的材料比混杂的信息更容易记住。组织信息的一个例子就是组块。组块是将一个个单独的信息组织成信息块。例如，4671363这组数字如果被组块成467 13 63就更容易记住。分类是另一种组织方法。假定要求你记住一组词：男人、凳子、狗、书桌、女人、马、孩子、猫、椅子。很多人会将这些词分成相似种类的几组，即男人、女人、孩子；猫、狗、马；凳子、椅子、书桌。不用说第二种排列比第一种排列更容易记忆。</text:p>
      <text:p text:style-name="P7">联想指将我们要记忆的材料和我们已准确记住的信息联系起来。在记忆数字时，可以将这一数字与我们所熟悉的数字或事件联系起来，例如，日本富士山的高度为12，389英尺，这一数字可以用下面的联想法记住：12是一年中的月份数，389是一年的天数(365)加月数的两倍(24)。</text:p>
      <text:p text:style-name="P7">最后一个基本原则是想像。研究表明，如果人们把需要记忆的东西进行想像，各种记忆能力都会有显著的提高。在一项研究中，一组受试者被要求使用想像法学习一些生词，而另外一组用重复法学习生词。用想像法记忆单词的一组记住了80%～90%的生词，相比之下，用重复法记忆单词的一组只记住了30%～40%的生词。因此，将所有的信息<text:soft-page-break/>放在一幅内心的图画里，从而形成一个整体形象，可以帮助我们保存记忆。</text:p>
      <text:p text:style-name="P11">【课文难点注释】</text:p>
      <text:p text:style-name="P7">1．It is useful to know how these principles work.(Para 1) <text:s/>知道这些原则如何发挥作用是非常有益的。</text:p>
      <text:p text:style-name="P11">［考点］宾语从句how these principles work作动词know的宾语，须用陈述句语序，即主语在前，谓语在后，不能用疑问句语序。此种情况适用于wh—疑问词引导的宾语从句。<text:line-break/>［例句］Please explain why this is possible.请解释一下为什么这是可能的。<text:line-break/>　　　　She asked me where I was off to.他问我到哪儿去。 </text:p>
      <text:p text:style-name="P7">2．How useful would a library be if the books were kept in random order?(Para 3)</text:p>
      <text:p text:style-name="P7">图书馆的书如果陈列得杂乱无章对我们还会有什么帮助吗?</text:p>
      <text:p text:style-name="P7">本句为一反问句，其形式是疑问句，在意义上相当于一个强调的陈述句。肯定形式的反问句相当于强调的否定陈述句，否定形式的反问句则相当于强调的肯定陈述句。所以本句意义相当于A library would be quite useless if the books were kept in random order.其他例句如：Who would have believed it possible?(= Nobody believed it possible)谁都不相信这是可能的。</text:p>
      <text:p text:style-name="P7">［考点］本句为虚拟语气句。虚拟语气在条件状语中的用法如下：表示与现在事实相反的情况，主句用would/should +do或might/could+do，从句用过去式did/were；表示与过去事实相反的情况，主句用would/should+have done或could/might+have done，从句用 had done；表示与将来事实相反的情况，主句用 would/should+do或could/might+do，从句用did/should do/were to do.<text:line-break/> <text:s text:c="3"/>［例句］If they had time,they would come too.如果他们有时间的话也会来的。<text:line-break/>　　　　 <text:s text:c="3"/>If she had come a few minutes earlier,she would have caught the train.<text:line-break/>　　　　 <text:s text:c="3"/>如果她早几分钟来的话就会赶上火车。<text:line-break/>　　　　 <text:s text:c="3"/>If it rained tomorrow,the sports meet would be put off.<text:line-break/>　　　　 <text:s text:c="3"/>万一明天下雨，运动会就要推迟(指下雨的可能性较小)。</text:p>
      <text:p text:style-name="P11">【课文练习答案】</text:p>
      <text:p text:style-name="P7">I.阅读理解：</text:p>
      <text:p text:style-name="P7">1．c (第2段 Information that does not make sense to you is difficult to remember.) </text:p>
      <text:p text:style-name="P7">2．b </text:p>
      <text:p text:style-name="P7">3．b(第3段Many people will group the words into similar categories…) </text:p>
      <text:p text:style-name="P7">4．d </text:p>
      <text:p text:style-name="P7">5．c(最后一段 Thus forming an integreted image with all the information placed in a single mental picture can help us to preserve a memory.) </text:p>
      <text:p text:style-name="P7">Ⅱ.选择适当的形容词完成句子：</text:p>
      <text:p text:style-name="P7">1．smooth(这张纸摸起来很光滑。) </text:p>
      <text:p text:style-name="P7">2．similar(语言学习研究表明，成功的语言学习者在很多方面是相似的。) </text:p>
      <text:p text:style-name="P7">3．mental (那是精神病院。) </text:p>
      <text:p text:style-name="P7">4．municipal (市政厅是城市官员工作的地方。) </text:p>
      <text:p text:style-name="P7">5．meaningful (词汇是在有意义的上下文中控制和教授的吗?) </text:p>
      <text:p text:style-name="P7">6．useful (他给我提出了一些有用的建议。) </text:p>
      <text:p text:style-name="P7">7．familiar (你的名字听起来很耳熟。) </text:p>
      <text:p text:style-name="P7">8．single (安德鲁只有一个目标，就是挣钱。) </text:p>
      <text:p text:style-name="P7">9．striking (市政厅里挂着一副新的惹人注目的画。)</text:p>
      <text:p text:style-name="P7">10．difficult (所有的事情都是先难后易。) </text:p>
      <text:p text:style-name="P7">Ⅲ.将下列句子译成英语：</text:p>
      <text:p text:style-name="P7">1．1.Information that doesn't make sense to you is difficult to remember.(或：It is difficult to remember information that doesn't make sense to you.) </text:p>
      <text:p text:style-name="P7">2．Association refers to associating what we want to remember with information we have remembered. </text:p>
      <text:p text:style-name="P7">3．Categarizing the words can help one remember them. </text:p>
      <text:p text:style-name="P7"><text:soft-page-break/>4．Needless to say,readers could not find the books they want in the library if the books were kept in random order. </text:p>
      <text:p text:style-name="P7">5．Forming an integrated image with all the information placed in a single mental picture can help us to preserve a memory.</text:p>
      <text:p text:style-name="P7">【词汇练习答案】</text:p>
      <text:p text:style-name="P7">Ⅰ.用所给词的适当形式填空，注意词性：</text:p>
      <text:p text:style-name="P7">1．a psychologist　　 b.psychology　　  c.psychological </text:p>
      <text:p text:style-name="P7">2．a meaningless　　　b.meaning　　　　 c.meaningful </text:p>
      <text:p text:style-name="P7">3．a organized 　　　 b.organizer 　　　c.organization </text:p>
      <text:p text:style-name="P7">4．a repeated 　　　　b.repetition　　  c.repeat </text:p>
      <text:p text:style-name="P7">Ⅱ.用下列所给词的正确形式填空：</text:p>
      <text:p text:style-name="P7">1．ability(他能像鱼一样游泳。) </text:p>
      <text:p text:style-name="P7">2．accurately(他工作得慢但却准确。) </text:p>
      <text:p text:style-name="P7">3．focus(墙上的一幅大照片成为人们注意的焦点。) </text:p>
      <text:p text:style-name="P7">4．needless(你不必担忧，我会很好。) </text:p>
      <text:p text:style-name="P7">5．meaningful(她意味深长地看了丈夫一眼。) </text:p>
      <text:p text:style-name="P7">6．random(父亲进来时，他随便打开了一本书。) </text:p>
      <text:p text:style-name="P7">7．Repetition(重复练习在学英语时很有用。) </text:p>
      <text:p text:style-name="P7">8．Preserve(我们应该在现代化城市中保存几座历史建筑。) </text:p>
      <text:p text:style-name="P7">9．improvement(在老师的帮助下，他学习有了进步。) </text:p>
      <text:p text:style-name="P7">10．image(湖面倒映着树的影子，这一图像看起来很美丽。) </text:p>
      <text:p text:style-name="P7">11．related to(他想忘掉童年的一切。) </text:p>
      <text:p text:style-name="P7">12．associate…with(我们常常把结果与原因联系在一起。) </text:p>
      <text:p text:style-name="P7">Ⅲ.将下列名词变成动词：</text:p>
      <text:p text:style-name="P7">1.meaningfulness——mean <text:s/>2.organization——organize</text:p>
      <text:p text:style-name="P7">3.visualization——visualize <text:s/>4.association——associate</text:p>
      <text:p text:style-name="P7">5.improvement——improve <text:s/>6.repetition——repeat</text:p>
      <text:p text:style-name="P7">7.memory——memorize <text:s/>8.communication——communicate</text:p>
      <text:p text:style-name="P7">9.category——categorize <text:s/>10.image——imagine</text:p>
      <text:p text:style-name="P7">Ⅳ.将下列句子译成英语：</text:p>
      <text:p text:style-name="P7">1．The research mainly focuses on the learning techniques of adults.</text:p>
      <text:p text:style-name="P7">2．It is meaningful to know how to use these phrases. </text:p>
      <text:p text:style-name="P7">3．The adult group consists of 15 persons. </text:p>
      <text:p text:style-name="P7">4．Needless to say,all of us know the facts.(或Needless to say,all of us are very clear about the facts.) </text:p>
      <text:p text:style-name="P7">5．Memory refers to the ability to remember the past events and experiences. </text:p>
      <text:p text:style-name="P7">6．I always associate the song with my life in school.</text:p>
      <text:p text:style-name="P10">第二部分 Text B</text:p>
      <text:p text:style-name="P11">【课文译文】</text:p>
      <text:p text:style-name="P10">短时记忆</text:p>
      <text:p text:style-name="P7">记忆有两种：短期记忆和长期记忆。长期记忆的信息以后在需要时能够记起。这种信息可以记忆几天或几个星期。有时长期记忆的信息很难记起来，参加考试的学生经常有这种经历。相反，短期记忆的信息通常经过一遍又一遍地重复，且只能维持几秒钟。例如，你从电话号码薄中查到一个号码，一遍又一遍地重复，然后再拨号。如果有人打断你，你可能会忘掉这个号码。在实验室的研究中发现，如果不允许受试者重复，18秒后他们连3个字母也记不住。</text:p>
      <text:p text:style-name="P7">心理学家们分别将动物和人类作为研究对象来研究记忆和学习。下面两例实验表明他们是怎样对短期记忆进行研究的。</text:p>
      <text:p text:style-name="P7">享特博士研究了老鼠的短期记忆。他使用了一种特殊的装置，这一装置有一个鼠笼和三个门，每个门上都装有<text:soft-page-break/>一盏灯。首先，将老鼠放入关闭的笼子里，然后打开一盏灯，接着再关掉，只有亮灯的这个门口有老鼠的食物。灯被熄灭后，老鼠必须等一会儿才能从笼子里放出来。如果老鼠走对了门，它就会得到那里的食物作为奖赏。享特反复地做这一实验。他总是随意地打开一盏灯，老鼠被放出笼子之前所等待的时间也不一样。享特发现，如果老鼠等10多秒钟，它就记不住哪个门口有食物。享特的研究结果表明老鼠的短期记忆大约为10秒钟。</text:p>
      <text:p text:style-name="P7">后来，汉宁博士研究了将英语作为第二语言来学习的学生是如何记忆词汇的。受试者是75位来自洛杉矶加利福尼亚大学的学生。他们代表了各种英语水平的学生：初级、中级、高级和以英语为母语等级别。</text:p>
      <text:p text:style-name="P7">首先，受试者听一段录音，这段录音由以英语为母语的人用英语朗读。听完录音后，受试者进行一次包含15个问题的测试，以检查他们记住了哪些词。每个问题有四个选择，受试者须将在录音中听到的词圈起来。一些问题有四个读音相似的选项，例如，weather,whether,wither和wetter这四个词读音相似。有些问题有四个意义相同的选项，例如，method,way,manner和system意义相同。还有些问题有四个毫不相关的选项，例如，weather,method,love和result可以作为四个没有联系的选项。最后，受试者还要参加一项语文水平测试。</text:p>
      <text:p text:style-name="P7">汉宁发现，英语水平较低的学生在读音相似的词上出错较多；英语水平较高的学生在意义相同的词上出错较多。汉宁的研究成果表明，初学者通过短期记忆记住了单词的发音，而水平较高的学生通过长期记忆记住了单词的意义。</text:p>
      <text:p text:style-name="P11">【课文练习答案】</text:p>
      <text:p text:style-name="P7">I.根据课文判断下列句子的正确与否：</text:p>
      <text:p text:style-name="P7">1．True </text:p>
      <text:p text:style-name="P7">2．False (第1段 … information in short－term memory is kept for only a few seconds…说明minutes一词错。) </text:p>
      <text:p text:style-name="P7">3．True </text:p>
      <text:p text:style-name="P7">4．False (第 3 段 After the light was off,the rat had to wait a short time before it was released from its cage.说明as soon as一词错。) </text:p>
      <text:p text:style-name="P7">5．True </text:p>
      <text:p text:style-name="P7">6．False (第3段Hunter's results show that rats have a short－term memory of about ten minutes说明more than错误。) </text:p>
      <text:p text:style-name="P7">7．False (第4段 They represented all levels of ability in English: beginning、intermediate,advanced and native－speaking students说明all shared the same level of English proficiency错误。) </text:p>
      <text:p text:style-name="P7">8．False (第5段Some of them had four unrelated choices说明all一词不确切。) </text:p>
      <text:p text:style-name="P7">9．False (第5段The subjects had to circle the word they had heard in the recording.) </text:p>
      <text:p text:style-name="P7">10．False (第6段…students with a low proficiency in English made more of their mistakes on words that sounds alike 说明same一词错误。) </text:p>
      <text:p text:style-name="P7">Ⅱ.根据课文填入所缺内容：</text:p>
      <text:p text:style-name="P7">1．18 </text:p>
      <text:p text:style-name="P7">2．</text:p>
      <text:p text:style-name="P7">3．repeat the number over and over </text:p>
      <text:p text:style-name="P7">4．a cage for the rat,three doors </text:p>
      <text:p text:style-name="P7">5．wait a short time </text:p>
      <text:p text:style-name="P7">6．random </text:p>
      <text:p text:style-name="P7">7．reward </text:p>
      <text:p text:style-name="P7">8．beginning,intermediate,advanced and native－speaking students </text:p>
      <text:p text:style-name="P7">9．8.Weather,whether,wither and wetter </text:p>
      <text:p text:style-name="P7">10．9.memory,experience,contrast,information(可任选四词) </text:p>
      <text:p text:style-name="P7">11．10.the meaning of words </text:p>
      <text:p text:style-name="P11">【词汇练习答案】</text:p>
      <text:p text:style-name="P7">I.从右边一栏中找出左边一栏单词的相应定义：</text:p>
      <text:p text:style-name="P7">1.e 　　2.b　　 3.a　　 4.c　　 5.d</text:p>
      <text:p text:style-name="P7">Ⅱ.在课文B中找出以所给字母为开头的单词：</text:p>
      <text:p text:style-name="P7"><text:soft-page-break/>1.kept 2.contrast 3.human 4.released 5.intermediate</text:p>
      <text:p text:style-name="P7">Ⅲ.选择最佳答案完成句子：</text:p>
      <text:p text:style-name="P7">1．C (他忘了朋友的电话号码，因此他去查电话号码本。) </text:p>
      <text:p text:style-name="P7">2．D (离开实验室之前请别忘记关灯。) </text:p>
      <text:p text:style-name="P7">3．A (她因其研究成果而被授奖。) </text:p>
      <text:p text:style-name="P7">4．D (有些问题有4个发音相似的选择。) </text:p>
      <text:p text:style-name="P7">5．B (这项实验的受试者是75名大学生。)</text:p>
      <text:p text:style-name="P11">【语法练习答案】</text:p>
      <text:p text:style-name="P7">I.判断下列句子是陈述句、疑问句、祈使句还是感叹句：</text:p>
      <text:p text:style-name="P7">1.陈述句　2.祈使句　3.陈述句　4.感叹句　5.疑问句 <text:s/>6.感叹句 7.祈使句　8.陈述句 </text:p>
      <text:p text:style-name="P7">9.陈述句 10.祈使句</text:p>
      <text:p text:style-name="P7">Ⅱ.把下列句子变成一般疑问句：</text:p>
      <text:p text:style-name="P7">1．Did he attend the English lecture yesterday? </text:p>
      <text:p text:style-name="P7">2．Was it still raining when you came in? </text:p>
      <text:p text:style-name="P7">3．Is there anyone in the house? </text:p>
      <text:p text:style-name="P7">4．Was the baby well looked after? </text:p>
      <text:p text:style-name="P7">5．Do you usually get up early in the morning? </text:p>
      <text:p text:style-name="P7">6．Do you like to study in the reading room? </text:p>
      <text:p text:style-name="P7">7．Can he tell you the result next week? </text:p>
      <text:p text:style-name="P7">8．Was he able to swim across the lake? </text:p>
      <text:p text:style-name="P7">9．Will it be good weather tomorrow? </text:p>
      <text:p text:style-name="P7">10．Did Mr. Brown lose his job again? </text:p>
      <text:p text:style-name="P7">Ⅲ.就划线部分提问，将下列句子变成特殊疑问句：</text:p>
      <text:p text:style-name="P7">1．Where is the post office? </text:p>
      <text:p text:style-name="P7">2．When did Tom graduate from college? </text:p>
      <text:p text:style-name="P7">3．How does he study French? </text:p>
      <text:p text:style-name="P7">4．Who lost the key to the door? </text:p>
      <text:p text:style-name="P7">5．Why did Miss Lee feel very sad? </text:p>
      <text:p text:style-name="P7">6．What are listed in the telephone book? </text:p>
      <text:p text:style-name="P7">7．How is your mother? </text:p>
      <text:p text:style-name="P7">8．Which bus do you think she is going to take? </text:p>
      <text:p text:style-name="P7">9．What did he advise you to do? </text:p>
      <text:p text:style-name="P7">10．Why did he come? </text:p>
      <text:p text:style-name="P7">Ⅳ.把下列句子译成英语：</text:p>
      <text:p text:style-name="P7">1．She has different views with her husband on many issues.(或She disagrees with her husband on many issues.)</text:p>
      <text:p text:style-name="P7">2．Can you talk about something about tax? </text:p>
      <text:p text:style-name="P7">3．Bring me a glass of beer,please.</text:p>
      <text:p text:style-name="P7">4．Your uncle doesn't speak a word at home,does he? </text:p>
      <text:p text:style-name="P7">5．What are the customers complaining about? </text:p>
      <text:p text:style-name="P7">6．Did he travel in France or in Italy last summer? </text:p>
      <text:p text:style-name="P7">7．Did you see the advertisement in a newspaper or in a magazine? </text:p>
      <text:p text:style-name="P7">8．Do you have to pay sales tax when you buy something? </text:p>
      <text:p text:style-name="P7">9．Who are responsible for the advertising business of the company? </text:p>
      <text:p text:style-name="P7">10．At that time,many salaried people did not support the federal government,did they?</text:p>
      <text:p text:style-name="P10"/>
      <text:p text:style-name="P10"/>
      <text:p text:style-name="P10"/>
      <text:p text:style-name="P10"><text:soft-page-break/>Unit 5</text:p>
      <text:p text:style-name="P10">第一部分 Text A</text:p>
      <text:p text:style-name="P11">【课文译文】</text:p>
      <text:p text:style-name="P10">对食物的错误看法</text:p>
      <text:p text:style-name="P7">很多原始民族认为吃某种动物可以使他们获得这种动物的一些好的品质。例如，他们认为吃鹿可以使他们跑得像鹿一样快。一些野蛮部落相信，吃战争中表现勇敢的敌人会使他们勇敢。吃人现象开始发生可能是因为人们渴望变得像他们的敌人那样强壮、勇敢。</text:p>
      <text:p text:style-name="P7">一些文明人曾经认为，姜根有某种魔力，能改善他们的记忆力。蛋能美化他们的声音。也有人认为西红柿有魔力。西红柿被称为爱的苹果，他们认为吃西红柿能使人坠入爱河。</text:p>
      <text:p text:style-name="P7">后来又出现了另一个关于西红柿的错误观点——西红柿有毒。如果认为西红柿有毒的人知道二战中数百万磅的西红柿提供给了在海外的战士们，他们会多么吃惊!</text:p>
      <text:p text:style-name="P7">甚至在今天也有很多关于食物的错误看法，其中一些看法很普遍。一种想法认为鱼是最佳益脑食物。鱼是有益于大脑的食物，就像它对肌肉、皮肤、骨骼一样有益。但是没有人能够证明对于大脑来说鱼比其他种类的食物更好。</text:p>
      <text:p text:style-name="P7">另外一种想法认为，吃饭的时候不应该喝水。虽然用水把食物冲下去来代替咀嚼不是个好主意，但是人们发现吃饭时喝点水是有益的。水能使消化液更自由地流动，有助于消化食物。</text:p>
      <text:p text:style-name="P7">很多想法是关于食物混在一起吃的，而科学家告诉我们，这些想法毫无根据。几年前有一种很普遍的看法，认为不能在同一餐中喝桔子汁和牛奶，其理由是桔子汁中的酸性物质能使牛奶凝结而难以消化。事实上，牛奶在胃里总会遇到一种使它凝结的消化液，而这种凝结是消化的第一步。类似的一种错误想法认为在同一餐中吃鱼和冰淇淋会形成一种有毒的化合物。</text:p>
      <text:p text:style-name="P7">还有一种关于食物混在一起吃的错误想法，即不能在同一餐中吃蛋白质食物和淀粉质食物。例如，很多人认为面包是一种淀粉质食物。虽然面包主要是一种淀粉质食物，但它也含有蛋白质。同样，牛奶可能是最好的单一食物，但它也含有蛋白质和淀粉。不要吃面包喝牛奶，这种说法是愚蠢的，就像说不要把肉类和土豆一起食用一样。</text:p>
      <text:p text:style-name="P11">【课文难点注释】</text:p>
      <text:p text:style-name="P7">1．Among civilized people it was once thought that ginger root by some magical power could improve the memory.(Para 2) <text:s/>一些文明人曾经认为姜根有某种魔力，能改善记忆力。<text:line-break/> <text:s text:c="3"/>本句中it是形式主语，真正的主语是后面的that从句。by意思是“凭着”，“靠着。” </text:p>
      <text:p text:style-name="P7">2．How surprised the people who thought tomatoes poisonous would be if they could know that millions of pounds of tomatoes were supplied to soldiers overseas during World War Ⅱ.(Para 3)<text:line-break/> <text:s text:c="3"/>如果认为西红柿有毒的人知道在二战中数百万磅的西红柿提供给了在海外的战士们，他们会多么吃惊!<text:line-break/> <text:s text:c="3"/>1)本句中How surprised the people……would be 是个感叹句结构，句子结构是How+形容词+主语＋谓语!例如：How strong he is! 他多么强壮啊!<text:line-break/> <text:s text:c="3"/>另一种感叹句由what引导，句子结构是What+名词短语+主语+谓语!例如 ：What a strong man he is! 他多么强壮啊!<text:line-break/> <text:s text:c="3"/>2)句中soldiers overseas 意为“在海外的战士们”；而overseas soldiers意为“来自海外的战士们。” </text:p>
      <text:p text:style-name="P7">3．Washing food down with water as a substitute for chewing is not a good idea,…(Para 6)</text:p>
      <text:p text:style-name="P7">用水把食物冲下去代替咀嚼不是个好主意，…</text:p>
      <text:p text:style-name="P7">本句中as是个介词，意为“作为”；substitute是个名词，意为“代替”，注意代替某物用for。 substitute 也能做动词，经常用在substitute…for…结构中，意为“用…代替…”。 </text:p>
      <text:p text:style-name="P7">4．Many of the ideas which scientists tell us have no foundation have to do with mixture of foods.(Para 7)</text:p>
      <text:p text:style-name="P7">很多想法是关于食物混在一起吃的，而科学家告诉我们，这些想法毫无根据。 </text:p>
      <text:p text:style-name="P7">本句中，scientists tell us 是插入语，不影响整个句子的主谓一致关系。例如：</text:p>
      <text:p text:style-name="P7">What do you think is the correct choice? <text:s text:c="2"/>你认为正确的选择是什么?<text:line-break/>The man who she says is a criminal is my friend.　她说是罪犯的那个人是我的朋友。 </text:p>
      <text:p text:style-name="P26">5．A similar wrong idea is that fish and ice cream when eaten at the same meal form a poisonous combination.(Para 7)<text:line-break/>类似的一种错误想法认为在同一餐中吃鱼和冰淇淋会形成一种有毒的化合物。 <text:line-break/>本句中that从句是表语从句，说明主语 idea 的内容。在这个表语从句中，when eaten at the same meal 做<text:soft-page-break/>状语，可视为一个状语从句的省略形式：when they are eaten at the same meal.</text:p>
      <text:p text:style-name="P11">【课文练习答案】</text:p>
      <text:p text:style-name="P26">I.阅读理解：</text:p>
      <text:p text:style-name="P7">1．d (第1段讲了很多原始民族和一些野蛮部落对食物的看法，第2段讲了文明人对食物的看法。所以应选d。) </text:p>
      <text:p text:style-name="P26">2．d (根据第5段可知应选a。) </text:p>
      <text:p text:style-name="P7">3．d (从第8段第2、3、4行可知d是正确答案。a，b都是无科学根据的看法，而c不正确，可根据第6段第3、4、5行得知。) </text:p>
      <text:p text:style-name="P7">4．c (根据第8段第4、5、6行可知应选c。a，b是人们对食物的看法，并无根据。d也无根据，从第5段可知。) </text:p>
      <text:p text:style-name="P7">5．c (课文最后一句之意为：肉和土豆不能同时吃这种说法是愚蠢的，不能吃面包或者不能喝牛奶这种说法也是愚蠢的。而c的含意是：对肉和土豆一起吃的否定态度没有什么根据。可见c与课文最后一句意同，应选c。) </text:p>
      <text:p text:style-name="P26">Ⅱ.找出下列词或短语的同义词：</text:p>
      <text:p text:style-name="P26">1.bravery　2.eager 　3.civilized 　4.overseas 　5.substitute　6.foundation　7.mixture　 8.belief <text:s/>　9.protein　　 <text:s/>10.contain</text:p>
      <text:p text:style-name="P26">Ⅲ.用括号中名词的复数形式填空：</text:p>
      <text:p text:style-name="P26">1．pianos violins (杰克逊先生的商店卖钢琴和小提琴。) </text:p>
      <text:p text:style-name="P26">2．firemen (消防队员用了半小时才把火扑灭。) </text:p>
      <text:p text:style-name="P26">3．data (她提供资料，而她老师分析资料。) </text:p>
      <text:p text:style-name="P26">4．deer (鹿跑进花园把里面的植物毁坏了。) </text:p>
      <text:p text:style-name="P26">5．potatoes,tomatoes (现在很多中国人喜欢吃土豆和西红柿。) </text:p>
      <text:p text:style-name="P26">Ⅳ.把下列句子译成英语：</text:p>
      <text:p text:style-name="P26">1．During World WarⅡ soldiers ate a large number of potatoes. </text:p>
      <text:p text:style-name="P7">2．There is a wrong idea that by eating an animal you can get the good qualities of that animal. </text:p>
      <text:p text:style-name="P26">3．It is to be proved whether fish is the best brain food. </text:p>
      <text:p text:style-name="P26">4．Milk contains rich protein,and many people drink it for break fast. </text:p>
      <text:p text:style-name="P26">5．Today,quite a few people have wrong ideas about some foods.</text:p>
      <text:p text:style-name="P11">【词汇练习答案】</text:p>
      <text:p text:style-name="P26">I.用所给词的正确形式填空，注意词性：</text:p>
      <text:p text:style-name="P26">1．a. civilize　　b.civilized　　c.civilization </text:p>
      <text:p text:style-name="P26">2．a. free　　　　b.freedom　　 　c.freely </text:p>
      <text:p text:style-name="P26">3．a. digest　　　b.digestible　  c.digestion　　d.digestive,digestible </text:p>
      <text:p text:style-name="P26">4．a.scientists　 b.scientific　  c.science </text:p>
      <text:p text:style-name="P26">Ⅱ.用下面所列出的词的正确形式填空：</text:p>
      <text:p text:style-name="P26">1．mixture (桔子是黄红色。) </text:p>
      <text:p text:style-name="P26">2．poisonous (有些蛇有毒，我们应离它们远点儿。) </text:p>
      <text:p text:style-name="P26">3．suppose (我认为他的很多看法是谬见。) </text:p>
      <text:p text:style-name="P26">4．digest (医生叫他吃易消化的食物。) </text:p>
      <text:p text:style-name="P26">5．widespread (他的发现引起了广泛的关注。) </text:p>
      <text:p text:style-name="P26">6．overseas (有时候通过肤色就可很容易知道一个学生是否来自海外。) </text:p>
      <text:p text:style-name="P26">7．similar (无线电波与光波相似，只不过无线电波的波长比光波的波长要长得多。) </text:p>
      <text:p text:style-name="P26">8．foundation(他的理论缺乏科学根据。) </text:p>
      <text:p text:style-name="P26">9．eager(这个男孩渴望成功。) </text:p>
      <text:p text:style-name="P26">10．substitute(我们用蜜来代替糖。) </text:p>
      <text:p text:style-name="P26">Ⅲ.找出下列词的名词形式：</text:p>
      <text:p text:style-name="P26">1.digest——digestion　　　　 2.mix——mixture <text:s text:c="5"/>3.believe——belief 　　　　 </text:p>
      <text:p text:style-name="P26">4.civilize——civilization <text:s text:c="3"/>5.combine——combination</text:p>
      <text:p text:style-name="P26">Ⅳ.将下列句子译成英语：</text:p>
      <text:p text:style-name="P26"><text:soft-page-break/>1．We have not yet found a substitute for him. </text:p>
      <text:p text:style-name="P26">2．Children are eager to become as strong and brave as the heroes in films. </text:p>
      <text:p text:style-name="P26">3．He is supposed to be the man who runs fastest among us. </text:p>
      <text:p text:style-name="P26">4．Some stories are widespread,while others are not. </text:p>
      <text:p text:style-name="P26">5．As a matter of fact,meat and potatoes can be eaten together. </text:p>
      <text:p text:style-name="P26">6．People often think of a school as a small society.(或：A school is often thought of as a small society.)</text:p>
      <text:p text:style-name="P10">第二部分 Text B</text:p>
      <text:p text:style-name="P11">【课文译文】</text:p>
      <text:p text:style-name="P10">动物会思考吗?</text:p>
      <text:p text:style-name="P7">人们经常问这一问题：动物会思考吗?我认为有些动物思考得很多。很多动物就像在运动中的孩子一样。我们注意到，这一点就狗和猫而言常常是对的，但对别的动物也是一样。</text:p>
      <text:p text:style-name="P7">某些鸟在运动中非常活跃，某些昆虫也是这样。蚂蚁虽然努力工作，但仍有时间用于玩耍。它们赛跑、摔跤，有时候在一起模拟打斗。当它们从事这些运动时，它们的思想一定很忙碌。</text:p>
      <text:p text:style-name="P7">然而也有很多动物从来不玩。它们的思想似乎是属于更严肃的那一种。我们从来没见到青蛙参加运动。它们一直显得很严肃。猫头鹰的情况也是如此，它们看起来好像总是在思考某个重要的问题。</text:p>
      <text:p text:style-name="P7">动物们在建房子时思考得很多。鸟找寻它能用来筑巢的东西，这时候它思考。海狸在建造坝和房子时思考。它们找材料，安排材料，并用泥浆把材料粘到一起。在这些活动中，它们思考。蜘蛛的房子只有那些会思考的动物才能造出来。</text:p>
      <text:p text:style-name="P7">动物会思考，就会学习。某些动物比别的动物学得多。虽然鹦鹉在别的某些方面很愚蠢，但它会学说话。反舌鸟可以学会模仿很多不同的声音。马不用很长时间就能学会与它要干的活有关的很多事情。牧羊犬并不比别的狗知道得多，然而它却非常清楚怎样看护羊。</text:p>
      <text:p text:style-name="P7">虽然动物会思考和学习，但它们不像人那样在做事的方式上进行任何真正的改进。每一种鸟都有自己的筑巢方式，而且这种方式总是一成不变。别的动物也是如此，它们没有任何新的花样，也不互相学习。但是大家都知道，人总是在寻找新的方式建造房屋，总是在寻找进行各种劳动的更佳方式。</text:p>
      <text:p text:style-name="P7">有许多事动物知道怎样做，但它们要么未经学习就会，要么是以某种我们不了解的方式学会的。据说它们是靠本能做这样的事情，但没有人能说清楚本能是什么。正是靠着这种本能，鸟会筑巢，海狸会建坝和小屋。如果做这些事都是像人盖新房子那样经过了计划和仔细考虑，那么它们在做事情的方式上就会有所变化，有所改进。</text:p>
      <text:p text:style-name="P7">我已经提到过海狸的建筑本能。一个英国人抓到一只小海狸，他先把它关在笼子里，过了一会儿，他把海狸放出来，放到一间有各种各样东西的房间里。海狸一出来就开始施展它的建筑本能。它收集起所有它能找到的东西：树枝，篮子，皮靴，衣服，棍子，煤块等等，并进行安排整理，好像要建一个坝。如果它真有头脑的话，它本应知道在一个没有水的地方建坝是毫无用处的。</text:p>
      <text:p text:style-name="P7">显然，尽管动物像我们人一样靠感觉来学习某些事情，但它们对所学的东西远不如我们思考得那么多，这就是它们不能迅速进步的原因。即使是最聪明的动物，如大象和狗，对它们所看到和听到的东西也不做很多思考。不仅如此，有些事情我们知道，但动物却一无所知。它们不知道发生在它们自己观察范围之外的事情。它们的头脑与我们的很不相同，分不清对与错。</text:p>
      <text:p text:style-name="P11">【课文练习答案】</text:p>
      <text:p text:style-name="P7">I.根据课文判断下列句子的正误：</text:p>
      <text:p text:style-name="P7">1．True </text:p>
      <text:p text:style-name="P7">2．False(根据课文的第1，第3段可知此题错。这两段中讲动物思考很多 。) </text:p>
      <text:p text:style-name="P7">3．True </text:p>
      <text:p text:style-name="P7">4．False(根据第5段第2句可知，鹦鹉虽然会学说话，但在别的方面很愚蠢。所以文中并没有说鹦鹉比别的动物聪明。因此，本题错。) </text:p>
      <text:p text:style-name="P7">5．True</text:p>
      <text:p text:style-name="P7">6．True</text:p>
      <text:p text:style-name="P7">7．True</text:p>
      <text:p text:style-name="P7">8．True</text:p>
      <text:p text:style-name="P7">9．False(根据文章最后一段倒数第2句即可知此题错。)</text:p>
      <text:p text:style-name="P7"><text:soft-page-break/>10．True</text:p>
      <text:p text:style-name="P7">Ⅱ.根据课文填入所缺少的信息：</text:p>
      <text:p text:style-name="P7">1．true </text:p>
      <text:p text:style-name="P7">2．run races,wrestle,have mock fights together </text:p>
      <text:p text:style-name="P7">3．frogs, owls </text:p>
      <text:p text:style-name="P7">4．sport,very grave </text:p>
      <text:p text:style-name="P7">5．dams </text:p>
      <text:p text:style-name="P7">6．take care of sheep </text:p>
      <text:p text:style-name="P7">7．make real improvement </text:p>
      <text:p text:style-name="P7">8．fashions,none from each other </text:p>
      <text:p text:style-name="P7">9．methods </text:p>
      <text:p text:style-name="P7">10．instinct </text:p>
      <text:p text:style-name="P7">11．dogs,cats,ants,frogs,beavers,mocking birds,elephants,horses, owls,parrots</text:p>
      <text:p text:style-name="P11">【词汇练习答案】</text:p>
      <text:p text:style-name="P7">I.根据右栏的意义从左栏中找出相应词义的单词：</text:p>
      <text:p text:style-name="P7">1.d 　　2.c 　　3.b 　　4.a 　　5.e</text:p>
      <text:p text:style-name="P7">Ⅱ.选择最佳答案填入下列句子：</text:p>
      <text:p text:style-name="P7">1．D (有些鸟在运动中很活跃，一些昆虫也是如此。) </text:p>
      <text:p text:style-name="P7">2．A (他忙于工作。)</text:p>
      <text:p text:style-name="P7">3．C (他说话的样子好像他什么都知道。)</text:p>
      <text:p text:style-name="P7">4．D (鸟寻找能用来筑巢的东西。)</text:p>
      <text:p text:style-name="P7">5．D (我不大了解他，所以不能告诉你他的情况。)</text:p>
      <text:p text:style-name="P7">6．D (包括人类在内的所有生物使世界充满生机。)</text:p>
      <text:p text:style-name="P7">7．A (他们在某些方面相似。)</text:p>
      <text:p text:style-name="P7">8．B (鸟靠本能学习飞行。)</text:p>
      <text:p text:style-name="P7">9．B (商店里有各种各样的商品。) </text:p>
      <text:p text:style-name="P7">10．(这就是他总是迟到的原因。)</text:p>
      <text:p text:style-name="P11">【语法练习答案】</text:p>
      <text:p text:style-name="P7">I.说出下列句子是简单句，并列句还是复合句：</text:p>
      <text:p text:style-name="P11">1.复合句2.并列句3.复合句4.并列句5.复合句6.并列句7.并列句8.简单句9.并列句10.简单句</text:p>
      <text:p text:style-name="P7">Ⅱ.选择最佳答案填空：</text:p>
      <text:p text:style-name="P7">1．B (在商店里干活的女孩是店主的女儿。)</text:p>
      <text:p text:style-name="P7">2．D (去看看医生吧，否则你的感冒会更糟。)</text:p>
      <text:p text:style-name="P7">3．D (为了让学生听清楚，那些话重复了一次又一次。)</text:p>
      <text:p text:style-name="P7">4．C (你做饭时我打扫了房间。)</text:p>
      <text:p text:style-name="P7">5．B (她努力了，但没有成功。)</text:p>
      <text:p text:style-name="P7">6．A (你或者自己做这件事，或者让我做。)</text:p>
      <text:p text:style-name="P7">7．C (如果她不想做，就不必做。)</text:p>
      <text:p text:style-name="P7">8．C (开户前你可以去几家银行问一问，找到服务最好，时间最合适，利率最高的一家。)</text:p>
      <text:p text:style-name="P7">9．D (牛顿是历史上最伟大的科学家之一。) </text:p>
      <text:p text:style-name="P7">10．A (直到干完活他才停下来休息。)</text:p>
      <text:p text:style-name="P10">第三部分 词汇、短语</text:p>
      <text:p text:style-name="P11">【词汇、短语】</text:p>
      <text:p text:style-name="P7">1.foundation n. 1)基础，根据 2)建立 创立</text:p>
      <text:p text:style-name="P17">［例句］What he said had no foundation.他的话毫无根据。<text:line-break/>The foundation of the college was in 1951.该学院成立于1951年。</text:p>
      <text:p text:style-name="P7">2.contain v. 包含，含有</text:p>
      <text:p text:style-name="P7">［例句］The bottle can contain a liter of water.这个瓶子能装一升水。</text:p>
      <text:p text:style-name="P7"><text:soft-page-break/>3.engage v. 从事</text:p>
      <text:p text:style-name="P7">［短语］be en gaged in. sth.从事某事，忙于某事</text:p>
      <text:p text:style-name="P7">［例句］He is engaged in many kinds of jobs.他从事多种工作。</text:p>
      <text:p text:style-name="P7">4.imitate v. 模仿</text:p>
      <text:p text:style-name="P7">［例句］Children like to imitate adults. 小孩喜欢模仿成人。</text:p>
      <text:p text:style-name="P7">5.fashion n. 样式，方式；时尚</text:p>
      <text:p text:style-name="P7">［短语］in fashion 流行　　out of fashion 不再流行</text:p>
      <text:p text:style-name="P7">［例句］He behaves in a strange fashion. 他的行为很奇怪。</text:p>
      <text:p text:style-name="P13">Red clothes are in fashion now.现在流行红衣服。</text:p>
      <text:p text:style-name="P7">6.instinct n. 本能</text:p>
      <text:p text:style-name="P7">［例句］Birds build nests by their instinct. <text:s/>鸟靠本能筑巢。</text:p>
      <text:p text:style-name="P7">7.quality n. 质量；品质；特性</text:p>
      <text:p text:style-name="P7">［例句］The quality of the machine is high.机器的质量很高。</text:p>
      <text:p text:style-name="P13">We should keep the fine qualities of the working people.</text:p>
      <text:p text:style-name="P13">我们应该保持劳动人民的优良品质。</text:p>
      <text:p text:style-name="P13">One quality of the material is that it can endure stress.</text:p>
      <text:p text:style-name="P13">这种材料的特性之一就是能承受很大的压力。</text:p>
      <text:p text:style-name="P7">8.unlike prep. 不象</text:p>
      <text:p text:style-name="P17">［例句］He is unlike you. He studies hard,but you don't.<text:line-break/>他不像你。他学习努力，而你可不。</text:p>
      <text:p text:style-name="P10">Unit 6</text:p>
      <text:p text:style-name="P10">第一部分　Text　A</text:p>
      <text:p text:style-name="P11">【课文译文】</text:p>
      <text:p text:style-name="P10">钻 　石</text:p>
      <text:p text:style-name="P7">钻石稀有，美丽，也很有用。它们是自然界中所发现的最硬的物质。这意味着钻石能切割其他任何表面，而且只有用钻石才能对其他钻石进行微小的切割。</text:p>
      <text:p text:style-name="P7">钻石是由碳形成的。所有的生物包括动物和植物，都含有碳。地球上的很多碳来自于曾经有生命的东西。</text:p>
      <text:p text:style-name="P7">科学家们知道，高热和高压共同作用会使碳变成钻石。这种高热和高压只存在于地球深处灼热的岩浆中。人们认为数百万年前这种岩浆从地壳的裂缝处向上涌出。当这种岩浆冷却后，碳就变成了钻石晶体。</text:p>
      <text:p text:style-name="P7">只有四个地区已发现有很多钻石。</text:p>
      <text:p text:style-name="P7">第一个知名的地区在印度。数千年前在这里就发现了钻石。在17世纪，欧洲的旅游者从印度带回了这些美丽的石头。钻石很受欧洲国王和王后们的喜爱。</text:p>
      <text:p text:style-name="P7">18世纪20年代，在巴西发现了钻石。这个发现来得也正是时候。印度的钻石经过2500年的开采，其储量将要耗尽。</text:p>
      <text:p text:style-name="P7">19世纪，在俄罗斯和南非又发现了两个重要地区。今天，大部分工业用钻石来自俄罗斯。大部分用作宝石的钻石来自南非。所有开采出来的钻石中只有25%适合于切割成宝石。</text:p>
      <text:p text:style-name="P7">在印度，大部分钻石是从河底里找到的。人们常常从河底拣起一把一把的砂砾，并挑选出钻石。可能是20，000年前覆盖地球部分地区的巨大冰块的移动把这些钻石从它们的形成地带到了印度。</text:p>
      <text:p text:style-name="P7">然而今天大部分钻石不是在河床里找到的。它们是从地球深处叫作管子的岩层中开采出来的。科学家们认为这些岩石组织是火山的组成部分，是当熔岩向上涌过地壳时形成的。他们把发现有钻石的坚硬岩石叫作蓝色脉岩，因为它的颜色有点蓝。人们把这种蓝色脉岩炸成大块的岩石，再用升降机把它们运到上面。然后很小心地把这些岩石压碎，以使钻石不受破坏。接着，压碎的岩石被送到冲洗桌上。在冲洗桌上，压碎的岩石从涂着厚厚油脂的板子上流过。因为钻石会粘在油脂上，所以岩石和泥浆流下桌子，而钻石留了下来。</text:p>
      <text:p text:style-name="P7">钻石被发现时并不很引人注目。它们是些灰色的、看起来光滑的小圆石。有经验的钻石矿工能立刻把钻石分辨出来，但也有一些人会带着一块不同寻常的圆石，直到好几个星期后才发现他们得到的是块钻石。</text:p>
      <text:p text:style-name="P11">【课文难点注释】</text:p>
      <text:p text:style-name="P7">1．People would pick up handfuls of gravel from the bottom of the streams and sort out the diamonds.(Para 8) <text:s/>人们常常从河底拣起一把一把的砂砾，并挑选出钻石。<text:line-break/><text:soft-page-break/> <text:s text:c="3"/>would 是情态动词，表示过去的习惯。例如：<text:line-break/> <text:s text:c="3"/>He would speak for hours if he was given the chance.<text:line-break/> <text:s text:c="3"/>如果他有讲话的机会，就会讲几个小时。<text:line-break/> <text:s text:c="3"/>would 后有两个动词词组，一是 pick up，另一个是 sort out。 </text:p>
      <text:p text:style-name="P7">2．They are mined from rock formations deep inside the earth called pipes.(Para 9)</text:p>
      <text:p text:style-name="P7">它们是从地球深处叫作管子的岩层中开采到的。</text:p>
      <text:p text:style-name="P7">deep inside the earth 是介词短语，做rock formations 的后置定语。called pipes是过去分词短语，也做rock formations 的后置定语。 </text:p>
      <text:p text:style-name="P7">3．Scientists believe that these are parts of volcanoes that were formed when molten rock pushed upward through the earth's crust.(Para 9)<text:line-break/> <text:s text:c="3"/>科学家们认为这些岩层是火山的组成部分，是熔岩经过地壳向上涌动时形成的。 <text:line-break/> <text:s text:c="3"/>that 引导的宾语从句中，还有一个that从句，即：that were formed when… ，这个that从句是个定语从句，做前面名词parts的后置定语。 </text:p>
      <text:p text:style-name="P7">4．But some people have carried around an unusual pebble for weeks before finding out that they had got a diamond.(Para 10)<text:line-break/> <text:s text:c="3"/>但是有些人带着一块非同寻常的圆石，直到好几个星期后才发现他们得到的是块钻石。<text:line-break/> <text:s text:c="3"/>before的含意虽然是“在…之前”，但在把此句译为汉语时却又不能译为“在……之前”，而应译为“在…之后才…”。例如：</text:p>
      <text:p text:style-name="P7">It will be five years before we meet again.五年后我们才能再次见面。</text:p>
      <text:p text:style-name="P11">【课文练习答案】</text:p>
      <text:p text:style-name="P7">I.阅读理解：</text:p>
      <text:p text:style-name="P7">1．b (课文的第2段讲钻石是用碳制成的，第3段讲碳怎样才能变成钻石。所以这两段讲的是钻石是怎样形成的，因此选b。) </text:p>
      <text:p text:style-name="P7">2．a (第5段讲到在印度发现了钻石，第6段讲到在巴西发现钻石，第7段讲到在俄罗斯和南非发现了钻石。所以这三段讲钻石的发现地，故应选a。) </text:p>
      <text:p text:style-name="P7">3．b (倒数第5段已提到了印度的钻石开采，倒数第4段又讲了俄罗斯和南非的钻石开采，倒数第3段提到了人们从哪儿找到钻石，倒数第2段主要讲了钻石开采的细节及过程，倒数第1段讲了钻石刚被发现出来时给人的印象。所以此五段主要讲了钻石的开采，题目应反映大意，故选b。) </text:p>
      <text:p text:style-name="P7">4．c (第1段中的几个形容词说明了钻石的价值：rare,beautiful,useful,the hardest,所以应选c。) </text:p>
      <text:p text:style-name="P7">5．c (从倒数第2段中最后一句可找到，grease(油脂)可以粘住钻石，而不粘石头和泥土。因此选c。) </text:p>
      <text:p text:style-name="P7">Ⅱ.找出下列词或短语的同义词：</text:p>
      <text:p text:style-name="P7">1.rare　　　2.substance　　3.slight　 <text:s/>　4.pressure 　　5.crystal　 </text:p>
      <text:p text:style-name="P7">6.crack　　 7.gem　　　 <text:s text:c="3"/>8.elevator　　9.blast　 <text:s/>　　10.pebble</text:p>
      <text:p text:style-name="P7">Ⅲ.用“It is”或“It was”开头，把下列句子改成被动语态：</text:p>
      <text:p text:style-name="P7">1．It was thought that the earth was flat. </text:p>
      <text:p text:style-name="P7">2．It is reported that a new government has been founded. </text:p>
      <text:p text:style-name="P7">3．It was believed that the sun travelled around the earth. </text:p>
      <text:p text:style-name="P7">4．It is believed that living things exist on Mars. </text:p>
      <text:p text:style-name="P7">5．It is said that the world temperature is growing higher. </text:p>
      <text:p text:style-name="P7">Ⅳ.从下列短语中选择适当的词语完成句子：</text:p>
      <text:p text:style-name="P7">1．stick to (请严格遵守时间表，而且我们商定好的事也不要做任何改变。) </text:p>
      <text:p text:style-name="P7">2．change…into… (请你给我把这张50便士的钱换成5张10便士的钱好吗?) </text:p>
      <text:p text:style-name="P7">3．stick to (因为我们不熟悉路，所以应该一直走大路。) </text:p>
      <text:p text:style-name="P7">4．running out (我们最好现在去购买圣诞节用品。时间不多了。)</text:p>
      <text:p text:style-name="P7">5．pick up (小孩子很快就学会他们从大人那儿听到的话。)</text:p>
      <text:p text:style-name="P7">6．changed into (当王子吻哪只猫时，猫变成了美丽的公主。)</text:p>
      <text:p text:style-name="P7">7．ran out (我们决定趁钱还没用完最好回家。)</text:p>
      <text:p text:style-name="P7">8．picked up (他拿起帽子就出去了。)</text:p>
      <text:p text:style-name="P7"><text:soft-page-break/>9．sorting out (这个男孩正在给他收集的外国邮票分类。)</text:p>
      <text:p text:style-name="P7">10．sort out (我们必须把好苹果跟坏苹果分开。) </text:p>
      <text:p text:style-name="P7">Ⅴ.将下列句子译成英语：</text:p>
      <text:p text:style-name="P7">1．It is well known that diamonds are the hardest substance. </text:p>
      <text:p text:style-name="P7">2．Today most diamonds are not found in stream beds,but are mine d from rock formations deep inside the earth.</text:p>
      <text:p text:style-name="P7">3．Diamonds,as they are mined,do not look very impressive. </text:p>
      <text:p text:style-name="P7">4．He has no persistence no matter what he does. </text:p>
      <text:p text:style-name="P7">5．The eruption of an active volcano is a terrible phenomenon.</text:p>
      <text:p text:style-name="P11">【词汇练习答案】</text:p>
      <text:p text:style-name="P7">Ⅰ.用所给词的正确形式填空，注意词性：</text:p>
      <text:p text:style-name="P7">1．a.popularity　　b.popularize　　　 c.popular</text:p>
      <text:p text:style-name="P7">2．a.hand(n.)　　　b.hand(vt.)　　　　c.handful</text:p>
      <text:p text:style-name="P7">3．a.formed(vt.)　 b.formation　　　　c.forms(n.)</text:p>
      <text:p text:style-name="P7">4．a.impression　　b.impressive　　　 c.impressed </text:p>
      <text:p text:style-name="P7">Ⅱ.用下面所列出词的正确形式填空：</text:p>
      <text:p text:style-name="P7">1．experienced (做为一个有经验的工人，他知道如何去做以及为何而做。)</text:p>
      <text:p text:style-name="P7">2．Extreme (严寒将对这个地区的庄稼造成损害。)</text:p>
      <text:p text:style-name="P7">3．formation (热使水变成汽。)</text:p>
      <text:p text:style-name="P7">4．pressure (这个公司经理在巨大的压力下工作。)</text:p>
      <text:p text:style-name="P7">5．blasted (他们炸掉了那座山以便修路。)</text:p>
      <text:p text:style-name="P7">6．handful (奶奶给鸡喂了一把大米。)</text:p>
      <text:p text:style-name="P7">7．crystal (他买了五只水晶酒杯。)</text:p>
      <text:p text:style-name="P7">8．destroyed (这座城在二战期间全部被毁掉了。)</text:p>
      <text:p text:style-name="P7">9．unusual (我喜欢那幅画，它很奇特。)</text:p>
      <text:p text:style-name="P7">10．flow (很多河流向大海。) </text:p>
      <text:p text:style-name="P7">Ⅲ.将下列句子译成英语：</text:p>
      <text:p text:style-name="P7">1．Please sort out what you want and throw away the rest.</text:p>
      <text:p text:style-name="P7">2．The price of the elevator is somewhat higher than expected.</text:p>
      <text:p text:style-name="P7">3．These pictures are very popular with young people.</text:p>
      <text:p text:style-name="P7">4．He stopped writing because his pen had run out of ink. </text:p>
      <text:p text:style-name="P7">5．An experienced man can immediately tell which one is real.</text:p>
      <text:p text:style-name="P10">第二部分 Text B</text:p>
      <text:p text:style-name="P7">【课文译文】</text:p>
      <text:p text:style-name="P10">动物和植物的区别</text:p>
      <text:p text:style-name="P7">如果有人问你：“动物和植物的区别是什么?”你认为你会给出一个什么样的答案呢?你的第 一个想法可能会是：植物有叶子，有根，有花，而动物没有。然 而这种想法可能不正确，因为有很多植物既没有根，也没有叶子和花，而有些动物似乎全有。</text:p>
      <text:p text:style-name="P7">抬头看看天，然后低头看看你脚下的地，你会认为会非常容易分辨出哪是天，哪是地。但是如果你住在旷野，或住得靠近大海，当你向似乎是天地相连的地方远眺时，你经常会感到这个问题有点难度。你看到的只是像烟一样的薄雾，这是天和地的分界线。但是你难以说出一个在何处结束，另一个从哪儿开始。</text:p>
      <text:p text:style-name="P7">整个自然界都是这种情况。你可能会看到一群奶牛站在树下，或发现一只蜜蜂一大早在牵牛花上吮吸晨露，这时候如果有人问你是否能区分开动物和植物，你或许会笑的。</text:p>
      <text:p text:style-name="P7">但是假设你不去想这些常见的熟悉的东西，而是研究必须用放大镜看的物体，你就会发现很多事情令你困惑。你会发现植物没有根，没有叶子，没有花或种子。你还会发现动物没有头，没有脚，没有眼睛，没有嘴或没有胃。</text:p>
      <text:p text:style-name="P7">大自然的研究者并不满足于猜测，而是日复一日地观察发生在一个物体内的变化。他们看到了很多大部分人看不到的东西。因而他们发现，动物和植物之间的真正区别在于它们做什么，而不在于它们看起来是什么。</text:p>
      <text:p text:style-name="P7">我们现在知道各种海草中有大约四分之一是动物。几年前它们全部被归为植物。长期以来人们认为动物和植物<text:soft-page-break/>的主要区别是前者能到处移动而后者不能。但是这种区别并不成立。</text:p>
      <text:p text:style-name="P7">那么，我们怎样才能知道一个活的物体是动物还是植物呢?植物能靠无机物生活，它们有能力把土壤、空气和水变成某些物质，这些物质进入它们身体并成为身体的一部分。而动物只能靠植物从无机物转化出来的植物性物质生活。虽然动物需要一些无机物食物，但是它们不能仅靠无机物生活。</text:p>
      <text:p text:style-name="P7">所有使我们身体强壮，或使我们身体成长的食物都曾经是植物形式。如果不是植物先到了地球并使地球变成一个适合于更高层次生物生活的地方，那么鸟、鱼或其他动物就不会在地球上生存。</text:p>
      <text:p text:style-name="P7">植物是真正的神仙，它们在我们周围不断创造着奇迹。它们的根扎入土地并吸取它的营养。它们在空气中展开宽宽的叶面，吸取空气中的养分。它们用吸取的东西制造出美丽的花，香喷喷的果实和金黄的谷物。</text:p>
      <text:p text:style-name="P7">让我们更加仔细地研究植物的生长方式吧。植物的根扎进土壤。如果根找不到水，它很快就会死去。如果找到了水，它就开始吸取水分并把水转化成树液。除了水，根还吸收土壤中能溶入水的部分。</text:p>
      <text:p text:style-name="P7">此时你就会看出植物的食物与动物的食物的不同之处。</text:p>
      <text:p text:style-name="P7">【课文练习答案】</text:p>
      <text:p text:style-name="P7">Ⅰ.根据课文判断下列句子的正误：</text:p>
      <text:p text:style-name="P7">1．False(根据第1段最后一句可知很多植物没有根、叶和花。所以第1题错。) </text:p>
      <text:p text:style-name="P7">2．True </text:p>
      <text:p text:style-name="P7">3．False(从课文的第4段最后一句可知，很多动物没有头、腿、嘴或胃，所以此题错。) </text:p>
      <text:p text:style-name="P7">4．False(从第6段第一句可知，海藻中大约四分之一是动物，也就是说，四分之三的海藻是植物，即大多数海藻是植物。所以此题错。) </text:p>
      <text:p text:style-name="P7">5．False(从第6段最后两句可知，动植物间的主要区别并不是能否移动。所以此题错。) </text:p>
      <text:p text:style-name="P7">6．True </text:p>
      <text:p text:style-name="P7">47．False (从第7段第2句可知，植物能以无机物为生，从第3句可知，动物只能靠植物从无机物转化而来的植物性物质为生。所以，此题错。) </text:p>
      <text:p text:style-name="P7">8．True </text:p>
      <text:p text:style-name="P7">9．True </text:p>
      <text:p text:style-name="P7">10．True </text:p>
      <text:p text:style-name="P7">Ⅱ.根据课文填上所缺少的信息：</text:p>
      <text:p text:style-name="P7">1．difficulty (我对这个局势感到迷惑不解。) </text:p>
      <text:p text:style-name="P7">2．the thin blue haze (盐和糖易溶于水。) </text:p>
      <text:p text:style-name="P7">3．magnifying glass (我们离开大路后不久就迷路了。) </text:p>
      <text:p text:style-name="P7">4．do,be (他正在用放大镜看一张邮票。) </text:p>
      <text:p text:style-name="P7">5．guessing (长期以来人们认为动、植物之间的主要区别是前者能到处移动而后者不能。) </text:p>
      <text:p text:style-name="P7">6．vegetable (她仔细地观察，但很少说话。) </text:p>
      <text:p text:style-name="P7">7．come first,a higher order of beings (我们飞过山脉上空时，能看到下面的雪峰。) </text:p>
      <text:p text:style-name="P7">8．earth,air (教师应该有跟年轻人相处的丰富经验。 </text:p>
      <text:p text:style-name="P7">9．flowers,fruits,grain (我们可以欣赏植物美丽的花，可以享用植物香喷喷的果实，以及金黄的粮食。) </text:p>
      <text:p text:style-name="P7">10．carries (水中含有土壤的某些部分，这些部分对植物的生长是必要的。)</text:p>
      <text:p text:style-name="P20"/>
      <text:p text:style-name="P20"/>
      <text:p text:style-name="P20"/>
      <text:p text:style-name="P20">Unit 7</text:p>
      <text:p text:style-name="P20">第一部分 Text A</text:p>
      <text:p text:style-name="P11">【课文译文】</text:p>
      <text:p text:style-name="P10">家　庭</text:p>
      <text:p text:style-name="P7">“家庭”这个词对不同的人有不同的意义。甚至词典也给出了好几个意义：“一群由血缘或婚姻联系起来的人”、“两个成年人和他们的孩子们”、“从一个共同祖先延续下来的所有的人”、“在一座房子里住在一起的所有的人”等等。有些人认为家就是母亲、父亲和他们的孩子们，家中的其他人还包括祖父母、婶婶、叔叔和堂兄妹。对一些人来说，家庭就是在离家很远的地方生活的一群亲戚，而对另一些人来说，拥有一个家只意味着有孩子。有些家庭有很长的历史，而另一些家庭对自己的祖先知之甚少。无论一个家庭的历史是长还是短，规模是大还是小，是传<text:soft-page-break/>统的还是现代的，每个家庭都知道家是什么。它是一种归属感，一种爱和安全的感觉。这些感觉来自于共同生活，互相帮助和同甘共苦。</text:p>
      <text:p text:style-name="P7">基本上有两种家庭类型：核心家庭和大家庭。核心家庭通常由双亲(父亲和母亲)和他们的孩子组成。父亲和母亲形成核心家庭的核心或中心。孩子们一直生活在核心家庭里，直到长大结婚。然后他们形成新的核心家庭。</text:p>
      <text:p text:style-name="P7">大家庭非常大。在一个大家庭里经常有很多核心家庭。一个大家庭包括孩子、父母、祖父母、叔叔、婶婶和堂兄妹。大家庭的成员由血缘(祖父母、父母、孩子、兄弟、姐妹等)或婚姻(丈夫、妻子、婆婆等)联系起来。他们之间有联系，所以大家庭里的成员叫做亲属。</text:p>
      <text:p text:style-name="P7">传统上，大家庭中的所有成员住在同一个地方。然而，随着农业社会向工业社会的转变，很多核心家庭离开家庭聚居地去寻找工作。在今天的工业社会里，大多数核心家庭的成员生活在一起，但是大多数大家庭的成员不住在一起。所以我们可以说，随着社会工业化的发展，核心家庭变得比大家庭更为重要。</text:p>
      <text:p text:style-name="P7">在像美国这样的后工业化社会里，甚至核心家庭也在变化。因为父母不想要更多的孩子，所以核心家庭变得越来越小，而且无孩子家庭的数量也在增加。传统上，核心家庭中的父亲挣钱养家，而母亲则做家务，照看孩子。今天，在美国有超过50%的核心家庭是两个人挣钱的家庭——父亲和母亲都挣钱养家，还有一些家庭母亲挣钱养家而父亲做家务，照看孩子。很多核心家庭也正在“分裂”——因为越来越多的父母正在离婚。</text:p>
      <text:p text:style-name="P7">核心家庭的这种“分裂”结果将是什么?社会学家们现在谈到两种新的家庭模式：单亲家庭和再婚家庭。几乎20%的美国家庭是单亲家庭，其中85%的单亲是母亲。大多数单亲发现独自照料一个家很困难，因此他们很快又结婚，形成再婚家庭。随着社会学家们对这两种新的家庭模式的研究，他们将能够告诉我们后工业化时期有关核心家庭未来的更多的情况。</text:p>
      <text:p text:style-name="P11">【课文难点注释】</text:p>
      <text:p text:style-name="P7">1．Traditionally,the father of a nuclear family earned money for the family while the mother cared for the house and the children.<text:line-break/>传统上，核心家庭的父亲挣钱养家，而母亲做家务照看孩子。(Pare 5)<text:line-break/>traditionally 是句首评注性状语；while 引导一个并列分句，意思是“而”，表示对比。例如：<text:line-break/>You like sports,while I'd rather read.你爱运动，而我爱看书。 </text:p>
      <text:p text:style-name="P7">2．Most single parents find it very difficult to take care of a family alone…(Para 6)很多单亲发现独自照料一个家庭很难…。<text:line-break/>it 是形式宾语，真正的宾语是后面的不定式短语：to take care of a family a lone,alone是副词，修饰词组take care of，意为“独自地”。</text:p>
      <text:p text:style-name="P11">【课文练习答案】</text:p>
      <text:p text:style-name="P7">I.阅读理解：</text:p>
      <text:p text:style-name="P7">1．b (根据课文的第2、3、6段可知，核心家庭一般包括父母和孩子，大家庭常常包括很多个核心家庭，单亲家庭中只有父母中的一个及孩子，而再婚家庭不过是核心家庭分裂后的再次组合，规模不大，所以，大家庭的规模最大。因此，正确答案是b。) </text:p>
      <text:p text:style-name="P7">2．b (根据第1段最后两句即可知应选b。) </text:p>
      <text:p text:style-name="P7">3．d (根据第4段第2句即知d是正确答案。) </text:p>
      <text:p text:style-name="P7">4．b (根据第5段的第一句即可知以美国为典型例子的后工业化国家指的是发达国家，所以应选b。) </text:p>
      <text:p text:style-name="P7">5．c (根据第6段可知，破裂后的家庭经过再次组合形成再婚家庭。所以本题应选c。) </text:p>
      <text:p text:style-name="P7">Ⅱ.从课文中找出下列单词的反义词：</text:p>
      <text:p text:style-name="P7">1.divorce　　　　2.single　　　 3.extended　　 4.together　　5.traditional　　</text:p>
      <text:p text:style-name="P7">6.increase　　 <text:s text:c="2"/>7.result　　 　8.love <text:s text:c="4"/>　　9.earn 　　　 10.often</text:p>
      <text:p text:style-name="P7">Ⅲ.用下面所给出的词的正确形式填空：</text:p>
      <text:p text:style-name="P7">1．basically (基本上我的工作是保证计算机系统工作正常。) </text:p>
      <text:p text:style-name="P7">2．traditionally (传统上这个公司的主要市场一直在英国和美国。) </text:p>
      <text:p text:style-name="P7">3．extended (他们要去澳大利来度长假。) </text:p>
      <text:p text:style-name="P7">4．divorced (婚后只有六个月他们就离婚了。) </text:p>
      <text:p text:style-name="P7">5．related (如果两件事情相关，它们之间就存在着联系。) </text:p>
      <text:p text:style-name="P7">6．relative (他是我的亲戚。他父亲娶了我姨。) </text:p>
      <text:p text:style-name="P7">7．industrial (沈阳是我国最重要的工业城市之一。) </text:p>
      <text:p text:style-name="P7"><text:soft-page-break/>8．industrialized (中国正在迅速地实现工业化。) </text:p>
      <text:p text:style-name="P7">9．nuclear (那个国家的这个地方要建几个核电站。) </text:p>
      <text:p text:style-name="P7">10nucleus (我们学校图书馆的核心是大约100本书。) </text:p>
      <text:p text:style-name="P7">Ⅳ.将下列句子译成英语：</text:p>
      <text:p text:style-name="P7">1．There are many single parent families and remarried families in the United States. </text:p>
      <text:p text:style-name="P7">2．Undoubtedly,an extended family is related by blood or marriage. </text:p>
      <text:p text:style-name="P7">3．The nuclear family in China usually consists of a father,a mother and their single child. </text:p>
      <text:p text:style-name="P7">4．Family means a sense of belonging for both the young and the old. </text:p>
      <text:p text:style-name="P7">5．Most people are not willing to live with their parents when they grow up.</text:p>
      <text:p text:style-name="P7">【词汇练习答案】</text:p>
      <text:p text:style-name="P7">Ⅰ.用所给词的正确形式填空，注意词性：</text:p>
      <text:p text:style-name="P7">1．a.relative　　　　　 b.relation　　 　　　c.relate </text:p>
      <text:p text:style-name="P7">2．a.extension　　　　　b.extensive　　　　　c.extended </text:p>
      <text:p text:style-name="P7">3．a.tradition　　　　　b.Traditionally　　　c.traditional </text:p>
      <text:p text:style-name="P7">4．a.industrialized　 　b.Industrial　　　　c.industry </text:p>
      <text:p text:style-name="P7">Ⅱ.用所给词的正确形式填空：</text:p>
      <text:p text:style-name="P7">1．relatives (婶婶和叔叔都是亲属。) </text:p>
      <text:p text:style-name="P7">2．extend (他决定把访问从一周延长至三周。) </text:p>
      <text:p text:style-name="P7">3．marriage (他们的幸福婚姻已持续了五十年。) </text:p>
      <text:p text:style-name="P7">4．descended (电梯慢慢地下到一楼。) </text:p>
      <text:p text:style-name="P7">5．nucleus (原子的所有质量几乎都在原子核上。) </text:p>
      <text:p text:style-name="P7">6．traditional (国外的学生喜欢吃传统中式早餐。) </text:p>
      <text:p text:style-name="P7">7．social (来自不同社会制度的人思想也会不同。) </text:p>
      <text:p text:style-name="P7">8．definition (你能给这个术语下个定义吗?) </text:p>
      <text:p text:style-name="P7">9．security (为安全起见，门上了锁链又加了锁。) </text:p>
      <text:p text:style-name="P7">10．basically (她看上去挺严格，但基本上很友好。) </text:p>
      <text:p text:style-name="P7">Ⅲ.将下列句子译成英语：</text:p>
      <text:p text:style-name="P7">1．In modern families parents earn money for the family. </text:p>
      <text:p text:style-name="P7">2．she is a teacher while her brother is an engineer. </text:p>
      <text:p text:style-name="P7">3．Traditionally,Chinese young people live with their parents until they grow up and get married. </text:p>
      <text:p text:style-name="P7">4．All the teachers care for my progress in study. </text:p>
      <text:p text:style-name="P7">5．In some families, both parents work and take care of the house and children. </text:p>
      <text:p text:style-name="P7">6．The group was split up into two because it was too large. </text:p>
      <text:p text:style-name="P7">7．They planned to extend their study in the field. </text:p>
      <text:p text:style-name="P7">8．Two years ago she divorced her husband.</text:p>
      <text:p text:style-name="P10">第二部分 Text B</text:p>
      <text:p text:style-name="P11">【课文译文】</text:p>
      <text:p text:style-name="P10">变化中的美国家庭</text:p>
      <text:p text:style-name="P7">虽然一个国家与另一个国家中的家庭结构很不相同，但是家庭对于全世界所有的人来说都很 重要。像世界上很多国家一样，美国的家庭正在发生变化。一代人或两代人以前，父亲是一家之主的传统家庭司空见惯。现在，更为普遍的是现代家庭父亲和母亲是平等的合作者。虽然传统家庭和现代家庭之间有相似的地方，但也有很重要的不同之处。</text:p>
      <text:p text:style-name="P7">昨日的传统家庭和今天的现代家庭有几处相似的地方。传统家庭是核心家庭，现代家庭也是。传统家庭中父亲的作用是养家，同样，人们也期望现代家庭中的父亲这样做。传统家庭中的母亲就像现代家庭中的母亲一样照管孩子的身心需要。</text:p>
      <text:p text:style-name="P7">另一方面，传统家庭和现代家庭之间也有很大的差别。第一个重要的区别是男人的作用。传统的丈夫是家长，因为只有他离家工作。如果妻子工作挣钱，人们就会认为丈夫是个不能养家的人。在今天的很多家庭里，丈夫和妻<text:soft-page-break/>子都工作挣钱，所以，他们共同承担家长的角色。此外，传统的丈夫常常就钱的花销做出大的决定，而现代的丈夫与妻子共同做出决定。还有，传统丈夫不帮妻子做家务或做饭，当丈夫回到家时饭已经做好了。相反，现代丈夫在家里帮助有工作的妻子，他可以做一些家务活，丈夫做饭也很平常。</text:p>
      <text:p text:style-name="P7">第二个区别在于妇女的作用。在传统家庭里，女人在结婚后的头些年里可能会工作挣钱。然而，她怀孕后，一般就放弃工作。她的主要作用是照料家。相反，在今天的很多家庭里，现代妇女甚至在生了孩子后也离家工作。她所做的工作是两种而不是一种，因此，她比传统的母亲更忙碌。传统的妻子要学着根据丈夫的收入来生活，而现代的妻子则不必如此，因为家庭有两份收入。</text:p>
      <text:p text:style-name="P7">最后一种区别是孩子的作用。在传统家庭里，孩子由母亲照顾，因为她不离家工作。而今天，学龄前的孩子可以定时去幼儿保育中心或找保姆临时看护，因为母亲要工作。传统家庭中上学的孩子更有依赖性。他们的母亲在家里帮助他们做好上学前的准备，给他们做早饭。相反，现代的孩子们有更强的独立性。他们必须早早起床做好上学前的准备。他们的母亲忙着准备上班，所以他们甚至可能得自己做早饭</text:p>
      <text:p text:style-name="P7">总之，今天的美国家庭与50年前的家庭是不同了。在现代家庭，由于越来越多的妇女出去工作，父亲、母亲和孩子的作用已经起了变化。在下一个世纪，美国家庭的结构可能会有更大的变化。看到这些变化应该是很有趣的。</text:p>
      <text:p text:style-name="P11">【课文练习答案】</text:p>
      <text:p text:style-name="P7">Ⅰ.根据课文判断下列句子的正误：</text:p>
      <text:p text:style-name="P7">1．False (根据课文的第1句即可知本题错误。) </text:p>
      <text:p text:style-name="P7">2．False (根据课文第1段可知，虽然家庭在变化，家庭对人的重要性并没有变。所以本题错。) </text:p>
      <text:p text:style-name="P7">3．True </text:p>
      <text:p text:style-name="P7">4．False (根据第二段第3、4句，以及第三段可知，父亲一直在外工作挣钱养家，所以父亲的这个作用并没有变化。因此，本题错。) </text:p>
      <text:p text:style-name="P7">5．True </text:p>
      <text:p text:style-name="P7">6．False (根据第3段第7行可知，丈夫和妻子同是一家之主。所以本题错 。) </text:p>
      <text:p text:style-name="P7">7．True </text:p>
      <text:p text:style-name="P7">8．True </text:p>
      <text:p text:style-name="P7">9．False (根据第4段第6、7行可知，妻子比以前更忙碌。因此本题错。) </text:p>
      <text:p text:style-name="P7">10．True </text:p>
      <text:p text:style-name="P7">Ⅱ.根据课文填入所缺的信息：</text:p>
      <text:p text:style-name="P7">1．equal</text:p>
      <text:p text:style-name="P7">2．physical and emotional </text:p>
      <text:p text:style-name="P7">3．nuclear </text:p>
      <text:p text:style-name="P7">4．worked outside the home </text:p>
      <text:p text:style-name="P7">5．the household jobs,preparation </text:p>
      <text:p text:style-name="P7">6．her first years of marriage </text:p>
      <text:p text:style-name="P7">7．busier </text:p>
      <text:p text:style-name="P7">8．the family has two incomes </text:p>
      <text:p text:style-name="P7">9．child care center,baby－sitter </text:p>
      <text:p text:style-name="P7">10．get ready for school,make their breakfast</text:p>
      <text:p text:style-name="P11">【词汇练习答案】</text:p>
      <text:p text:style-name="P7">Ⅰ.选择最佳答案填空：</text:p>
      <text:p text:style-name="P7">1．D (传统家庭与现代家庭之间有一些相同点，但也有一些很重要的差别 。) </text:p>
      <text:p text:style-name="P7">2．A (体育锻炼，比如游泳和踢足球，可以使我们身体强壮。) </text:p>
      <text:p text:style-name="P7">3．B (她的黑色衣服与他的白色帽子形成了鲜明对比。) </text:p>
      <text:p text:style-name="P7">4．C (不到上学年龄的孩子常常接受学前教育。) </text:p>
      <text:p text:style-name="P7">5．D (我们可以得出这个结论：越练越熟练。) </text:p>
      <text:p text:style-name="P7">Ⅱ.从课文B中找出以所给字母为开头的词：</text:p>
      <text:p text:style-name="P7">1．dependent (过于依靠父母对孩子有害处。) </text:p>
      <text:p text:style-name="P7">2．primary (彩电以红、绿、蓝为三种基本颜色。) </text:p>
      <text:p text:style-name="P7">3．structured (我们学英语时必须学习英语句子的结构。) </text:p>
      <text:p text:style-name="P7"><text:soft-page-break/>4．similarities (差异和相似都会使外语学习者感到困惑。) </text:p>
      <text:p text:style-name="P7">5．role (教师在课常上应起什么作用，对此有不同的看法。) </text:p>
      <text:p text:style-name="P7">6．partners (为了练习说英语，有必要两人合作。) </text:p>
      <text:p text:style-name="P7">7．common (在西方国家的旅馆里，客人通常要给侍者小费。)</text:p>
      <text:p text:style-name="P11">【语法练习题答案】</text:p>
      <text:p text:style-name="P7">I.根据限定的时态，用括号里所给的词的被动语态填空：</text:p>
      <text:p text:style-name="P7">1.are being printed 　　　　2.are guaranteed 　　　　 3.will be pulled<text:line-break/>　　4.were developed　　　　　  5.will be built　　　　　 6.was praised<text:line-break/>　　7.has been translated　　 　8.had been sent　　　　　 9.would be given <text:line-break/>　　10.is being done</text:p>
      <text:p text:style-name="P7">Ⅱ.用被动语态改写下列句子，省去划线的部分：</text:p>
      <text:p text:style-name="P7">1．All the books are kept in good order in the library. </text:p>
      <text:p text:style-name="P7">2．The income tax graduated from 14 to 70 percent in the 1960's. </text:p>
      <text:p text:style-name="P7">3．Sometimes we can be persuaded to buy things that are not necessary. </text:p>
      <text:p text:style-name="P7">4．What should be done in a case like this? </text:p>
      <text:p text:style-name="P7">5．It has been announced that they will invite only three of us to the party. </text:p>
      <text:p text:style-name="P7">6．The meeting will be put off till next Monday. </text:p>
      <text:p text:style-name="P7">7．You are not allowed to smoke in the laboratory. </text:p>
      <text:p text:style-name="P7">8．The problem must be dealt with without any delay. </text:p>
      <text:p text:style-name="P7">9．He was given a warm welcome at the railway station. </text:p>
      <text:p text:style-name="P7">10．Your baby will be looked after at the daycare center. </text:p>
      <text:p text:style-name="P7">Ⅲ.用括号里所给动词的正确形式填空：</text:p>
      <text:p text:style-name="P7">1.is spoken　　　　　　 2.can not be kept　　　　 3.was turned off<text:line-break/>　　4.were believed　　　　5.should not be eaten　　6.was let out<text:line-break/>　　7.were taken care of 　 8.can be remembered<text:line-break/>　　9.would be becalmed　 　10.is lighted up</text:p>
      <text:p text:style-name="P7">Ⅳ.用被动结构将下列句子译成英语：</text:p>
      <text:p text:style-name="P7">1．Was the United Nations founded in 1945? </text:p>
      <text:p text:style-name="P7">2．It is said that he was badly injured. </text:p>
      <text:p text:style-name="P7">3．The building will be designed by Dr.Ford. </text:p>
      <text:p text:style-name="P7">4．Where was the last meeting held? </text:p>
      <text:p text:style-name="P7">5．Was America discovered by Columbus in 1492? </text:p>
      <text:p text:style-name="P7">6．The patient should be treated carefully. </text:p>
      <text:p text:style-name="P7">7．She was given a warm welcome at the railway station. </text:p>
      <text:p text:style-name="P7">8．He is called Lao Wang,though he is not old at all. </text:p>
      <text:p text:style-name="P7">9．The door had been closed when I went back.</text:p>
      <text:p text:style-name="P10">第三部分 词汇、短语</text:p>
      <text:p text:style-name="P11">【词汇与短语】</text:p>
      <text:p text:style-name="P7">1.descend v.传下；下降</text:p>
      <text:p text:style-name="P7">［例句］The sun descended behind the hills.　太阳落山了。</text:p>
      <text:p text:style-name="P7">She descended the stairs.　她走下楼梯。</text:p>
      <text:p text:style-name="P7">This house was descended from my father.　这所房子是我父亲传下的。</text:p>
      <text:p text:style-name="P7">2.traditional a.传统的</text:p>
      <text:p text:style-name="P7">［派生词］traditionally adv.传统上 <text:s text:c="3"/>tradition n.传统</text:p>
      <text:p text:style-name="P7">［例句］Every society has its own tradition.每个社会都有自己的传统。</text:p>
      <text:p text:style-name="P13">This is the traditional English dress.这是英国的传统服装。</text:p>
      <text:p text:style-name="P13">Traditionally,women are married in long white dresses.</text:p>
      <text:p text:style-name="P13">按传统，女人结婚穿白色长礼服。</text:p>
      <text:p text:style-name="P7"><text:soft-page-break/>3.social a.社会的，社交的</text:p>
      <text:p text:style-name="P7">［派生词］society n.社会</text:p>
      <text:p text:style-name="P7">［例句］There are many different opinions on various social questions.</text:p>
      <text:p text:style-name="P13">有很多关于各种社会问题的不同意见。</text:p>
      <text:p text:style-name="P13">Is western society going downhill?西方社会在走下坡路吗?</text:p>
      <text:p text:style-name="P7">4.generation n.一代人；产生</text:p>
      <text:p text:style-name="P7">［派生词］generate v.使发生，产生</text:p>
      <text:p text:style-name="P7">［例句］The three generations are living together.三代人在一起生活。</text:p>
      <text:p text:style-name="P27">The generation of electricity by waterpower is very important in our country</text:p>
      <text:p text:style-name="P27">在我们国家，用水力发电很重要。</text:p>
      <text:p text:style-name="P27">Loud laughter was generated all through the crowd.人群中爆发出了大笑。</text:p>
      <text:p text:style-name="P7">5.similarity n.相似</text:p>
      <text:p text:style-name="P7">［派生词］similar a.相似的 <text:s text:c="3"/>similarly adv.想似地</text:p>
      <text:p text:style-name="P7">［短语］be similar in 在…方面相似 <text:s text:c="3"/>be similar to 和…相似</text:p>
      <text:p text:style-name="P7">［例句］The similarity between the two peoples is much.这两个民族间相似处很多。</text:p>
      <text:p text:style-name="P28">My suit is similar in color to yours.我的衣服跟你的衣服颜色相似。</text:p>
      <text:p text:style-name="P28">Boys wear fashionable clothes.Similarly some birds have bright feathers.</text:p>
      <text:p text:style-name="P28">男孩子穿时髦的衣服，同样，有些鸟也有鲜艳的羽毛。</text:p>
      <text:p text:style-name="P7">6.role n.角色，作用</text:p>
      <text:p text:style-name="P7">［短语］play a role in在…中起作用</text:p>
      <text:p text:style-name="P7">［例句］In the play he played the role of Hamlet.在剧中他演哈姆雷特这个角色。</text:p>
      <text:p text:style-name="P28">He played a very important role in our committee.</text:p>
      <text:p text:style-name="P28">他在我们委员会里起着很重要的作用。</text:p>
      <text:p text:style-name="P7">7.preparation n.准备</text:p>
      <text:p text:style-name="P7">［派生词］prepare v.准备</text:p>
      <text:p text:style-name="P7">［例句］He did little preparation for the test.他对测验没做什么准备。</text:p>
      <text:p text:style-name="P13">We must prepare well for the work.我们必须为工作做好准备。</text:p>
      <text:p text:style-name="P7">8.dependent a.依靠的，依赖的</text:p>
      <text:p text:style-name="P7">［派生词］depen d v.依靠，依赖　　dependence n.依靠，依赖</text:p>
      <text:p text:style-name="P7">［短语］be dependent on 依靠… <text:s text:c="3"/>depend on 依靠… <text:s text:c="3"/>dependence on 对…的依靠</text:p>
      <text:p text:style-name="P7">［例句］He is a dependent child.　　他是个依赖人的孩子。</text:p>
      <text:p text:style-name="P13">Success is dependent on the results of the examination.</text:p>
      <text:p text:style-name="P13">能否成功就在于这次考试的结果。</text:p>
      <text:p text:style-name="P13">We must depend on ourselves.　我们必须依靠自己。</text:p>
      <text:p text:style-name="P29">He was criticized for his dependence on his parents.他因为依赖父母受到了批评。</text:p>
      <text:p text:style-name="P7">9.give up 放弃；辞去 <text:s/>give in 屈服，让步　give off 发出，放出(气体，气味，流体)<text:line-break/>　 <text:s text:c="3"/>give out 发出，放出(声音，信号)</text:p>
      <text:p text:style-name="P7">［例句］He gave up his post.　他放弃了他的职位。</text:p>
      <text:p text:style-name="P13">Don't give in even if he forces you.  即使他逼你也不要让步。</text:p>
      <text:p text:style-name="P13">The egg gave off a bad smell.　鸡蛋发出臭味。</text:p>
      <text:p text:style-name="P13">The radio gave out a strange signal.　　无线电发出了一个奇怪的信号。</text:p>
      <text:p text:style-name="P10"/>
      <text:p text:style-name="P10"/>
      <text:p text:style-name="P10"/>
      <text:p text:style-name="P10">Unit 8</text:p>
      <text:p text:style-name="P10">第一部分 Text A</text:p>
      <text:p text:style-name="P11">【课文译文】</text:p>
      <text:p text:style-name="P10">卫星通信</text:p>
      <text:p text:style-name="P7"><text:soft-page-break/>在20世纪初，有四种远距离传送信息和接收信息的有效方式：印刷、摄影、电报和电话。到本世纪中叶，无线电和电视作为传送声音和/或图像的方式已经得到确立。1964年，首次通过卫星传送了东京奥林匹克运动会的节目。</text:p>
      <text:p text:style-name="P7">为了通过卫星传送像奥运会这样的事件，先要把电视信号变成无线电波，然后把无线电波从地面站发射到轨道卫星上。卫星接收到无线电信号并把信号传送回地球，在地球上另一个站接收电波并把电波变成电视信号。因为任何形式的声音或视觉信息都能转变成无线电波，所以卫星不仅能传送电视广播，而且也能传递电话以及书、杂志一类的印刷物品的信息。</text:p>
      <text:p text:style-name="P7">卫星传送信息，电脑储存信息，电视显示信息，这三者的结合将把每一家变成教育和娱乐中心。从理论上来说，每个人都可以利用无穷数量的信息。</text:p>
      <text:p text:style-name="P7">1974年，美国“空中教师”卫星把教育节目传送到了偏远地区的教室，这说明了通信卫星的另一个重要用途。1975年，很多印度人看到了电视上的农业和健康节目，这是他们第一次看到电视。</text:p>
      <text:p text:style-name="P7">卫星也显示了它如何为生活在闭塞、交通不便的地区的人们提供帮助。例如，闭塞地区的卫生工作者能把病人伤口的图片传送给远处的医生，然后他就能根据医生的指导来治疗那个病人。</text:p>
      <text:p text:style-name="P7">然而，通信卫星最普遍的用途是传送电话。大部分电话经过40 000英里传送到卫星，然后再回到地球。10年前，一个卫星能同时接收和传送的电话交谈超过33 000个，而现在仅仅一个卫星就能传送100 000个电话交谈以及数百个电视频道的节目——这些都是同步进行的。远距离通信能使来自世界各地的信息得到快速、便利的使用，但有些人担心这有可能威胁到我们的隐私。如果个人的信息储存在电脑里，那么它可能会很容易地通过卫星传送给任何一个付得起服务费的人。</text:p>
      <text:p text:style-name="P7">另一个担忧是通信系统会使人们互相隔离。如果人们能在家里购物，不离开家就能存、取款，在电视上能看到任何一部电影，得到他们所需要的信息，那么人与人之间就不会有那么多的接触。</text:p>
      <text:p text:style-name="P7">认识到同一项技术既能帮助我们又能伤害我们，这很重要。我们可以通过仔细控制这项新技术来防止伤害的发生。正如一位通信专家所说：“我们必须记住技术本身并不是答案…明智地应用技术才会引导我们成功。”</text:p>
      <text:p text:style-name="P11">【课文难点注释】</text:p>
      <text:p text:style-name="P7">1．The combination of satellites,which transmit information,computers,which store information,and television,which displays information,will change every home into an education and entertainment center.(Para 3) <text:s/>卫星传送信息，电脑储存信息，电视显示信息，这三者的结合将把每一家变成教育和娱乐中心。<text:line-break/> <text:s text:c="3"/>the combination of 中的介词 of 有三个名词作宾语：satellites,computers 和television，这三个名词后面各有一个which引导的定语从句。主句的主语是the combination，谓语是will change。change…into…意思是把…变成…。 </text:p>
      <text:p text:style-name="P7">2．The satellite also demonstrated how it could provide help to people living in isolated areas where transportation is difficult.(Para 5) <text:s/>卫星也显示了它如何为生活在闭塞，交通不便的地区的人们提供帮助。<text:line-break/> <text:s text:c="3"/>how引导的从句做前面动词demonstrated的宾语。在这个宾语从句中，living in isolated areas where……是现在分词短语，做people的后置定语。在这个现在分词短语中，名词 area后where引导的是个定语从句，做an isolated area的后置定语。 </text:p>
      <text:p text:style-name="P7">3．It is important to realize that the same technology that helps us may also harm us.(Para 9) <text:s/>认识到同一项技术既能帮助我们也能伤害我们，这很重要。<text:line-break/> <text:s text:c="3"/>it是形式主语，真正的主语是后面的不定式短语 to realize that…。紧跟在realize后的that从句是realize的宾语。在这个宾语从句中的名词technology后的that从句做technology的后置定语。 </text:p>
      <text:p text:style-name="P7">4．It is the intelligent application of technology that will lead us to success.(Para 9) 明智地应用技术才会引导我们成功。<text:line-break/>本句是个强调句，其结构是：It is…that，被强调的部分放在It is和that之间。</text:p>
      <text:p text:style-name="P11">【课文练习答案】</text:p>
      <text:p text:style-name="P7">I.阅读理解：</text:p>
      <text:p text:style-name="P7">1．c (根据课文第1段第2句可知应该选c。) </text:p>
      <text:p text:style-name="P7">2．a (根据课文第2段第1句可知应该选a。) </text:p>
      <text:p text:style-name="P7">3．b (根据课文第6段第2句可知电话从地面到卫星经过40，000英里，然后从卫星回到地面，这又经过40，000英里，所以一个电话的整个行程是80，000英里。应选 b。) </text:p>
      <text:p text:style-name="P7"><text:soft-page-break/>4．d (根据课文第7段第1句可知应选d。)</text:p>
      <text:p text:style-name="P7">5．d (根据课文最后一段可知，虽然一项技术对我们既有益也会有害，但只要明智地使用技术，我们就会成功。所以应选d。) </text:p>
      <text:p text:style-name="P7">Ⅱ.找出下列词或短语的同义词：</text:p>
      <text:p text:style-name="P7">1.transmit　 <text:s text:c="6"/>2.access　 3.remote　 <text:s text:c="2"/>4. demonstrate　5.instruction　　</text:p>
      <text:p text:style-name="P7">6.simultaneously　 7.travel　 8.available <text:s/>9.privacy　　 <text:s text:c="2"/>10.application</text:p>
      <text:p text:style-name="P7">Ⅲ.从课文中选出词或短语完成下列句子：</text:p>
      <text:p text:style-name="P7">1．television broadcasts,telephone calls，printed materials </text:p>
      <text:p text:style-name="P7">2．an education and entertainment center </text:p>
      <text:p text:style-name="P7">3．transmits,stores,displays </text:p>
      <text:p text:style-name="P7">4．telephone calls</text:p>
      <text:p text:style-name="P7">5．a risk to our privacy</text:p>
      <text:p text:style-name="P7">Ⅳ.用正确的介词填空：</text:p>
      <text:p text:style-name="P7">1.over　2.via　3.to　4.of　　5.for 　6.at　7.on　　8.of　　9.from　 10.between</text:p>
      <text:p text:style-name="P7">Ⅴ.将下列句子译成英语：</text:p>
      <text:p text:style-name="P7">1．The information stored in computers can be transmitted to people via satellites. </text:p>
      <text:p text:style-name="P7">2．Today,a single satellite can receive and transmit 18,000 telephone calls simultaneously. </text:p>
      <text:p text:style-name="P7">3．The new and high technology that helps us may harm us. </text:p>
      <text:p text:style-name="P7">4．It is important to learn computer well in order to meet the 2lst century. </text:p>
      <text:p text:style-name="P7">5．The purpose of learning a new technology is to apply it.</text:p>
      <text:p text:style-name="P11">【词汇练习答案】</text:p>
      <text:p text:style-name="P7">I.用所给词的适当形式填空，注意词性：</text:p>
      <text:p text:style-name="P7">1．a.established　　   b.established(a.) 　  　c.establishment </text:p>
      <text:p text:style-name="P7">2．a.signal　　　　　  b.signal(n.)　　　  　　c.sign </text:p>
      <text:p text:style-name="P7">3．a.entertainment　   b.entertainer　　　 　　c.entertains </text:p>
      <text:p text:style-name="P7">4．a.limited　　　　 <text:s text:c="2"/>b.limit,limit　　　　　 c.unlimited </text:p>
      <text:p text:style-name="P7">Ⅱ.用所给出词的正确形式填空：</text:p>
      <text:p text:style-name="P7">1．displayed (孩子们制作的工艺品挂在墙上展示。) </text:p>
      <text:p text:style-name="P7">2．theory (从理论上来说你的计划很好，但在实践中它会成功吗?) </text:p>
      <text:p text:style-name="P7">3．established (这所大学创办于一百多年前。) </text:p>
      <text:p text:style-name="P7">4．remote (他们住的房子离城市很远。) </text:p>
      <text:p text:style-name="P7">5．visual (通过视觉观察我们注意到了它。) </text:p>
      <text:p text:style-name="P7">6．signaled (轮船向控制塔发信号报告自己的位置。) </text:p>
      <text:p text:style-name="P7">7．access (去农舍的惟一道路是穿过田野。) </text:p>
      <text:p text:style-name="P7">8．channel (昨晚你看哪个电视频道?) </text:p>
      <text:p text:style-name="P7">9．transmitted (下午七点播送新闻节目。) </text:p>
      <text:p text:style-name="P7">10．transportation (因为距油田很远，所以石油运输是个大问题。) </text:p>
      <text:p text:style-name="P7">Ⅲ.将下列句子译成英语：</text:p>
      <text:p text:style-name="P7">1．Satellites are capable of transmitting not only television broadcasts but also telephone calls. </text:p>
      <text:p text:style-name="P7">2．In theory,everyone can be educated. </text:p>
      <text:p text:style-name="P7">3．You should follow the doctor's instructions on how to take the medicine. </text:p>
      <text:p text:style-name="P7">4．The computer system can transmit sound as well as pictures simultaneously. </text:p>
      <text:p text:style-name="P7">5．It is modern technology that leads us to success. </text:p>
      <text:p text:style-name="P7">6．The patient should be isolated from other patients. </text:p>
      <text:p text:style-name="P7">7．This soldier displayed his courage and skill. </text:p>
      <text:p text:style-name="P7">8．His experiment fully demonstrated the psychological principle.</text:p>
      <text:p text:style-name="P10">第二部分 Text B</text:p>
      <text:p text:style-name="P11"><text:soft-page-break/>【课文译文】</text:p>
      <text:p text:style-name="P10">关于空气还有哪些东西是未知的?</text:p>
      <text:p text:style-name="P7">我们周围的空气对每一个人来说都很重要。没有空气，我们就不能生存，这一点人人都明白。但是在别的方面空气也很必要——这些方面并不总是很明显或广为人知。</text:p>
      <text:p text:style-name="P7">例如，如果没有空气就会没有声音。声音是通过空气传播的，没有空气就没有声音。没有空气就不会有火，也就不会有小汽车或卡车，因为机动车需要有空气才能工作。</text:p>
      <text:p text:style-name="P7">没有空气，就不会有风或云，就不会有我们所熟知的这种天气。夜里会很冷而白天会很热。我们会被迫找地方躲避太阳，因为没有大气来保护我们免受太阳致命射线的照射。</text:p>
      <text:p text:style-name="P7">大气是围绕着地球的所有空气。大气压是所有空气对地球表面的压力。如果没有大气压力，就不可能有汽车轮胎；如果车胎外面没有大气压力，车胎就会爆炸。</text:p>
      <text:p text:style-name="P7">大气体积大，力量强，它是由数百英里高的一望无际的气体组成的。它向下压到我们的身体上，每平方英寸压力超过14磅。我们肩膀上所承受的空气柱几乎重达2000磅。但是我们的身体结构能承受这一重量而不致于被压碎。</text:p>
      <text:p text:style-name="P7">在这个巨大的空气海洋中，有比地球上所有的煤、石油和天然气更多的能量。就像水被集中起来并被大坝拦住储存起来一样，大气中的电能量也被集中起来。好几个世纪以来人们就知道空气中存在着电。人们好奇地注视着风暴云中明亮的闪电形状。但是直到研制出了无线电和雷达，对大气中电的彻底研究才成为可能。</text:p>
      <text:p text:style-name="P7">科学家西德尼·查普曼博士已经试图解释地球周围的电场。他认为太阳上的巨大风暴产生了大量的电能。这种能量存在于一种叫做氢的很轻的气体中。地球吸引着这种气体，在地球表面上空几千英尺形成一个围绕地球的环。这个巨大的空间环有着强大的电流。有时候这个环降下来，弯进低空的大气中，引起奇异的电效应。</text:p>
      <text:p text:style-name="P7">查普曼博士的看法解释了很多事情。长期以来人们知道在地球内部有一个电场，它与大气中电能的运动方式很相像。现在科学家们认为大气中的电能引起地球中的电能的流动。</text:p>
      <text:p text:style-name="P7">如果我们能学会控制大气中的能量，我们就会有无尽的能源供应。许多科学家正在努力研究如何控制这种能量。同时，甚至那些不是科学家的人也开始注意空气。我们认识到空气中的成分与几年前的不一样了。汽车、飞机、工厂和原子弹爆炸给大气中增加了灰尘和废气。到了学习如何保护大气层这个人类世界的屋顶的时候了。</text:p>
      <text:p text:style-name="P11">【课文练习答案】</text:p>
      <text:p text:style-name="P7">Ⅰ.根据课文判断下列句子的正误：</text:p>
      <text:p text:style-name="P7">1．False (根据课文第1段最后一句可知此题错。) </text:p>
      <text:p text:style-name="P7">2．True </text:p>
      <text:p text:style-name="P7">3．True </text:p>
      <text:p text:style-name="P7">4．True </text:p>
      <text:p text:style-name="P7">5．False (根据课文第4段最后一句可知，因为车胎表面有大气压，所以车胎不会爆炸，而并非因为车胎内部有大气压。所以此题错。) </text:p>
      <text:p text:style-name="P7">6．False (根据课文第6段最后一句可知，直到发展起来无线电和雷达才有可能对大气中的电进行彻底研究。所以此题错。) </text:p>
      <text:p text:style-name="P7">7．True </text:p>
      <text:p text:style-name="P7">8．True </text:p>
      <text:p text:style-name="P7">9．True </text:p>
      <text:p text:style-name="P7">10．False (根据最后一段第4、5、6、7行可知大气所含的成分与几年前不一样。所以此题错。) </text:p>
      <text:p text:style-name="P7">Ⅱ.根据课文填入所缺内容：</text:p>
      <text:p text:style-name="P7">1．where </text:p>
      <text:p text:style-name="P7">2．harmful </text:p>
      <text:p text:style-name="P7">3．2,000 pounds </text:p>
      <text:p text:style-name="P7">4．the coal,oil and gas we have on earth </text:p>
      <text:p text:style-name="P7">5．our bodies </text:p>
      <text:p text:style-name="P7">6．powerful current of electrical energy </text:p>
      <text:p text:style-name="P7">7．the electric energy </text:p>
      <text:p text:style-name="P7">8．the energy in the atmosphere </text:p>
      <text:p text:style-name="P7">9．automobiles，airplanes，factories，atomic explosions </text:p>
      <text:p text:style-name="P7">10．learn how to protect out atmosphere,the roof over the world of man</text:p>
      <text:p text:style-name="P11"><text:soft-page-break/>【词汇练习答案】</text:p>
      <text:p text:style-name="P7">I.从右边一栏中找出与左边一栏单词相应的定义：</text:p>
      <text:p text:style-name="P7">1.d 　　2.c 　　3.b　　 4.e　　 5.a</text:p>
      <text:p text:style-name="P7">Ⅱ.从课文B中找出以所给字母为开头的单词：</text:p>
      <text:p text:style-name="P7">1．atmosphere (宇宙飞船能在地球大气层外飞行。) </text:p>
      <text:p text:style-name="P7">2．existence (那个公司于1971年成立。) </text:p>
      <text:p text:style-name="P7">3．thorough (上星期天他们用了一整天给房间大扫除。) </text:p>
      <text:p text:style-name="P7">4．radar (我们用雷达能跟踪飞机飞行。) </text:p>
      <text:p text:style-name="P7">5．elements (氢和氧是元素，而水不是元素。) </text:p>
      <text:p text:style-name="P7">6．protect,from (地下掩蔽所能保护我们免受原子弹爆炸的伤害。) </text:p>
      <text:p text:style-name="P7">7．created (她的到来引起了很大混乱。) </text:p>
      <text:p text:style-name="P7">8．rely on (科学观察要靠事实。)</text:p>
      <text:p text:style-name="P11">【语法练习题答案】</text:p>
      <text:p text:style-name="P7">I.划出下列句子中的不定式并说明其语法功能：</text:p>
      <text:p text:style-name="P7">1．to say you like it 主语 </text:p>
      <text:p text:style-name="P7">2．to discover the secret 结果状语 </text:p>
      <text:p text:style-name="P7">3．how to make use of the waste paper 宾语 </text:p>
      <text:p text:style-name="P7">4．to tell the difference between the two 主语 </text:p>
      <text:p text:style-name="P7">5．so as not to miss the train 目的状语 </text:p>
      <text:p text:style-name="P7">6．to improve the present economic situation 定语 </text:p>
      <text:p text:style-name="P7">7．to be a teacher of the people 目的状语 </text:p>
      <text:p text:style-name="P7">8．grow 宾语补足语 </text:p>
      <text:p text:style-name="P7">9．to write a story 宾语 </text:p>
      <text:p text:style-name="P7">10．be treated in that way 宾语补足语 </text:p>
      <text:p text:style-name="P7">11．to make such an experiment 定语 </text:p>
      <text:p text:style-name="P7">12．to take care of so many children 主语 </text:p>
      <text:p text:style-name="P7">13．to hear her talk like that 原因状语 </text:p>
      <text:p text:style-name="P7">14．to be very interesting 主语补足语 </text:p>
      <text:p text:style-name="P7">15．to be waiting for us here 宾语补足语 </text:p>
      <text:p text:style-name="P26">16．to be discussed today 定语</text:p>
      <text:p text:style-name="P26">17．how to divide the work among us 表语 </text:p>
      <text:p text:style-name="P26">18．to attend the meeting 主语补足语<text:line-break/>to be held in Room 201 定语 </text:p>
      <text:p text:style-name="P26">19．to have seen your performance 原因状语</text:p>
      <text:p text:style-name="P26">20．to learn new words 目的状语 </text:p>
      <text:p text:style-name="P26">21．to build their houses by instinct 主语补足语 </text:p>
      <text:p text:style-name="P26">Ⅱ.用所给动词的不定式形式填空：</text:p>
      <text:p text:style-name="P26">1.to drive　 2.to be taken　　3.to be praised 　4.ring　　　 5.to go out　　　　　</text:p>
      <text:p text:style-name="P26">6.to be invited　7.to be sent to work　　8.take　　9.to have heard　10.to learn</text:p>
      <text:p text:style-name="P26">Ⅲ.用划线动词的不定式形式将下列句子译成英语：</text:p>
      <text:p text:style-name="P26">1．He has his own ways to study foreign languages. </text:p>
      <text:p text:style-name="P26">2．Sometimes it is necessary for us to learn from mistakes. </text:p>
      <text:p text:style-name="P26">3．She decided to leave the hotel at three in the afternoon. </text:p>
      <text:p text:style-name="P26">4．He is said to have a promising future. </text:p>
      <text:p text:style-name="P26">5．Many farmers leave their hometown for Beijing to look for work. </text:p>
      <text:p text:style-name="P26">6．It took Columbus two months to sail across the Atlantic Ocean. </text:p>
      <text:p text:style-name="P26">7．Do you have any questions to ask? </text:p>
      <text:p text:style-name="P26">8．The room is not big enough to hold so many people. </text:p>
      <text:p text:style-name="P26"><text:soft-page-break/>9．In traditional families,it is the mother's duty to take care of children. </text:p>
      <text:p text:style-name="P7">10．She is too young to understand these things.</text:p>
      <text:p text:style-name="P10">第三部分 词汇、短语</text:p>
      <text:p text:style-name="P11">【词汇与短语】</text:p>
      <text:p text:style-name="P7">1.transmit v.播送，发射，传送，输送</text:p>
      <text:p text:style-name="P7">［派生］transmission n.播送，传送</text:p>
      <text:p text:style-name="P17">［例句］In the past,people transmitted a message by smoke.过去人们用烟传送信息。<text:line-break/>The transmission of TV programs is easy today.今天传送电视节目很容易。</text:p>
      <text:p text:style-name="P7">2.establish v.建立，确立</text:p>
      <text:p text:style-name="P7">［派生］establishment</text:p>
      <text:p text:style-name="P17">［例句］The school was established in 1951.这所学校是1951年建立的。<text:line-break/>The establishment of the company was in 1996.这个公司建立于1996年。</text:p>
      <text:p text:style-name="P7">3.visual a.视觉的 　visible a.能(被)看见的</text:p>
      <text:p text:style-name="P17">［例句］The visual arts are painting,dancing etc.　视觉艺术有绘画，舞蹈等。<text:line-break/>The plane is still visible. 仍然能看得见那架飞机。</text:p>
      <text:p text:style-name="P7">4.capable a. 有能力的；能…的</text:p>
      <text:p text:style-name="P17">［辨析］able a.有能力的<text:line-break/>这两个词用于不同的词组中：be capaple of doing sth. 能做…，be able to do sth.能做…</text:p>
      <text:p text:style-name="P7">［例句］He is able to finish the work alone.　他能独自完成工作。</text:p>
      <text:p text:style-name="P13">That's capable of being misunderstood.　那很容易被误解。</text:p>
      <text:p text:style-name="P13">She is capable of any crime.她什么坏事都能干。</text:p>
      <text:p text:style-name="P7">5.access n.通道，入口；接近…的机会，享用机会</text:p>
      <text:p text:style-name="P7">［词组］have access to sth.能接近…，能享用…</text:p>
      <text:p text:style-name="P7">［例句］Everyone has access to the library.　人人都能利用图书馆。</text:p>
      <text:p text:style-name="P13">The only access to the college is along this street.</text:p>
      <text:p text:style-name="P13">去那个学院的惟一通道是这条街。</text:p>
      <text:p text:style-name="P7">6.lead to 导致；通向</text:p>
      <text:p text:style-name="P7">［考点］这个词组中的“to”是介词，后面要求跟名词做宾语。</text:p>
      <text:p text:style-name="P7">［例句］Hard work can lead to success.　努力工作能导致成功。</text:p>
      <text:p text:style-name="P13">This road leads to my home.　这条路通向我家。</text:p>
      <text:p text:style-name="P13">All roads lead to Rome.　条条大路通罗马。</text:p>
      <text:p text:style-name="P7">7.risk v.冒…的危险；使…冒危险　 n.冒险，风险</text:p>
      <text:p text:style-name="P7">［例句］We must risk getting caught in the rain.　我们必须冒被雨所阻之险。</text:p>
      <text:p text:style-name="P7">［短语］at the risk of…，at risk to 冒…之险</text:p>
      <text:p text:style-name="P13">run/take the risk of doing sth.冒险做某事</text:p>
      <text:p text:style-name="P7">［考点］risk doing sth.冒险做某事</text:p>
      <text:p text:style-name="P13">He will risk losing his life in it.　在这件事中他冒着失去生命之险。</text:p>
      <text:p text:style-name="P7">8.application n.申请；应用，实施</text:p>
      <text:p text:style-name="P7">［相关词］apply v.申请；应用，实施 <text:s text:c="3"/>applicable a.适用的，适当的</text:p>
      <text:p text:style-name="P7">［例句］His application for the post was refused.他对那个职位的申请被拒绝了。</text:p>
      <text:p text:style-name="P13">The application of the new technology is difficult.应用这项新技术很困难。</text:p>
      <text:p text:style-name="P30">I applied to him for the post.我向他申请那个职位。<text:line-break/>We intend to apply economic sanctions.我们打算实施经济制裁。</text:p>
      <text:p text:style-name="P7">9.shelter n.保护，遮蔽 v.保护，掩护</text:p>
      <text:p text:style-name="P7">［例句］We took shelter from the rain under a tree.我们在树下避雨。</text:p>
      <text:p text:style-name="P13">This hole can shelter us from gunfire.这个洞能保护我们免受炮火的攻击。</text:p>
      <text:p text:style-name="P10"/>
      <text:p text:style-name="P10"/>
      <text:p text:style-name="P10"><text:soft-page-break/></text:p>
      <text:p text:style-name="P10">Unit 9</text:p>
      <text:p text:style-name="P10">第一部分 Text A</text:p>
      <text:p text:style-name="P11">【课文译文】</text:p>
      <text:p text:style-name="P10">学术词汇与普通词汇</text:p>
      <text:p text:style-name="P7">每一种发展起来的语言中都有两大类词汇，这两大类词汇合起来就构成整个词汇。首先是我们在平时谈话中所熟悉的词，也就是说，这些词是我们从家人和朋友那儿学来的，即使我们不会读书写字我们也应该知道这些词。它们与生活中常见的事情有关，是说这种语言的人都具备的。这样的词叫“普通词汇”，因为它们属于普通大众，而不属于某个有限阶层的人们。</text:p>
      <text:p text:style-name="P7">另一方面，我们的语言中还包括大量日常谈话中较少用到的词。每个受过教育的人都知道它们的意思，但是在家里却很少用它们。我们第一次认识这些词不是来自于母亲的话，也不是来自于同学们的谈话，而是来自于我们所读的书，所听的讲座或者受过高等教育的人以严肃的风格讨论某个特定话题时的更为正式的谈话。这样的词叫做“学术词汇”。学术词汇与普通词汇之间的区别对于正确理解语言极其重要。</text:p>
      <text:p text:style-name="P7">从下面几个例子中就可以容易看出普通词汇与学术词汇的不同。我们可以描述一个女孩是“lively”或“vivacious”。在第一种情况中，我们用的是一个由大家所熟知的名词life形成的本土英语词；在后一种情况中，我们用的是一个有着完全相同含义的拉丁派生词。然而，这两个词的使用环境很不相同。人们不是从书本上学到lively这个形容词的。它是每个人词汇的一部分。我们不曾记得什么时候不知道这个词，而且我们确信早在我们能读书之前就学到了这个词。另一方面，我们肯定是在经过几年的学习生活之后才学到vivacious这个词的。我们甚至记得什么时候第一次从书上看到它或从某个朋友那儿听到它。lively和vivacious两个词都是很好的英语单词，但lively是个普通词而vivacious是个学术词。</text:p>
      <text:p text:style-name="P7">“普通的”和“学术的”这两个术语，当用于给词分类时，并不具有绝对明确的定义。任何两个人所掌握的词汇都不一样。同一个词在一个人的词汇里可能是“普通的”，而在另一个人的词汇里可能是“学术的”。“普通性”的程度也不一样。然而，把词汇分成“普通的”和“学术的”是方便的、合理的。关于某个特定的词的分类可能会出现分歧，但是关于一般原则不会有不同的意见。然而我们必须仔细，以免造成错误想法。当我们把一个词叫做“普通词”时，我们并不是说它就是个人们喜欢的词，而只是意味着它属于大家——也就是说，它是每个人的词，而不是某一有限数量的人们的词。当我们把一个词叫做“学术词”时，我们的意思并不是它只为有学问的人所使用，而只是意味着它在英语词汇中的出现是由于书籍和文学的培养，而不是日常谈话的实际需要。</text:p>
      <text:p text:style-name="P11">【课文难点注释】</text:p>
      <text:p text:style-name="P7">1．First,there are those words with which we become familiar in ordinary conversation,which we learn,that is to say,from the members of our own family and from our friends,and which we should know and use even if we could not read or write.(Para 1)<text:line-break/>首先是我们在平时谈话中所熟悉的词，也就是说，这些词是我们从家人和朋友那儿学来的，即使我们不会读书写字我们也应该知道这些词。<text:line-break/> <text:s text:c="3"/>本句中有三个which引导的定语从句，都做前面名词those words的后置定语。在第一个定语从句中，with提到关系代词的前面，词组be familiar with意思是“对…熟悉”；在第二个定语从句中，that is to say是个插入语，意思是：也就是说。在第三个定语从句中，even if引导的是一个让步状语从句。本句的主句是：There are those words。 </text:p>
      <text:p text:style-name="P7">2．Our first acquaintance with them comes not from our mother's lips or from the talk of our classmates,but from books that we read,lectures that we hear, or the more formal conversation of highly educated speakers who are discussing some particular topic in an elevated style.(Para 2)<text:line-break/> <text:s text:c="3"/>我们第一次认识它们不是来自于母亲的话，也不是来自于同学们的谈话，而是来自于我们所读的书，所听的讲座或者受过高等教育的人以严肃的风格讨论某个特定话题时的更为正式的谈话。<text:line-break/>本句中，主语是our first acquaintance with them，谓语是comes。句中not…but …前后呼应，意思是：不是…而是…。not后面跟有两个由from引起的介词短语；but 后只出现了一个介词from，但它有三个宾语：books,lectures,the more formal conversation of highly educated speakers；每一个宾语后面跟有一个定语从句。</text:p>
      <text:p text:style-name="P11">【课文练习答案】</text:p>
      <text:p text:style-name="P7">Ⅰ.阅读理解：</text:p>
      <text:p text:style-name="P7"><text:soft-page-break/>1．c (根据第1段可知，普通词汇是从日常谈话中学到的，所以本题选c。 ) </text:p>
      <text:p text:style-name="P7">2．a (根据第1段最后一句，本题应选a。) </text:p>
      <text:p text:style-name="P7">3．d (根据第3段可知“vivacious”这个词是学术词，再根据第2段可知 这样的词是经过正式学习才得到的。所以本题选d。) </text:p>
      <text:p text:style-name="P7">4．b (这个句子的意思是：我们任何时候都知道这个词。所以本题选b。) </text:p>
      <text:p text:style-name="P7">5．a (根据课文第一段和最后一段的最后一行可知，普通词汇是为满足日 常谈话需要而出现的。所以本题选a。) </text:p>
      <text:p text:style-name="P7">Ⅱ.找出下列单词或词组的同义词：</text:p>
      <text:p text:style-name="P7">1.concern　　　　2.possession　　3.occasion　　　　　　4.acquaintance<text:line-break/>　　5.lively　　 　　6.grown up 　　7.classification 　　 8.principle<text:line-break/>　　9.convenient 　 10.presence</text:p>
      <text:p text:style-name="P7">Ⅲ.用正确的情态动词完成下列句子：</text:p>
      <text:p text:style-name="P7">1．ought (我们这次应该成功，不会再有机会了。) </text:p>
      <text:p text:style-name="P7">2．could (不把这块大石头从路上搬走汽车就过不去。) </text:p>
      <text:p text:style-name="P7">3．may (你可以跟她谈谈这件事，但我宁愿你不跟她谈。) </text:p>
      <text:p text:style-name="P7">4．ought (飞行员应该视力好。) </text:p>
      <text:p text:style-name="P7">5．could (她五岁就会拉小提琴了。) </text:p>
      <text:p text:style-name="P7">6．can (你能寄给我一张申请表吗? </text:p>
      <text:p text:style-name="P7">7．might (她说她可能又有两年不能见到儿子。) </text:p>
      <text:p text:style-name="P7">8．must (我戴着这顶帽子一定显得很滑稽。) </text:p>
      <text:p text:style-name="P7">Ⅳ.将下列句子译成英语：</text:p>
      <text:p text:style-name="P7">1．Popular words belong to people at large. </text:p>
      <text:p text:style-name="P7">2．On the other hand,language has many learned words. </text:p>
      <text:p text:style-name="P7">3．The atmosphere of these two classes of words is very differ-e nt. </text:p>
      <text:p text:style-name="P7">4．We haven't known some words before we grow up. </text:p>
      <text:p text:style-name="P7">5．We have learned some popular words before we can read.</text:p>
      <text:p text:style-name="P11">【词汇练习题答案】</text:p>
      <text:p text:style-name="P7">Ⅰ.用所给词的正确形式填空，注意词性：</text:p>
      <text:p text:style-name="P7">1．a.cultivate　　 b.Cultivated　　 c.cultivation </text:p>
      <text:p text:style-name="P7">2．a.education　 　b.educational　　c.educate </text:p>
      <text:p text:style-name="P7">3．a.informal　　　b.Formal　　　　 c.formally </text:p>
      <text:p text:style-name="P7">4．a.highly　　　　b.height　　　　 c.high </text:p>
      <text:p text:style-name="P7">Ⅱ.用下列所给词的正确形式填空：</text:p>
      <text:p text:style-name="P7">1．style (信写得很正式。) </text:p>
      <text:p text:style-name="P7">2．occasions (他们说英语的场合很少。) </text:p>
      <text:p text:style-name="P7">3．highly (他教给我们一个非常科学的方法。) </text:p>
      <text:p text:style-name="P7">4．concern (这件事只跟你我有关。) </text:p>
      <text:p text:style-name="P7">5．possessions (在火灾中她失去了所有财物。) </text:p>
      <text:p text:style-name="P7">6．topics (他们谈天气及其他话题。) </text:p>
      <text:p text:style-name="P7">7．formal (我们很正式地问候外宾。) </text:p>
      <text:p text:style-name="P7">8．cultivate (婚后他培养了做饭的兴趣。) </text:p>
      <text:p text:style-name="P7">9．convenient (如果方便的话，就尽量把信息寄给我们。) </text:p>
      <text:p text:style-name="P7">10．absolute (或许你认为这是个绝对的事实。) </text:p>
      <text:p text:style-name="P7">Ⅲ.将下列句子译成英语：</text:p>
      <text:p text:style-name="P7">1．Success belongs to those who work hard. </text:p>
      <text:p text:style-name="P7">2．After he arrived at the country,he found that there were few occasions to speak Chinese. </text:p>
      <text:p text:style-name="P7">3．Mutual understanding is of great importance to friendship. </text:p>
      <text:p text:style-name="P7">4．There are no two same leaves in the world. </text:p>
      <text:p text:style-name="P7"><text:soft-page-break/>5．When I say they are friends,I do not mean they share everything. </text:p>
      <text:p text:style-name="P7">6．The meeting concerned trade and agriculture. </text:p>
      <text:p text:style-name="P7">7．If the situation gets worse,serious problems will come up. </text:p>
      <text:p text:style-name="P7">8．I'd rather go today than tomorrow. </text:p>
      <text:p text:style-name="P7">9．A car is made up of many different parts. </text:p>
      <text:p text:style-name="P7">10．The prisoner who has escaped is still at large.</text:p>
      <text:p text:style-name="P10">第二部分 Text B</text:p>
      <text:p text:style-name="P11">【课文译文】</text:p>
      <text:p text:style-name="P10">怎样增大词汇量?</text:p>
      <text:p text:style-name="P21">通过上下文</text:p>
      <text:p text:style-name="P7">当问大学生们阅读中碰到生词该怎么办时，84%的人说：“查字典。”然而，如果你这样做的话，你就打断了使你的努力最有成效的思维过程。</text:p>
      <text:p text:style-name="P7">还有另一个原因。假设有人问你“fast”这个词是什么意思，你会回答说：“swift(快的)”。但是在这样的上下文如“fast door”，“fast woman”或“fast friend”中，它是那 个意思吗?如果说 a horse is fast，是说马被拴牢了还是说马跑得很快?可能两个意思都可以，这要看情况而定。根据字典吗?不，根据上下文——根据一个词的实际用法。毕竟字典中“fast”这个词有二十多个不同的含义。但是字典并不告诉你要用哪个含意，所以从上下文着手就很有道理。</text:p>
      <text:p text:style-name="P21">通过词的构成部分</text:p>
      <text:p text:style-name="P7">现在谈下一步。新词通常含有一个或更多的部分，如果能辨认出这些部分，对意义的理解就会提供特别的帮助。假设你读到某个人“had a preference for reading travel books” ，它的上下文当然不是很有帮助。但是你看到你所知道的前缀、后缀或词根了吗?瞧!这 里面有一个你熟悉的前缀pre…，意思是：在…之前。回头再看看上下文并把“在…之 前”这个意思加进去。读旅游书很明显是在读其它种类的书之前。是的，preference(更喜欢)就是把某事放在别的事之前。</text:p>
      <text:p text:style-name="P7">然后，你的第二步就是寻找你所熟悉的词的组成部分。如果它们没有给你准确的含义，它们至少使你理解得更加接近这个意义。</text:p>
      <text:p text:style-name="P7">你能明白为什么应该最后而不是最先查字典了。你已仔细地看了上下文，已经寻找了熟悉的词的组成部分，现在你演一下夏洛克·福尔摩斯这个令人激动的角色吧。你猜测一下那个陌生的词的准确意思是什么?只有当你经过这番内心的活动得出了一个尚不肯定的定义后，你才应打开字典看一看你是否正确。</text:p>
      <text:p text:style-name="P7">毕竟，这两步或头两种方法激发出比通常更强烈的对字典中定义的兴趣。现在你本人已参与其中了。你找到那个词的意义了吗?兴趣的提高将使你更好地记住单词和意义。它也鼓励你培养加速你的进步所需要的习惯。而当你从书中看到你所预测到的意义时，你的成功的感觉该是多么强烈!这种CPD公式会为你提供最大的效力。</text:p>
      <text:p text:style-name="P7">好了，这就是你的新公式——上下文，构成和词典。用吧!以后的练习将会给你具体的，一步一步的帮助，使你能更敏锐地意识到上下文线索，学到最有用的构词成分，并能更加准确轻松地使用字典。其结果就会像存在银行里的钱一样。</text:p>
      <text:p text:style-name="P11">【课文练习答案】</text:p>
      <text:p text:style-name="P7">I.根据课文判断下列句子的正误：</text:p>
      <text:p text:style-name="P7">1．False(根据课文第二段第2、3行可推断出在 fast color 中的 fast 意思并不是“快”。所以此题错。) </text:p>
      <text:p text:style-name="P7">2．True </text:p>
      <text:p text:style-name="P7">3．True </text:p>
      <text:p text:style-name="P7">4．True </text:p>
      <text:p text:style-name="P7">5．True </text:p>
      <text:p text:style-name="P7">6．False (根据课文第五段的第3、4行可知，你扮演夏洛克·福尔摩斯意 思是你去猜一猜。可见在找到答案前福尔摩斯也是要猜测的。故本题错。) </text:p>
      <text:p text:style-name="P7">7．True </text:p>
      <text:p text:style-name="P7">8．True </text:p>
      <text:p text:style-name="P7">9．True </text:p>
      <text:p text:style-name="P7">10．False (根据课文第三段可知，前缀也有意义。所以此题错。) </text:p>
      <text:p text:style-name="P7">Ⅱ.根据课文填入所缺的信息：</text:p>
      <text:p text:style-name="P7"><text:soft-page-break/>1．to look it up in the dictionary </text:p>
      <text:p text:style-name="P7">2．interrupted </text:p>
      <text:p text:style-name="P7">3．securely tied,running at top speed </text:p>
      <text:p text:style-name="P7">4．dictionary </text:p>
      <text:p text:style-name="P7">5．prefix,root,suffix </text:p>
      <text:p text:style-name="P7">6．before </text:p>
      <text:p text:style-name="P7">7．last,first </text:p>
      <text:p text:style-name="P7">8．mental </text:p>
      <text:p text:style-name="P7">9．success </text:p>
      <text:p text:style-name="P7">10．context,parts,dictionary</text:p>
      <text:p text:style-name="P11">【词汇练习答案】</text:p>
      <text:p text:style-name="P7">I.从右边一栏中找出左边一栏的定义：</text:p>
      <text:p text:style-name="P7">1.c　　2.a　　3.b　　4.e　　5.d</text:p>
      <text:p text:style-name="P7">Ⅱ.选择最佳答案填空：</text:p>
      <text:p text:style-name="P7">1．C (根据这个词的上下文你应该能说出它的意义。) </text:p>
      <text:p text:style-name="P7">2．D (煤是由死去的森林经过化学变化形成的。) </text:p>
      <text:p text:style-name="P7">3．A (你较喜欢哪一个?茶还是咖啡?) </text:p>
      <text:p text:style-name="P7">4．B (我们制定了一个暂时的度假计划，但一切都还没定下来。) </text:p>
      <text:p text:style-name="P7">5．A (十位专家已经为此工作了五年，因此我认为没有必要核查这项研究 是否准确。) </text:p>
      <text:p text:style-name="P7">6．D (那个著名的心理学家亲自处理这个病人的问题。) </text:p>
      <text:p text:style-name="P7">7．B (这项基金是要用来建一个通讯系统的。) </text:p>
      <text:p text:style-name="P7">8．D (他的讲话被喝彩声打断了很多次。)</text:p>
      <text:p text:style-name="P11">【语法练习题答案】</text:p>
      <text:p text:style-name="P7">I.划出下列句子中的分词并说明其语法功能：</text:p>
      <text:p text:style-name="P7">1．shining 定语　　working there 定语 </text:p>
      <text:p text:style-name="P7">2．written in pencil 定语 </text:p>
      <text:p text:style-name="P7">3．Hearing the news 状语 </text:p>
      <text:p text:style-name="P7">4．being repaired 定语 </text:p>
      <text:p text:style-name="P7">5．said 谓语 built for land transport 定语 </text:p>
      <text:p text:style-name="P7">6．getting ready for work 状语 </text:p>
      <text:p text:style-name="P7">7．tied 主语补语 </text:p>
      <text:p text:style-name="P7">8．confusing 表语 </text:p>
      <text:p text:style-name="P7">9．used in industry 定语 </text:p>
      <text:p text:style-name="P7">10．given by the girls of our class 定语 </text:p>
      <text:p text:style-name="P7">11．waiting to be examined 定语 </text:p>
      <text:p text:style-name="P7">12．leaving her with the two children 状语 </text:p>
      <text:p text:style-name="P7">13．Having sent her little sister to school 状语 </text:p>
      <text:p text:style-name="P7">14．needed 定语 </text:p>
      <text:p text:style-name="P7">15．boating 定语 </text:p>
      <text:p text:style-name="P7">16．surrounding the earth 定语 </text:p>
      <text:p text:style-name="P7">17．Thinking she must be late 状语 </text:p>
      <text:p text:style-name="P7">18．facing us 定语 </text:p>
      <text:p text:style-name="P7">19．saying that this would be too expensive 状语 </text:p>
      <text:p text:style-name="P7">20．being unloaded 宾语补足语 </text:p>
      <text:p text:style-name="P7">Ⅱ.用所给动词的分词形式填空：</text:p>
      <text:p text:style-name="P7">1.standing,rising　　　　 2.riding,shooting　　　　3.beginning,advanced　　　　<text:line-break/>　　4.done　　　　　　　　　　5.playing　　　　　　　　6.pleasing<text:line-break/>　　7.reflecting　　　　　　　8.closed　　　　　　　　 9.reading<text:line-break/><text:soft-page-break/>　　10.charged,bought　　　　11.living　　　　　　　　12.extended<text:line-break/>　　13.outlined　　　　　　　14.coming　　　　　　　　15.wearing<text:line-break/>　　16.Lying　　　　　　　　 17.having gone　　　　　 18.working<text:line-break/>　　19.moving　　　　　　　　20.running</text:p>
      <text:p text:style-name="P7">Ⅲ.将下列句子译成英语，划线的动词用分词形式：</text:p>
      <text:p text:style-name="P7">1．He is satisfied with the test result. </text:p>
      <text:p text:style-name="P7">2．She saw a herd of cows standing under the tree. </text:p>
      <text:p text:style-name="P7">3．Hearing the news,they started for the railway station at once. </text:p>
      <text:p text:style-name="P7">4．Hong Kong,having returned to China in 1997,is one of the most important centers of business and finance in Asia. </text:p>
      <text:p text:style-name="P7">5．When leaving the room,please turn off the lights. </text:p>
      <text:p text:style-name="P7">6．She has two sons living in Macao. </text:p>
      <text:p text:style-name="P7">7．He made an important speech at the meeting held last week. </text:p>
      <text:p text:style-name="P7">8．Presents bought at the price of less than 200 dollars may be imported duty free. </text:p>
      <text:p text:style-name="P7">9．Seeing him coming over,we hid behind the door. </text:p>
      <text:p text:style-name="P7">10．At this moment she felt her heart beating hard.</text:p>
      <text:p text:style-name="P10">第三部分 词汇、短语</text:p>
      <text:p text:style-name="P7">【词汇与短语】</text:p>
      <text:p text:style-name="P7">1.stock n.备料，库存；股票，公债；有货　 v.储备，储存</text:p>
      <text:p text:style-name="P7">［词组］in stock 有现货，有存货 <text:s text:c="2"/>out of stock 无现货，无存货</text:p>
      <text:p text:style-name="P7">［例句］This kind of clothes is out of stock.　这种衣服没有存货了。</text:p>
      <text:p text:style-name="P13">Do you stock raincoat?　你有雨衣存货吗?</text:p>
      <text:p text:style-name="P7">2.formal a.正式的</text:p>
      <text:p text:style-name="P7">［反义词］informal a. 非正式的</text:p>
      <text:p text:style-name="P7">［近形词］normal a. 正常的</text:p>
      <text:p text:style-name="P7">［相关词］form n.形式 　v.形成　　formally adv.正式地　formality n.礼节</text:p>
      <text:p text:style-name="P7">［例句］This word is used only in formal occasions.这个词只在正式场合使用。</text:p>
      <text:p text:style-name="P13">The machine is in normal condition.这台机器状况正常。</text:p>
      <text:p text:style-name="P7">3.highly adv.高度地(主要指程度)</text:p>
      <text:p text:style-name="P7">［近义词］high a/adv(主要指高度)</text:p>
      <text:p text:style-name="P7">［例句］He highly appraised John for his courage.　他高度赞扬了约翰的勇气。</text:p>
      <text:p text:style-name="P13">The building is high.　楼很高。</text:p>
      <text:p text:style-name="P13">The bird flies high above.　鸟在高空飞翔。</text:p>
      <text:p text:style-name="P7">4.due to sth.由于，因为</text:p>
      <text:p text:style-name="P7">［同义］owing to sth.因为 <text:s/>because of sth.因为 <text:s/>thanks to sth.由于，多亏</text:p>
      <text:p text:style-name="P7">［辨析］due to 常放在动词 be 后面做表语，owing to 与 because of 基本上用法相同，一</text:p>
      <text:p text:style-name="P13">般与后面的名词一起做状语。thanks to 表示原因含有感谢之意，做状语。</text:p>
      <text:p text:style-name="P7">［例句］The accident was due to careless driving.该事故是由于粗心驾驶引起的。</text:p>
      <text:p text:style-name="P13">Owing to/Because of his careless driving,he had an accident.</text:p>
      <text:p text:style-name="P13">因为粗心驾驶，他出了事故。</text:p>
      <text:p text:style-name="P13">Thanks to his help,I succeeded at last.由于他的帮助，我最终成功了。</text:p>
      <text:p text:style-name="P7">5.make up 组成，构成；弥补，补偿；捏造，虚构</text:p>
      <text:p text:style-name="P7">［相关短语］make up for… 为…做出补偿，弥补</text:p>
      <text:p text:style-name="P7">［例句］The family is made up of ten members.　这个家庭由10人组成。</text:p>
      <text:p text:style-name="P13">We must make up for the lost time.　我们必须补上失去的时间。</text:p>
      <text:p text:style-name="P13">The whole story is made up.　整个故事是虚构的。</text:p>
      <text:p text:style-name="P7">6.interrupt vt.打断，打扰</text:p>
      <text:p text:style-name="P7">［例句］His speech was interrupted by the loud noise and he had to wait till the truck </text:p>
      <text:p text:style-name="P13"><text:soft-page-break/>passed by. <text:s/>他的话被巨大的噪音打断，他只得等着卡车驶过去后再讲。</text:p>
      <text:p text:style-name="P7">［派生］interruption n.打断，打扰</text:p>
      <text:p text:style-name="P7">7.process n.过程，进程；加工方法 　v.加工，处理</text:p>
      <text:p text:style-name="P7">［近形词］possess v.拥有 <text:s/>progress n.进步 v.进展</text:p>
      <text:p text:style-name="P7">［例句］We met a lot of problems in the process of the work.</text:p>
      <text:p text:style-name="P13">在工作过程中我们遇到了很多问题。</text:p>
      <text:p text:style-name="P13">He possesses the house.　他拥有那所房屋。</text:p>
      <text:p text:style-name="P13">Have you made much progress in your study?你的学习取得很大进步了吗? </text:p>
      <text:p text:style-name="P7">9.provide sb.with sth 给某人提供某物 　provide sth.for sb 给某人提供某物</text:p>
      <text:p text:style-name="P7">［考点］请注意上面两个词组中某人或某物位置不同时用不同的介词。</text:p>
      <text:p text:style-name="P17">［例句］He provided me with much help. He provided much help for me.<text:line-break/>他给我提供了很多帮助。</text:p>
      <text:p text:style-name="P10">Unit 10</text:p>
      <text:p text:style-name="P10">第一部分 Text A</text:p>
      <text:p text:style-name="P11">【课文译文】</text:p>
      <text:p text:style-name="P10">科学态度</text:p>
      <text:p text:style-name="P7">当人类开始对周围的环境提出问题时，就开始有了科学。他们会问“太阳在夜里到哪儿去了?天为什么是蓝的?”他们还会问“为什么会有风?树叶为什么会落下?”他们在寻求这些或那些问题的答案。这些答案并不都是正确的，但至少那时的人确实是想了解周围的世界。</text:p>
      <text:p text:style-name="P21">具备好奇心与想像力</text:p>
      <text:p text:style-name="P7">当人们把错误的信仰抛在一边，开始寻求正确的解答时，科学便飞速发展起来。小孩对事物的运作充满了好奇，他们总想把表拆开，看看它到底是如何工作的。</text:p>
      <text:p text:style-name="P7">本杰明·富兰克林不明白闪电是怎么回事。他把这种好奇加上了自己的想像，进行了那个著名的实验，证明了闪电与电火花是一个原理。好奇心与想像力是非常重要的素质，它有助于刺激人们发现新事实，促进科学的发展。</text:p>
      <text:p text:style-name="P21">相信因果关系</text:p>
      <text:p text:style-name="P7">具有科学头脑的人相信“因果”关系。他们认为一切事物都应有一个完美而自然的解释。例如，秋天树叶有的变红而有的变黄都有它各自的缘由。人们将诸如此类很容易被观察到的变化称为现象。但有些普通现象人们至今仍没有完全弄懂，还有一些现象目前根本无法解释。在对一些现象的解释还不为人们所知的情况下，科学的观点是，其中必有原因，只是尚未发现罢了。</text:p>
      <text:p text:style-name="P21">拥有开放的思想</text:p>
      <text:p text:style-name="P7">科学态度中思想开放也至关重要。这指的是面对现实的能力，而不管自己原来的想法。它包括接受新的观点，有时甚至是不愿接受的观点的能力。科学工作者必须面对事实，不管这些事实他是否喜欢。他们必须准备着承受多次失败并愿意继续尝试下去。托马斯·爱迪生就是在失败了数千次之后才成功地发明了第一盏电灯。</text:p>
      <text:p text:style-name="P7">解决实际问题的办法无法事先看到。科学家必须有能力改变思路使他们的理论适应新发现的事实。思想不可能一成不变。新知识会使人们改变思维方式。这也就是说人的理解力总是不够完美的。人们认为是对的东西往往不是绝对的，而是相对的，科学的真理提供某种解释，这种解释只是按照某一特定时间内人们的知识水平来说是可以接受的。</text:p>
      <text:p text:style-name="P21">尊重他人的观点</text:p>
      <text:p text:style-name="P7">科学态度的另一部分就是尊重他人的观点。当这些观点和自己的非常接近时，这一点很容易做到。但当某一观点与自己的完全不同时，做到这一点就非常困难。而当某些观点是全新的或是外来的时，就更难接受了。</text:p>
      <text:p text:style-name="P7">人们接受新观点的过程往往很慢。像伽利略、路易斯·巴斯德和爱德华·金纳这样的科学家都曾受到过人们的嘲笑，因为他们的理论不被当时的人们所接受。尊重新观点对所有知识领域的持续发展有重要的作用。</text:p>
      <text:p text:style-name="P21">观点要建立在证据基础上</text:p>
      <text:p text:style-name="P7">有时事实的证据不够完整，人们需要花时间等待新事实依据的出现。一旦有了新的事实依据，人们会改变他们的看法。实验结果有时也许要求人们持“观望态度”。例如有一个种子发芽的实验就进行了五十多年，其目的是确定在适当的生长条件下，种子可以在地下埋多久仍能生长。</text:p>
      <text:p text:style-name="P11">【课文难点注释】</text:p>
      <text:p text:style-name="P7">1．He sought answers to these and other questions.(Para 1)<text:line-break/><text:soft-page-break/>人们在寻求这些或那些问题的答案。<text:line-break/> <text:s text:c="3"/>［考点］名词answers后面跟介词“to”。下文有一句“The solutions to real problems cannot be seen in advance”，其中“solutions to…”属同一类情况，类似的词还有 key，way等。 </text:p>
      <text:p text:style-name="P7">2．What is accepted as true often is relatively,and not absolutely true.(Para 6)<text:line-break/>人们认为是对的东西常常不是绝对的，而是相对的。<text:line-break/> <text:s text:c="3"/>“What is accepted as true”是what引导的名词性从句，在全句中作主语。“what”在此处是连接代词，指“人们接受的东西”。<text:line-break/> <text:s text:c="3"/>［考点］名词性从句相当于名词词组，后面的系动词用单数“is”。 </text:p>
      <text:p text:style-name="P7">3．The purpose is to determine how long a time seeds can be buried in the ground and still grow when proper conditions for growth exist.(Para 9) 其目的是确定在适当的生长条件下，种子可以在地下埋多久仍能生长。<text:line-break/> <text:s text:c="3"/>determine 后面是由 how long 引导的宾语从句。在宾语从句中，又有一个 when 引导的时间状语从句。</text:p>
      <text:p text:style-name="P11">【课文练习答案】</text:p>
      <text:p text:style-name="P7">I.阅读理解：</text:p>
      <text:p text:style-name="P7">1．d (从课文第三段中的第二句话可得出答案)。 </text:p>
      <text:p text:style-name="P7">2．a (课文第四段中第二句话可得出答案。) </text:p>
      <text:p text:style-name="P7">3．c (课文第五段“This means the ability to face the facts as they are regardless of what one has previously thought.It includes an ability to accept new and sometimes even disagreeable ideas.”这几句话中，a、b都已提到，与c 的说法相反，d文章中没有，所以c是错误的。) </text:p>
      <text:p text:style-name="P7">4．c (这句话的意思是“思想不能一成不变”。课文第六段中有几句话进一步说明这个问题。“New knowlage may make a change in thinking necessary.This is another way of saying that man's understanding is always less than perfect.What is accepted as true often is relatively, and not absolutely,true. 从意思上看，a，b，d都 不对，只有c正确。) </text:p>
      <text:p text:style-name="P7">5．a (根据第七段“This is easy when these views are like one's own.”一句可得出这个结论。) </text:p>
      <text:p text:style-name="P7">Ⅱ.找出下列单词或短语的同义词：</text:p>
      <text:p text:style-name="P7">1.curious　　　　　　　　2.take apart　　　　　3.stimulate<text:line-break/>　　4.relationship　　　　 　5.previously　　　　  6.pleasant<text:line-break/>　　7.solution 　　　　　　　8.proper　　　　　　　9.determine <text:s/>10.sprouting</text:p>
      <text:p text:style-name="P7">Ⅲ.选词完成句子：</text:p>
      <text:p text:style-name="P7">1．regardless of(人们可以不在乎方法、材料和老师来学习语言吗?) </text:p>
      <text:p text:style-name="P7">2．at night (可以肯定在这么晚的夜里那里不会发生什么事。) </text:p>
      <text:p text:style-name="P7">3．in the light of (请按照我们所讨论的原则来分析它。) </text:p>
      <text:p text:style-name="P7">4．at least (食物不太好，但至少很便宜。) </text:p>
      <text:p text:style-name="P7">5．am willing to (价格合理的话，我愿意付钱。) </text:p>
      <text:p text:style-name="P7">6．carry out (人们选我来进行这项实验。) </text:p>
      <text:p text:style-name="P7">7．in advance (你不事先告诉他们你打算干什么是没有理由的。) </text:p>
      <text:p text:style-name="P7">8．adapt…to (我提议他应该使自己适应新情况。) </text:p>
      <text:p text:style-name="P7">9．lay…aside (你为什么不把那个问题放一放，过一阵子再研究它?) </text:p>
      <text:p text:style-name="P7">10．combine…with (有些电影把教育和娱乐结合在一起。) </text:p>
      <text:p text:style-name="P7">Ⅳ.把下列形容词变成副词：</text:p>
      <text:p text:style-name="P7">1.frequent—frequently <text:s/>2.perfect—perfectly</text:p>
      <text:p text:style-name="P7">3.scientific—scientifically <text:s/>4.complete—completely</text:p>
      <text:p text:style-name="P7">5.relative—relatively <text:s/>6.exact—exactly</text:p>
      <text:p text:style-name="P7">7.absolute—absolutely <text:s/>8.entire—entirely</text:p>
      <text:p text:style-name="P7">9.rapid—rapidly <text:s/>10.extreme—extremely</text:p>
      <text:p text:style-name="P7">Ⅴ.把下列句子译成英语：</text:p>
      <text:p text:style-name="P7">1．Cause－and－effect principle helps to solve some scientific problems. </text:p>
      <text:p text:style-name="P7">2．Rapid developments in science stimulate many enterprises to seek new ways out. </text:p>
      <text:p text:style-name="P7"><text:soft-page-break/>3．Respect for the views of others is also a scientific attitude. </text:p>
      <text:p text:style-name="P7">4．Open－mindedness lies in being able to accept new, sometimes even disagreeable ideas. </text:p>
      <text:p text:style-name="P7">5．Young children are always curious about everything.</text:p>
      <text:p text:style-name="P11">【词汇练习答案】</text:p>
      <text:p text:style-name="P7">Ⅰ.用所给词的适当形式填空，注意词性：</text:p>
      <text:p text:style-name="P7">1．a.known　　　　 b.unknown　　　　　  c.know </text:p>
      <text:p text:style-name="P7">2．a.regards　　　 b.regarded　　　　　 c.regardless </text:p>
      <text:p text:style-name="P7">3．a.acceptable　　b.acceptability　　　c.accepted </text:p>
      <text:p text:style-name="P7">4．a.frequently　　b.frequent　　　　 　c.frequency </text:p>
      <text:p text:style-name="P7">Ⅱ.用所给词的适当形式填空：</text:p>
      <text:p text:style-name="P7">1．failure (失败是成功之母) </text:p>
      <text:p text:style-name="P7">2．relationship (我不给我儿子这项工作正是因为我们之间的父子关系 )。 </text:p>
      <text:p text:style-name="P7">3．environment (我们应该关心环境污染问题。) </text:p>
      <text:p text:style-name="P7">4．imagination (你并没有真正看到过，这只是你的想像而已。) </text:p>
      <text:p text:style-name="P7">5．findings (一时间，他们睁大了眼睛，简直不敢相信眼前的情景。) </text:p>
      <text:p text:style-name="P7">6．evidence (他对于自然科学的证据非常感兴趣。) </text:p>
      <text:p text:style-name="P7">7．phenomenon (彩虹是一种自然现象。) </text:p>
      <text:p text:style-name="P7">8．curiosity (对于电的好奇心促使他有了这个伟大的发现。) </text:p>
      <text:p text:style-name="P7">9．attitude (他对他的助手们的态度和蔼可亲。) </text:p>
      <text:p text:style-name="P7">10．solution (别担心，每个问题都会找到解决办法的。) </text:p>
      <text:p text:style-name="P7">Ⅲ.把下列句子译成英语：</text:p>
      <text:p text:style-name="P7">1．Man once wondered why birds could fly while he couldn't. </text:p>
      <text:p text:style-name="P7">2．The child took the toy apart but didn't know how to put it together. </text:p>
      <text:p text:style-name="P7">3．Regardless of what happened, they would carry out this experiment. </text:p>
      <text:p text:style-name="P7">4．Although she was very tired,she was willing to help others. </text:p>
      <text:p text:style-name="P7">5．We shouldn't lauth at people who made mistakes. </text:p>
      <text:p text:style-name="P7">6．We are determined to seek the answers to these questions. </text:p>
      <text:p text:style-name="P7">7．In the light of our current knowledge,the findings may be regarded as acceptable. </text:p>
      <text:p text:style-name="P7">8．You should adapt yourself to the new environment.</text:p>
      <text:p text:style-name="P10">第二部分 Text B</text:p>
      <text:p text:style-name="P11">【课文译文】</text:p>
      <text:p text:style-name="P10">科学地解决问题</text:p>
      <text:p text:style-name="P31">人们解决问题时有些科学的方法,一旦好奇心被激起,人们就会用某些方法和步骤来获取新的知识或对事物进行更深一步的了解,尽管使用的方法各不相同,但在该过程中,仍有某些相似的成分。</text:p>
      <text:p text:style-name="P21">发现问题</text:p>
      <text:p text:style-name="P7">首先要发现问题。只有提出正确的问题才会得出正确的答案。充分理解问题是解决问题的良好开端。问题以各种各样的形式出现。有时它来自于一次偶然的观察，有时它可能是读书、实验或者仅仅是思考的结果。新的发展或人们新的不同的需求也可能引起问题。例如当前在核物理、生物工程、微电子学等领域的新发现就引起了新的问题。工业的发展也带来了大量的问题要人们去解决。</text:p>
      <text:p text:style-name="P21">收集材料</text:p>
      <text:p text:style-name="P7">其次，科学家要尽可能多地学习相关的知识。这通常是指去图书馆学习，研究那些记载着人类对于此类问题的经验和认识的书籍，这个过程被称为文献检索。</text:p>
      <text:p text:style-name="P7">科学家可能会发现他人已经解决了全部的问题或是解决了问题的一部分，偶尔他会发现与此类问题密切相关的问题的答案，这就为他解决新问题提供了线索。科学家在探索中积累了大量的背景资料。这些新观点和事实依据为他解决问题打下了坚实的基础。</text:p>
      <text:p text:style-name="P21">归纳资料</text:p>
      <text:p text:style-name="P7">科学家完成收集资料的工作后，可能会对所收集的许多资料按某种系统分类。这种分类可能是逻辑分类，也可能是数学分析。在这种分析过程中会出现一些找不到答案的问题，有时也会表明哪些领域需要进一步研究。或许这<text:soft-page-break/>种分析最重要的成果之一就是它能说明某些事实，这些事实通常被称为推论。</text:p>
      <text:p text:style-name="P21">提出假设</text:p>
      <text:p text:style-name="P7">科学家先做出假设再进行推理。假设只是一个“最好的”猜测，它必须经过验证才能成立。</text:p>
      <text:p text:style-name="P7">如果假设正确，那么有些事情就应随之而来。也就是说，如果进行一个特定的实验，人们就应该观察到某些现象或者可能作出某些预测。</text:p>
      <text:p text:style-name="P7">如果观察结果或预测的情况正如所料，科学家就会更加相信他的假设可能是正确的。相反，如果观察不到某种现象或预测不可靠的话，那么这些假设很可能会被放　弃或至少被更正。</text:p>
      <text:p text:style-name="P21">实验</text:p>
      <text:p text:style-name="P7">假说必须经过检验，看是否与事实相符。科学的证据通常是建立在实验基础上的。实验必须在严格控制的条件下进行，还必须有完整精确的记录。</text:p>
      <text:p text:style-name="P7">在做某种科学实验时要用到变量。变量是指某种物质在不同条件下有不同的数值。在一种实验中，除一种变量外，其他所有变量都受到控制，这种试验的方法被称为控制实验。</text:p>
      <text:p text:style-name="P11">【课文练习答案】</text:p>
      <text:p text:style-name="P7">Ⅰ.根据课文判断下列句子的正误：</text:p>
      <text:p text:style-name="P7">1．True　　 </text:p>
      <text:p text:style-name="P7">2．True </text:p>
      <text:p text:style-name="P7">3．False (课文第二段中“A thoroughly understood problem is well started toward solution”与这个句子意思不符，因此是错误的。) </text:p>
      <text:p text:style-name="P7">4．True </text:p>
      <text:p text:style-name="P7">5．False (课文第三、四段中已明确说明有些书已提供了某个问题部分或 整体的答案。) </text:p>
      <text:p text:style-name="P7">6．True </text:p>
      <text:p text:style-name="P7">7．False (课文第五段最后一句话是“Perhaps one of the most important　results of such an analysis is that it indicates certain truths,which generally are call ed inferences.”此由可见，推论来自于对事实的分析、归纳，并非没有事实根据，所以此 句是错误的。) </text:p>
      <text:p text:style-name="P7">8．False (课文第八段最后一句话说“If,however,observations can not be made or the predictions are unreliable,then the hypothesis will probably be given up or at least modified.”问题中的句子与此句相矛盾，是错误的。) </text:p>
      <text:p text:style-name="P7">9．True </text:p>
      <text:p text:style-name="P7">10．False (课文第十段倒数第二句“In one type of laboratory test all the variables but one are controlled.”与此句意思不同，因此这个句子是错误的。) </text:p>
      <text:p text:style-name="P7">Ⅱ.根据课文填写所缺内容：</text:p>
      <text:p text:style-name="P7">1．curiosity </text:p>
      <text:p text:style-name="P7">2．a chance observation;reading </text:p>
      <text:p text:style-name="P7">3．nuclear physics；biological engineering;microelectronics </text:p>
      <text:p text:style-name="P7">4．searching the literature </text:p>
      <text:p text:style-name="P7">5．foundation </text:p>
      <text:p text:style-name="P7">6．clues </text:p>
      <text:p text:style-name="P7">7．logical classification;mathematical analysis </text:p>
      <text:p text:style-name="P7">8．“best”guess </text:p>
      <text:p text:style-name="P7">9．which has different clues under different conditions. </text:p>
      <text:p text:style-name="P7">10．recognizing the problems;collecting informＸation；organizing the information；making a hypothesis；making experiments.</text:p>
      <text:p text:style-name="P11">【词汇练习题答案】</text:p>
      <text:p text:style-name="P7">Ⅰ.从右边一栏中找出左边一栏单词的相应的定义：</text:p>
      <text:p text:style-name="P7">1.e　　2.c　　3.a　　4.b　　5.d</text:p>
      <text:p text:style-name="P7">Ⅱ.从课文B中找出以所给字母为开头的单词：</text:p>
      <text:p text:style-name="P7">1．procedures(我们已经制定出一套使用这台机器的新步骤。) </text:p>
      <text:p text:style-name="P7">2．background(她权力很大，但喜欢在幕后指挥。) </text:p>
      <text:p text:style-name="P7"><text:soft-page-break/>3．analysis(警察对案件做了进一步的分析。) </text:p>
      <text:p text:style-name="P7">4．confidence(你赢得了我的信任，我知道我能相信你。) </text:p>
      <text:p text:style-name="P7">5．modified(这些计划必须修改，如果你想使它们成功使用的话。) </text:p>
      <text:p text:style-name="P7">6．obtain(用这个方法，你能获得好的成绩。) </text:p>
      <text:p text:style-name="P7">7．indicate(他的话清楚地表明了他的目的。) </text:p>
      <text:p text:style-name="P7">8．variables(要想做这个实验，你必须学习如何控制变量。) </text:p>
      <text:p text:style-name="P7">9．resulted from(他身体不好是由于车祸造成的。) </text:p>
      <text:p text:style-name="P7">10．turned out(这两个事件的关系原来是因果关系。)</text:p>
      <text:p text:style-name="P11">【语法练习答案】</text:p>
      <text:p text:style-name="P7">Ⅰ.找出下列句中的动名词，并说明其语法功能：</text:p>
      <text:p text:style-name="P7">1．Having a family 主语 having children 宾语 </text:p>
      <text:p text:style-name="P7">2．transmitting and receiving 介宾 </text:p>
      <text:p text:style-name="P7">3．learning a language 主语 </text:p>
      <text:p text:style-name="P7">4．taking… relating… 宾语 </text:p>
      <text:p text:style-name="P7">5．being paid 宾语 doing… 介宾 </text:p>
      <text:p text:style-name="P7">6．hurting 介宾 </text:p>
      <text:p text:style-name="P7">7．taking 介宾 being seen 宾语 </text:p>
      <text:p text:style-name="P7">8．building 介宾 </text:p>
      <text:p text:style-name="P7">9．having 介宾 </text:p>
      <text:p text:style-name="P7">10．finding 表语 building 定语 </text:p>
      <text:p text:style-name="P7">Ⅱ.用所给动词的正确形式填空：</text:p>
      <text:p text:style-name="P7">1.to say　　　            2.leading　    3.to say　　   　   4.eating<text:line-break/>　　5.to learn,experienced　 6.belonging　　 7.banking,leaving 　8.doing<text:line-break/>　　9.finished　　　　　　10.smoking,eating　11.driving　　　12.buying,washing,to make </text:p>
      <text:p text:style-name="P54">13.going　　14.happening,controlling　　15.to bring　　　16.to be done,to move　<text:line-break/>　17.being discovered　　18.meeting　　 19.being,to help <text:s text:c="2"/>20.knowing,learning</text:p>
      <text:p text:style-name="P7">Ⅲ.选择最佳答案填空：</text:p>
      <text:p text:style-name="P7">1．C (你怎么能让机器运转着就离开呢?) </text:p>
      <text:p text:style-name="P7">2．D (理解这条原理的最好办法就是看它在实践中如何起作用。) </text:p>
      <text:p text:style-name="P7">3．D (来纽约之前，他从没听人讲过一个英语单词。) </text:p>
      <text:p text:style-name="P7">4．B (很高兴你允许我参观你们的研究中心。) </text:p>
      <text:p text:style-name="P7">5．A (她一直工作到天黑。) </text:p>
      <text:p text:style-name="P7">6．D (做完了家庭作业他就上床睡觉了。) </text:p>
      <text:p text:style-name="P7">7．C (他们没等老师来讲解，而是尽量自己找出这些结构和规则。) </text:p>
      <text:p text:style-name="P7">8．C (对于旅客来说，轮船有优势，因为它比火车和飞机都便宜。) </text:p>
      <text:p text:style-name="P7">9．C (他们坐在一起，认真研究大楼的蓝图。) </text:p>
      <text:p text:style-name="P7">10．A (下一步如何做我们将在下次会议上讨论。)</text:p>
      <text:p text:style-name="P10">第三部分 词汇、短语</text:p>
      <text:p text:style-name="P11">【词汇及短语】</text:p>
      <text:p text:style-name="P7">1.regardless a.不留心，不注意的。　adv.不论如何，不顾，不惜</text:p>
      <text:p text:style-name="P7">［短语］regardless of:不注意，不关心，不顾，不管 <text:s text:c="2"/>in regard of (to)关于</text:p>
      <text:p text:style-name="P7">［相关词］regard v.把…看作，把…认为(as)</text:p>
      <text:p text:style-name="P13">　n.1)注意，注重，考虑，关心；2)尊敬，敬意</text:p>
      <text:p text:style-name="P7">［例句］He goes to school regardless of wind or rain.他不管刮风下雨都去上学。</text:p>
      <text:p text:style-name="P13">In regard to his suggestions,we should discuss them fully.</text:p>
      <text:p text:style-name="P13">关于他的建议，我们会彻底地讨论。</text:p>
      <text:p text:style-name="P13">I regard him as my brother.我把他当作我的兄弟。</text:p>
      <text:p text:style-name="P7">2.adapt vt.1)使适应，使适合(to)；2)改编，改写　 vi适应(to)</text:p>
      <text:p text:style-name="P7"><text:soft-page-break/>［辨析］adopt vt.1)采用，采纳，采取；2)收养</text:p>
      <text:p text:style-name="P13">adept a.熟练的，内行的，be adept in/at善于</text:p>
      <text:p text:style-name="P7">［例句］We adapt ourselves to the hot weather.　我们要适应炎热的天气。</text:p>
      <text:p text:style-name="P13">I adopted their method of making the machine.我采纳了他们的办法来造这台机器</text:p>
      <text:p text:style-name="P13">He is adept in figures.　他善于计算。</text:p>
      <text:p text:style-name="P7">3.respect n. 1)尊重，尊敬；2)考虑，重视，关心 　vt. 1)尊重，尊敬；2)考虑，重视</text:p>
      <text:p text:style-name="P7">［派生］respectable a. 可敬的，值得尊敬的 <text:s/>respectful a.恭敬的，尊敬人的，尊重人的</text:p>
      <text:p text:style-name="P13">respective a.各自的，各个的 <text:s text:c="7"/>respectively ad.各自地，各个地</text:p>
      <text:p text:style-name="P7">［辨析］respectable 与 respectful 都是形容词，但是意思不同。respectable 是值得或受</text:p>
      <text:p text:style-name="P13">人尊敬的。respectful 是对他人或物表示出恭敬、尊敬。</text:p>
      <text:p text:style-name="P17">［例句］He is a respectable old man.　他是一位受人尊敬的老人。<text:line-break/>We should be resprctful of tradition.　我们必须尊重传统。</text:p>
      <text:p text:style-name="P7">［词组］with respect to 关于，至于</text:p>
      <text:p text:style-name="P7">4.arouse vt. 1)引起，激起；2)唤醒，唤起</text:p>
      <text:p text:style-name="P7">［辨析］arouse与rouse含义接近，可以换用。但arouse后常带抽象名词，如 </text:p>
      <text:p text:style-name="P13">suspicion,fear,passion 等。rouse 以人或动物为宾语，表示一般的“唤醒”之意。</text:p>
      <text:p text:style-name="P7">［例句］The noise roused me from a deep sleep.　噪音将我从沉睡中唤醒。</text:p>
      <text:p text:style-name="P13">This at once aroused my suspicions.　这立即引起了我的怀疑。</text:p>
      <text:p text:style-name="P7">5.account n.1)叙述，说明；2)账，账户 <text:s/>vt. 认为</text:p>
      <text:p text:style-name="P7">［词组］account for 说明…的原因　　take into account 考虑到</text:p>
      <text:p text:style-name="P7">［例句］Give us an account of what happened.给我们谈谈发生了什么事。</text:p>
      <text:p text:style-name="P13">That accounts for the delay of the train.这就是火车晚点的原因。</text:p>
      <text:p text:style-name="P13">You must take into account the boy's long illness. </text:p>
      <text:p text:style-name="P32">你应该考虑到那个男孩生病已很长时间了。<text:line-break/>6.result from 因为…发生/产生，由…引起</text:p>
      <text:p text:style-name="P7">［辨析］result in 导致，结果，终归，后接表示结果的词。result from 后接表示原因的词。</text:p>
      <text:p text:style-name="P7">［例句］His illness resulted from bad food.　他的病是由于吃变质食物引起的。</text:p>
      <text:p text:style-name="P13">The accident resulted in the death.　这场车祸导致了人员伤亡。</text:p>
      <text:p text:style-name="P7">7.carry out 1)实行；2)完成</text:p>
      <text:p text:style-name="P7">［辨析］carry on 继续开展，进行下去(尤指在被打断或遇到困难时)</text:p>
      <text:p text:style-name="P7">［例句］They carried out the plan to build a big house.</text:p>
      <text:p text:style-name="P13">他们执行了建造一所大房子的计划。</text:p>
      <text:p text:style-name="P13">They carried on in spite of the extremely difficult conditions. </text:p>
      <text:p text:style-name="P13">尽管条件极其困难，他们仍然坚持下去。</text:p>
      <text:p text:style-name="P10"/>
      <text:p text:style-name="P10"/>
      <text:p text:style-name="P10"/>
      <text:p text:style-name="P10">Unit 11</text:p>
      <text:p text:style-name="P10">第一部分 Text A</text:p>
      <text:p text:style-name="P11">【课文译文】</text:p>
      <text:p text:style-name="P10">美国庭院甩卖，真棒</text:p>
      <text:p text:style-name="P7">不久前，查里·埃里克森一家人决定进行一次春季大扫除。在整理东西的时候，他们发现大约有1500件旧的、不需要的东西——这些东西都是他们想处理掉的。埃里克森一家决定像许多其他美国人近来所做的那样——搞一次“庭院甩卖”。他们向四邻寄去自制的传单，并在当地的报纸上登了一则广告，然后把这些不想要的东西搬到他们家的前院里——他的家住在密歇根州布隆菲尔德山——看看有没有人来购买。埃里克森一家根本用不着担心，踊跃的买主在一个周末就买走了大部分东西，只剩下50件，这给埃里克林一家增加了442美元的额外收入。</text:p>
      <text:p text:style-name="P4">车库甩卖，庭院甩卖，地下室甩卖，不论怎么称呼，也不论在什么地方举办，美国人越来越热衷于这种方式的甩卖活动。</text:p>
      <text:p text:style-name="P7"><text:soft-page-break/>甩卖的东西种类之多确实令人惊讶——盘子、书籍、穿过的衣服、工具、轮胎、空瓶子、自行车、家具等等。在乔治亚州的亚特兰大，一个人甚至卖掉了一套与1931年生产的福特牌汽车同等尺寸的复制品。</text:p>
      <text:p text:style-name="P7">“你根本想不到人们会买些什么，”来自德克萨斯州休斯顿市的杰里·迈克尼里夫人如是说。她和她的朋友曾举办过两次庭院甩卖。“另外，你也想不到人们会卖些什么。”</text:p>
      <text:p text:style-name="P7">为什么美国人会买其他人不要的东西呢?</text:p>
      <text:p text:style-name="P7">绝大多数人认为生活费用的增加是美国人举办和参加这类甩卖活动的原因之一。卖主挣了一点外快，而买主又节省了一大笔钱，因为甩卖的东西的价格比它的原价低得多。</text:p>
      <text:p text:style-name="P7">除此原因之外，庭院甩卖非常有趣。甩卖已成为城区的社交活动，吸引着各个年龄段的人们。邻居们很乐意结交新朋友，有的家庭甚至自愿提供饮料和糕点。一位心理学家指出，人们已经厌倦了计算机时代的生活，他们是在寻根。许多年轻的买主说，他们不喜欢劣质的现代商品，他们在寻找那个以经久耐用，坚固结实为准则的时代生产的产品，只有那个时代的产品才能用得长久。</text:p>
      <text:p text:style-name="P7">有些人逛甩卖市场已成癖好，他们把周末都花在逛甩卖市场上，希望能发现一件宝贝。一位一直在周末找便宜货的人说：“你心里暗自希望能发现一幅好画，或者是一件特别值钱但价格却很便宜的东西。”</text:p>
      <text:p text:style-name="P7">华盛顿星报的记者黛安娜·麦克莱伦这样写道：“庭院甩卖是一项善举——它既降福于施予者也降福于获取者。它让衣服、玩具、罐子、杯子、刀叉等离开不愿再要它们的主人而进入可爱的新家。”</text:p>
      <text:p text:style-name="P7">这种举办和参与甩卖的热情能维持多久呢?一个最近举办甩卖的人说：“总有一天那些买东西的人一定会面临我们现在遇到的同一问题——怎样打发掉这些东西。”</text:p>
      <text:p text:style-name="P11">【课文难点注释】</text:p>
      <text:p text:style-name="P7">1．Rising living costs are considered by almost everyone as a reason both for holding sales and for attending them.(Para 6)<text:line-break/>绝在多数人认为生活费用的增加是美国人举办和参加这类甩卖活动的原因之一。 <text:line-break/> <text:s text:c="3"/>［考点］both…and连结两个相同结构作主语时，后面动词要用复数。例如： </text:p>
      <text:p text:style-name="P13">Both industry and agriculture are making great progress.</text:p>
      <text:p text:style-name="P13">工农业都取得了很大的发展。 </text:p>
      <text:p text:style-name="P5"><text:span text:style-name="T2">2．One psychologist suggests that people are fed up with the computerization of their lives——they may be searching for their roots.(Para 7) <text:s/>一位心理学家指出，人们已厌倦了计算机时代的机械生活，他们可能是在寻根 。</text:span><text:span text:style-name="T5"><text:line-break/></text:span><text:span text:style-name="T2">［考点］</text:span><text:span text:style-name="T5"><text:line-break/> <text:s text:c="3"/></text:span><text:span text:style-name="T2">1)suggest后可接动名词做宾语，也可接that引导的宾语从句。suggest 后不能接名词+不定式结构。suggest后如接that引导的宾语从句时，从句的谓语应用虚拟语气should+原形或直接用动词原形。类似suggest的这种用法的词还有 command, order, insist,demand,request,ask,recommend,propose等。例如：<text:line-break/> <text:s text:c="3"/>My uncle suggested my getting a job in a bank. 我叔叔建议我在银行找工作。<text:line-break/> <text:s text:c="3"/>We suggest that a meeting be held as soon as possible. 我们建议尽快召开一次会议。<text:line-break/> <text:s text:c="3"/>2)may be表示可能，也许，是对现在发生的事情的推测。may have been是对过去发生的事情的推测。类似于这种用法的词还有might,must,could等词。例如： “Polly'svery late.”she may have missed her train. <text:s/>波丽迟到了。她很可能是误了火车。<text:line-break/> <text:s text:c="3"/>You were stupid to go skiing there ——you could have broken your leg. 你到那儿去滑雪太傻了，你很可能会摔断腿。 </text:span></text:p>
      <text:p text:style-name="P7">3．They spend their weekends going from sale to sale,hoping to run across a real treasure.(Para 8) <text:s/>他们把周末花在逛甩卖市场上，希望能发现一件宝贝。<text:line-break/> <text:s text:c="3"/>［考点］spend…in doing sth 意思是花时间干某事。在这个结构中，in 可以省略，相似的结构还有spend…on sth意思是在…上面花钱或时间。cost 也是花钱、花费的意思，但主语是物，不是人。而spend的主语是人。例如：</text:p>
      <text:p text:style-name="P7">He spent all his spare time collecting stamps.他把业余时间全花在集邮上。</text:p>
      <text:p text:style-name="P7">This coat cost me 300 yuan.这件大衣花了我300元钱。</text:p>
      <text:p text:style-name="P11">【课文练习答案】</text:p>
      <text:p text:style-name="P7">Ⅰ.阅读理解：</text:p>
      <text:p text:style-name="P7">1．d (从课文第一段中可看出，只有d没有包括在内，因此d是答案)。 </text:p>
      <text:p text:style-name="P7">2．a (从课文第一段中可看出，Erickson一家要卖的是不需要的东西，即“unwanted items——all sorts <text:soft-page-break/>of things they wanted to get rid of.”而卖东西的地点一般是在garage或yard中，故a是正确答案。) </text:p>
      <text:p text:style-name="P7">3．d (从课文第一、三、四、六、七、八段中可得知a、b、c都正确，只有d说庭院甩卖是为了发善心而举办的，因此是错误的。) </text:p>
      <text:p text:style-name="P7">4．c (第九段中有一句“it blesseth him that gives and him that takes”可以说是这一段的主题句。因此c是正确的答案。) </text:p>
      <text:p text:style-name="P7">5．d (从最后一段中“Some day the people who are buying are bound to be faced with the same problem we had ——getting rid of this stuff”这句话我们可以知道，今天的买主很可能成为明天的卖主。故d为正确答案。) </text:p>
      <text:p text:style-name="P7">Ⅱ.找出下列词或短语的同义词：</text:p>
      <text:p text:style-name="P7">1.possession　　2.sign　　3.the variety of things　4.replica　5.castoffs　　　</text:p>
      <text:p text:style-name="P7">6.extra <text:s text:c="4"/>　　7.era　　 8.hobby　　 9.fabulous 　10.reluctant</text:p>
      <text:p text:style-name="P7">Ⅲ.选择短语完成句子：</text:p>
      <text:p text:style-name="P7">1．faced with(那个傻瓜面临着麻烦。) </text:p>
      <text:p text:style-name="P7">2．a bargain hunter(在商店里寻找便宜货的人就是会讨价还价的人。) </text:p>
      <text:p text:style-name="P7">3．run across(你从哪里偶尔看到这个漂亮的旧花瓶的?) </text:p>
      <text:p text:style-name="P7">4．look for(我必须寻找丢失的钱，直至找到为止。) </text:p>
      <text:p text:style-name="P7">5．search for(为了增加世界的粮食供应，科学家不得不寻找新的途径。 ) </text:p>
      <text:p text:style-name="P7">6．am fed up with(我烦透了潮湿的天气。) </text:p>
      <text:p text:style-name="P7">7．are faced with(我们面临着成本上涨的同样问题) </text:p>
      <text:p text:style-name="P7">8．garage sale(甩卖旧的、不想要的东西被称为车库甩卖或庭院甩卖。) </text:p>
      <text:p text:style-name="P7">9．getting rid of(这一家正在灭鼠。) </text:p>
      <text:p text:style-name="P7">10．was turned off(我很讨厌邻居家的噪音。) </text:p>
      <text:p text:style-name="P7">Ⅳ.给下列各词加上“-er”，“-or”或者“-ist”将其变成名词：</text:p>
      <text:p text:style-name="P7">1.seller 　　2.buyer 　　　3.reporter 　　　4.waiter 　　5.artist<text:line-break/>　　6.owner　　　7.earner　　　8.visitor　　　　9.actor　　　10.sailor </text:p>
      <text:p text:style-name="P7">Ⅴ.将下列句子译成英语：</text:p>
      <text:p text:style-name="P7">1．Many people in Beijing have made visiting morning market into a hobby. </text:p>
      <text:p text:style-name="P7">2．I ran across his early works in a second—hand store. </text:p>
      <text:p text:style-name="P7">3．You wouldn't believe someone would buy things unwanted by others. </text:p>
      <text:p text:style-name="P7">4．Not long ago,he came up with a practical and feasible plan. </text:p>
      <text:p text:style-name="P7">5．We are bound to win this battle.</text:p>
      <text:p text:style-name="P11">【词汇练习答案】</text:p>
      <text:p text:style-name="P7">Ⅰ.用所给词的适当形式填空，并注意词性：</text:p>
      <text:p text:style-name="P7">1．a.shop　　　　　　b.shopping　　 　　　　　　c.shops </text:p>
      <text:p text:style-name="P7">2．a.origin　　　　　b.originality　　　　　　　c.original </text:p>
      <text:p text:style-name="P7">3．a.computers　　　 b.computerization　　　　　c.computerized </text:p>
      <text:p text:style-name="P7">4．a.sale　　　　　　b.sells　　　　　　　　 　 c.sellers </text:p>
      <text:p text:style-name="P7">Ⅱ.用下列所给词的适当形式填空：</text:p>
      <text:p text:style-name="P7">1．hobby(他的业余爱好是造船和飞机模型。) </text:p>
      <text:p text:style-name="P7">2．local(当地政府决定在这个地区建两所中学。) </text:p>
      <text:p text:style-name="P7">3．recent(最近这几年情况发生了很大的变化。) </text:p>
      <text:p text:style-name="P7">4．extra(我们需要额外的人员来完成这项艰巨的工作。) </text:p>
      <text:p text:style-name="P7">5．stuff(我们搬家时要处理掉这些东西。) </text:p>
      <text:p text:style-name="P7">6．original(这幅原画被妥善地保存在博物馆内，但复制品却有上千幅。 ) </text:p>
      <text:p text:style-name="P7">7．reluctant(她通常友好而且乐于助人，但昨天她看起来不愿帮助我们 。) </text:p>
      <text:p text:style-name="P7">8．neighbourhood(我们附近有许多商店。) </text:p>
      <text:p text:style-name="P7">9．advertisements(他喜欢看电视，但不喜欢看电视节目中的某些广告。 ) </text:p>
      <text:p text:style-name="P7">10．enthusiasm(他对我们的计划没有表现出丝毫热情。) </text:p>
      <text:p text:style-name="P7"><text:soft-page-break/>Ⅲ.将下列句子译成英语</text:p>
      <text:p text:style-name="P7">1．This shop put up many advertisements in its neighbourhood. </text:p>
      <text:p text:style-name="P7">2．Some people were fed up with modern city life and moved to the countryside. </text:p>
      <text:p text:style-name="P7">3．I ran across one of my friends in the park last week. </text:p>
      <text:p text:style-name="P7">4．He is bound to come back because he took no money with him. </text:p>
      <text:p text:style-name="P7">5．He is now faced with a very serious problem. </text:p>
      <text:p text:style-name="P7">6．All useless things should be got rid of. </text:p>
      <text:p text:style-name="P7">7．Our duty is to meet the ever-increasing needs of the people. </text:p>
      <text:p text:style-name="P7">8．All the goods are priced at half of the original. </text:p>
      <text:p text:style-name="P7">9．The music really turns me off. </text:p>
      <text:p text:style-name="P7">10．He has set out his viewpoints clearly in the book.</text:p>
      <text:p text:style-name="P10">第二部分 Text B</text:p>
      <text:p text:style-name="P7">【课文译文】</text:p>
      <text:p text:style-name="P10">美国的商店</text:p>
      <text:p text:style-name="P7">在美国，每页报纸和几乎每家电视台都在力劝你去买各种各样的事实上你会觉得没有更好的那些东西。</text:p>
      <text:p text:style-name="P7">在美国不仅商品的的价格有很大差别，供销售的商品的质量也有很大不同。与其他国家的人不同，美国人在买东西时通常不加思索地照价付款，从不讨价还价。而另一方面，美国的商店却有很多“降价”销售，在这期间商家会把商品的价格从正常价降下来。这会使得购物者迷惑不解。数百种商品中逃选哪一种才是最好的?在购物时，你怎样才能知道你购买的东西是“物有所值”?或许最好的忠告是：不要着急，要货比三家来确定商品质量的好坏。要仔细地察看商品，读读产品的广告说明，比较一下价格。购买之前要考察一下。</text:p>
      <text:p text:style-name="P7">美国有种类繁多的商店，大到出售服装、家具、家用产品以及其他物品的百货商场，小到专营某一种商品的专营店，还有“打折商店”以低价出售商品，“十美分商店”专营种类繁多的便宜货。</text:p>
      <text:p text:style-name="P7">大城市中多数百货商场以中高档价格销售中高档质量的商品，但是，由于商场内商品种类齐全，给顾客提供了很大的方便。</text:p>
      <text:p text:style-name="P7">如果您不图方便而在乎价格的话，您最好到一些打折商店去购物，这些商店里的商品几乎和百货商场一样多，但价格比商场的便宜。打折商店能这样做有几个原因：他们不能提供百货商场提供的同等服务；可能营业员比较少；而且他们很少送货上门。</text:p>
      <text:p text:style-name="P7">美国的小商店遍及各地，但提供的商品数量有限。这些商店里通常只有几名营业员，提供的商品高、中、低档不等，这要根据商店经营的目标而定。在这里您可能会比在大百货商场得到营业员更多的关照。</text:p>
      <text:p text:style-name="P7">另一种常见的小店叫作“十美分店”，有时也叫“五美分和十美分店”。在这些商店里许多商品的售价已不再局限于五到十美分了。在上个世纪，人们认为薄利多销比多利少销要强得多，所以这些商店由此而得名，“十美分店”专营种类繁多的便宜商品，价格从50美分到几美元不等。如果您想买一件小东西而又不想多花钱，“十美分店”是您最好的去处。</text:p>
      <text:p text:style-name="P7">美国也以其“超级市场”而闻名。超级市场大量出售各种各样的食品和家用小商品。超市的食品质量好，价格也比小食品店低得多。</text:p>
      <text:p text:style-name="P7">大多数美国人到超市购买食品。最令人感兴趣的去处之一是冷冻食品区。由于人们不断地找出新方法来保存食品，几乎每一种食品都能冷冻而保持原来的风味。因为速冻食品做起来不费时间，它们自然也就成了美国各地受欢迎的食品。</text:p>
      <text:p text:style-name="P11">【课文练习答案】</text:p>
      <text:p text:style-name="P7">Ⅰ.根据课文判断下列句子正确与否：</text:p>
      <text:p text:style-name="P7">1．False(课文第一段中谈到力劝我们买的都是些没有比有更好的东西， 因此此句是错误的。) </text:p>
      <text:p text:style-name="P7">2．True </text:p>
      <text:p text:style-name="P7">3．True </text:p>
      <text:p text:style-name="P7">4．True </text:p>
      <text:p text:style-name="P7">5．False(课文第五段中说“These stores have nearly as great a variety of goods as department stores,but offer lower prices.”因此此句是错误的。) </text:p>
      <text:p text:style-name="P7">6．False(课文第五段中有句子说“They don't offer the same service s to buyers that department stores do.”故此句错误。) </text:p>
      <text:p text:style-name="P7"><text:soft-page-break/>7．False(课文第六段中“these shops offer products that range from inexpensive to very expensive,depending on the shop.”故此句错误。) </text:p>
      <text:p text:style-name="P7">8．True </text:p>
      <text:p text:style-name="P7">9．False(课文第八段中说超市中有大量的食品和家用物品出售，眼镜当 然也买得到，故此句错误。) </text:p>
      <text:p text:style-name="P7">10．False(课文第八段中有“These stores offer good quality food at lower prices than small food stores.”小商店比超市东西卖得贵，故此句错误。) </text:p>
      <text:p text:style-name="P7">Ⅱ.依据课文内容填空：</text:p>
      <text:p text:style-name="P7">1．Don't hurry </text:p>
      <text:p text:style-name="P7">2．read the advertisements </text:p>
      <text:p text:style-name="P7">3．explore and examine </text:p>
      <text:p text:style-name="P7">4．clothing,furniture,household goods </text:p>
      <text:p text:style-name="P7">5．small shops </text:p>
      <text:p text:style-name="P7">6．sold items no more than ten cents. </text:p>
      <text:p text:style-name="P7">7．a large profit on fewer sales </text:p>
      <text:p text:style-name="P7">8．supermarkets </text:p>
      <text:p text:style-name="P7">9．frozen food </text:p>
      <text:p text:style-name="P7">10．original flavor</text:p>
      <text:p text:style-name="P7">【词汇练习答案】</text:p>
      <text:p text:style-name="P7">Ⅰ从右栏中找出与左栏单词相应的词的定义：</text:p>
      <text:p text:style-name="P7">1.b　　　2.d 　　　3.c 　　　4.e 　　　5.a</text:p>
      <text:p text:style-name="P7">Ⅱ选择最佳答案完成句子：</text:p>
      <text:p text:style-name="P7">1．B (我有广泛的爱好。) </text:p>
      <text:p text:style-name="P7">2．A (战后半年，这个国家的学校才恢复了正常。) </text:p>
      <text:p text:style-name="P7">3．D (我们应探索各种可能的办法来增加食物的产量。) </text:p>
      <text:p text:style-name="P7">4．A (他很自私，只考虑自己方便。) </text:p>
      <text:p text:style-name="P7">5．A (你感冒的话，就会感到食物没有滋味。)</text:p>
      <text:p text:style-name="P11"/>
      <text:p text:style-name="P11">【语法练习答案】</text:p>
      <text:p text:style-name="P7">I <text:s/>将下列句子译成汉语，注意形容词和副词不同的等级：</text:p>
      <text:p text:style-name="P7">1．在短短50年间，人们发明了飞机并将其发展成为一种最重要的交通工具。 </text:p>
      <text:p text:style-name="P7">2．销售部的经理们必须定出在市场上推销他们产品的最佳方案。 </text:p>
      <text:p text:style-name="P7">3．大西洋平均深度有3，500多米，但在有些地方却深得多。 </text:p>
      <text:p text:style-name="P7">4．断言肉与土豆不能同食就像说人不能吃面包喝牛奶一样愚蠢。 </text:p>
      <text:p text:style-name="P7">5．事实上，月亮是天空中最小的星球之一。它看起来较大只因它比其他任何星球离 我们更近。 </text:p>
      <text:p text:style-name="P7">6．我们离地球越远，空气就越稀薄。 </text:p>
      <text:p text:style-name="P7">7．现代妇女要做不是一份而是两份工作，因此她们比传统的妇女更忙。 </text:p>
      <text:p text:style-name="P7">8．围绕地球周围的大气层里的能量比地球上所有煤、石油和天燃气的总和还要多。</text:p>
      <text:p text:style-name="P7">9．如果能够使用得当，恐惧和痛苦对于人类和动物是最有用的两种东西。 </text:p>
      <text:p text:style-name="P7">10．每个国家都有这种类型的人，他们总是想尽可能少出力却又要尽可能多的回报。 </text:p>
      <text:p text:style-name="P7">Ⅱ.选择最佳答案完成句子。</text:p>
      <text:p text:style-name="P7">1．B (与其他的运输方式比起来，海运能装载更多的货物。) </text:p>
      <text:p text:style-name="P7">2．A (小孩不能像成年人一样，按照自己的意愿自由地行事。) </text:p>
      <text:p text:style-name="P7">3．B (我们发现在某些发达国家里，有大学学历的人数要比与之相适应的工作多得多。) </text:p>
      <text:p text:style-name="P7">4．C (现在我为生计而工作，没有像以前一样把那么多的时间花在邮票上。) </text:p>
      <text:p text:style-name="P7">5．D (推行同劳同酬不像看起来那么容易。) </text:p>
      <text:p text:style-name="P7">6．A (年轻且又缺乏经验的工人拿工资比老工人和经验丰富的工人少，这一点看起来似乎合理。) </text:p>
      <text:p text:style-name="P7">7．D (夏天是一年中最热的季节，同时也是我们城里最忙碌的季节。) </text:p>
      <text:p text:style-name="P7">8．C (我们团结得越紧密，就越幸福。) </text:p>
      <text:p text:style-name="P7"><text:soft-page-break/>9．A (这个案子不像我最初想的那么简单。) </text:p>
      <text:p text:style-name="P7">10．A (世界上最大的山脉之一是从大西洋里隆起的。) </text:p>
      <text:p text:style-name="P7">Ⅲ.将下列句子译成英语：</text:p>
      <text:p text:style-name="P7">1．The moon looks much bigger than any star in the sky. </text:p>
      <text:p text:style-name="P7">2．Diamond is the hardest substance in the natural world. </text:p>
      <text:p text:style-name="P7">3．In some countries,girls cannot get as much education as boys do. </text:p>
      <text:p text:style-name="P7">4．You will find some words in English are easier to remember than other words. </text:p>
      <text:p text:style-name="P7">5．The Atlantic Ocean is half as large as the Pacific Ocean. </text:p>
      <text:p text:style-name="P7">6．The nearer an object is to you,the bigger it appears. </text:p>
      <text:p text:style-name="P7">7．The classified ad is the simplest type of advertising. </text:p>
      <text:p text:style-name="P7">8．You should read as many English books as you can at school. </text:p>
      <text:p text:style-name="P7">9．The Great shallow is one of the most famous fishing areas in North America. </text:p>
      <text:p text:style-name="P7">10．Our life is much better than ever before.</text:p>
      <text:p text:style-name="P10">第三部分　词汇、短语</text:p>
      <text:p text:style-name="P11">【词汇与短语】</text:p>
      <text:p text:style-name="P7">1.original a.1)起初的，原来的；2)独创的，新颖的　　n.(the original)原作，原物，原文</text:p>
      <text:p text:style-name="P17">［派生］origin n.1)起源，由来，起因；2)出身，血统<text:line-break/>originate vi. 1)发源，发生，发起；2)vt引起</text:p>
      <text:p text:style-name="P7">［词组］originate from 来源于</text:p>
      <text:p text:style-name="P7">［例句］They are studying English in order to read Shakespeare in the original.</text:p>
      <text:p text:style-name="P13">他们学习英语是为了能读莎士比亚的原作。</text:p>
      <text:p text:style-name="P13">All theories originate from practice and in turn serve practice.</text:p>
      <text:p text:style-name="P13">任何理论都来源于实践，反过来又为实践服务。</text:p>
      <text:p text:style-name="P7">2.bound a.1)一定的，必定的 2)有义务的，受约束的 3)准备到…去的<text:line-break/>　 　 n.边界，界限 vt.限制，形成…边界，邻接</text:p>
      <text:p text:style-name="P7">［派生］boundless a.无边际的，无限的</text:p>
      <text:p text:style-name="P7">［词组］be bound to：注定，一定 <text:s text:c="2"/>be bound for：到…地方去</text:p>
      <text:p text:style-name="P7">［例句］He is bound to win this race.　他一定能赢得这场比赛。</text:p>
      <text:p text:style-name="P13">The train is bound for Beijing.　这趟火车是开往北京的。</text:p>
      <text:p text:style-name="P13">Jiangsu is bounded on the south by Zhejiang.　江苏在南面与浙江接壤。</text:p>
      <text:p text:style-name="P7">3.urge vt. 1)推进，驱策 2)催促，力劝 　n.强烈的欲望，迫切的要求</text:p>
      <text:p text:style-name="P7">［派生］urgent a. 1)紧急的，急迫的 2)强求的，催促的。</text:p>
      <text:p text:style-name="P7">［词组］urge sb to do sth 或 urge sb into doing sth怂恿某人干某事</text:p>
      <text:p text:style-name="P7">［例句］They urged us to go with them.　他们怂恿我们跟他们一块去。</text:p>
      <text:p text:style-name="P13">We are in urgent need of medicine.　我们急需药品。</text:p>
      <text:p text:style-name="P7">4.likely a.可能的，有希望的　　ad.很可能</text:p>
      <text:p text:style-name="P7">［反义词］unlikely a.不可能的，无希望的</text:p>
      <text:p text:style-name="P7">［词组］be likely to+V/thatclause 可能…</text:p>
      <text:p text:style-name="P7">［派生］likeness n. 类似，想像 <text:s/>liking n. 喜欢，爱好</text:p>
      <text:p text:style-name="P7">［例句］Are we likely to arrive in time?　我们有可能及时到达吗?</text:p>
      <text:p text:style-name="P13">He bears a striking likeness to his brother.　他活像他的兄弟。</text:p>
      <text:p text:style-name="P7">5.range n.1)排，行，一系列 2)范围，区域<text:line-break/>　　 <text:s/>vt. 1)排列，将…排成行 2)把…分类，使系统化 <text:s text:c="2"/>vi. 变动，变化</text:p>
      <text:p text:style-name="P7">［词组］a wide range of 广泛的，多的 <text:s/>rane from…to 从…到…不等</text:p>
      <text:p text:style-name="P7">［例句］He has a wide range of choice　他有广泛的选择范围。</text:p>
      <text:p text:style-name="P17">［辨析］range和vary都有“变化”的意思，range指在一定范围内变化，从一端变化到另一端；vary则强调连续的变化。</text:p>
      <text:p text:style-name="P17">［例句］The children's ages range from 3 to 6.孩子们的年龄从3岁到6岁不等。<text:line-break/><text:soft-page-break/>The weather varied from very cold to quite mild.</text:p>
      <text:p text:style-name="P33">天气有时很冷，有时又变得很暖和。</text:p>
      <text:p text:style-name="P7">6.inexpensive:a.便宜的，不贵的，价格公道的</text:p>
      <text:p text:style-name="P7">［反义］expensive:a.昂贵的，价高的</text:p>
      <text:p text:style-name="P7">［辨析］cheap:a. 1)便宜的，廉价的 2)低劣的，劣质的。与inexpensive相比cheap侧重于商品本身质量低劣，所以价格低，而inexpensive只是指价格低，没有其他的含义。</text:p>
      <text:p text:style-name="P7">［例句］This store sells inexpensive and expensive goods.</text:p>
      <text:p text:style-name="P7">这个商店既卖价格低的产品，也卖价格高的。</text:p>
      <text:p text:style-name="P7">The coat you bought yesterday is rather cheap. 你昨天买的那件外套很便宜。</text:p>
      <text:p text:style-name="P7">7.be fed up with：因多而厌烦，不满</text:p>
      <text:p text:style-name="P7">［辨析］feed on(upon)：以…为食物，以…为能源</text:p>
      <text:p text:style-name="P17">［例句］He was fed up with the advertisements on TV.　他对电视上的广告感到厌烦。<text:line-break/>Sheep feed chiefly on grass.　羊主要以草为食。</text:p>
      <text:p text:style-name="P7">8.run across:偶然碰见</text:p>
      <text:p text:style-name="P7">［辨析］run out of:用光，用完</text:p>
      <text:p text:style-name="P7">［例句］I ran across a friend of mine in the station.在车站我碰上了我的一位朋友。</text:p>
      <text:p text:style-name="P13">He has run out of ink.　他的墨水用光了。</text:p>
      <text:p text:style-name="P7">9.be faced with：面临，面对(困难，死亡，毁灭等)　</text:p>
      <text:p text:style-name="P7">［辨析］face to face:面对面 <text:s/>make a face:做鬼脸</text:p>
      <text:p text:style-name="P17">［例句］We are faced with two alternatives.我们面临着两种选择。<text:line-break/>During the storm I came face to face with death.</text:p>
      <text:p text:style-name="P33">在暴风雪中我与死神只有一步之遥。</text:p>
      <text:p text:style-name="P10"/>
      <text:p text:style-name="P10"/>
      <text:p text:style-name="P10">Unit 12</text:p>
      <text:p text:style-name="P10">第一部分 Text A</text:p>
      <text:p text:style-name="P11">【课文译文】</text:p>
      <text:p text:style-name="P10">词典是如何编纂的</text:p>
      <text:p text:style-name="P7">人们普遍认为每个词都有它正确的含义，这些含义我们主要是从老师和语法学家那里学来的 ，而且词典和语法在释义和讲解用法方面是绝对的权威。很少有人会问词典和语法书的编者又是根据什么权威来说那些话的。一次我和一位英国妇女就一个词的发音发生了争执，我提出查查词典。这位英国妇女固执地说：“查词典有什么用?我是英国人，我生在英国，长在英国，我说的是地道的英语”。这种对母语的自信在英国人中相当普遍。但在美国，如果有人想跟词典争个对错，那他不是行为古怪，就是精神有问题。</text:p>
      <text:p text:style-name="P7">让我们来看一下词典是如何编写的，编辑们又是如何给词下定义的。下面的过程不适用于那些简单地照抄现有词典的人而适合于那些词典编辑部的编辑们，他们利用第一手资料，进行最基本的研究。编写字典之初要阅读大量的同时代的文学作品或者词典要包括的学科内容。编辑们在阅读时，会把有趣的和少见的词，常用词的不常见及特有的用法及许多常用词的一般用法抄在卡片上，同时也抄下含有这些词的原句。</text:p>
      <text:p text:style-name="P7">这也就是说，每个单词都是与这个词的上下文是一起收集的。词典编辑是一项非常巨大的工作。例如《牛津英语词典》的编辑们就收集了数百万张卡片，编辑工作历经数十年。卡片收集完成后，按字母顺序进行分类。分类完成后，每个词将有数目在两三个到几百个之间的引语(作为例句)，每句引语均写在其卡片上。</text:p>
      <text:p text:style-name="P7">然后是给词下定义。词典的编辑面对一堆解释该词的卡片，每张卡片代表着某个文学流派作家或历史要人对该词的应用。他认真地阅读这些卡片，删掉一些，重新阅读其他部分，然后按照他认为属于这个词的几个意思把这堆卡片再分类。最后，他按照“严格”的原则即给每个词下定义必须根据他面前的引语所表达的这个词的意思来写出词的定义。编辑不能受他认为某个词应该是什么意思的影响。他必须依据卡片编辑，否则的话就徒劳无益。</text:p>
      <text:p text:style-name="P7">因此，词典的编写不是一项确定某个词“真正含义”的权威性评述的工作，而是一项记录工作，是尽编辑所能，记录下对于古代或现代作家来说这些词所表达的含义。例如，我们是在1890，或者是1919编写一部词典，我们可以说单词“broadcast”的意思是“播撒”(种子)。但如果我们是1921年或者在这之后编写词典，就不能那样写。这个词最常见的意思变成了“通过广播电视传播节目”。当我们说话或写作选词时，我们可以用词典提供给我<text:soft-page-break/>们的历史记录作指导，但决不能被束缚住，因为新形势、新经历、新发明、新感觉总是迫使我们创造新词来代替旧词。查一下“hood”这个词，我们会发现，500年前该词条下的意思是“修道士”，而今天，它的意思却是“汽车发动机”。</text:p>
      <text:p text:style-name="P11">【课文难点注释】</text:p>
      <text:p text:style-name="P7">1．It is widely believed that every word has a correct meaning,that we learn these meanings mainly from teachers and grammarians,and that dictionaries and grammars are the supreme authority in matters of meaning and usage.(Para 1)<text:line-break/>人们普遍认为每个词都有它正确的含义，这些词的含义我们主要是从老师和语法学家那里学来的，而且词典和语法在释义和讲解用法方面是绝对的权威。<text:line-break/>It is believed that…这种结构的意思是“据认为……”“人们认为…”。类似这样的结构还有许多。如：<text:line-break/> <text:s text:c="3"/>It is said that… 据说，人们说…<text:line-break/> <text:s text:c="3"/>It is reported that…据报道…<text:line-break/> <text:s text:c="3"/>It is announced that…据宣称…<text:line-break/> <text:s text:c="3"/>that引导的是名词性从句，做真正的主语，it是逻辑主语。that从句一共有三个，为并列结构。 </text:p>
      <text:p text:style-name="P7">2．What follows applies only to those dictionary offices where firsthand ,original research goes on —not those in which editors simply copy existing dictionaries.(Para 2)<text:line-break/> <text:s text:c="3"/>下面的过程不适用于那些简单地抄现有词典的人，而适用于那些词典编辑部的编辑，他们利用第一手资料，进行最基本的研究。<text:line-break/> <text:s text:c="3"/>what follows 是名词性从句做主语。<text:line-break/> <text:s text:c="3"/>applies…to的意思是“应用于，在此处“适用于”，做谓语。those dictionary offices 做宾语。<text:line-break/> <text:s text:c="3"/>where 引导定语从句修饰 dictionary offices.<text:line-break/> <text:s text:c="3"/>in which 也是定语从句，修饰它前面的 those.</text:p>
      <text:p text:style-name="P11">【课文练习答案】</text:p>
      <text:p text:style-name="P7">Ⅰ.阅读理解：</text:p>
      <text:p text:style-name="P7">1．b (课文第一段第一句话说得很清楚，词典与语法是最高的权威。) </text:p>
      <text:p text:style-name="P7">2．d (课文第一段第三句话“Few people ask by what authority the writers of dictionary and grammars say what they say.”因此d正确。) </text:p>
      <text:p text:style-name="P7">3．c (课文第二段中谈到“to those dictionary offices where firsthand,original research goes on”，“The task of writing a dictionary begins with the reading of vast amounts of the literature of the period or subject that the dictionary is to cover.”因此c正确。) </text:p>
      <text:p text:style-name="P7">4．d (课文第四段谈到如何给词下定义。a、b、c在课文中都提到，只有d与课文内容相反，因此选d。) </text:p>
      <text:p text:style-name="P7">5．c (从现在倒退70年，应是1921年之后，因此“broadcast”的意思应是“to send out a radio or TV program.”) </text:p>
      <text:p text:style-name="P7">Ⅱ.找出下列词或短语的同义词：</text:p>
      <text:p text:style-name="P7">1.dispute　2.selfassurance　3.supreme　 4.peculiar　 <text:s/>5.decade 　　　　</text:p>
      <text:p text:style-name="P7">6.quotation　7.illustrate　8.discard　　9.distant 　　10.authoritative</text:p>
      <text:p text:style-name="P7">Ⅲ.有下列不定代词填空：</text:p>
      <text:p text:style-name="P7">1．Someone (一定有人拿走了我的手表，我刚才把它放在橱子上了。) </text:p>
      <text:p text:style-name="P7">2．a few (这些点心非常好，我想要几块。) </text:p>
      <text:p text:style-name="P7">3．No one (史密斯先生和他的孩子们是今天早晨离开这所房子的。到现在还没有一个人回来。) </text:p>
      <text:p text:style-name="P7">4．few (许多人都想爬到山顶，但很少有人成功。) </text:p>
      <text:p text:style-name="P7">5．anyone (你到的时候家里有人吗?) </text:p>
      <text:p text:style-name="P7">6．one (两件衬衣看起来都不错，但里查德夫人只能买得起一件。) </text:p>
      <text:p text:style-name="P7">7．anything (食物看起来很诱人，但我什么也不想吃，因为午饭我吃了不少。) </text:p>
      <text:p text:style-name="P7">8．either (你可以拿其中任何一半，它们都一模一样。) </text:p>
      <text:p text:style-name="P7">9．neither (因为她不去听报告，我也不去。) </text:p>
      <text:p text:style-name="P7">10．each (她的身旁各坐着一个小孩儿。) </text:p>
      <text:p text:style-name="P7">Ⅳ.把下列句子译成英语：</text:p>
      <text:p text:style-name="P7"><text:soft-page-break/>1．A good dictionary should be added regularly with new content. </text:p>
      <text:p text:style-name="P7">2．The edition of every word item in a dictionary is based on a certain rule. </text:p>
      <text:p text:style-name="P7">3．The task of writing a dictionary begins with making cards by reading widely. </text:p>
      <text:p text:style-name="P7">4．Not all the dictionaries are authoritative. </text:p>
      <text:p text:style-name="P7">5．I once got into a dispute with an Englishman over the pronunciation of a word and offered to look it up in the dictionary.</text:p>
      <text:p text:style-name="P11">【词汇练习答案】</text:p>
      <text:p text:style-name="P7">Ⅰ.用所给词的正确形式填空，并注意词性：</text:p>
      <text:p text:style-name="P7">1．a usage　　　　　　　b.use(n)　　　　　 c.used(a)　　d. use(v) </text:p>
      <text:p text:style-name="P7">2．a.authoritative　　 b.author　　　　　 c.authority </text:p>
      <text:p text:style-name="P7">3．a.edition　　　　　 b.edit　　　　　　　c.editor </text:p>
      <text:p text:style-name="P7">4．a.historical　　　　b.historian　　　  c.history </text:p>
      <text:p text:style-name="P7">5．a.state　　　　　　 b.stated　　　　　　c.statement </text:p>
      <text:p text:style-name="P7">Ⅱ用下列各词的适当形式填空：</text:p>
      <text:p text:style-name="P7">1．dispute (尽管我们是朋友，但有时也发生争执。) </text:p>
      <text:p text:style-name="P7">2．peculiar (她是一个特别的女孩，她没有朋友，喜欢一个人出去散步 。) </text:p>
      <text:p text:style-name="P7">3．reveal (医生没有告诉他他目前无药可救的处境。) </text:p>
      <text:p text:style-name="P7">4．illustrates (老师经常用图片来解释他的讲稿。) </text:p>
      <text:p text:style-name="P7">5．stack (您不介意把那一大堆卡片递给我吧?) </text:p>
      <text:p text:style-name="P7">6．statement (我认为她的陈述完全是建立在假设的基础上。) </text:p>
      <text:p text:style-name="P7">7．usages (这种用法不是受过教育的说话者所特有的。) </text:p>
      <text:p text:style-name="P7">8．decade (在过去十年中，多数食物的价格都上涨了。) </text:p>
      <text:p text:style-name="P7">9．literary (专设独立的一章来讨论目前的文学作品最好。) </text:p>
      <text:p text:style-name="P7">10．influence (我不想影响你，你必须自己做决定。) </text:p>
      <text:p text:style-name="P7">Ⅲ.把下列句子翻译成英语：</text:p>
      <text:p text:style-name="P7">1．It is widely believed that language develops and changes all the time. </text:p>
      <text:p text:style-name="P7">2．She is regarded as the best doctor in the town. </text:p>
      <text:p text:style-name="P7">3．These books are arranged in the library according to the alphabetical order of the writers' names. </text:p>
      <text:p text:style-name="P7">4．The children are greatly influenced by their parents. </text:p>
      <text:p text:style-name="P7">5．They dispute the truth of my conclusion. </text:p>
      <text:p text:style-name="P7">6．The child was brought up in a remote mountain village. </text:p>
      <text:p text:style-name="P7">7．You needn't look it up in a dictionary when you run across a new word. </text:p>
      <text:p text:style-name="P7">8．Once you have got into a bad habit,it is difficult to get rid of. </text:p>
      <text:p text:style-name="P7">9．To the best of my knowledge,the idea that fish is the best food for brain is not foolish.</text:p>
      <text:p text:style-name="P10">第二部分 Text B</text:p>
      <text:p text:style-name="P11">【课文译文】</text:p>
      <text:p text:style-name="P10">阅读是必要的生存技能</text:p>
      <text:p text:style-name="P7">随着电视时代的到来以及我们社会的各个方面日益强调图像和声音，许多人想使我们相信我们正朝着摆脱阅读这一必要的生活技能的方面迅速发展。但是事实远非如此。</text:p>
      <text:p text:style-name="P7">现在，良好的阅读能力作为一种重要的生活技能显得比以往任何时候都更为重要，印刷的文字仍旧是高等教育和在就业市场上谋得好职位的基础。</text:p>
      <text:p text:style-name="P7">对学生而言，几乎所有的学习都涉及到阅读。就成年人而言，阅读天天相伴，既可能是一块绊脚石，也可能是通往幸福和机遇的平坦大道。因此良好的阅读习惯不仅是学生们学习的重要技能，也是每个人重要的生活技能。</text:p>
      <text:p text:style-name="P7">浏览——花点时间读一下材料的题目、各章节的题目和摘要，你就会掌握阅读材料的大意，浏览的目的就是能迅速从阅读中获得信息，以便让你明白你要读的是什么材料。</text:p>
      <text:p text:style-name="P7">地图、图表、曲线和图画都是有益的线索，为读者理解所读材料的内容和结构提供一些启示。浏览这种简单的技巧能够帮助你了解文章大意，因为在开始阅读时你就知道阅读的方向。</text:p>
      <text:p text:style-name="P7"><text:soft-page-break/>阅读速度——另一个良好的阅读习惯就是快速阅读。谚语“欲速则不达”用在阅读上并不合适。事实上，大多数人阅读的速度都太慢。现在为了更好地理解本文章，你的阅读速度可能较慢。研究表明，能快速阅读的人是阅读能力最佳的人，而阅读速度慢的人常因厌倦而不能集中精力，以至于影响理解能力。</text:p>
      <text:p text:style-name="P7">请记住，读书太慢最不利于精力集中。你的思路能够与阅读保持同步，如果你要求自己这样做的话。以最快的速度阅读，向自己的理解力挑战，会使自己的思想能更轻松地集中在所读的材料上。</text:p>
      <text:p text:style-name="P7">积累词汇——对于一个有良好阅读习惯的人来说，一页书中包含的不仅仅是单词，而是观点、行为、思想和感情。但所有这一切都建立在词汇的基础上。你掌握的词汇越多，就越不觉得你是在读词，而是在读内容和含义。扩大词汇量会有助于你提高阅读速度和阅读能力。</text:p>
      <text:p text:style-name="P7">许多人遇到他们不认识的单词就跳过去。这就很自然地影响到对全文的理解。还有一些人遇到生词就停下来查字典，但这种方法会降低阅读速度，影响注意力和理解力。</text:p>
      <text:p text:style-name="P7">但是你可以不必每次都查词典就能扩大词汇量。下面是两条规则：</text:p>
      <text:p text:style-name="P7">1.遇到生词时停顿一下，让它在你的脑海里留下印象。</text:p>
      <text:p text:style-name="P7">2.根据上下文即其周围的词语猜测一下词义。</text:p>
      <text:p text:style-name="P7">使用这种方法时你会发现会一再遇到这个词。每一次你将会对它的意思有更清楚的印象。不久，这个生词就成了熟词，而它的意思也清楚了。</text:p>
      <text:p text:style-name="P7">使用这个方法的关键是留意生词，不要跳过去。你会发现你的词汇量日益增加。而词汇量的丰富对于提高阅读速度和理解能力大有帮助。</text:p>
      <text:p text:style-name="P7">类似这样的良好阅读习惯可以帮助学生以及工作的成年人取得更大成功。有了诸如良好阅读习惯这类简单而重要的生活技能，学校这个特殊的世界以及学校和日　　常生活的真实世界就会变得更加舒适、更富有成果并使你从中得到更多的回报。</text:p>
      <text:p text:style-name="P11">【课文练习答案】</text:p>
      <text:p text:style-name="P7">Ⅰ.根据课文内容判断下列句子的对错：</text:p>
      <text:p text:style-name="P7">1．False (从课文第一段中我们可以得知，“But this is not the case at all.”此结论错误。) </text:p>
      <text:p text:style-name="P7">2．True </text:p>
      <text:p text:style-name="P7">3．True </text:p>
      <text:p text:style-name="P7">4．False (课文第六段中说“Another good reading habit is read-ing fast.The expression ‘chaste makes waste’does not apply to reading.”故此句错误。) </text:p>
      <text:p text:style-name="P7">5．True </text:p>
      <text:p text:style-name="P7">6．False (课文第六段中有“and that slow readers often lose their concentration and comprehension abilities because their minds will wander out of boredom.”读慢了才会出现精力分散，所以此句错误。) </text:p>
      <text:p text:style-name="P7">7．True </text:p>
      <text:p text:style-name="P7">8．True </text:p>
      <text:p text:style-name="P26">9．False (课文第十四段中说，“The key to the method is to be alert to new words.Don't skip over them.”故此句错误。)</text:p>
      <text:p text:style-name="P26">10．True. </text:p>
      <text:p text:style-name="P26">Ⅱ.依据课文填空：</text:p>
      <text:p text:style-name="P7">1.quarters　　　　　2.life skill　　　　3.stumbling block<text:line-break/>　　4.title,chapter headings,section titlesand,headlines.<text:line-break/>　　5.Maps,charts,graphs,pictures.<text:line-break/>　　6.ideas,actions,thoughts,feelings.<text:line-break/>　　7.content and meaning<text:line-break/>　　8.context clues,the words around it<text:line-break/>　　9.alert<text:line-break/>　　10.comfortable,productive,rewarding</text:p>
      <text:p text:style-name="P11">【词汇练习答案】</text:p>
      <text:p text:style-name="P7">Ⅰ.在右栏中找出与左栏中的词相应的释义</text:p>
      <text:p text:style-name="P7">1.a　　　 2.c　　　 3.b 　　　4.e　　　 5.d</text:p>
      <text:p text:style-name="P7"><text:soft-page-break/>Ⅱ.用课文B中的词或短语填空(首字母已给出)：</text:p>
      <text:p text:style-name="P7">1．survival (士兵们在上战场之前学习了好多逃生的技巧。) </text:p>
      <text:p text:style-name="P7">2．Opportunity (机遇只敲一次门。) </text:p>
      <text:p text:style-name="P7">3．concentration (雨天驾车需要集中精力。) </text:p>
      <text:p text:style-name="P7">4．challenge (尽管他不太自信，他还是接受了他的朋友提出的游过那条的挑战。) </text:p>
      <text:p text:style-name="P7">5．impression (那个歌唱家给听众们留下了深刻的印象。) </text:p>
      <text:p text:style-name="P7">6．scaned (学生们不时地浏览课文，寻找正确答案。) </text:p>
      <text:p text:style-name="P7">7．aware of (医生完全知道病人随时有死亡的危险。) </text:p>
      <text:p text:style-name="P7">8．alert to (一只老狐狸对于每一点声音和动作都很警觉。) </text:p>
      <text:p text:style-name="P7">9．Emphasis (一定要强调阅读理解的准确性。) </text:p>
      <text:p text:style-name="P7">10．keep up with (她的衣着非常赶时髦。)</text:p>
      <text:p text:style-name="P11">【语法练习答案】</text:p>
      <text:p text:style-name="P7">Ⅰ.在各句中的介词短语下面划线，并注意其语法功能：</text:p>
      <text:p text:style-name="P7">1．with a purpose 定语 </text:p>
      <text:p text:style-name="P7">2．Without your help 状语 </text:p>
      <text:p text:style-name="P7">3．like a man 状语 </text:p>
      <text:p text:style-name="P7">4．in the United States 状语　 <text:s text:c="2"/>of three types 表语 </text:p>
      <text:p text:style-name="P34">5．in the sales department 定语 <text:s/>for the advertising 状语 </text:p>
      <text:p text:style-name="P34">6．For centuries 状语 <text:s text:c="4"/>from being discovered 宾补 <text:s/>by the people of Europe 状语 </text:p>
      <text:p text:style-name="P34">7．in better spirits 宾语补足语 </text:p>
      <text:p text:style-name="P34">8．in the sky 状语　　　like a mirror 状语 </text:p>
      <text:p text:style-name="P34">9．to visitors 状语 </text:p>
      <text:p text:style-name="P34">10．of any use表语　　in random order 主补 </text:p>
      <text:p text:style-name="P34">11．with a higher proficiency 　　定语 on words <text:s text:c="3"/>定语in meaning 状语 </text:p>
      <text:p text:style-name="P34">12．In some kind of work 状语　　 of speed 定语<text:line-break/>by the amount of work 状语 　　by the hour 状语 </text:p>
      <text:p text:style-name="P34">13．to his careless uses 表语 　　of the gun 定语 </text:p>
      <text:p text:style-name="P34">14．as love apples 状语 　　in love 状语 </text:p>
      <text:p text:style-name="P34">15．in San Francisco 宾补 　instead of Los Angeles 状语 </text:p>
      <text:p text:style-name="P34">16．in building 状语 　for what it can use 状语 </text:p>
      <text:p text:style-name="P34">17．from carbon 状语 　in all living things 状语 </text:p>
      <text:p text:style-name="P34">18．in what ways 状语 　of the plant 定语 <text:s text:c="2"/>from that of animals 状语 </text:p>
      <text:p text:style-name="P34">19．of telecommunication satellites 定语 <text:s text:c="2"/>for transmitting telephone calls 表语 </text:p>
      <text:p text:style-name="P34">20．in English 状语 <text:s text:c="2"/>to every educated person 状语<text:line-break/>at home or in the market place 状语 </text:p>
      <text:p text:style-name="P34">Ⅱ.用适当的介词填空：</text:p>
      <text:p text:style-name="P34">1.of　2.to　3.from　4.from　5.for　6.in　7.with　8.of 9.from　10.with　11.at　</text:p>
      <text:p text:style-name="P34">12.for　13.in　14.by　15.with　16.By,for <text:s/>17.with　18.to,at <text:s/>19.to,at 20.from,from</text:p>
      <text:p text:style-name="P34">Ⅲ.选择最佳答案：</text:p>
      <text:p text:style-name="P34">1．C (美国人不像其他国家的人。他们买东西通常不讨价还价，而是按 价付款。) </text:p>
      <text:p text:style-name="P34">2．B (这个商店提供的商品从便宜到昂贵不等。) </text:p>
      <text:p text:style-name="P34">3．D (聋哑人通过打手势进行交谈。) </text:p>
      <text:p text:style-name="P34">4．A (死亡和纳税是每个美国人肯定会面临的两件事。) </text:p>
      <text:p text:style-name="P34">5．A (我们在教学中加进文化和艺术课是为了培养孩子们的想像力。) </text:p>
      <text:p text:style-name="P34">6．A (从理论上说，在美国每个人都有机会得到无穷的信息。) </text:p>
      <text:p text:style-name="P34">7．D (她报怨她的丈夫从不帮她做家务，也不帮她做饭。)</text:p>
      <text:p text:style-name="P34">8．A (据说动物的许多习性都与它们所吃的食物有关。) </text:p>
      <text:p text:style-name="P34">9．A (鸟儿生来就知道如何筑巢。) </text:p>
      <text:p text:style-name="P7"><text:soft-page-break/>10．B (除了水，植物还吸收了溶在水里的那些土壤中的养分。)</text:p>
      <text:p text:style-name="P10">第三部分 词汇、短语</text:p>
      <text:p text:style-name="P11">【词汇与短语】</text:p>
      <text:p text:style-name="P7">1.authority n.1)权力，权威 2)［常用复数］官方，当局</text:p>
      <text:p text:style-name="P17">［派生］authorize vt.1)授权，委托 2)批准，允许，许可<text:line-break/>authoritative a.1)有权威的，可信的 2)官方的，当局的</text:p>
      <text:p text:style-name="P7">［相关词］author n.著者，作家</text:p>
      <text:p text:style-name="P7">［例句］The government is the highest authority in the country.</text:p>
      <text:p text:style-name="P13">政府是国家的最高权力机构。</text:p>
      <text:p text:style-name="P13">He is authorized to sign the statement.他被授权签署这项声明。</text:p>
      <text:p text:style-name="P7">2.usage n.1)习惯，惯例，惯用法 2)使用，对待，用法</text:p>
      <text:p text:style-name="P7">［同义词］use n. 1)用，使用，应用，运用，利用，用法。<text:line-break/>　　vt. 1)用，使用 2)发挥，使出</text:p>
      <text:p text:style-name="P7">［相关词］utilize v.利用</text:p>
      <text:p text:style-name="P7">［派生］used a.旧有，用旧了的 <text:s text:c="2"/>useful a.有用的，有益的</text:p>
      <text:p text:style-name="P13">useless a.无用的，无价值的，无效的</text:p>
      <text:p text:style-name="P7">［辨析］usage指用法，习惯，使用某种东西的方法，使用的方式或程度。use单指使用这种行为或状态。use做动词时指使用，是一般常用语。utilize指利用，是较正规用语。</text:p>
      <text:p text:style-name="P7">［词组］come into use开始被使用 <text:s text:c="2"/>make use of 利用</text:p>
      <text:p text:style-name="P7">［例句］The usage of this word can be found in this book.</text:p>
      <text:p text:style-name="P13">这个词的用法在这本书中可以找到。</text:p>
      <text:p text:style-name="P13">It is no use complaining the cold weather.抱怨天气冷没有用。</text:p>
      <text:p text:style-name="P13">You must make good use of any opportunities you have to practise English.</text:p>
      <text:p text:style-name="P13">你应该好好利用你所有的机会来练习英语。</text:p>
      <text:p text:style-name="P7">3.literary a. 1)文学的 2)从事写作的 　literature n. 1)文学，文学作品 2)文献</text:p>
      <text:p text:style-name="P7">［相关词］literate a.1)有文化的　2)精通文学的 　n.有文化的人，识字的人</text:p>
      <text:p text:style-name="P15">literacy n. 识字，有文化 <text:s text:c="2"/>literal a.1)文字上的 2)照字词本义的</text:p>
      <text:p text:style-name="P7">［例句］She likes to study English literature.她喜欢学习英国文学。</text:p>
      <text:p text:style-name="P13">What's the literal meaning of this word?这个词的字面含义是什么?</text:p>
      <text:p text:style-name="P10"/>
      <text:p text:style-name="P10"/>
      <text:p text:style-name="P10">Unit 13</text:p>
      <text:p text:style-name="P10">第一部分　Text A</text:p>
      <text:p text:style-name="P11">【课文译文】</text:p>
      <text:p text:style-name="P10">保　　险</text:p>
      <text:p text:style-name="P7">今天早晨有一位保险代理人给我打电话。这位代理人想跟我谈谈我的汽车的保险事宜；但另一位保险代理人可能对我的人寿保险、健康保险或家庭和家具的防火保险感兴趣。美国的消 费者常常受到这些保险代理人的打扰。卖不同险种的保险代理人常给我们打电话甚至有时是 登门拜访。这些人总是和蔼可亲，衣冠楚楚，愿意提供帮助。</text:p>
      <text:p text:style-name="P7">但是没有几个美国人真的喜欢这些渴望提供服务的男女保险代理人的来访。他们打电话来时 我们不高兴，他们来访时我们更是怀有戒心。他们永远不会是我们真正的朋友，他们至多是一种必不可少的痛苦。</text:p>
      <text:p text:style-name="P7">我们不愿谈保险有三个理由。第一，保险费太贵。一位年轻的父亲买了一份相当小的人寿保险，同意每年付200美元保险费，连付40年——总数达8000美元。许多大学生每年要付800～1000美元的汽车保险费。事实上，他们为汽车所付的保险费和花在汽车本身上的费用一样多。美国人每年花在健康保险上的投资高达2000美元，这种健康保险主要是为支付现代医疗费用。全方位的保险是昂贵的，它是美国大多数家庭的主要消费。</text:p>
      <text:p text:style-name="P7">保险也会提醒我们是生活在一个不安全的世界。我们是人，所以我们要面对各种可能发生的疾病、伤害、死亡和经济损失。理智告诉我们许多不幸事件会发生，但从内心里我们却希望得以幸免。严重伤害和死亡，不是令人愉快的话题，我们甚至不愿去想。我们都害怕谈，我们宁愿谈谈足球、天气或者午饭吃什么。</text:p>
      <text:p text:style-name="P7">最后一点，保险是复杂难懂的。没人完全了解它，只有几个专业的保险人员在谈论汽车保险、人寿保险和主要<text:soft-page-break/>的医疗保险时感到游刃有余。我们感到这方面知识的不足，并通过避免谈保险来掩饰我们的无知。</text:p>
      <text:p text:style-name="P7">然而，这三个不愿谈保险的理由恰恰成为我们要了解保险的绝好理由。保险是昂贵的。一生中我们花在保险上的钱和花在买房上的钱一样多。如果我们想做聪明的消费者，就需要有现有产品和服务的信息。在买车、买房和买衣服时我们并不完全信赖推销员。在买保险时我们也不会完全相信保险代理人。如果我们想成为聪明的消费者，我们就需要了解各种保险的基本知识。</text:p>
      <text:p text:style-name="P7">聪明的消费者能正视各种问题。尽管事故、疾病和死亡都不是令人高兴的话题，每个人都知道要面对这些可能发生的事件。我们做好准备，找出处理这些情况的办法比单单幻想这些灾难会远离我们要强得多。</text:p>
      <text:p text:style-name="P7">尽管保险很复杂，但它的基本概念既不难懂，也不难学。事实恰好相反。保险的基本原理很容易被那些愿意学习保险的人所理解。认真地学习会增加你的保险知识。学习保险是一种有效的途径，可以解决许多美国家庭所面临的对保险无知的问题。</text:p>
      <text:p text:style-name="P11">【课文难点注释】</text:p>
      <text:p text:style-name="P7">1．In effect,they pay as much for the insurance as they do for the car itself.(Para 3) <text:s text:c="2"/>实际上，他们花在保险上的钱和花在汽车本身上的钱一样多。<text:line-break/> <text:s text:c="3"/>as much…as 意思是“与…一样多”。在这个结构中，要注意第一个“as”是副词，第二个“as”是连接词。<text:line-break/> <text:s text:c="3"/>例句： She doesn't run as fast as she used to. 她跑得不如过去快了。 </text:p>
      <text:p text:style-name="P7">2．If we are to spend our money intelligently,we need in formation about the products and services available.(Para 6) <text:s/>如果我们想花钱花得聪明，我们就需要有关于现有产品和服务的信息。<text:line-break/> <text:s text:c="3"/>are to即“be+动词不定式”这一结构可以表示下列几种情况：<text:line-break/> <text:s text:c="3"/>1)表示命令、指示 。例如：<text:line-break/> <text:s text:c="3"/>No one is to leave this building without the permission of the police. </text:p>
      <text:p text:style-name="P7">没有警察的允许任何人不准离开这座大楼。</text:p>
      <text:p text:style-name="P7">2)表示计划好的事。例如：She is to be married next month.她打算下个月结婚。 </text:p>
      <text:p text:style-name="P7">3．It is better that we plan for these situations by finding means to deal with them than to just hope that they will somehow go away.(Para 7)<text:line-break/>我们做好准备，找出对付这些情况的办法比单单幻想这些灾难会远离我们要强得多。<text:line-break/>“It”是形式主语，真正的主语是“ that we plan for these situations by finding means to deal with them”<text:line-break/> <text:s text:c="3"/>better than…是比较级词组，意思是比…好得多，比…强得多。</text:p>
      <text:p text:style-name="P11">【课文练习答案】</text:p>
      <text:p text:style-name="P7">Ⅰ.阅读理解：</text:p>
      <text:p text:style-name="P7">1．a (根据第一段第二句话，可知 automobile coverage、life insurance、health insurance 都是并列结构，因此“coverage”就是指的“insurance。”) </text:p>
      <text:p text:style-name="P7">2．c (根据第一段，保险代理人卖的当然是保险单据。) </text:p>
      <text:p text:style-name="P7">3．c (根据文章三、四、五段的主题句可知，a、b、d项都是人们不愿谈 保险的原因。只有c项与文章内容不符，不是不谈保险的原因。) </text:p>
      <text:p text:style-name="P7">4．d (根据第六段最后一句，答案d正确。) </text:p>
      <text:p text:style-name="P7">5．b (根据第七段“The intelligent consumer looks problems in the face”我们知道保险虽然不受欢迎，但我们必须面对它。)</text:p>
      <text:p text:style-name="P7">Ⅱ.找出下列词或短语的同义词：</text:p>
      <text:p text:style-name="P7">1.agent　 2.policy　　3.adequate　　4.occur　　5.remind　　　　　　</text:p>
      <text:p text:style-name="P7">6.ignorance　 7.complex　　8.entirely　　9.fundamentals　　 10.concepts</text:p>
      <text:p text:style-name="P7">Ⅲ.从课文中找出下列词或短语的反义词：</text:p>
      <text:p text:style-name="P7">1.goodevil　　　 2.purchasesell　　3.adequateinadequate　 4.cheapexpensive<text:line-break/>　　5.fortunateunfortunate　6.possibleimpossible　7.first of allfinally　　　　　　</text:p>
      <text:p text:style-name="P7">8.safeunsafe　9.healthillness　　10.revealhide</text:p>
      <text:p text:style-name="P7">Ⅳ.选择词或词组填空：</text:p>
      <text:p text:style-name="P7">1.looking for　　2.address　　 3.familiar with　　4.guide　　5.places of interest　　</text:p>
      <text:p text:style-name="P7">6.sum　　7.period　　　8.If　　9.look forward to　　　10.sincerely</text:p>
      <text:p text:style-name="P7"><text:soft-page-break/>Ⅴ.把下列句子译成英语：</text:p>
      <text:p text:style-name="P7">1．Insurance reminds us that we live in an unsafe world. </text:p>
      <text:p text:style-name="P7">2．There are three reasons why people are unwilling to discuss insurance. </text:p>
      <text:p text:style-name="P7">3．We should not depend entirely on the agent when we buy insurance. </text:p>
      <text:p text:style-name="P7">4．Although accident,illness and death are all unpleasant subjects,we should look them in the face. </text:p>
      <text:p text:style-name="P7">5．An American spends as much as $2,000 on health insurance every year.</text:p>
      <text:p text:style-name="P11">【词汇练习答案】</text:p>
      <text:p text:style-name="P7">Ⅰ.用所给的词的正确形式填空，注意词性：</text:p>
      <text:p text:style-name="P7">1.a.consumers　　 b.consumed　　　 c.consumption<text:line-break/>　　2.a.safety　　　　b.safe　　　　　　c.unsafe<text:line-break/>　　3.a.lose　　　　　b.lost　　　　　　c.loss<text:line-break/>　　4.a.intelligent　b.intelligence　　c.intelligently</text:p>
      <text:p text:style-name="P7">Ⅱ.选择词或词组填空：</text:p>
      <text:p text:style-name="P7">1．effective (新的教学方法被证明既简单又有实效。) </text:p>
      <text:p text:style-name="P7">2．evil (我们应消灭地球上的疾病和罪恶。) </text:p>
      <text:p text:style-name="P7">3．inadequate (我们需要更多的食品，因为人太多食品不够。) </text:p>
      <text:p text:style-name="P7">4．sum (这所大学花了一大笔钱购买电视接收器。) </text:p>
      <text:p text:style-name="P7">5．complex (概念越复杂，人们就越难以理解。) </text:p>
      <text:p text:style-name="P7">6．agent (我们在罗马的代理人会经营我们在意大利的所有业务。) </text:p>
      <text:p text:style-name="P7">7．miracle (她能被救活真是一个奇迹。) </text:p>
      <text:p text:style-name="P7">8．protection (这么薄的大衣根本不能御寒。) </text:p>
      <text:p text:style-name="P7">9．opposite (你很好，可他与你正相反。) </text:p>
      <text:p text:style-name="P7">10．possibility (人类到月球上旅行的可能性已经被证实了。) </text:p>
      <text:p text:style-name="P7">Ⅳ.将下列句子译成英语：</text:p>
      <text:p text:style-name="P7">1．You should be on guard when a stranger stand in the front of your door. </text:p>
      <text:p text:style-name="P7">2．In effect,we spent as much time looking for this book as reading it. </text:p>
      <text:p text:style-name="P7">3．Her letter reminds me of the happy days we spent together. </text:p>
      <text:p text:style-name="P7">4．Except a few professional insurers,most people do not quite understand what insurance is. </text:p>
      <text:p text:style-name="P7">5．This method has been proven and it is still effective. k</text:p>
      <text:p text:style-name="P7">6．He can at best fulfill half of what he did last year. </text:p>
      <text:p text:style-name="P7">7．It suddenly occured to me that he hadn't paid income tax for two months. </text:p>
      <text:p text:style-name="P7">8．He majors in Motor Engineering in this institute.</text:p>
      <text:p text:style-name="P10">第二部分 Text B</text:p>
      <text:p text:style-name="P11">【课文译文】</text:p>
      <text:p text:style-name="P10">货币及其功能</text:p>
      <text:p text:style-name="P7">货币是你终生都熟悉的东西。事实上，你或许早把自己当成这方面问题的专家了。你经常用钱来衡量你所拥有的东西的价值，你的口袋里和银行帐户上也有些钱。如果你知道经济学家对什么是货币和如何来衡量货币这两个问题有不同的看法，你也许会大吃一惊。货币有好几种功能，所以给货币下定义时必须把所有的功能考虑进去。</text:p>
      <text:p text:style-name="P7">货币的四种功能是：交换媒介、价值标准、延期付款标准和价值贮存。</text:p>
      <text:p text:style-name="P7">交换媒介作为公认的媒介，货币排除了以货易货——即以一种货物直接交换另一种货物的贸易方式。以货易货是一种非常不方便的交易方式，因为它需要买卖双方的需要恰好相同。出售商品和服务的卖主必须找到一个正好持有他想要的东西的买主。例如，一个烤面包商想要买肉，在以货易货的条件下，他必须找到一个卖肉而且想要面包的人。由于货币是公认的购物支付手段，因此可以让面包商卖掉面包得到货币，然后再用货币去买肉或其他想买的东西。</text:p>
      <text:p text:style-name="P7">价值标准货币提供了一种计量单位，可以作为衡量价值的标准。一件货物的价值要由为得到它而偿付多少钱来衡量。到夏威夷度假两周要花费多少呢?如果你像大多数人一样，你就会用度假所花的美元来计算——如2000美元——而不是用其他的东西来稀衡量(如你的车)。不管是否意识到，你总是用美元来衡量一件货物的价值。作为一种<text:soft-page-break/>价值标准，货币可以把许多不同的商品，如汽车、修理费以及其他的商品和劳务价值加在一起。如果没有一个价值标准的话(如美元)，国民生产总值的概念就毫无意义。</text:p>
      <text:p text:style-name="P7">延期付款标准　　许多合同涉及到将来支付款项的承诺。这种延期偿还债务的计量单位仍是货币。如果你借钱买车，货款协议规定你必须每月还回多少钱以及要求在几个月内偿付你的债款。货币作为延期付款的标准，其前提是货币的购买力在相当一段时间内保持不变。如果商品的价格上涨，在将来一段时间里货币的购买力就会下跌，同样，商品的价格下，未来的货币购买力就上升。</text:p>
      <text:p text:style-name="P7">价值贮存功能货币可以作为一种价值贮存，这种价值能够快速地转换为商品和劳务。作为交易媒介的货币具有可变性，即它可以立即转换为商品和劳务而没有任何不便和代价。而其他作为价值贮存的资产必须先卖掉才能转换为公认的交换媒介。变卖资产常常会带来一些不便和开支，持有作为价值贮存的货币能减少日常交易中的贸易开支。</text:p>
      <text:p text:style-name="P11">【课文练习答案】</text:p>
      <text:p text:style-name="P7">Ⅰ.根据课文判断下面句子正误：</text:p>
      <text:p text:style-name="P7">1．False (根据文章第一段我们知道经济学家对什么是货币和如何衡量货币存在争执，因此普通人当然不能自称专家。) </text:p>
      <text:p text:style-name="P7">2．True </text:p>
      <text:p text:style-name="P7">3．True </text:p>
      <text:p text:style-name="P7">4．True　　 </text:p>
      <text:p text:style-name="P7">5．True　　 </text:p>
      <text:p text:style-name="P7">6．True </text:p>
      <text:p text:style-name="P7">7．False (根据文章第五段“However money serves its function as a standard of defered payment only if its purchasing power remains fairly constant over time.因此，这个句子是错误的。) </text:p>
      <text:p text:style-name="P7">8．True </text:p>
      <text:p text:style-name="P7">9．False (文章第五段中谈到如果价格上涨，钱的购买力就会下降，所 以用同样数目的钱买不到同样多的东西。) </text:p>
      <text:p text:style-name="P7">10．False (根据第六段第五行我们得知金子做为储藏价值首先要卖掉变 换成钱才能使用。因此不如存钱方便。) </text:p>
      <text:p text:style-name="P7">Ⅱ.根据课文填空：</text:p>
      <text:p text:style-name="P7">1．what money is and how to measure it </text:p>
      <text:p text:style-name="P7">2．unit of account </text:p>
      <text:p text:style-name="P7">3．the double coincidence </text:p>
      <text:p text:style-name="P7">4．deferred payment </text:p>
      <text:p text:style-name="P7">5．in the future </text:p>
      <text:p text:style-name="P7">6．specifies </text:p>
      <text:p text:style-name="P7">7．constant </text:p>
      <text:p text:style-name="P7">8．converted </text:p>
      <text:p text:style-name="P7">9．decrease </text:p>
      <text:p text:style-name="P7">10．the transaction costs</text:p>
      <text:p text:style-name="P7">【词汇练习答案】</text:p>
      <text:p text:style-name="P7">Ⅰ.在右列找出与左列词汇相对应的定义：</text:p>
      <text:p text:style-name="P7">1.a　　　 2.c　　　 3.d　　　 4.e 　　　5.b</text:p>
      <text:p text:style-name="P7">Ⅱ选择最恰当的词完成句子：</text:p>
      <text:p text:style-name="P7">1．D (主席的作用是主持会议。) </text:p>
      <text:p text:style-name="P7">2．A (不值得牺牲你的健康来换取成功。) </text:p>
      <text:p text:style-name="P7">3．B (我们公司与一家外国汽车公司签署了一项合同，准备购买500辆汽车。) </text:p>
      <text:p text:style-name="P7">4．C (煤通过燃烧可转化为煤气。) </text:p>
      <text:p text:style-name="P7">5．B (医生告诉他只能吃易消化的混合食品。) </text:p>
      <text:p text:style-name="P7">Ⅲ.用课文B中学过的单词填空，词的第一个字母已给出：</text:p>
      <text:p text:style-name="P7">1.reduced　　　　　　　　2.ruled out　　　　3.conscious of<text:line-break/>　　4.in terms of　　　　　　5.doubled</text:p>
      <text:p text:style-name="P7"><text:soft-page-break/>【语法练习答案】</text:p>
      <text:p text:style-name="P7">Ⅰ.在需要的地方填上冠词：</text:p>
      <text:p text:style-name="P7">1.the,×,the　　2.The,×,×　　3.a,the　4.×,a,×,the　5.the,the,the,the　 6.a,the<text:line-break/>　　7.An,the,a　　8.a,the　　9.×,the,the 10.The,the 11.a,×　12.The,×，the,a,an<text:line-break/>　　13.the,the,an　14.an,the,×　15.The,the　16.The,the　17.the,×　18.×,the <text:s/></text:p>
      <text:p text:style-name="P7">19.the,×　　 20.the,the,the,the</text:p>
      <text:p text:style-name="P7">Ⅱ.选择最恰当的词完成句子：</text:p>
      <text:p text:style-name="P7">1.a　2.a　3.an　4.a　5.The　6.the　7.the　8.the <text:s/>9.the　10.the　11.the　12.the<text:line-break/>　　13.the　14.the 　15.the　16.The　17.a　18.×　19.the　20.the　21.the 22.the　23.a　　　 </text:p>
      <text:p text:style-name="P7">24.the　25.the　 26.the</text:p>
      <text:p text:style-name="P10">第三部分 词汇、短语</text:p>
      <text:p text:style-name="P11">【词汇与短语】</text:p>
      <text:p text:style-name="P7">1.adequate adj.1)充足的，充分的 2)可以胜任的，适当的</text:p>
      <text:p text:style-name="P7">［反义］inadequate 不充足的，不适当的</text:p>
      <text:p text:style-name="P7">［派生］adequacy n.充分，适当 <text:s/>adequately adv.适当地</text:p>
      <text:p text:style-name="P7">［例句］The supply is not adequate to the demand.供不应求。</text:p>
      <text:p text:style-name="P13">We hope you will prove adequate to the job.我们希望你能证明自己胜任这项工作。</text:p>
      <text:p text:style-name="P7">［辨析］adequate 与 enough 和 sufficient 基本同义，adequate 表示符合某个客观所需，可用于数量和质量两个方面。enough和sufficient指数量和分量上的充足 。</text:p>
      <text:p text:style-name="P7">2.loss n.1)丧失，遗失 2)损失，亏损 3)失败，输</text:p>
      <text:p text:style-name="P7">［词组］at a loss 1)困惑，不知所措 2)亏本地</text:p>
      <text:p text:style-name="P7">［相关词］lose vt.1)失，丢失 2)使失去 3)错过 <text:s/>lost lose 的过去式和过去分词</text:p>
      <text:p text:style-name="P15">a.1)失去的，丢失的 2)错过的，浪费掉的 3)迷路的</text:p>
      <text:p text:style-name="P7">［考点］注意三个词词性不同，用法不同。</text:p>
      <text:p text:style-name="P7">［例句］Our country suffered heavy losses in this summer's flood. </text:p>
      <text:p text:style-name="P13">我们国家在今年夏天的洪水中遭受了重大损失。</text:p>
      <text:p text:style-name="P13">I found myself at a loss for words of consolation.我简直想不出安慰的话来。</text:p>
      <text:p text:style-name="P13">Hurry up,or we will lose the train.“快点，否则我们就会误火车了。”</text:p>
      <text:p text:style-name="P7">3.disagreement n.1)意见不一 2)不符，不一致</text:p>
      <text:p text:style-name="P7">［反义］agreement n.1)同一，一致 2)协议，协定</text:p>
      <text:p text:style-name="P7">［相关词］disagree vi.1)意见不同，不同意，争执。　2)不一致，不符(with)</text:p>
      <text:p text:style-name="P15">agree vi.1)同意，赞同 2)应允 3)商定，约定</text:p>
      <text:p text:style-name="P15">disagreeable a.不合意的，不爽快的</text:p>
      <text:p text:style-name="P7">［考点］agree一词可跟with,to,on几个介词，要注意区分。同意某人，用with， 同意某件具体的事情，用to，就某个整体的事件达成协议，用on。</text:p>
      <text:p text:style-name="P7">［例句］Experts had disagreement on how to explain this theory.</text:p>
      <text:p text:style-name="P13">专家们对如何解释这一理论有不同的看法。</text:p>
      <text:p text:style-name="P13">His conduct disagrees with his words.他言行不一。</text:p>
      <text:p text:style-name="P7">4.on(one's ) guard 1)警戒，警惕 2)站岗，值班</text:p>
      <text:p text:style-name="P7">［反义］off guard 不提防，不警惕</text:p>
      <text:p text:style-name="P17">［例句］Be on guard against fire. 要提防火灾的发生。<text:line-break/>There are soldiers on guard at the gate.　门口有战士站岗。</text:p>
      <text:p text:style-name="P7">5.at best 至多，充其量</text:p>
      <text:p text:style-name="P7">［反义］at least 至少</text:p>
      <text:p text:style-name="P7">［例句］He can't get here before two at best.　他最早也要两点钟才能到这儿。</text:p>
      <text:p text:style-name="P13">I can only lend you 300 yuan at best.　我最多只能借给你300块钱。</text:p>
      <text:p text:style-name="P13">It costs at least 5 pounds.　它至少值5英磅。</text:p>
      <text:p text:style-name="P7">6.in effect 1)实质上，实际上 2)正在实行，有效</text:p>
      <text:p text:style-name="P7"><text:soft-page-break/>［相关词］take effect 见效，生效 <text:s/>come (go)into effect 开始生效，开始施行</text:p>
      <text:p text:style-name="P7">［例句］The two methods are in effect identical.这两个办法事实上是一样的。</text:p>
      <text:p text:style-name="P13">These regulations continue in effect.　这些规章仍然有效。</text:p>
      <text:p text:style-name="P13">After half an hour,the drug took effect.　半小时后，药物起了作用。</text:p>
      <text:p text:style-name="P7">7.look…in the face(eye)正视，勇敢地面对</text:p>
      <text:p text:style-name="P7">［例句］The boy told a lie，so he was unable to look his teacher in the face.</text:p>
      <text:p text:style-name="P33">这个男孩撒了谎，所以不敢正视他的老师。<text:line-break/>We should look the problems in the face.我们应该勇敢地面对这些问题。</text:p>
      <text:p text:style-name="P7">8.in terms of 1)根据，按照 2)从…方面，就…来说　3)用…的话，以…的措词</text:p>
      <text:p text:style-name="P7">［相关词］keep on good terms with sb.同某人保持友好关系</text:p>
      <text:p text:style-name="P7">［例句］We should consider the problem in terms of the people's interests.</text:p>
      <text:p text:style-name="P33">我们应该从人民的利益出发来考虑问题。<text:line-break/>He thought of everything in terms of money.他从钱的角度去考虑每一件事情。</text:p>
      <text:p text:style-name="P10"/>
      <text:p text:style-name="P10"/>
      <text:p text:style-name="P10">Unit 14</text:p>
      <text:p text:style-name="P10">第一部分　Text　A</text:p>
      <text:p text:style-name="P11">【课文译文】</text:p>
      <text:p text:style-name="P10"/>
      <text:p text:style-name="P10">友善及礼貌的重要性</text:p>
      <text:p text:style-name="P7">“坦率地说，我觉得你很烦人。”为什么我们很少听到人们这样直率地说呢?如果你不想结束关系，就不要把你对对方的这种看法告诉他。一个有良好修养的人尽可能避免的事是：对朋友的集邮藏品漠然视之；当一个高尔夫球手向你谈起他在打第14个洞那漂亮的一杆，而你却打着哈欠；或当朋友给你展示他们最后一次去苏圣玛丽旅游时的照片而你却睡着了。而所谓的礼貌举止即用文明的方式来避免误解、摩擦和冲突。</text:p>
      <text:p text:style-name="P7">没有任何法律强迫你去尊重别人，但如果我们与人交往，就必须遵守一些行为准则，并且这些准则都是由一定形式的社会公德所确定的。这些准则代表了大多数人认可或不认可的准则。举止粗鲁的人就是那些不按照大多数人所认可的准则行事的人。例如：许多人只因他们在家看电视时讲话，就认为看电影时也能讲话，他们甚至没有意识到这种习惯会干扰别的观众。</text:p>
      <text:p text:style-name="P7">饭店里有吸烟区和禁烟区。大多数吸烟者在点烟前，都会礼貌地问：“我吸支烟，您不会介意吧?”饭店也应有移动电话区和非移动电话区。由于移动电话的使用而产生了一批新型的举止不雅的人，他们只想着“瞧，咱多神气!”那些无聊的谈话对人的心灵，就如同吸烟时对肺一样，危害很大。有时，保持默默无闻比让人恨你要好得多。</text:p>
      <text:p text:style-name="P7">有许多少年儿童的举止总体上说是难以让人接受的。他们不管什么人在场总是骂骂咧咧，当老师跟他们谈话的时候，他们却戴着随身听。那些对孩子的行为听之任之，不加以约束的父母，势必会害了孩子。那些对礼貌一无所知的孩子，迟早会为此付出代价的。当他们参加工作后，老板和同事都会意识到他们的行为并非人类文明之举，而与动物之举相仿。当他们因口含食物谈话而失去一些合同，或把那个应被称作“约翰逊先生”的人叫做“鲍勃”时，那些已长大成人的孩子，会因为他们的无知而永远无法理解为什么别人在取得成功，而自己却不能。</text:p>
      <text:p text:style-name="P7">任何一点友善都会有益于人。就礼貌而言，最佳原则便是实用。当我们善待别人时，我们的表情和声音才会对人产生吸引力。对人有礼貌，尊重别人，能使我们处于优势。为什么我们需要优势呢?生活中的成功往往是从拥有一份自己所喜爱的工作开始的。而找到一份工作往往依赖于留给别人良好的形象。所以对人礼貌、友善，总是上策。</text:p>
      <text:p text:style-name="P11">【课文难点注释】</text:p>
      <text:p text:style-name="P7">Yet we cannot interact with others without some rules of behavior.(Para 2)但如果我们与人交往就必须遵循一些行为准则。<text:line-break/> <text:s text:c="3"/>cannot…without…从字面来看，是否定的，但实际却是双重否定，表示肯定的意思。例如 ：<text:line-break/> <text:s text:c="3"/>He cannot accept your invitation without his mother's permission. <text:line-break/> <text:s text:c="3"/>只有得到他母亲的同意，他才能接受你的邀请。 <text:line-break/> <text:s text:c="3"/>He cannot be so successful without his couch's help. <text:line-break/> <text:s text:c="3"/>他取得如此的成功和教练的帮助是分不开的。</text:p>
      <text:p text:style-name="P11">【课文练习答案】</text:p>
      <text:p text:style-name="P7"><text:soft-page-break/>Ⅰ.阅读理解：</text:p>
      <text:p text:style-name="P7">1.d (在公共场所放弃吸烟。)　2.c (粗鲁的人对公共准则也表示尊重。) <text:line-break/>　　3.c (为表示礼貌，应请求允许后才能吸烟。) 　 4.b (惩罚)　　5.d (优势)</text:p>
      <text:p text:style-name="P7">Ⅱ.从课文中挑选出五种描述下列两种情形的举止：</text:p>
      <text:p text:style-name="P7">被认可的行为举止</text:p>
      <text:p text:style-name="P7">1．Give a praise to your friend's collection of stamps </text:p>
      <text:p text:style-name="P7">2．Be interested in your friend's pictures that he shows you </text:p>
      <text:p text:style-name="P7">3．Don't talk at movies </text:p>
      <text:p text:style-name="P7">4．Ask for a permission before lighting a cigarette. </text:p>
      <text:p text:style-name="P7">5．Listen to the teacher attentively. </text:p>
      <text:p text:style-name="P7">不被认可的行为举止</text:p>
      <text:p text:style-name="P7">1．Fall asleep when friends show you pictures </text:p>
      <text:p text:style-name="P7">2．Talk at movies </text:p>
      <text:p text:style-name="P7">3．Use look-at-me phone in public places </text:p>
      <text:p text:style-name="P7">4．Listen to the Walkman when the teacher is talking to you </text:p>
      <text:p text:style-name="P7">5．Address someone impolitely </text:p>
      <text:p text:style-name="P7">Ⅲ.把下列词变成名词：</text:p>
      <text:p text:style-name="P7">1.impress-impression <text:s/>2.kind-kindness</text:p>
      <text:p text:style-name="P7">3.ignore-ignorance <text:s/>4.behave-behavior</text:p>
      <text:p text:style-name="P7">5.major-majority <text:s/>6.aware-awareness</text:p>
      <text:p text:style-name="P7">7.attractive-attraction <text:s/>8.dangerous-danger</text:p>
      <text:p text:style-name="P7">9.possible-possibility <text:s/>10.portect-protection</text:p>
      <text:p text:style-name="P7">Ⅳ.把下列句子译成英语： </text:p>
      <text:p text:style-name="P7">1．They are not aware that their behavior can bother others. </text:p>
      <text:p text:style-name="P7">2．Behave well in public places. </text:p>
      <text:p text:style-name="P7">3．Good habits are formed from childhood. </text:p>
      <text:p text:style-name="P7">4．You cannot interact with others without the social consensus. </text:p>
      <text:p text:style-name="P7">5．Good manners help you succeed in your career.</text:p>
      <text:p text:style-name="P7">【词汇练习答案】</text:p>
      <text:p text:style-name="P7">Ⅰ.用所给词的正确形式填空并注意词性：</text:p>
      <text:p text:style-name="P7">1．a.honesty　　 　 b.honestly 　　　　　　　c.honest </text:p>
      <text:p text:style-name="P7">2．a.understand 　　b.misunderstandings 　　c.misunderstands </text:p>
      <text:p text:style-name="P7">3．a.accept 　　　　b.unacceptable　　　 　　c.acceptable </text:p>
      <text:p text:style-name="P7">4．a.indifferent 　 b.differences　　　　　　c.different </text:p>
      <text:p text:style-name="P7">5．a.employ 　　　　b.employment　　　　　　 c.employer <text:s text:c="4"/>d.employees </text:p>
      <text:p text:style-name="P7"> Ⅱ.用所给词的正确形式填空：</text:p>
      <text:p text:style-name="P7">1．boring(他告诉我他不喜欢那项烦人的工作。) </text:p>
      <text:p text:style-name="P7">2．guidelines(工程开始前我们需要几项标准。) </text:p>
      <text:p text:style-name="P7">3．kindness(我病的时候你来看我，你真是太好了。) </text:p>
      <text:p text:style-name="P7">4．bother(别麻烦你父亲，他正忙着工作呢。) </text:p>
      <text:p text:style-name="P7">5．polite(虽然她对他不很礼貌，老人仍告诉了她到那里如何走。) </text:p>
      <text:p text:style-name="P7">6．Frankly(坦率地说，我认为这个计划行不通。) </text:p>
      <text:p text:style-name="P7">7．impression(他的讲话给我们留下了很深的印象。) </text:p>
      <text:p text:style-name="P7">8．swear(我发誓总有一天我会把一切都告诉你。) </text:p>
      <text:p text:style-name="P7">9．behavior(每个人都称赞这孩子的良好举止。) </text:p>
      <text:p text:style-name="P7">10．rude(当你和别人交谈时，用手指着对方是很粗鲁的。) </text:p>
      <text:p text:style-name="P7">Ⅲ.把下列句子译成英语：</text:p>
      <text:p text:style-name="P7">1．He fell alseep while he was listening to that long and boring report. </text:p>
      <text:p text:style-name="P7"><text:soft-page-break/>2．They are not even aware that this is a bad habit. </text:p>
      <text:p text:style-name="P7">3．We should learn to respect others to avoid friction or conflict. </text:p>
      <text:p text:style-name="P7">4．They swore that no matter what happened they would finish the job. </text:p>
      <text:p text:style-name="P7">5．The rude people will pay the price sooner or later. </text:p>
      <text:p text:style-name="P7">6．I'm not thirsty.Don't bother to make tea for me. </text:p>
      <text:p text:style-name="P7">7．His attitude toward work impressed me deeply.</text:p>
      <text:p text:style-name="P10">第二部分 Text B</text:p>
      <text:p text:style-name="P11">【课文译文】</text:p>
      <text:p text:style-name="P11">人为什么走圆圈? </text:p>
      <text:p text:style-name="P7">看“为驴安尾”总比亲自去安有趣。观看那些被蒙上眼的表演者如何表演真有点令人诧异。他们不是直接走上前，而是偏到这一侧或那一侧。离着驴子的距离愈远，他们走得越偏。你有没有想过为什么他们不能够径直朝前走呢?</text:p>
      <text:p text:style-name="P7">众所周知，当一个人不能用眼睛来掌握方向的时候，他就会转着圈走。黑夜，浓雾，使人睁不开眼的暴风雪，茂密的森林，所有这些都会使行路人看不到方向，从而无法按既定的方向赶路，只会转着圈走。</text:p>
      <text:p text:style-name="P7">动物也是这样。你也许听说过“像被砍掉头的鸡一样转圈跑。”真的，鸡被砍了头后确实是转着圈跑，瞎眼的鸟转着圈飞，被蒙着眼的狗转着圈游水。</text:p>
      <text:p text:style-name="P7">一位叫夫·欧·古尔伯格的挪威生物学家认为这种圆周运动值得做一番调查。于是他收集了有关这个问题的许多真实的故事。</text:p>
      <text:p text:style-name="P7">其中一个是关于人夜晚在浓雾迷漫的湖上划船的故事。一组划船者想在一个大雾天划行三英里，但他们始终未能到达目的地。不知不觉地，他们划行了两大圈——当他们最终到岸时，却发现回到了原来的出发点。</text:p>
      <text:p text:style-name="P7">在研究了许多类似的故事之后，古尔伯格教授写了一篇文章，探讨“圆圈运动是动物的基本运动。”一个简单的例子会帮助你理解他对人转着圈走的解释。</text:p>
      <text:p text:style-name="P7">你曾给玩具汽车上好发条，然后放在地板上让它跑吗?那么你该知道它很少直行，而是以某种弧线或曲线运动。如果要让它按直线运动，那它两侧的轮子必须是大小完全相同。如若不然，小汽车就会向轮子较小的一侧偏离。</text:p>
      <text:p text:style-name="P7">圆周行走也是由同样的道理引起的，通常行走的人会“注意脚下”，并且“看着他要走的方向”。他需要借助于感官，尤其是眼睛，来到达他要去的地方。当他不能用眼睛看路时，那么他只有在两只脚迈出的步距完全一样的情况下才能走直线。</text:p>
      <text:p text:style-name="P7">然而，大多数人双腿的肌肉发育是不一样的，因此步子很可能就不均匀。步幅不匀的差距很小，没人注意到，但尽管很小，它仍能导致圆周运动。</text:p>
      <text:p text:style-name="P7">让我们设想一个人左脚的的步距是20英寸，右脚是30英寸，现在设想他走了十步——左脚五步，右脚五步。他左脚行走了100英寸，右脚150英寸。这似乎不大可能，一只脚和另一只脚的距离不可能保持50英寸之长。那么究竟是怎么回事呢?每走一步，这个人都向左转一点点。迟早他会转一个完整的圈。然后他的脚印形成了两个圆圈，一个在另一个的里面。他左脚形成的圈较小，因为他左脚的步子较小，而右脚则因步子大圈也较大。这就是为什么人以直线开始却弧形行走的原因。</text:p>
      <text:p text:style-name="P7">一个人手臂的肌肉和双腿的肌肉一样不是完全相同的。这就是为什么船员夜晚想划船过河却在转圈划行的道理。同样，鸟的翅膀发育也不均衡，因此，眼睛看不见时就会转圈飞。亲爱的读者，这样，我们的圆圈运动之迷就有了一个直接了当的答案。【课文练习答案】</text:p>
      <text:p text:style-name="P7">Ⅰ.根据课文判断下列句子正误：</text:p>
      <text:p text:style-name="P7">1．True </text:p>
      <text:p text:style-name="P7">2．True </text:p>
      <text:p text:style-name="P7">3．True </text:p>
      <text:p text:style-name="P7">4．False (课文中提到He collected many true stories on the subject.After studying many stories such as this,profersor Guldberg wrote an article…这说明研究是经过 收集、整理，而非在实验室中进行的。) </text:p>
      <text:p text:style-name="P7">5．False (根据课文中When they finally got to the shore,they discovered that they were at the spot they had started from一句，可以判断其是错的。) </text:p>
      <text:p text:style-name="P7">6．True </text:p>
      <text:p text:style-name="P7">7．False (根据课文中In most people,however,muscle development is not the same in both legs,so <text:soft-page-break/>that it is probable that the steps will be uneven一句，“uneven”这个词就说明此句是错误的。) </text:p>
      <text:p text:style-name="P7">8．True </text:p>
      <text:p text:style-name="P7">9．False (课文中提到One foot cannot remain 50 inches behind the other.What really happens?At each step the man turns a little bit to the left.Sooner or later he makes a complete circle说明两脚之间不是相差“a few inches”，而是“makes a circle ”。) </text:p>
      <text:p text:style-name="P7">10．True </text:p>
      <text:p text:style-name="P7">Ⅱ.根据课文填空：</text:p>
      <text:p text:style-name="P7">1.eyes 　2.Dark nights，dense fogs,blinding snowstorms,thick forests 3.with its head cut off</text:p>
      <text:p text:style-name="P7">4.circular motion 5.wound up 6.are;curve 7.aware 　8.left 　9.the tracks of his feet10.identical</text:p>
      <text:p text:style-name="P11">【词汇练习答案】</text:p>
      <text:p text:style-name="P7">Ⅰ.从右列中找出与左列词汇相应的定义：</text:p>
      <text:p text:style-name="P7">1.e 　　　2.c　　　 3.b 　　　4.d　　　 5.a</text:p>
      <text:p text:style-name="P7">Ⅱ.用课文B中的单词填空，首字母已给出：</text:p>
      <text:p text:style-name="P7">1．circular(满月是圆形的。) </text:p>
      <text:p text:style-name="P7">2．motion(如果没有摩擦，运动的物体永不会停下来。) </text:p>
      <text:p text:style-name="P7">3．curve(这条路不直。当你走到弯道的时候你应该开慢点。) </text:p>
      <text:p text:style-name="P7">4．uneven(这个国家的经济发展不平衡：一些地区已高度发达了，但另一些地区却 仍很落后。) </text:p>
      <text:p text:style-name="P7">5．identical(没有哪两个人的指纹是完全相同的。) </text:p>
      <text:p text:style-name="P7">6．pinned(当这棵树在暴风雪中倒下时，也把他打倒在了地上。) </text:p>
      <text:p text:style-name="P7">7．well-known(众所周知钱有多种作用。) </text:p>
      <text:p text:style-name="P7">8．investigating(工程师正彻底调查煤气爆炸的原因。) </text:p>
      <text:p text:style-name="P7">9．intended(花展的主要意图是为了商业目的。) </text:p>
      <text:p text:style-name="P7">10．intend(我犯了个错误，虽然我不是有意的。)</text:p>
      <text:p text:style-name="P11">【语法练习答案】</text:p>
      <text:p text:style-name="P7">Ⅰ.划出情态动词，并解释其在句子中的意思：</text:p>
      <text:p text:style-name="P7">1．should 表建议；could 表能力 </text:p>
      <text:p text:style-name="P7">2．must 表示必须做某事；can 表可能性 </text:p>
      <text:p text:style-name="P7">3．can 表示允许；can 表示允许 </text:p>
      <text:p text:style-name="P7">4．must 表示必须做某事 </text:p>
      <text:p text:style-name="P7">5．should 表劝告或建议 </text:p>
      <text:p text:style-name="P7">6．can 表可能性 </text:p>
      <text:p text:style-name="P7">7．must 表推测 </text:p>
      <text:p text:style-name="P7">8．may 表允许 </text:p>
      <text:p text:style-name="P7">9．can 表能力 </text:p>
      <text:p text:style-name="P7">10．must 表必须做某事 </text:p>
      <text:p text:style-name="P7">11．can 表能力 </text:p>
      <text:p text:style-name="P7">12．may 表可能性 </text:p>
      <text:p text:style-name="P7">13．could 表本可以做某事 </text:p>
      <text:p text:style-name="P7">14．need 表本可以不必做某事 </text:p>
      <text:p text:style-name="P7">15．might 表示可能 </text:p>
      <text:p text:style-name="P7">16．can 表能力 </text:p>
      <text:p text:style-name="P7">17．may 有可能 </text:p>
      <text:p text:style-name="P7">18．might 比较委婉地看法 </text:p>
      <text:p text:style-name="P7">19．should 表建议，may 表可能 </text:p>
      <text:p text:style-name="P7">20．can 表可能，may 表可能性 </text:p>
      <text:p text:style-name="P7">Ⅱ.选择最佳答案完成句子：</text:p>
      <text:p text:style-name="P7">1．A (一个不会讲意大利语的英国人曾经在意大利旅游。) </text:p>
      <text:p text:style-name="P7"><text:soft-page-break/>2．B (我想提个建议。) </text:p>
      <text:p text:style-name="P7">3．D (请把你的护照让我看看，可以吗?) </text:p>
      <text:p text:style-name="P7">4．C (这个办法也许简单，但却很有效。) </text:p>
      <text:p text:style-name="P7">5．A (你应该多为别人着想。) </text:p>
      <text:p text:style-name="P7">6．C (我知道事情对你来说很困难，但你必须设法克服困难。) </text:p>
      <text:p text:style-name="P7">7．C (科学家必须能够改变他们的想法，并且使他们的理论适用于所发现的新 情况。) </text:p>
      <text:p text:style-name="P7">8．A (我在房间里找不到录音机。它也许被什么人拿走了。) </text:p>
      <text:p text:style-name="P7">9．C (“我想我把钥匙放在家里了。”“是的，你肯定是放家里了。”) </text:p>
      <text:p text:style-name="P7">10．D (他不可能赶不上九点二十的火车了，因为他九点二十五才离开家。) </text:p>
      <text:p text:style-name="P7">Ⅱ.把下列句子译成英语：</text:p>
      <text:p text:style-name="P7">1．You may compare the moon with the earth. </text:p>
      <text:p text:style-name="P7">2．He must be very busy and can't come today. </text:p>
      <text:p text:style-name="P7">3．He must have told her everything about the matter yesterday. </text:p>
      <text:p text:style-name="P7">4．You needn't copy the whole text. </text:p>
      <text:p text:style-name="P7">5．You must come to see us tomorrow. </text:p>
      <text:p text:style-name="P7">6．She may wait for us at the gate of the school. </text:p>
      <text:p text:style-name="P7">7．Tom must be in the language laboratory. </text:p>
      <text:p text:style-name="P7">8．Could you help me carry the luggage,please? </text:p>
      <text:p text:style-name="P7">9．It is surprising that they should leave without saying good-bye to us. </text:p>
      <text:p text:style-name="P7">10．They must have gone,but they ought to leave left a note to us.</text:p>
      <text:p text:style-name="P10">第三部分 词汇、短语</text:p>
      <text:p text:style-name="P11">【词汇与短语】</text:p>
      <text:p text:style-name="P7">1.consider vt. 1)认为；把…看作 2)考虑；细想 3)关心；顾及　vi. 考虑；细想</text:p>
      <text:p text:style-name="P17">［派生］considerable a.相当大(或多)的 <text:s/>considerate a.考虑周到的，体谅的<text:line-break/>consideration n. 1)考虑 2)体贴，关心</text:p>
      <text:p text:style-name="P17">［例句］I consider it a great honour to be here with you today. <text:line-break/>我认为今天在这里能和你们在一起是莫大的荣幸。<text:line-break/>I consider changing my job. 我考虑换个工作。 <text:line-break/>You should consider her ill health. 你应该顾及她的病体。</text:p>
      <text:p text:style-name="P17">［考点］consider后不可直接跟to do，而须跟doing sth.</text:p>
      <text:p text:style-name="P7">2.remain vi. 1)剩下；余留 2)留待；尚须　3)依然是；依旧是</text:p>
      <text:p text:style-name="P7">n. ［常用复数］ 1)残余；余额 2)遗迹</text:p>
      <text:p text:style-name="P7">［例句］I'll remain here another 3 days.　我将在这里再待三天。</text:p>
      <text:p text:style-name="P55">Peter became a judge but John remained a fisherman.彼得当了法官，但约翰仍旧是个渔民。<text:line-break/>Here is the remains of a temple.　这是一座寺庙的遗迹。</text:p>
      <text:p text:style-name="P7">3.mean v. 1)表示…的意思。［同义词］denote,stand for <text:s/>2)意欲；意为；打算。［同义词］tend,aim</text:p>
      <text:p text:style-name="P7">［派生］meaning n.意义；含意 <text:s/>meaningful a.富有意义的 <text:s/>meaningless a.无意义的；无目的的</text:p>
      <text:p text:style-name="P7">［例句］ Examples help show exactly what a word means. 例句有助于确切地表明一个词的含意。 </text:p>
      <text:p text:style-name="P13">He means that he wants your help. 他的意思是希望你帮忙。</text:p>
      <text:p text:style-name="P7">4. alike adj. 相同的；相似的　adv. 同样地；同等地</text:p>
      <text:p text:style-name="P7">［考点］alike作表语时，它和like的用法相同，二者可以互换，但alike不能作定语，而</text:p>
      <text:p text:style-name="P13">like可以。</text:p>
      <text:p text:style-name="P35">［例句］The two brothers are very much alike.　这两兄弟非常相像。</text:p>
      <text:p text:style-name="P13">Jimmy and his brother are very like.　吉姆和他弟弟很像。</text:p>
      <text:p text:style-name="P13">She treats all her children alike.　她对所有的孩子都同样看待。</text:p>
      <text:p text:style-name="P7">5.worth perp. 值；值得 　n. 价值</text:p>
      <text:p text:style-name="P7">［派生］worthless a. 没有价值的；没有用的；无益的</text:p>
      <text:p text:style-name="P7">［相关词］worthy a. 值得；配(与of连用) <text:s text:c="2"/>worthwhile a. 值得干的；值得一试的</text:p>
      <text:p text:style-name="P7"><text:soft-page-break/>［短语］worth it有用；值得</text:p>
      <text:p text:style-name="P7">［例句］It's worth much more than I paid for it.那东西的价值远比我付的价钱高。</text:p>
      <text:p text:style-name="P13">I don't know the worth of the necklace.　我不知道那条项链的价值。</text:p>
      <text:p text:style-name="P13">He is worthy of help.　他值得帮助。</text:p>
      <text:p text:style-name="P13">This is a worthwhile job.　这是一项值得干的工作。</text:p>
      <text:p text:style-name="P7">6.wonder n. 1)惊奇；奇异； 2)完美又奇妙的东西　3)奇才；出类拨萃的人；<text:line-break/>　　　4)怪不得，难怪(用于no wonder)　v. 不明白；不懂； 不知道</text:p>
      <text:p text:style-name="P7">［例句］I was filled with wonder at the sight of the great new aircraft.</text:p>
      <text:p text:style-name="P13">我看到巨大的新型飞机而内心感叹不已。</text:p>
      <text:p text:style-name="P13">It's no wonder you can't sleep when you eat so much. <text:s/>你吃这么多难怪睡不着。</text:p>
      <text:p text:style-name="P13">I wonder why he is so rudeness. <text:s/>我不明白他为什么这么粗鲁。</text:p>
      <text:p text:style-name="P7">［同形词］wander v. 漫游，逛；漫步，漂泊</text:p>
      <text:p text:style-name="P7">7. no more…than 1)仅仅，不过 2)同…一样不</text:p>
      <text:p text:style-name="P7">［例句］It is no more than an empty talk.那只不过是一种空谈。</text:p>
      <text:p text:style-name="P13">No more than 3 people came to my class,unfortunately. <text:s/>可惜只有三个人来上我的课。</text:p>
      <text:p text:style-name="P7">8.collect v. 1)收集；集合 2)集(邮票等)　3)使(心神，思维)镇静；集中</text:p>
      <text:p text:style-name="P26">He's no more fit to be a minister than a schoolboy would be.<text:line-break/>他不适于当部长，正像一个学童不适于当一样。</text:p>
      <text:p text:style-name="P26">［派生］collection n. 收集；收取；收集物 <text:s/>collective a. 集合的；共同的；集体的</text:p>
      <text:p text:style-name="P26">［例句］Collect the book and put them on my desk. <text:s/>把这些书收起来放到我桌上。</text:p>
      <text:p text:style-name="P32">I tried to collect my thoughts but was too excited. <text:s/>我想集中思想，但是我太激动了。</text:p>
      <text:p text:style-name="P25">Jane has a very good collection of foreign coins. <text:s/>珍妮收集了不少外国硬币。</text:p>
      <text:p text:style-name="P7">9.keep from 阻止；防止；阻碍</text:p>
      <text:p text:style-name="P36">［例句］He laughed so hard that he grabbed the door knob to keep from falling.</text:p>
      <text:p text:style-name="P27">他笑得那么厉害，以至他抓住门把以防跌倒。</text:p>
      <text:p text:style-name="P27">I tried to keep my voice from shaking. <text:s/>我极力不使我的声音颤抖。</text:p>
      <text:p text:style-name="P10"/>
      <text:p text:style-name="P10"/>
      <text:p text:style-name="P10">Unit 15</text:p>
      <text:p text:style-name="P10">第一部分　Text　A</text:p>
      <text:p text:style-name="P11">【课文译文】</text:p>
      <text:p text:style-name="P11">电视暴力片对孩子的影响</text:p>
      <text:p text:style-name="P7">近25年多来，愈来愈多的证据表明，孩子接触电视中的暴力镜头，对他们的行为有着持久的影响。从1982年～1986年间，每周电视节目中暴力片所占的时间迅速增加。在过去的几年当中，暴力行为在电视上出现的时间已由每小时19次增加到27次。鉴于孩子们看电视的时间长，电视中的暴力行为已成为孩子们想要极力模仿的最具影响力的榜样之一。</text:p>
      <text:p text:style-name="P7">最近，国家青少年教育协会通过了《关于传媒暴力在儿童生活中的作用的立场声明》。声明指出，学龄前儿童特别容易受传媒的影响，因为他们还不能够完全把幻想和现实区分开来，而且，他们对行为的内在动机和道德冲突的微妙之处的理解能力仍然不高。例如，电视中受到暴力袭击的人能够迅速康复，让孩子们对所遭受的伤痛产生了与实际不相符的印象。</text:p>
      <text:p text:style-name="P21">对玩的影响</text:p>
      <text:p text:style-name="P7">孩子们自然常常想要得到在暴力节目中展示过并作了广告的那些玩具。使用这些玩具，使孩子们的游戏趋向于模仿而缺乏想像力。孩子们仅仅是模仿他们从电视里所观察到的行为，因而削弱了游戏所具有的富有想像力和表现力的功能。电视广告里大部分与暴力相关的玩具范围狭小，这会危及玩具在帮助儿童更好地理解自己的感情与解释周围的世界中的作用。有些研究甚至表明，孩子们把他们在电视中所看到的行为，搬到了现实生活当中。</text:p>
      <text:p text:style-name="P21">父母能够提供帮助</text:p>
      <text:p text:style-name="P7">让父母监督他们学龄前的孩子所看电视节目的种类和时间，这个主意的确不错。假如你的孩子对战争游戏和武器着迷的话，那么控制他看电视就是个好办法。在学前控制孩子们看电视比在上学之后要容易一些。因此，你现在<text:soft-page-break/>就应该着手制定一个限制看电视的模式。</text:p>
      <text:p text:style-name="P7">帮助你的孩子理解他所看到的东西。思考那些对所描述的事件的解说，并且设想一下电视剧是怎样组合在一起的。对节目作一些简单的评述，但不要有任何的暗示，使孩子们通过联想，为自己对戏剧情节和武器的着迷而感到愧疚。</text:p>
      <text:p text:style-name="P7">询问一下孩子们学前班的老师，听听他们对于战争游戏和武器玩具的观点。大多数学前班教师都不喜欢把那些为了赚钱而生产的玩具拿到教室里来。他们欢迎听到家长对此事所给予的关注。找找那些和您持有同样观点的父母，协同努力来控制孩子观看暴力节目的数量，并且控制家中暴力玩具的数目。设法给孩子们安排做游戏的时间，来代替看电视。或给孩子们找一些健康的、非暴力的录像片，促使这些录像片取代电视中的暴力节目。</text:p>
      <text:p text:style-name="P11">【课文难点注释】</text:p>
      <text:p text:style-name="P7">1．Between 1982 and 1986,the amount of television time allocated each week to violent programs increased significantly.(Para 1) <text:s/>从1982年到1986年间，电视上每周的暴力节目所占的时间急剧地增长。<text:line-break/> <text:s text:c="3"/>allocated each week to violent programs是一个过去分词短语用作定语，修饰the a mount of television time. </text:p>
      <text:p text:style-name="P7">2．The narrow range of most violence-related toys advertised on television jeopardized the roles of play in helping children make better sense of their own feelings and interpret their world.(Para.3) <text:s/>电视广告里大部分与暴力有关的玩具范围狭小， 这会危及玩具在帮助儿童更好地理解自己的感情与解释周围的世界中的作用。<text:line-break/> <text:s text:c="3"/>advertised是过去分词短语作后置定语，修饰先行词“toys”。介词in表示在“…方面”， make和interpret是两个并列的省略了“to”的不定式，因为动词help后可跟省略了“to”的 不定式。如：He helped me clean the window.他帮我擦了窗子。</text:p>
      <text:p text:style-name="P11">【课文练习答案】</text:p>
      <text:p text:style-name="P7">Ⅰ.阅读理解：</text:p>
      <text:p text:style-name="P7">1．d (学龄前儿童。) </text:p>
      <text:p text:style-name="P7">2．a (少年儿童完全能够以一种即直接又简单的方法理解这个世界。) </text:p>
      <text:p text:style-name="P7">3．d (一些孩子在现实生活中模仿电视中的行为。) </text:p>
      <text:p text:style-name="P7">4．b (使用与暴力相关的玩具使孩子们的游戏更趋于模仿。) </text:p>
      <text:p text:style-name="P7">5．a (父母通过制定计划来控制看电视的数量和种类。) </text:p>
      <text:p text:style-name="P7">Ⅱ.给下列词或短语找出同义词： </text:p>
      <text:p text:style-name="P7">1.allocate2.significantly　3.model　4.fantasy 5.motive 6.jeopardize7.make sense of　 </text:p>
      <text:p text:style-name="P7">8.monitor <text:s/>9.initiate 　10.depict 11.critiques　12.fascination　13.alternative </text:p>
      <text:p text:style-name="P7">Ⅲ.把下列形容词变成名词：</text:p>
      <text:p text:style-name="P7">1.imaginative-imagination <text:s/>2.evident-evidence <text:s/>3.fascinating-fascination</text:p>
      <text:p text:style-name="P7">4.imitative-imitation <text:s text:c="5"/>5.real-reality <text:s text:c="5"/>6.violent-violence</text:p>
      <text:p text:style-name="P7">7.significant-significance <text:s/>8.relate-relation <text:s/>9.observe-observation</text:p>
      <text:p text:style-name="P7">10.natural-nature</text:p>
      <text:p text:style-name="P7">Ⅳ.选择合适的短语完成下列句子：</text:p>
      <text:p text:style-name="P7">1．crazy about(他对计算机着了迷。) </text:p>
      <text:p text:style-name="P7">2．as well as(这次测试对你我同样重要。) </text:p>
      <text:p text:style-name="P7">3．apply…to(你的意思是把这些原理应用到软件开发上吗?) </text:p>
      <text:p text:style-name="P7">4．The amount of(飞机所承受空气浮力的数量随飞机的速度而增加。) </text:p>
      <text:p text:style-name="P7">5．make sense(你对整个事件的描述根本讲不通。) </text:p>
      <text:p text:style-name="P7">6．distinguish…from(我很难把这个和那个区分开；他们太相像了。) </text:p>
      <text:p text:style-name="P7">7．tend to(随着年龄的增长，人会趋向于发胖。) </text:p>
      <text:p text:style-name="P7">8．point out(差不多该到有人给他指出错误的时间了。) </text:p>
      <text:p text:style-name="P7">9．put…together(拆散一台机器比把它再次组装起来要容易。) </text:p>
      <text:p text:style-name="P7">10．The number of(销售计算机的竞争者的数目正在增加。) </text:p>
      <text:p text:style-name="P7">Ⅴ.把下列句子译成英语：</text:p>
      <text:p text:style-name="P7">1．Violent films have great effects on preschool children. </text:p>
      <text:p text:style-name="P7"><text:soft-page-break/>2．Parents should monitor the amount of television time and kind of programs their children watch. </text:p>
      <text:p text:style-name="P7">3．Preschool Children are not yet fully able to distinguish fantasy from reality. </text:p>
      <text:p text:style-name="P7">4．Parents should better stay by side of the children to guide them while they are watching TV. </text:p>
      <text:p text:style-name="P7">5．Facts have proved that violent programs on TV have bad effects on children's growing up.</text:p>
      <text:p text:style-name="P11">【词汇练习答案】</text:p>
      <text:p text:style-name="P7">Ⅰ.用所给词的正确形式填空，并注意词性：</text:p>
      <text:p text:style-name="P7">1．a.violence　　 　　b.violent 　　 　　　c.violently </text:p>
      <text:p text:style-name="P7">2．a.significance 　　b. significantly 　 c.significant </text:p>
      <text:p text:style-name="P7">3．a.real 　　　　　 　b.really 　　　　 　c.reality </text:p>
      <text:p text:style-name="P7">4．a.imagine 　　　　 b. imaginative 　　 c.imagination </text:p>
      <text:p text:style-name="P7">5．a.express 　　　 　b.expressing　　　  c.expressive </text:p>
      <text:p text:style-name="P7">Ⅱ.用下面所列词的正确形式填空：</text:p>
      <text:p text:style-name="P7">1．imitate(他想模仿她的写作风格，但却没有成功。) </text:p>
      <text:p text:style-name="P7">2．interpret(请你给外国专家作翻译好吗?) </text:p>
      <text:p text:style-name="P7">3．motive(他对金钱的追求是促使他工作如此卖力的唯一的动机。) </text:p>
      <text:p text:style-name="P7">4．monitor(监听员就是被雇来监听外国的广播然后再作汇报的人。) </text:p>
      <text:p text:style-name="P7">5．evidence(科学家必须要找出证据来支持他的理论。) </text:p>
      <text:p text:style-name="P7">6．recovery(经过两周的精心治疗，病人恢复得很好。) </text:p>
      <text:p text:style-name="P7">7．reality(他想要当一名士兵的梦想变成了现实。) </text:p>
      <text:p text:style-name="P7">8．undermined(由于地基被洪水侵蚀，这所房子已不安全了。) </text:p>
      <text:p text:style-name="P7">9．alternative(我们不得不依靠自己，没有其它的选择。) </text:p>
      <text:p text:style-name="P7">10．voilence(他很粗暴地把门关上了。) </text:p>
      <text:p text:style-name="P7">Ⅲ.把下列句子译成英语：</text:p>
      <text:p text:style-name="P7">1．Peace talks have long-lasting effects on the relationships between the two countries. </text:p>
      <text:p text:style-name="P7">2．Given good health,I hope to finish the work this year. </text:p>
      <text:p text:style-name="P7">3．I must point out that making no mistakes is far from reality. </text:p>
      <text:p text:style-name="P7">4．Many young people are crazy about football. </text:p>
      <text:p text:style-name="P7">5．I think your plan is quite good .However,are there any other alternatives of that one? </text:p>
      <text:p text:style-name="P7">6．We should learn to distinguish the false from the true. </text:p>
      <text:p text:style-name="P7">7．You can interpret the term in many ways. </text:p>
      <text:p text:style-name="P7">10．He adopted a firm attitude toward the matter. </text:p>
      <text:p text:style-name="P7">11．What the mother said implied that the children might watch TV twice a week.</text:p>
      <text:p text:style-name="P7">12．His work is to monitor a foreign broadcast.</text:p>
      <text:p text:style-name="P10">第二部分 Text B</text:p>
      <text:p text:style-name="P11">【课文译文】</text:p>
      <text:p text:style-name="P10">为什么女孩与男孩的思维不同</text:p>
      <text:p text:style-name="P7">你是否相信只有男孩子才能在科学领域里成功呢?你是否认为女孩在记忆单词方面要比男孩子强呢?在你看来，男孩是否更擅长于建造物体呢?根据《当代科学》上的一篇文章，若你对此问题的回答为“是”，那你就是对的。当然也有例外。下面就是一些实例。</text:p>
      <text:p text:style-name="P7">一般来说，男孩在数学推理、机械能力和解决问题的技巧方面的测试中得分较高。而女孩却在单词拼写和记忆方面的测试中显出优势。但这些差别或许并不总是存在。将来，一个人的能力也许并不是由性别来决定的。正如一位科学家所言：“一个人欲成何人或做何事，均无所不能。”</text:p>
      <text:p text:style-name="P7">最近的几项研究对婴儿不同能力的发展进行了观察和测试。一个以美国哈佛大学心理学家杰罗姆·卡根为首的科学小组正在对十一个半月大的婴儿的思维能力进行研究。测试很简单，让坐在妈妈膝上的孩子观看一场在一个较小剧院舞台上的演出。</text:p>
      <text:p text:style-name="P7">在第一幕中，把一个橘黄色的东西从一个蓝色的箱子里吊出来，然后再放回。这样重复六次。第二幕与此相似，只不过橘黄色的东西变小了。小男孩似乎注意不到这个物体大小的不同，而小女孩则立刻变得兴奋起来，发出像语<text:soft-page-break/>言似的声音。她们看来想要开口讲话。</text:p>
      <text:p text:style-name="P7">众所周知，小女孩的骨骼、肌肉和神经发育较快。通常，她们讲话也比男孩早。科学家认为这有身体方面的原因。他们认为小女孩左侧大脑神经发育比小男孩快，而正是大脑的这一侧强烈地影响了一个人用词、拼写和记忆东西的能力。</text:p>
      <text:p text:style-name="P7">到小孩开始上学的时候，小女孩拥有小男孩所不曾有的优势。从身体条件来说，小女孩已充分作好了记忆事实、拼写单词和阅读的准备。当然，这都是小学中的重要技能。</text:p>
      <text:p text:style-name="P7">然而，小男孩在学前的那些年里都干了些什么呢?他们养成了一种争强好胜的习性。争强好胜的人既有勇气又有活力。他们感觉强壮，独立性强，常首先挑起争斗。</text:p>
      <text:p text:style-name="P7">是什么使小男孩产生争强好胜之心呢?人们很久以来就认为这是由小男孩体内的雄性荷尔蒙所引起的。</text:p>
      <text:p text:style-name="P7">然而，在今天，科学家却认为雄性荷尔蒙的说法只是其中的部分原因。他们认为小男孩的争强好胜同样也起因于他们的母亲。</text:p>
      <text:p text:style-name="P7">一组心理学家把母亲和她们一岁的孩子放到一间充满玩具的屋子里，从而发现了这个原因。这个房间有一道墙，科学家能通过它观察屋内所发生的一切，而自己却不会被发现。他们把母亲和孩子的一切活动都记录下来。</text:p>
      <text:p text:style-name="P7">以下是对母亲和孩子进行观察时记录下来的一个例子。</text:p>
      <text:p text:style-name="P7">孩子斜倚在妈妈怀里，抬头望着母亲。妈妈对他说了些什么，然后就把他转了过去。孩子走过去，捡起了玩具猫，然后走向母亲，丢掉玩具猫，又斜倚在妈妈身上，而且仍抬头望着母亲，但这一次妈妈又把他转了过去。</text:p>
      <text:p text:style-name="P7">通过这些观察和与母亲的交谈，科学家们了解到母亲对待男孩与对待女孩有所不同。母新和自己的女儿贴近但却训练自己的儿子离妈妈远点，以此来培养他们的独立性。</text:p>
      <text:p text:style-name="P7">因此，人们也就不难理解为什么小女孩的作业常常比小男孩的做得好，特别是在作业要求静坐不动，服从指挥并接受老师的观点的时候，情形尤其如此。小女孩轻而易举就能通过最初几个年级的考试。当与她同龄的小男孩把低分数带回家的时候，小女孩却轻松地拿到了好成绩。在学校里，小女孩的脑子似乎更好用一些。但为什么成为大科学家的女孩却寥寥无几呢?为什么在成人社会里最重要的思维都是由男人进行的呢?</text:p>
      <text:p text:style-name="P7">科学家们的答案是“争强好胜”。小男孩争强好胜，拒绝接受别人的答案；坚持依靠自己解决问题。因此，小女孩因为能够牢记老师所授的知识来得高分，而小男孩却在学习用更加独立的方式来思考问题。</text:p>
      <text:p text:style-name="P7">在成人的社会里，争强好胜者常常是那些工资高、责任重、权力也大的人。因为男性从很早的时候起就被训练得争强好胜，所以他们常常被选派在重要岗位上。</text:p>
      <text:p text:style-name="P7">许多人认为这种情形是不对的。他们认为假如女孩也和男孩一样，在独立性和解决问题的能力方面受到培训，那么，她们同样可以在科学和工业领域里取得成功。</text:p>
      <text:p text:style-name="P11">【课文练习答案】</text:p>
      <text:p text:style-name="P11">Ⅰ.根据课文判断正误：</text:p>
      <text:p text:style-name="P7">1．True </text:p>
      <text:p text:style-name="P7">2．True </text:p>
      <text:p text:style-name="P7">3．False (课文中提到little girls often perform school tasks better than boys…及以下整个第十三段都说明“女孩上小学时比男孩强”。) </text:p>
      <text:p text:style-name="P7">4．False (课文中提到It is known that bones,muscles,and nerves develop faster in baby girls </text:p>
      <text:p text:style-name="P7">5．True　　 </text:p>
      <text:p text:style-name="P7">6．True　　 </text:p>
      <text:p text:style-name="P7">7．True </text:p>
      <text:p text:style-name="P7">8．False (课文中提问“Why,then,do so few girls become great scientists”?few一词说明这个判断是错的。) </text:p>
      <text:p text:style-name="P7">9．True </text:p>
      <text:p text:style-name="P7">10．False (课文中提到In the future,a person's abilities may not be deter mined by sex，还有women could be successful in science and industry if they were trained to be independent and problem soloing as boys are) </text:p>
      <text:p text:style-name="P7">Ⅱ.根据课文填空：</text:p>
      <text:p text:style-name="P7">1．current science </text:p>
      <text:p text:style-name="P7">2．mathematical reasoning，mechanical ability，problemsolving skills </text:p>
      <text:p text:style-name="P7">3．vocabulary;spelling;memory </text:p>
      <text:p text:style-name="P7"><text:soft-page-break/>4．excited,make noises that sound like language </text:p>
      <text:p text:style-name="P7">5．left </text:p>
      <text:p text:style-name="P7">6．courage,energy，strong,independent </text:p>
      <text:p text:style-name="P7">7．male hormones </text:p>
      <text:p text:style-name="P7">8．still,commands </text:p>
      <text:p text:style-name="P7">9．other people's solutions，for themselves </text:p>
      <text:p text:style-name="P11">【词汇练习答案】</text:p>
      <text:p text:style-name="P7">Ⅰ.从右边一列中找出与左列中单词相对应的定义：</text:p>
      <text:p text:style-name="P7">1.b　　 2.d　　3.a 　　4.c 　　5.e </text:p>
      <text:p text:style-name="P7">Ⅱ.选择最合适的词完成句子：</text:p>
      <text:p text:style-name="P7">1．A (你必须回答所有问题。) </text:p>
      <text:p text:style-name="P7">2．C (她在上台面对观众前相当紧张。)</text:p>
      <text:p text:style-name="P7">3．B (他比其他的男孩具有接受过良好学前教育的优势。) </text:p>
      <text:p text:style-name="P7">4．C　(当一个男孩离开学校开始挣钱时，他就能独立生活了。) </text:p>
      <text:p text:style-name="P7">5．B (损失全都是由于他的粗心，因此他应承担全部责任。)</text:p>
      <text:p text:style-name="P11">【语法练习答案】</text:p>
      <text:p text:style-name="P7">Ⅰ.在下列每个名词性从句下画线，并分析其在句子中的功能。</text:p>
      <text:p text:style-name="P7">1．that bones,mucles,and nerves develop faster in baby girls作主语 </text:p>
      <text:p text:style-name="P7">2．why a bird will fly in circles when blinded作宾语 </text:p>
      <text:p text:style-name="P7">3．what being polite means作介词“of”的宾语。 </text:p>
      <text:p text:style-name="P7">4．what a majority of people consider acceptable and what they consider unacceptable作宾语 </text:p>
      <text:p text:style-name="P7">5．a loan contract always involves a promise to pay back a sum of money in the future作同位语 </text:p>
      <text:p text:style-name="P7">6．what a person will sacrifice to obtain it 作介语“of”的宾语 </text:p>
      <text:p text:style-name="P7">7．we live in an unsafe world作宾语 </text:p>
      <text:p text:style-name="P7">8．that fast readers are the best readers作表语 </text:p>
      <text:p text:style-name="P7">9．what he thinks a given word ought to mean作介词“by”的宾语 </text:p>
      <text:p text:style-name="P7">10．What follows作主语 </text:p>
      <text:p text:style-name="P7">11．that boys are better at building things but girls have better vocabularies作主语 </text:p>
      <text:p text:style-name="P7">12．what authority the writers of dictionaries and grammars say what they say作宾语<text:line-break/>what they say 作宾语从句中的宾语 </text:p>
      <text:p text:style-name="P7">13．what you are looking for作“have”的宾语 </text:p>
      <text:p text:style-name="P7">14．if anyone would come作“see”的宾语 </text:p>
      <text:p text:style-name="P7">15．What is accepted as true作主语 </text:p>
      <text:p text:style-name="P7">16．what is known at a particular time 作“of”的宾语 </text:p>
      <text:p text:style-name="P7">17．why the wind blew and the leaves fell作宾语 </text:p>
      <text:p text:style-name="P7">18．what should be done when they came across an unknown word in their reading作状语从句中的宾语 <text:s text:c="3"/>that they would look it up in a dictionary作主句的宾语 </text:p>
      <text:p text:style-name="P7">19．that the great storms on the sun create large amounts of electric energy作同位语 </text:p>
      <text:p text:style-name="P7">20．that ginger root by some magical power could improve the memory作主语 </text:p>
      <text:p text:style-name="P7">Ⅱ.选择最合适的词完成下列句子：</text:p>
      <text:p text:style-name="P7">1．A (问题是要让新事物被接受需要时间。) </text:p>
      <text:p text:style-name="P7">2．C (现在你该明白为什么你应该最后才查字典，而不是一开始就查。) </text:p>
      <text:p text:style-name="P7">3．A (几千年来，人类一直梦想着看似不可能的飞行。) </text:p>
      <text:p text:style-name="P7">4．D (人类利用了热空气上升从而用气球把人载离地面一小段距离。) </text:p>
      <text:p text:style-name="P7">5．B (这就是为什么良好的阅读习惯不仅仅对学生来说是个很重要的学习技巧， 而且对每一个人来说也是一个重要的生活技巧。) </text:p>
      <text:p text:style-name="P7">6．B (因为他的学历，他拒绝干他认为是“下等”的工作。) </text:p>
      <text:p text:style-name="P7">7．B (她还没定下来她首先应和谁联系。) </text:p>
      <text:p text:style-name="P7"><text:soft-page-break/>8．B (那就是我们不同的地方。) </text:p>
      <text:p text:style-name="P7">9．A (似乎她不大可能在这里。) </text:p>
      <text:p text:style-name="P7">10．A (我们落后于许多其他人的事实依然存在。) </text:p>
      <text:p text:style-name="P7">Ⅲ.把下列句子译成英语：</text:p>
      <text:p text:style-name="P7">1．We should understand that language study differs from the study of other courses. </text:p>
      <text:p text:style-name="P7">2．It is known that the Atlantic Ocean is only half as large as the Pacific Ocean. </text:p>
      <text:p text:style-name="P7">3．His conclusion is that meaningless information is very hard to memorize. </text:p>
      <text:p text:style-name="P7">4．Who will host tomorrow's meeting has not been decided yet. </text:p>
      <text:p text:style-name="P7">5．She explained to me why she wanted to send the child to the kindergarten. </text:p>
      <text:p text:style-name="P7">6．He wanted to ask the manager whether he'd like to buy a car or not. </text:p>
      <text:p text:style-name="P7">7．More and more people think that heart disease has something to do with the way of life. </text:p>
      <text:p text:style-name="P7">8．It is said that nerves in the left side of the brain develop faster in girls than in boys. </text:p>
      <text:p text:style-name="P7">9．The photo shows how the root of the plant grows deeply into the soil. </text:p>
      <text:p text:style-name="P7">10．What they are not clear is why each kind of bird has its own way of building a nest.</text:p>
      <text:p text:style-name="P10"/>
      <text:p text:style-name="P10"/>
      <text:p text:style-name="P10">第三部分 词汇、短语</text:p>
      <text:p text:style-name="P11">【词汇与短语】</text:p>
      <text:p text:style-name="P7">1.allocate v. 1)分配；配给 2)拨给(常与to连用)</text:p>
      <text:p text:style-name="P7">［派生］allocation n. 1)拨给；分配； 2)分配物</text:p>
      <text:p text:style-name="P7">［例句］We must allocate the money carefully.　我们必须仔细分配这笔钱。</text:p>
      <text:p text:style-name="P13">We allocated some money to the society.　我们拨给该社团一些钱。</text:p>
      <text:p text:style-name="P13">2.effect n. 1)影响；效果(on,upon)2)印象；感受　　v. 实现</text:p>
      <text:p text:style-name="P7">［派生］effective a. 1)有效的；产生预期效果的　2)生效的；奏效的<text:line-break/> <text:s text:c="11"/>effectively ad. 1)有效地 2)实际上</text:p>
      <text:p text:style-name="P7">［短语］take effect生效 in effect生效；实际上</text:p>
      <text:p text:style-name="P26">［例句］Don't look at details,consider the general effect. </text:p>
      <text:p text:style-name="P32">别注意细节，要考虑总的效果</text:p>
      <text:p text:style-name="P56">The new system of taxation will take effect next May. 新税制明年五月生效。</text:p>
      <text:p text:style-name="P37">I will effect my purpose;no one shall stop me. <text:s/></text:p>
      <text:p text:style-name="P37">我会达到目的；没人能阻止得了我。</text:p>
      <text:p text:style-name="P11">3.measure n. 1)量度；度量衡制 2)措施；办法 v. 1)测量(大小，长短程度等)；2)仔细考虑(结果)</text:p>
      <text:p text:style-name="P7">［派生］measureless a. 无限的，无法测量的 <text:s/>measurement n. 计量</text:p>
      <text:p text:style-name="P7">［例句］An Ounce in liquid measure is different from an ounce in dry measure.</text:p>
      <text:p text:style-name="P13">液体量度中的一盎司跟干量度之一盎司不同。</text:p>
      <text:p text:style-name="P13">If he refuses to pay ，I shall take measures against him. </text:p>
      <text:p text:style-name="P13">如果他拒绝付钱，我就会想法对付他。</text:p>
      <text:p text:style-name="P13">She doesn't measure what will happen. <text:s text:c="2"/>她没有仔细考虑将会发生的事情。</text:p>
      <text:p text:style-name="P35">4.develop v. 1)发展；增长；成长 2)开发(土地或天然资源) 3)显示，显露</text:p>
      <text:p text:style-name="P35">［派生］developer n. 发展者，开发者 <text:s text:c="2"/>development n. 发展；成长；增长；增加</text:p>
      <text:p text:style-name="P7">［例句］She went to Shanghai to develop a business. 她去上海开展一项业务。</text:p>
      <text:p text:style-name="P13">We must develop all the natural resources in our country. </text:p>
      <text:p text:style-name="P13">我们必须开发国内的天然资源。</text:p>
      <text:p text:style-name="P13">He seems to be developing an illness.他似乎快生病了。</text:p>
      <text:p text:style-name="P7">5.except prep. 除…之外(尤指不包含)</text:p>
      <text:p text:style-name="P7">［派生］exception n. 除外；例外</text:p>
      <text:p text:style-name="P7">［相关词］excepting prep. 除…之外</text:p>
      <text:p text:style-name="P7">［例句］He goes to school every day except Sunday. <text:s/>除星期天，他每天上学。</text:p>
      <text:p text:style-name="P13"><text:soft-page-break/>You will all be punished.I can make no exception. </text:p>
      <text:p text:style-name="P13">你们都要受罚，我不能放过任何人。</text:p>
      <text:p text:style-name="P13">He answered all the questions excepting the last one.</text:p>
      <text:p text:style-name="P13">除了最后一题外，他回答了所有的问题。</text:p>
      <text:p text:style-name="P7">［考点］注意except和besides的区别。besides有“包含在内”之意。</text:p>
      <text:p text:style-name="P7">［例句］Besides basketball he plays football. <text:s/>除了打蓝球，他还踢足球。</text:p>
      <text:p text:style-name="P7">6.assume v. 1)假定 2)假装 3)承担</text:p>
      <text:p text:style-name="P7">［派生］assumption n. 1)假定；假设 2)承担；假装</text:p>
      <text:p text:style-name="P7">［例句］I assumed that he was there.我假定他在那儿。</text:p>
      <text:p text:style-name="P13">You will assume your new duties tomorrow.明天你就要承担新的任务。</text:p>
      <text:p text:style-name="P13">He assumes a well-informed manner but in fact knows very little. </text:p>
      <text:p text:style-name="P13">他装出一副博学多闻的样子，其实懂得很少。</text:p>
      <text:p text:style-name="P35">7.happen v. 发生</text:p>
      <text:p text:style-name="P35">［例句］A funny thing happened.趣事发生了。</text:p>
      <text:p text:style-name="P13">He happened to see his teacher yesterday.昨天他碰巧遇到了他的老师。</text:p>
      <text:p text:style-name="P7">［辨析］take place指客观上发生某事，而happen强调偶然发生某些事。但现在， 如果以具</text:p>
      <text:p text:style-name="P38">体事物为主体时，happen与take place通用。</text:p>
      <text:p text:style-name="P7">［例句］What has happened/taken place?发生了什么事?</text:p>
      <text:p text:style-name="P7">8.insist vi. 坚持；强调；坚决主张(on,upon) 　vt. 坚持；坚决主张。</text:p>
      <text:p text:style-name="P7">［派生］insistence n. 坚持</text:p>
      <text:p text:style-name="P7">［例句］I insisted on my correctness. 我坚持认为我是对的。</text:p>
      <text:p text:style-name="P13">I insisted that he go.我坚决要他走。</text:p>
      <text:p text:style-name="P35">［考点］insist后跟的that从句多用should+动词原形作谓语，should一般略去，同类用法的</text:p>
      <text:p text:style-name="P39">词还有：suggest(建议)，order(命令),recommend(推荐),purpose(目的),require(要</text:p>
      <text:p text:style-name="P39">求) ,request(请求),command(命令)，demand(要求)</text:p>
      <text:p text:style-name="P7">9.to act on 1)遵照…行事，奉行； 2)作用于，影响</text:p>
      <text:p text:style-name="P7">［例句］The secretary acted strictly on instructions.秘书严格按照指示办事。</text:p>
      <text:p text:style-name="P13">The medicine acted on his heart like magic.此药对他的心脏起了奇效。</text:p>
      <text:p text:style-name="P35">10.alternative n. 1)供选择的东西； 2)取舍，抉择　　a.两者择一的，供选择的</text:p>
      <text:p text:style-name="P35">［例句］The alternative to being taken prisoner was to die fighting. </text:p>
      <text:p text:style-name="P13">当俘虏之外的另一选择是战死。</text:p>
      <text:p text:style-name="P13">We have several alternatives to choose from. 我们有好几种选择。</text:p>
      <text:p text:style-name="P13">We returned by the alternative road. 我们从另一条路回来。</text:p>
      <text:p text:style-name="P10"/>
      <text:p text:style-name="P10"/>
      <text:p text:style-name="P10">Unit 16</text:p>
      <text:p text:style-name="P10">第一部分　Text　A</text:p>
      <text:p text:style-name="P11">【课文译文】</text:p>
      <text:p text:style-name="P10">心脏病：治疗还是预防</text:p>
      <text:p text:style-name="P7">心脏病是西方世界最大的杀手之一。在过去的30年里，心脏病患者的死亡率一直在以惊人的速度增加。例如：在今天的英国，每天约有400人死于心脏病。西方的卫生保健系统正在把大量的钱用于手术治疗心脏病上。</text:p>
      <text:p text:style-name="P7">很明显，这种治疗法和过去10～15年间技术的发展是紧密相关的。在这段时间里，现代技术使得医生能够开发新的外科技术及治疗过程。许多在几年前还被认为是不可能的手术，现在在美国的医院里每天都在进行，其结果是心脏手术治疗快速增加。</text:p>
      <text:p text:style-name="P7">毫无疑问，许多人得益于这种手术治疗的办法。然而卫生保健系统的专家们却指出，重点以手术治疗心脏病有以下三个明显的弱点。首先，它使人们忽略了预防，而把兴趣和财力集中在治疗上。第二，它引起了医疗费用的上涨。在购置了为进行现代手术治疗所需的昂贵的医疗设备后，医院不得不想法补偿已花掉的钱。为此，他们提高了病人的治疗费用，而这些病人并不仅仅是那些需要这种仪器进行治疗的人。第三是鼓励医生对病人施行手术——甚<text:soft-page-break/>至是那些根本不需要手术的病人，因为设备和专家鉴定随处可得。联邦政府最近宣称尽管大型心脏手术成功的机会很低，但仍常常被施行。例如，有一种类型的心脏外科手术，仅有15名病人能从中得益。</text:p>
      <text:p text:style-name="P7">在过去一段时间里，医学研究者们开始重视到一个事实，即心脏病与压力、吸烟和缺乏锻炼有关，我们可以通过对这些因素加以注意，而减少患心脏病的危险。</text:p>
      <text:p text:style-name="P7">愈来愈多的人认识到心脏病和他们的生活方式有关系，这种新意识使人们对健康的态度正在发生改变。过去，人们一般认为，健康的身体只需要一个可以依赖的好医生就足够了。医生知道在他们生病的时候，他应该做什么。现在，他们逐渐认识到仅仅对疾病与伤痛进行最好的治疗还不够。他们学会了必须对自己的健康负责。今天许多人正在逐步改变他们的饮食习惯，开始食用低脂肪和胆固醇含量低的食物。还有许多人更加注意减少他们生活中的压力。在美国吸烟者的人数现在大大少于20年前，这都是由于许多人成功地戒了烟，而且学吸烟的人也很少了。愈来愈多的人意识到按时锻炼的好处，例如像散步，跑步和游泳等运动，有些人已经不再驾车去上班，而是开始步行或骑自行车。成百万的人已经成为健康俱乐部的成员，并且使得健康俱乐部在今天的美国成为了一个发展最为迅猛的产业。现在，由于在态度和行为方面的转变而带来的有益的影响正开始在显露：心脏病的死亡率已经下降。</text:p>
      <text:p text:style-name="P11">【课文难点注释】</text:p>
      <text:p text:style-name="P7">In the past,people tended to think that it was sufficient for good health to have a good doctor who could be relied on to know exactly what to do when they became ill.(Para5)<text:line-break/>过去，人们一般认为，健康的身体只需有一个可以依赖的好大夫就足够了。医生知道在他们生病的时候，他应该怎么做。 </text:p>
      <text:p text:style-name="P7">“that”引导的宾语从句中，“it”只是个形式主语，真正的主语是不定式复合结构for good health to have a good doctor …when they became ill”。在这个短语中，还包含有一个定语从句“who could be relied on”来修饰“doctor”，同时另含有一个时间状语从句 “when they became ill。” </text:p>
      <text:p text:style-name="P7">2．The number of smokers in the United States is now far below the level of twenty years ago as many people succeed in breaking the habit and as fewer people take it up.(Para.5)<text:line-break/>在美国,现在吸烟者的人数远远少于20年前，因为许多人已成功地戒了烟，而学吸烟的人也愈来愈少。</text:p>
      <text:p text:style-name="P7">“far below”是“远远低于”的意思。below是个介词，far是用来表示程度的副词，修饰below这个介词。<text:line-break/> <text:s text:c="3"/>例如：In some African countries,the living standard is far below the average.</text:p>
      <text:p text:style-name="P7">在一些非洲国家，人们的生活水平大大低于平均生活水平。<text:line-break/>“as”引出的是两个并列的原因状语从句。</text:p>
      <text:p text:style-name="P11">【课文练习答案】</text:p>
      <text:p text:style-name="P7">Ⅰ.阅读理解：</text:p>
      <text:p text:style-name="P7">1．b (对预防应更予重视。) </text:p>
      <text:p text:style-name="P7">2．a (使预防工作中止。) </text:p>
      <text:p text:style-name="P7">3．a (改掉吸烟的习惯。) </text:p>
      <text:p text:style-name="P7">4．d (改变对健康的态度。) </text:p>
      <text:p text:style-name="P7">5．a (愈来愈多的人成为健康俱乐部的成员) </text:p>
      <text:p text:style-name="P7">Ⅱ.找出下列词的同义词：</text:p>
      <text:p text:style-name="P7">1.alarming　　　　 2.killer　　　3.emphasis　　　　4.take place <text:line-break/>　　5.surgical techniques and procedures 　6.recover 　7.reduce <text:line-break/>　　8.connection 　　 9.sufficient　　10.merely</text:p>
      <text:p text:style-name="P7">Ⅲ.用课文中的短语或句子填空：</text:p>
      <text:p text:style-name="P7">a.It attracts interest and financial resources away from the question of prevention. </text:p>
      <text:p text:style-name="P7">b.It causes the costs of general hospital care to rise. </text:p>
      <text:p text:style-name="P7">c.The doctor are encouraged to perform surgery-even on patients for whom an operation is not at all necessary. </text:p>
      <text:p text:style-name="P7">1．a.stress　　b.smoking　　c. a lack of exercise </text:p>
      <text:p text:style-name="P7">2．a. change attitudes towards health </text:p>
      <text:p text:style-name="P7">3．b.change the dietary habits and eat food with less fat and cholesterol. </text:p>
      <text:p text:style-name="P7">4．c.reduce stress in their life </text:p>
      <text:p text:style-name="P7">5．d.break the habit of smoking</text:p>
      <text:p text:style-name="P7"><text:soft-page-break/>6．e.do regular exercise </text:p>
      <text:p text:style-name="P7">Ⅳ.把下列动词或形容词变成名词：</text:p>
      <text:p text:style-name="P7">1.emphasize-emphasis <text:s text:c="2"/>2.aware-awareness <text:s text:c="2"/>3.treat-treatment <text:s/>4.prevent-prevention</text:p>
      <text:p text:style-name="P7">5.technological-technology <text:s/>6.surgical-surgery <text:s/>7.increase-increase</text:p>
      <text:p text:style-name="P7">8.responsible-responsibility <text:s/>9.ill-illness <text:s/>10.beneficial-benefit</text:p>
      <text:p text:style-name="P7">Ⅴ.把下列句子译成英语：</text:p>
      <text:p text:style-name="P7">1．More and more people are realizing that the prevention of heart disease is more important than the treatment. </text:p>
      <text:p text:style-name="P7">2．There is no doubt that many patients have benefited from regular exercise like walking,running and swimming. </text:p>
      <text:p text:style-name="P7">3．The emphasis on treatment is clearly associated with the technological advances that have taken place in the past ten years. </text:p>
      <text:p text:style-name="P7">4．The result of the recent research shows that stress,smoking and a lack of exercise are the main factors that cause the heart disease. </text:p>
      <text:p text:style-name="P7">7．A federal government officer reported that the chances of success in heart surgery were low.</text:p>
      <text:p text:style-name="P11">【词汇练习答案】</text:p>
      <text:p text:style-name="P7">Ⅰ.用所给词的适当形式填空，并注意其词性：</text:p>
      <text:p text:style-name="P7">1．a.prevention　　　 b.prevent　　 　　　c.preventive </text:p>
      <text:p text:style-name="P7">2．a.surgery 　　　　 b.surgeon 　　　　　c.surgical </text:p>
      <text:p text:style-name="P40">3．a.technician 　b.technical　 c.technology <text:s/>d.technique　　e.technological </text:p>
      <text:p text:style-name="P40">4．a.attractive 　　　b.attract 　　　　　c.attraction </text:p>
      <text:p text:style-name="P40">5．a.encouraged 　　　b.discourage 　　　 c.courage </text:p>
      <text:p text:style-name="P40">Ⅱ.用所列词的适当形式填空：</text:p>
      <text:p text:style-name="P40">1．resources(石油是国家最重要的自然资源。) </text:p>
      <text:p text:style-name="P40">2．connection(你能告诉我这两个概念之间的联系吗?) </text:p>
      <text:p text:style-name="P40">3．beneficial(新鲜空气和良好的食物对健康有益。) </text:p>
      <text:p text:style-name="P40">4．equipment(他给老板买了许多现代办公设备。) </text:p>
      <text:p text:style-name="P40">5．emphasized(他今天早晨强调了采取强硬措施的必要性。) </text:p>
      <text:p text:style-name="P40">6．factors(总有一天人类能够控制影响天气的因素。) </text:p>
      <text:p text:style-name="P40">7．enabled(是他的勇气使他赢得了胜利。) </text:p>
      <text:p text:style-name="P40">8．stress(他因妻子总是指责他而感到有压力。) </text:p>
      <text:p text:style-name="P40">9．disadvantage(每一个优点也包含着缺点。) </text:p>
      <text:p text:style-name="P40">10．sufficient(这件事很重要，要提交给系主任。) </text:p>
      <text:p text:style-name="P40">Ⅲ.把下列句子译成英语：</text:p>
      <text:p text:style-name="P40">1．China has been developing at a high speed in the past twenty years. </text:p>
      <text:p text:style-name="P40">2．Technological advances have enabled people to live more comfortably and happily. </text:p>
      <text:p text:style-name="P40">3．There is no doubt that people pay more and more attention to health. </text:p>
      <text:p text:style-name="P40">4．Children are often encouraged to imagine rather than imitate. </text:p>
      <text:p text:style-name="P57">5．We must rely on our own efforts to convert the results of scientific researches into productivity. </text:p>
      <text:p text:style-name="P58">6．As a result of sufficient preparation,the heart surgery was performed successfully.</text:p>
      <text:p text:style-name="P58">7．The students have benefited a lot from his lectures </text:p>
      <text:p text:style-name="P7">8．Who is to take full responsibility for the action?</text:p>
      <text:p text:style-name="P10">第二部分 Text B</text:p>
      <text:p text:style-name="P11">【课文译文】</text:p>
      <text:p text:style-name="P10">对健康有益的节食</text:p>
      <text:p text:style-name="P7">几乎每个人在他或她一生的某个时刻都会考虑节食。不分性别和年龄，所有人的共同心愿是——减肥而且是快速减肥。</text:p>
      <text:p text:style-name="P7"><text:soft-page-break/>虽然他们的这个共同目标看起来基本上是好的，但他们也许并没有认识到误导的节食对身体健康害多益少。太严格的节食会打破人体内部的化学平衡。其原因是当供给身体所需食物的量突然大大低于平时所给的量时，人的身体就会感到好像受到了袭击，由此身体会尽最大的力量通过节约能量来保护自己。这个保护过程是通过减缓新陈代谢(的速度)来进行的，而新陈代谢也就是把我们所吃的食物转变成能量的过程。当供给身体的能量愈来愈少时，节食者的身体就会逐渐虚弱，以至无法做任何事情。他们很快就会对自己周围所发生的一切都不感兴趣，并且他们的抗病力也已开始下降，很容易受到接二连三的疾病侵扰。</text:p>
      <text:p text:style-name="P7">大多数节食的人都知道，米饭、面包、土豆、点心、甜食，水果和一些蔬菜等食物中包含着碳水化合物，此种物质可使人发胖。然而，他们没有认识到的是，碳水化合物是我们身体所需能量的主要源泉，并且这些食物中还包含着物质构成的必要成分，这些物质是我们身体健康所必需的。其结果便是他们尽量不吃这些食物，而使他们的身体更加虚弱，健康更加恶化，他们也许开始出现失眠，脾气暴躁，多变。更严重的是，他们开始出现神经错乱的迹象。</text:p>
      <text:p text:style-name="P7">非常奇怪的是，大多数严格的节食者都推荐一种人造的甜味品来代替糖和其它的天然甜味品。事实上，这样的人造甜味品只会增加人的食欲，使人吃得比平时更多。</text:p>
      <text:p text:style-name="P7">由于误导节食而产生了许多问题，这一事实并不意味着不节食就是安全的，或所有的节食都对健康有害。适当的节食不仅能帮助人减去多余的脂肪，而且还能使人保持体型，使生活更积极、更愉快，更健康。</text:p>
      <text:p text:style-name="P7">你也许会问什么样的节食才是合理的。简单地说，合理的健康的节食是充分平衡，换句话说，就是有足够但不过多的食物来提供维护身体机能所需的营养物。这种营养物中最重要的大量的营养素是：蛋白质，碳水化合物和脂肪等。人体需要相当数量的蛋白质和碳水化合物来增强体质，补充能量。肉、鱼、蛋、奶、奶油和坚果都包含有蛋白质；米饭，面包、土豆等食物中包含有碳水化合物。人体需要脂肪御寒并给身体各器官提供保护层，但所需数量很少 。</text:p>
      <text:p text:style-name="P7">维生素和矿物质，像铁、钙，是另一组最基本的营养素，尽管人体对这些营养素的需求不像对大量的营养素——蛋白质、碳水化合物、肥脂——的需要量那样大。</text:p>
      <text:p text:style-name="P7">维生素有两类：水溶维生素和脂溶维生素。水溶维生素如维生素C和B组维生素，停留在人体内部的时间不长，所以就应经常多食含有这些维生素的食物。另一方面，脂溶维生素如维生素A和维生素D以及维生素K，他们的停留期则较长，因此，就没有必要经常食用含有此类维生素的食物。</text:p>
      <text:p text:style-name="P7">人体在减肥期间，能够摄入足够量的维生素的一个方法是不去食用一些含脂肪太多的食物，而食用其他替代品，喝脱脂奶而不是普通奶，脱脂奶中所含的蛋白质和矿物质与普通奶的含量一样多，但其中的脂肪却去掉了。同样，炒菜时可以用植物油来代替动物油。</text:p>
      <text:p text:style-name="P11">【课文练习答案】</text:p>
      <text:p text:style-name="P7">Ⅰ.根据课文判断下列句子的正误：</text:p>
      <text:p text:style-name="P7">1．False(根据课文中Almost everyone considers going on a diet sometime in his or her life.All,regardless of sex and age…，两句可知它是错的。) </text:p>
      <text:p text:style-name="P7">2．True </text:p>
      <text:p text:style-name="P7">3．True</text:p>
      <text:p text:style-name="P7">4．True </text:p>
      <text:p text:style-name="P7">5．False(根据课文中such artificical sweeteners actually increase one's appetite and lead to one's eating even more than usual.一句判断它是错的。) </text:p>
      <text:p text:style-name="P7">6．False(课文中提示 a well-balanced diet includes enough but not too many of the kinds of foods that provide the body with nutrients….The most important nutrients are the macronutrients：proteins,Carbohydrates and fats.nutrient不仅只包括“proteins,carbohydrates and fats。”还有其他的如vitamins and minerals，所以本句是错误的。) </text:p>
      <text:p text:style-name="P7">7．False(课文中The body needs fat to keep it from the cold and to provide a protective layer for the organs,but only in small quantities一句说明它是错的 ) </text:p>
      <text:p text:style-name="P7">8．False(课文中有Vitamins and minerals such as iron,calcium,are another group of essential nutrients,though the body does not need as great a quantity of these as it does the macronutrients.根据“essential”一词，判断它是错的。) </text:p>
      <text:p text:style-name="P7">9．False(课文中Water-soluble vitamins like vitamin C and the B-group vitamins do not stay in the body long and foods containing those vitamins need to be taken rather often一句说明，water-soluble不是不需要吃，而是得经常吃。) </text:p>
      <text:p text:style-name="P7">10．True. </text:p>
      <text:p text:style-name="P7"><text:soft-page-break/>Ⅱ.根据课文填空：</text:p>
      <text:p text:style-name="P7">1．lose weight;fast </text:p>
      <text:p text:style-name="P7">2．metabolism </text:p>
      <text:p text:style-name="P7">3．difficulty sleeping;radical mood changes </text:p>
      <text:p text:style-name="P7">4．lose excess fat;keep it off </text:p>
      <text:p text:style-name="P7">5．proteins;carbohydrates;fats;nutrients </text:p>
      <text:p text:style-name="P7">6．building material and energy </text:p>
      <text:p text:style-name="P7">7．meat;egg;milk;cream;nuts </text:p>
      <text:p text:style-name="P7">8．rice;potatoes </text:p>
      <text:p text:style-name="P7">9．water-soluble </text:p>
      <text:p text:style-name="P7">10．skimmed milk</text:p>
      <text:p text:style-name="P11">【词汇练习答案】</text:p>
      <text:p text:style-name="P7">Ⅰ.在右列词汇中找出与左列词汇相对应的定义： </text:p>
      <text:p text:style-name="P7">1.d　　　　2.c　　　　3.a　　　　4.e　　　　5.b </text:p>
      <text:p text:style-name="P7">Ⅱ.根据课文B填空，第一个字母已给出：</text:p>
      <text:p text:style-name="P7">1．balance(他突然失去平衡摔倒在地上。) </text:p>
      <text:p text:style-name="P7">2．appetite(一整天的艰苦工作和精美的食物激起了他们的食欲。) </text:p>
      <text:p text:style-name="P7">3．harmful(汽车产生的废气和从化工厂排出的气体同样有害。) </text:p>
      <text:p text:style-name="P7">4．Vitamin(水果和蔬菜富含维生素C。) </text:p>
      <text:p text:style-name="P7">5．metabolism(只有有生命的东西才能进行新陈代谢。) </text:p>
      <text:p text:style-name="P7">6．essentials(这两种药物实质上没有什么共同之处。) </text:p>
      <text:p text:style-name="P7">7．result in(他的不负责任导致了许多人伤亡。) </text:p>
      <text:p text:style-name="P7">8．essential to(纪律是保持部队战斗力所必需的。) </text:p>
      <text:p text:style-name="P7">9．excess(南方今夏雨水过多。) </text:p>
      <text:p text:style-name="P7">10．balances(他权衡了优缺点来看看哪门功课合适。)</text:p>
      <text:p text:style-name="P11">【语法练习答案】</text:p>
      <text:p text:style-name="P7">Ⅰ.在下列句子中的定语从句下画线，并辨别它们是限制性定语从句还是非限制性定语从句：</text:p>
      <text:p text:style-name="P7">1．who try to learn a second language限制性定语从句 </text:p>
      <text:p text:style-name="P7">2．Americans can be sure of in life限制性定语从句 </text:p>
      <text:p text:style-name="P7">3．whose behavior shows little respect for the rules限制性定语从句</text:p>
      <text:p text:style-name="P24">that the majority follows 限制性定语从句 </text:p>
      <text:p text:style-name="P7">5．you've been familiar with throughout your life限制性定语从句 </text:p>
      <text:p text:style-name="P7">6．who sells bread for money限制性定语从语 he wants限制性定语从句 </text:p>
      <text:p text:style-name="P7">7．why we should learn more about insurance限制性定语从句 </text:p>
      <text:p text:style-name="P7">8．her husband liked it限制性定语从句 </text:p>
      <text:p text:style-name="P7">9．where first-hand,original research goes on.限制性定语从句</text:p>
      <text:p text:style-name="P41">in which editors simply copy existing dictionaries非限制性定语从句 </text:p>
      <text:p text:style-name="P7">10．my report is to cover限制性定语从句 </text:p>
      <text:p text:style-name="P7">11．in which some interesting or rare words appear限制性定语从句 </text:p>
      <text:p text:style-name="P7">12．that offer a more limited quantity of product非限制性定语从句 </text:p>
      <text:p text:style-name="P7">13．where huge quantities of all kinds of food and household articles are sold.非限制性定语从句 </text:p>
      <text:p text:style-name="P7">14．as department stores do限制性定语从句 </text:p>
      <text:p text:style-name="P7">15．who had hold two garage sales with friends非限制性定语从句 </text:p>
      <text:p text:style-name="P7">16．who are buying限制性定语从句 <text:s text:c="2"/>we had限制性定语从句 </text:p>
      <text:p text:style-name="P7">17．which give class for solving the new one非限制性定语从句 </text:p>
      <text:p text:style-name="P7">18．that are in need of further study限制性定语从句 </text:p>
      <text:p text:style-name="P7">19．which help stimulate the discovery of new facts and advance science限制性定语从句 </text:p>
      <text:p text:style-name="P7">20．where sky and earth seemed to meet限制性定语从句 </text:p>
      <text:p text:style-name="P7"><text:soft-page-break/>21．in which we can make material more meaningful限制性定语从句 </text:p>
      <text:p text:style-name="P7">Ⅱ.选择最合适的词填空：</text:p>
      <text:p text:style-name="P7">1．B (请写一篇包括以上所提课题的报告。) </text:p>
      <text:p text:style-name="P7">2．C (降价售房最初是在人们的购买力低下这个阶段起步的。) </text:p>
      <text:p text:style-name="P7">3．A (商店提供从便宜的到昂贵的各类商品。) </text:p>
      <text:p text:style-name="P7">4．B (对于行为举止而言最好的规则是行得通的规则。) </text:p>
      <text:p text:style-name="P7">5．C (他们没有意识到为什么人们不愿意讨论保险的原因。) </text:p>
      <text:p text:style-name="P7">6．A (钱是在交换商品和服务的过程中，普遍被接受作为支付手段的东西。) </text:p>
      <text:p text:style-name="P7">7．C (有许多孩子和成年人，他们的行为普遍不被接受。) </text:p>
      <text:p text:style-name="P7">8．D (在我访问过的一个国家，那里的气候常年都很炎热，人们几乎不穿任何衣服。) </text:p>
      <text:p text:style-name="P7">9．B (他给她送去一封信，信中说他为对她所做的事而感到抱歉。) </text:p>
      <text:p text:style-name="P7">10．D (那四个和我住一个房间的游客是一些使人愉快的人。)</text:p>
      <text:p text:style-name="P7">Ⅲ.把下列句子译成英语：</text:p>
      <text:p text:style-name="P7">1．This is the first film that I have seen. </text:p>
      <text:p text:style-name="P7">2．She is living in a village where it is not cold in winter and not hot in summer. </text:p>
      <text:p text:style-name="P7">3．Let's study the growth of plants more carefully. </text:p>
      <text:p text:style-name="P7">4．We will never forget the day when HongKong retuned to the motherland. </text:p>
      <text:p text:style-name="P7">5．There are only four places where a large number of diamonds have been discovered in the world. </text:p>
      <text:p text:style-name="P7">6．Those who have no bikes can go to the Summer Palace by bus. </text:p>
      <text:p text:style-name="P7">7．Is there any student in your class whose father works in the insurance company? </text:p>
      <text:p text:style-name="P7">8．I know why she's got very angry. </text:p>
      <text:p text:style-name="P7">9．The clothes she wears is the same as her mother's. </text:p>
      <text:p text:style-name="P11">The commercial advertisement is one of the things that we have to endure when we watch TV.</text:p>
      <text:p text:style-name="P10">第三部分 词汇、短语</text:p>
      <text:p text:style-name="P11">【词汇与短语】</text:p>
      <text:p text:style-name="P35">1.perform v. 1)实行；做 2)表演，演奏</text:p>
      <text:p text:style-name="P35">［派生］performance n.； performer n.表演者</text:p>
      <text:p text:style-name="P35">［例句］The doctor performed the operation. 医生做了手术。</text:p>
      <text:p text:style-name="P13">What play will be performed tonight? 今晚会上演什么节目?</text:p>
      <text:p text:style-name="P13">She will be performing at the piano. 她将表演弹钢琴。</text:p>
      <text:p text:style-name="P35">2.cause n. 1)原因 2)理由 3)事业　v.导致，促成</text:p>
      <text:p text:style-name="P26">［派生］causeless a.无原因的，无理由的 <text:s/>causelessly adv.<text:line-break/>［例句］Don't complaint without good cause. 没有充分的理由就不要抱怨。</text:p>
      <text:p text:style-name="P32">Our cause is a just one. 我们的事业是正义的事业。</text:p>
      <text:p text:style-name="P32">What caused his illness? 是什么使他生病了?</text:p>
      <text:p text:style-name="P7">［辨析］当cause作原因讲时，应注意它与reason的区别。reason强调在逻辑推理上导出的</text:p>
      <text:p text:style-name="P13">原因或用以说明某事产生的根由。而cause着重指导致某种结果，造成一种事实的原</text:p>
      <text:p text:style-name="P13">因，通常与of或for连用。</text:p>
      <text:p text:style-name="P7">3.require vt. 1)需要2)要求，规定</text:p>
      <text:p text:style-name="P7">［派生］requirement n. 要求，需要</text:p>
      <text:p text:style-name="P7">［例句］Babies require looking after carefully. 孩子需要细心照料。</text:p>
      <text:p text:style-name="P13">What do you require of me? 你要求我做什么?</text:p>
      <text:p text:style-name="P13">They require that I should go at once. 他们要求我立刻去。</text:p>
      <text:p text:style-name="P35">［辨析］注意require作“要求”讲时与ask的区别。ask是普通用语，可用于任何人相互之</text:p>
      <text:p text:style-name="P13">间的要求。它往往带有期望答复，特别是肯定答复的含义。而require语气较强，主</text:p>
      <text:p text:style-name="P13">要指客观上必需，同时也带有急需的，正当的，权威的等含义。</text:p>
      <text:p text:style-name="P35">［考点］require后的宾语从句须用虚拟语气(should)do.</text:p>
      <text:p text:style-name="P35"><text:soft-page-break/>4.available a. 1)可得到的；可用的；可利用的；2)可接受探防或可见客的3)通用的，有效的</text:p>
      <text:p text:style-name="P35">［派生］availability n. 利用 <text:s/>availably adv. 利用地，可得到地</text:p>
      <text:p text:style-name="P35">［例句］There is water available at the hut. 那茅屋里可弄到水。</text:p>
      <text:p text:style-name="P13">There are no shoes available in your size. 没有你可以穿的鞋。</text:p>
      <text:p text:style-name="P13">The passport is not available. 护照失效了。</text:p>
      <text:p text:style-name="P7">［考点］available作定语时一般为后置修饰语，放在所修饰的名词的后面。</text:p>
      <text:p text:style-name="P7">5.protect v. 1)保护 2)防护</text:p>
      <text:p text:style-name="P7">［派生］protection n. 保护；保护物 <text:s/>protective a. 保护的 <text:s text:c="2"/>protectively adv. 保护地</text:p>
      <text:p text:style-name="P13">protector n. 保护者</text:p>
      <text:p text:style-name="P7">［短语］protect against防止，预防</text:p>
      <text:p text:style-name="P7">［例句］He wears glasses to protect his eyes from the sunlight.</text:p>
      <text:p text:style-name="P28">他戴上眼镜以防太阳光刺伤眼睛。</text:p>
      <text:p text:style-name="P13">The country is well-prepared to protect against the attack.</text:p>
      <text:p text:style-name="P13">这个国家已作好了免受攻击的充分准备。</text:p>
      <text:p text:style-name="P7">6.suffer v. 1)遭受痛苦或苦难，常跟for连用 2)经受痛苦</text:p>
      <text:p text:style-name="P7">［派生］sufferer n. 受难者，受苦者，病人；患者</text:p>
      <text:p text:style-name="P7">［短语］suffer from经受(长期不愉快的事，如疾病)</text:p>
      <text:p text:style-name="P7">［例句］Mary suffered for losing her son. 玛丽尝到了失去儿子的痛苦。</text:p>
      <text:p text:style-name="P42"><text:s text:c="7"/>She suffered the loss of his love. 失去了他的爱，她的内心很痛苦。</text:p>
      <text:p text:style-name="P13">She has suffered from lung cancer. 她患了肺癌。</text:p>
      <text:p text:style-name="P42">7.lead v. 1)指引，引导 2)使(常与to或者into连用)　3)通向；导致</text:p>
      <text:p text:style-name="P7">［派生］leader n. 引导人，领先者</text:p>
      <text:p text:style-name="P7">［短语］lead to 通向；导致</text:p>
      <text:p text:style-name="P7">［例句］Our guide led us through the dessert. <text:s/>向导带领我们穿过了沙漠。</text:p>
      <text:p text:style-name="P13">Her careless spending led her into debt. <text:s/>她随便花钱结果负债。</text:p>
      <text:p text:style-name="P13">This path leads to the church. 这条小路通往教堂。</text:p>
      <text:p text:style-name="P35">8.provide v. 供应常与for和with连用</text:p>
      <text:p text:style-name="P35">［派生］provider n. 供养家庭者</text:p>
      <text:p text:style-name="P35">［短语］provide against预防；防范(危险) <text:s text:c="2"/>provide for 1)提供 2)预备</text:p>
      <text:p text:style-name="P35">［例句］Can you provide food for 20 persons? 你能给20个人提供食物吗?</text:p>
      <text:p text:style-name="P13">Provide children with a good education. 给孩子们提供良好的教育。</text:p>
      <text:p text:style-name="P13">Have you provided against a coal shortage next winter? </text:p>
      <text:p text:style-name="P13">你是否已为明冬的煤荒作好了准备?</text:p>
      <text:p text:style-name="P35">9.to rely on 1)依赖，依靠； 2)信赖，信任</text:p>
      <text:p text:style-name="P35">［例句］You can't rely on his assistance. 你不能依赖他的帮助。</text:p>
      <text:p text:style-name="P13">She had proved that she could be relied on in a crisis.</text:p>
      <text:p text:style-name="P13">她已表明，在紧要关头，她是可以信赖的。</text:p>
      <text:p text:style-name="P35">10.in common 1)公有，共用2)与…一样</text:p>
      <text:p text:style-name="P35">［例句］Mr and Mrs Smith own the store in common. 史密斯夫妇共有这家商店。</text:p>
      <text:p text:style-name="P13">They have nothing in common with one another. 他们之间毫无共同之处。</text:p>
      <text:p text:style-name="P13">The library is used in common by all the people. 这个图书馆为所有人共用。</text:p>
      <text:p text:style-name="P10"/>
      <text:p text:style-name="P10"/>
      <text:p text:style-name="P10">Unit 17</text:p>
      <text:p text:style-name="P10">第一部分　Text　A</text:p>
      <text:p text:style-name="P11">【课文译文】</text:p>
      <text:p text:style-name="P10">恐慌症及其影响</text:p>
      <text:p text:style-name="P7">一天下午，安妮·彼得斯，一位32岁的美国家庭主妇，正在厨房准备晚饭的时候，突然胸口一阵剧烈的疼痛，<text:soft-page-break/>伴着呼吸急促。由于担心自己患了心脏病，安妮尖叫着呼救。她的丈夫迅速把安妮送到附近一家医院。经诊断，她的痛疼是由恐慌引起的，而非心脏病发作。</text:p>
      <text:p text:style-name="P7">现在，愈来愈多的美国人都遭受过像安妮·彼得斯所经历过的疼痛的袭击。据本杰明·克罗克——一位美国南加利福尼亚大学的心理学家透露，多达一千万的成年美国人，在他们的一生中已经经历过或至少会经历一次恐慌症的发作。而且，由美国心理健康协会所进行的研究表明，近来大约有一千二百多万成年人患有严重的复发性恐慌症。</text:p>
      <text:p text:style-name="P7">这种病症也许只持续几分钟，但是，有些却能持续几个小时。恐慌症的症状和心脏病的症状有着明显的相似之处，这使得许多受害者以为他们真的患有心脏病。</text:p>
      <text:p text:style-name="P7">恐慌症受害者表现出以下症状：他们常常轻易就会害怕，或者当身处人们通常情况都不会感到担心的环境时，他们却表现得心神不宁，呼吸急促，胸痛，心跳加速，突然间阵阵颤抖，对周围的人和物有不真实感等，最严重的是害怕会死去或者发疯。恐慌症发作的人可能会出现所有这些症状或仅仅其中的四种。</text:p>
      <text:p text:style-name="P7">有关引起恐慌症的说法有许多。许多人声称心理压力是一种逻辑上的原因，但是，却找不到能够支持这种理论的证据。然而，研究表明得恐慌症的女性多于男性，并且大量酗酒和吸毒的人更有可能患上恐慌症。</text:p>
      <text:p text:style-name="P7">据报道，至少有三种迹象表明一个人所患的是恐慌症而不是心脏病。第一是年龄，20～30岁之间的人通常是恐慌症患者，第二是性别，患有复发性恐慌症的女性多于男性。第三是症状的多样性。恐慌症患者通常至少会出现以上所提到的四种症状，而心脏病患者常常只会出现痛疼和呼吸急促的症状。</text:p>
      <text:p text:style-name="P7">总体上说，恐慌症不会直接影响人的生命。尽管如此，它却能毫无必要地搅乱一个人的生活，由于担心会在公共场合出现恐慌，人们也许会拒绝出门，由此可能最终使自己和社会隔绝开来。对此克罗克博士对那些患有恐慌症的人所提的建议是：首先请医生作体检，从而排除生理疾病的可能性，然后确信一旦他们真的患有恐慌症，应寻求心理和药物治疗。</text:p>
      <text:p text:style-name="P11">【课文难点注释】</text:p>
      <text:p text:style-name="P7">1．It is reported that there are at least three signs that indicate a person is suffering from a panic attack rather than a heart attack.(Para 6) 据报道，至少有三种迹象表明一个人所患的是恐慌症，而不是心脏病。<text:line-break/> <text:s text:c="3"/>It is reported that…的意思是“据报道…”。这是一个固定的句型，that引导的是个主语从句，类似的结构还有：It is said that…意为“据说…。”that indicate a person is…a he art attack是一个定语从句，修饰signs。而a person is…a heart attack又是一个宾语从句 ，作indicate的宾语。rather than的意思是“而不是”。<text:line-break/> <text:s text:c="3"/>例如： John ought to go rather than Jean. 应该去的是约翰，而不是吉恩。<text:line-break/> <text:s text:c="3"/>Those shoes are comfortable rather than pretty. 这些鞋子谈不上漂亮，但穿起来倒很舒适。 </text:p>
      <text:p text:style-name="P7">2．All the same,it can unnecessarily disrupt a person’s life by making him or her so afraid of having a panic attack in a public place that she or he may refuse to leave home and may eventually become isolated from the rest of society.(Para 7) <text:s/>尽管如此，它却能毫无必要地搅乱一个人的生活，使他或她担心会在公共场合突发恐慌症，从而拒绝走出家门，并最终使自己和社会隔绝开来。<text:line-break/> <text:s text:c="3"/>make sb afraid of sth.的意思是“使…担心…”例如：<text:line-break/> <text:s text:c="3"/>His lose made me afraid of his safety. 他的失踪使我为他的安全感到担心。<text:line-break/> <text:s text:c="3"/>so…that…意思是“太…以至于…”，that引导一个表结果的状语从句。</text:p>
      <text:p text:style-name="P11">【课文练习答案】</text:p>
      <text:p text:style-name="P7">Ⅰ.阅读理解：</text:p>
      <text:p text:style-name="P7">1．d (得恐慌症的女性人数多于男性。) </text:p>
      <text:p text:style-name="P7">2．a (恐慌症的症状同心脏病的症状似乎很相似。) </text:p>
      <text:p text:style-name="P7">3．b (那些酒喝得不多的人也许不会患上恐慌症。) </text:p>
      <text:p text:style-name="P7">4．c (恐慌症的症状不包括发高烧。) </text:p>
      <text:p text:style-name="P7">5．b (恐慌症并不直接威胁人的生命，但是患者仍应寻求医生的建议。) </text:p>
      <text:p text:style-name="P7">Ⅱ.找出下列词的同义词：</text:p>
      <text:p text:style-name="P7">1.panic 　　　 2.diagnose 　　　　3.approximately <text:line-break/>　　4.currently 　　5.symptoms　　　 <text:s/>6.remarkable <text:line-break/>　　7.shortness 　　8.evidence 　　　　9.multiplicity <text:line-break/><text:soft-page-break/>　　10.confirm</text:p>
      <text:p text:style-name="P7">Ⅲ.根据课文填空：</text:p>
      <text:p text:style-name="P7">1．恐慌症的症状：</text:p>
      <text:p text:style-name="P7">a.easily frightened or feel uneasy in situations where people normally would not be afraid; <text:line-break/> <text:s text:c="3"/>b.shortness of breath; <text:line-break/> <text:s text:c="3"/>c.chest pains;<text:line-break/> <text:s text:c="3"/>d.a quick heartbeat; <text:line-break/> <text:s text:c="3"/>e.sudden fits of trembling;<text:line-break/> <text:s text:c="3"/>f. a feeling that persons and things around them are not real;<text:line-break/> <text:s text:c="3"/>g.a fear of dying or going crazy. </text:p>
      <text:p text:style-name="P7">2．判断是恐荒症而不是心脏病的迹象： </text:p>
      <text:p text:style-name="P26">a.age</text:p>
      <text:p text:style-name="P26">b.sex</text:p>
      <text:p text:style-name="P26">c. the multiplicity of symptoms </text:p>
      <text:p text:style-name="P26">Ⅳ.用下列句型造句(供参考)：</text:p>
      <text:p text:style-name="P26">1．It is reported that panic attacks are more common in women than in men. </text:p>
      <text:p text:style-name="P26">2．It is generally agreed that fresh air and good food are helpful to health. </text:p>
      <text:p text:style-name="P7">3．It has been confirmed that age,sex and the multiplicity of symptoms are three signs to distinguish panic attacks from heart attacks. </text:p>
      <text:p text:style-name="P26">4．Studies show that panic attacks are found more often in persons who drink a lot. </text:p>
      <text:p text:style-name="P7">5．Symptoms of panic attacks disclose that there is a remarkable similarity between panic attacks and heart attacks. </text:p>
      <text:p text:style-name="P7">Ⅴ.把下列句子译成英语：</text:p>
      <text:p text:style-name="P7">1．Panic attacks may last for only a few minutes or several hours. </text:p>
      <text:p text:style-name="P7">2．Heart attacks may directly endanger the victim's life. </text:p>
      <text:p text:style-name="P7">3．Age,sex and the multiplicity of symptoms are three main factors to distinguish panic attacks from heart attacks. </text:p>
      <text:p text:style-name="P7">4．There are different explanations as to the cause of panic attacks,but they are similar in two points. </text:p>
      <text:p text:style-name="P7">5．The symptoms of panic attacks bear such remarkable similarity to those of hear attacks that many victims believe that they are indeed having a heart attack.</text:p>
      <text:p text:style-name="P11">【词汇练习题答案】</text:p>
      <text:p text:style-name="P7">Ⅰ.用所给词的适当形式填空，并注意其词性：</text:p>
      <text:p text:style-name="P7">1．a.short 　　 　　　b.shortness 　　　 c.shortage </text:p>
      <text:p text:style-name="P7">2．a.easy 　　　　　　b.uneasy 　　　　　 c.easily </text:p>
      <text:p text:style-name="P7">3．a.psychologist 　　b.psychology 　　　c.psychological </text:p>
      <text:p text:style-name="P7">4．a.danger　　　　　　b.endanger 　　　　c.dangerous </text:p>
      <text:p text:style-name="P7">5．a.unnecessary 　　　b.unnecessarily 　c.necessary </text:p>
      <text:p text:style-name="P7">Ⅱ.用下面词的适当形式填空：</text:p>
      <text:p text:style-name="P7">1．kitchen (他喜欢作饭，并把大部分业余时间都耗在厨房里了。) </text:p>
      <text:p text:style-name="P7">2．mention (我希望你没有跟她提起我的名字。) </text:p>
      <text:p text:style-name="P7">3．claims (他声称他已打破了长距离飞行的纪录。) </text:p>
      <text:p text:style-name="P7">4．confirms (没有事实来证实他的理论。) </text:p>
      <text:p text:style-name="P7">5．symptom (发烧是得病的症状。) </text:p>
      <text:p text:style-name="P7">6．diagnosed (她去了医院，医生诊断她得了肺癌。) </text:p>
      <text:p text:style-name="P7">7．moreover (价格太高，而且房子的位置也不合适。) </text:p>
      <text:p text:style-name="P7">8．endangered (当他跳进冷水中去救那个孩子时，他的生命也极其危险。) </text:p>
      <text:p text:style-name="P7">9．drug (他摆脱了吸食毒品的习惯。) </text:p>
      <text:p text:style-name="P7"><text:soft-page-break/>10．victims (交通事故的受害者很快被送进了医院。) </text:p>
      <text:p text:style-name="P7">Ⅲ.把下列句子译在英语：</text:p>
      <text:p text:style-name="P7">1．He has been suffering from headache for these days. </text:p>
      <text:p text:style-name="P7">2．Now there has been a lot of explanations as to the causes of the disease. </text:p>
      <text:p text:style-name="P7">3．Research has showed that persons who drink and smoke are more likely to suffer from heart attacks. </text:p>
      <text:p text:style-name="P7">4．Some bad living habits can endanger one's health. 5.It is quite necessary for some patients to seek psychological help. </text:p>
      <text:p text:style-name="P7">5．As yet,no evidence has been found to rule out the possibility of earthquake. </text:p>
      <text:p text:style-name="P7">6．The floor is too thin to bear the weight of the machine.  </text:p>
      <text:p text:style-name="P7">7．The news about signing an agreement has not been confirmed. </text:p>
      <text:p text:style-name="P7">8．The endless argument eventually disrupted our plan. </text:p>
      <text:p text:style-name="P7">9．The name of the author has been mentioned several times in the article.</text:p>
      <text:p text:style-name="P10">第二部分 Text B</text:p>
      <text:p text:style-name="P11">【课文译文】</text:p>
      <text:p text:style-name="P10">梦游——真实还是虚幻?</text:p>
      <text:p text:style-name="P7">有关梦游的故事源源不断。据说有人在睡梦中能够爬上屋顶，能解数学题，能作曲，能从窗子里走出去，甚至还能杀人。</text:p>
      <text:p text:style-name="P7">在马萨诸塞州的里维尔，一百名警察到处寻找一位失踪的男孩，他是在睡梦中离开家的，五个小时后醒来却发现自己睡在一间陌生的起居室里的一张陌生的沙发上，而他自己却不知道是怎么到的那儿。</text:p>
      <text:p text:style-name="P7">在衣阿华大学，据说有个学生总有在半夜起床的习惯，然后行走0.75英里到衣阿华河，游完泳，再回到床上。</text:p>
      <text:p text:style-name="P7">美国有位研究睡眠的专家声称，他从没见过梦游者。据说，他对睡眠的了解比现在活着的任何一个人都多。在过去的35年当中，为了观察人们的睡眠状况他牺牲了很多睡觉的时间。他说：“当然，我知道确有梦游人，因为我从报纸上读到过有关他们的消息。但是我所观察的睡眠者中却没有一个是梦游者。假如我要登个广告招聘梦游者作实验，我怀疑是否能找到许多应征者。</text:p>
      <text:p text:style-name="P7">然而，梦游确是一个科学事实。它是那些有时近于难以置信的现象之一。有关梦游可以肯定的一点是，它是一种心神不安的症状，而且治愈它的惟一的办法是消除担忧和焦虑。医生说，梦游比人们普遍设想的更常见，许多梦游者不去寻求帮助，从而也从未被记录在案，这也就意味着无法进行准确的统计。</text:p>
      <text:p text:style-name="P7">问题是，梦游者实际上是醒着还是睡着?科学家们认为是半睡半醒。泽尔达·泰普里兹博士在对试验者进行了十年的研究后说：“梦游者的肌肉是醒着的，感官却半睡着。”换句话说，一个人在睡梦中可以行走，四处活动，还能干其他事情，但他却无法对他所做的事情进行思考。</text:p>
      <text:p text:style-name="P7">梦游者在睡眠中干出杀人或某种别的离奇的事的可能性有多大?泰尔兹博士说：“大多数人都有抑制杀人或暴力的本能，以致于在别人没有唤醒他们时，可以自己醒来。”总的来说，研究睡眠的权威们都同意她的看法。他们认为人们在睡眠中不会干有悖于他们自己道德水准的任何事情。对于那些传闻，泰尔兹博士指出：“梦游本身带有戏剧性。梦游者总是能找到观众。我认为他们的一些荒诞不经的故事在讲述过程中被夸大了。”在她自己的案例记录中，还没有一个梦游者曾经走出过自己家的前。</text:p>
      <text:p text:style-name="P7">为了保护自己，一些梦游者已经知道把自己绑在床上，锁上门，藏起钥匙，插好窗户，采取一切措施以便当他们想要起床时，能唤醒自己。奇怪的是，梦游时，他们总是能巧妙地摆脱自己所设的陷阱。所以，一切圈套都没有用。一些梦游者在睡眠中高声喊叫，惊醒家里的其他人，家人就会把他摇醒。</text:p>
      <text:p text:style-name="P7">梦游的孩子在长大后通常会改变这个习惯。成年人的梦游或多或少也是暂时的。如果时常出现梦游，那么无论如何都应寻求帮助了。虽然梦游本身不值得大惊小怪，但引起梦游的问题却是非常严重的。</text:p>
      <text:p text:style-name="P11">【课文练习答案】</text:p>
      <text:p text:style-name="P7">Ⅰ.根据课文判断正误：</text:p>
      <text:p text:style-name="P7">1．False (课文中第二段中的with no idea how he had got there一句，说明这个 男孩并不是故意地“played a trick”) </text:p>
      <text:p text:style-name="P7">2．True </text:p>
      <text:p text:style-name="P7">3．False (课文第五段中一句sleepwalking nevertheless is a scientific reality说明其是错的。) </text:p>
      <text:p text:style-name="P7">4．False (作者的意思应该是“I am sure that there are not so many sleepwalking.") </text:p>
      <text:p text:style-name="P7"><text:soft-page-break/>5．True </text:p>
      <text:p text:style-name="P7">6．True </text:p>
      <text:p text:style-name="P7">7．True </text:p>
      <text:p text:style-name="P7">8．True </text:p>
      <text:p text:style-name="P7">9．False(课文最后一段的第一句Children who walk in their sleep usually outgrow the habit说明其错。) </text:p>
      <text:p text:style-name="P7">10．False(最后一段提到Although sleepwalking itself is nothing to become al armed about…,说明这句是错的。) </text:p>
      <text:p text:style-name="P7">Ⅱ.根据课文填空：</text:p>
      <text:p text:style-name="P7">1．Solving mathematical problems; composing music;walking through windows;committing murder </text:p>
      <text:p text:style-name="P7">2．border on;reality </text:p>
      <text:p text:style-name="P7">3．emotional disturbance;worries;anxieties </text:p>
      <text:p text:style-name="P7">4．accurate count </text:p>
      <text:p text:style-name="P7">5．awake;asleep;sensory;muscular </text:p>
      <text:p text:style-name="P7">6．inhibitions </text:p>
      <text:p text:style-name="P7">7．tall tales </text:p>
      <text:p text:style-name="P7">8．lock their doors;hide the keys;bolt the window </text:p>
      <text:p text:style-name="P7">9．Temporary</text:p>
      <text:p text:style-name="P7">10．fact;fancy</text:p>
      <text:p text:style-name="P11">【词汇练习答案】</text:p>
      <text:p text:style-name="P7">Ⅰ.从右列中找出与左列相对应的定义：</text:p>
      <text:p text:style-name="P7">1.e　　 2.a　　 3.b　　 4.d　　 5.c</text:p>
      <text:p text:style-name="P7">Ⅱ.选择最合适的词填空：</text:p>
      <text:p text:style-name="P7">1．D (艺术家通过把各种颜色的图形拼在一起而构成了一幅有趣的图画。) </text:p>
      <text:p text:style-name="P7">2．A (昨晚一些喝醉酒的人在大街上制造了一场很大的混乱。) </text:p>
      <text:p text:style-name="P7">3．B (他的行为非同寻常。没人知道他究竟发生了什么事。) </text:p>
      <text:p text:style-name="P7">4．A (我们必须唤醒人们注意我们国家所面临的危险。) </text:p>
      <text:p text:style-name="P7">5．D (甚至连医生都对他的身体戏剧般的恢复而感到惊奇。) </text:p>
      <text:p text:style-name="P7">Ⅲ.用课文中的词填空，第一个字母已给出：</text:p>
      <text:p text:style-name="P43">1.composed 2.committed3.Dramatic 4.exaggerated 5.bordered 6.As for 7.fancy　 8.partially</text:p>
      <text:p text:style-name="P11">【语法练习答案】</text:p>
      <text:p text:style-name="P7">Ⅰ.找出下面句子中的状语从句，并加以分析：</text:p>
      <text:p text:style-name="P7">1．Though their common aim may seem good 让步状语 </text:p>
      <text:p text:style-name="P34">2．When the body is suddenly given less food 时间状语<text:line-break/>as though it is being attacked 方式状语 </text:p>
      <text:p text:style-name="P34">3．Because boys are aggressive 原因状语 </text:p>
      <text:p text:style-name="P34">4．If your child appears to be crazy about war play and weapons 条件状语 </text:p>
      <text:p text:style-name="P34">5．even though its chances of success were low 让步状语 </text:p>
      <text:p text:style-name="P34">6．so that it is probable that the steps will be uneven 结果状语 </text:p>
      <text:p text:style-name="P34">7．No matter when you come 让步状语 </text:p>
      <text:p text:style-name="P34">8．Because they talk at home while the television is on 原因状语 </text:p>
      <text:p text:style-name="P34">9．Whether or not you're conscious of it 让步状语 </text:p>
      <text:p text:style-name="P34">10．Although insurance can be complex 让步状语 </text:p>
      <text:p text:style-name="P34">11．so that you will know what you are reading as you go along 结果状语 </text:p>
      <text:p text:style-name="P34">12．As the editors read 方式状语 </text:p>
      <text:p text:style-name="P34">13．Since frozen foods require so little time to cook 原因状语 </text:p>
      <text:p text:style-name="P34">14．as there are everywhere 方式状语 </text:p>
      <text:p text:style-name="P34">15．since they contain such a wide variety of products 原因状语 </text:p>
      <text:p text:style-name="P34"><text:soft-page-break/>16．Wherever they feel like doing it 地点状语 </text:p>
      <text:p text:style-name="P34">17．After the scientist has finished this part of his work 时间状语 </text:p>
      <text:p text:style-name="P34">18．Once his curiosity has been aroused 时间状语 </text:p>
      <text:p text:style-name="P7">19．Whether they like them or not 让步状语 </text:p>
      <text:p text:style-name="P7">20．until radio and radar were developed 时间状语 </text:p>
      <text:p text:style-name="P7">Ⅱ.选择最合适的词填空：</text:p>
      <text:p text:style-name="P7">1．B (虽然许多人得益于心脏手术治疗，但它仍有许多缺点。) </text:p>
      <text:p text:style-name="P7">2．C (两腿之间的差距太小以致于没有人意识到。) </text:p>
      <text:p text:style-name="P7">3．B (虽然原子很小，但仍能看到。) </text:p>
      <text:p text:style-name="P7">4．A (他到家时饭就已经好了。) </text:p>
      <text:p text:style-name="P7">5．C (直到孩子们长大并结婚才离开核心家庭。) </text:p>
      <text:p text:style-name="P7">6．D (这些岩石被小心地压碎，这样就不会损坏金刚石。) </text:p>
      <text:p text:style-name="P7">7．D (虽然事故、疾病和死亡不是令人愉快的事情，但每个人都知道我们都会面临 这种可能性。) </text:p>
      <text:p text:style-name="P7">8．A (我们的身体是这样构成的，以致于空气的重量也不能把我们压碎。) </text:p>
      <text:p text:style-name="P7">9．C (动物同我们一样靠感觉来获知事物。) </text:p>
      <text:p text:style-name="P7">10．A (海狸一被放出来，它就开始练习它的建造本能。) </text:p>
      <text:p text:style-name="P7">Ⅲ.把下列句子译成英语：</text:p>
      <text:p text:style-name="P7">1．Although they are slow in some aspects,parrots can learn to talk. </text:p>
      <text:p text:style-name="P7">2．As soon as I was back at home,an insurance agent paid a visit and wanted to discuss the problem about the car insurance. </text:p>
      <text:p text:style-name="P7">3．Since I wrote to you last time,many things have happened here. </text:p>
      <text:p text:style-name="P7">4．She spent much money buying clothes so that she has nothing left. </text:p>
      <text:p text:style-name="P7">5．Whenever your car gets problem,call me,please. </text:p>
      <text:p text:style-name="P7">6．Why did she look at me as if she knew me? </text:p>
      <text:p text:style-name="P7">7．The two boys were playing with fire until their hands got burnt. </text:p>
      <text:p text:style-name="P7">8．No one can get on well with others unless each person gives up a little of his freedom. </text:p>
      <text:p text:style-name="P7">9．As long as we don't lose our confidence,we are sure to learn a foreign language well. </text:p>
      <text:p text:style-name="P11">Even if what you have said is right,there are still some other facts that should be taken into account.</text:p>
      <text:p text:style-name="P10"/>
      <text:p text:style-name="P10"/>
      <text:p text:style-name="P10">Unit 18</text:p>
      <text:p text:style-name="P10">第一部分　Text　A</text:p>
      <text:p text:style-name="P11">【课文译文】</text:p>
      <text:p text:style-name="P10">为什么地图以北为上</text:p>
      <text:p text:style-name="P7">今天，人们难以想像地图的上方指的不是北方。但过去并不总是这样的。</text:p>
      <text:p text:style-name="P7">现在已知的最古老的被人们认可的地图是于大约公元前3800年绘制的。地图描绘的是流经伊拉克美索不达米亚北部的幼发拉底河。这幅地图以及随后出现的一些地图无非都是些局部地貌的草图。直到许多世纪以后，古希腊人才把地图绘制学置于坚实的基础上。</text:p>
      <text:p text:style-name="P7">这一领域的先驱中最早的是希腊数学家和哲学家克劳迪·托勒密(约公元90年～168年)，历史上多称他托勒密。作为古典文化艺术时期的最后一位伟大的科学家，他是把地图绘制建立在当时所有可获得的知识上，而不是建立在猜想或想像之上的第一人。在这之前，巴比伦人曾试图绘制世界地图，但他们把它绘成平盘状而不是托勒密采用的球体状。</text:p>
      <text:p text:style-name="P7">鉴于当时人们的知识水平，他把一些事情搞错了。例如，他对中国及大西洋的估计远不够精确。尽管如此，这仍是一次有用的尝试，这幅地图一千年以来一直作为一种参考。其实，克里斯长弗·哥伦布当时寻找新大陆时就使用该版本——这使他在航海中出了些问题，因为托勒密错误地计算了大西洋的面积，而且不知道太平洋的存在。</text:p>
      <text:p text:style-name="P7">关于托勒密的地图最重要的一点是北方为上方。其原因是他决定以北极星的方向来确定地图的方向，因为北极星是固定不动的航灯，那时的航海者依赖它进行航行。</text:p>
      <text:p text:style-name="P7"><text:soft-page-break/>在中世纪早期以前，人们一直接受北在上方的布局。此后，教会严重地妨碍了科学的发展。根据教会的命令，地图仍然按托勒密的原则进行绘制——但当时是以耶路撒冷为中心，因为它被认为是基督徒信仰的中心，所以东方成了地图的上方。</text:p>
      <text:p text:style-name="P7">这些地图常被称为“T”形地图，因为它们只显示了三个大洲——欧洲、亚洲和非洲——由地中海和尼罗河形成的“T”字形将它们分开，从航海的观点看，这些地图几乎没什么用处。</text:p>
      <text:p text:style-name="P7">14世纪，随着贸易的发展以及人们对指南针的日益依赖，出现了更精确的地图。北方又一次恢复了它在地图上方的正当位置。</text:p>
      <text:p text:style-name="P7">【课文难点注释】</text:p>
      <text:p text:style-name="P7">1．It was not until many centuries later that the ancient Greeks placed the science of map-making on a sound footing.(Para 2)<text:line-break/>直到许多世纪以后，古希腊人才把地图绘制学置于坚实的基础上。<text:line-break/> <text:s text:c="3"/>1)此句用的是强调句型，“It is …that…”<text:line-break/> <text:s text:c="3"/>2)until的意思是“直到…为止”，not until用在否定句中，意思是“在…以前”“不到… (不)”，not until置于句首时，主句要用倒装语序。例如：<text:line-break/> <text:s text:c="3"/>I won't leave until I hear from you.<text:line-break/> <text:s text:c="3"/>Not until I hear from you will I leave. <text:s/>收到你的信后我才会动身。或：收不到你的信我不会动身的。 </text:p>
      <text:p text:style-name="P7">2．The last great scientist of the classical period he was the first to draw a map that was based on all available knowledge,rather than guess or imagination.(Para 3) <text:line-break/>作为古典文化艺术时期的最后一位伟大的科学家，他是把地图绘制建立在当时所有可获得的知识上，而不是建立在猜想或想象之上的第一人。<text:line-break/>“The last great scientist of the classical period”是主句主语“he”的同位语，因为“he”是人称代词，所以它的同位语需要放在前面，如放在“he”后会影响句子节奏。此外，由形容词、过去分词等担任的同位语也常可提到前面来，特别是当主语是人称代词时， 例如：<text:line-break/>Young and short,I was afraid they wouldn't let me go. <text:line-break/>由于我年纪小，个子矮，我生怕他们不让我去。 </text:p>
      <text:p text:style-name="P7">3．Designed by Chinese engineers,the project was completed in only two years.</text:p>
      <text:p text:style-name="P7">这项工程是中国设计师设计的，仅仅两年就建成了。</text:p>
      <text:p text:style-name="P7">Given the state of knowledge of those times,he got things wrong…；(Para 4)</text:p>
      <text:p text:style-name="P7">鉴于当时人们的知识水平，他把一些事情搞错了。</text:p>
      <text:p text:style-name="P7">Given在此句中为介词，意思是“if one takes into account”(鉴于，由于，考虑到…)。例如： Given their inexperience,they've done a good job. 鉴于他们没有经验，他们这就干得不错了。</text:p>
      <text:p text:style-name="P7">Given后还可加that从句，例如上句可变为：Given that they are inexperienced,they've done a good job. </text:p>
      <text:p text:style-name="P7">4．In fact,Chistopher Columbus used a version of it when he set sail in search of the New world-which caused him some navigational problems,since Ptolemy had calculated wrongly the size of the Atlantic and was unaware that the Pacific Ocean existed.(Para 4)<text:line-break/>其实，克里斯托弗·歌伦布当时寻找新大陆时就使用该版本——这使他在航海中出了些问题 ，因为托勒密错误地计算了大西洋的面积，而且不知道太平洋的存在。</text:p>
      <text:p text:style-name="P7">此句较长，主句是Christopher Columbus used a version of it。“it”在此指托勒密绘 制的地图。when引导的从句是时间状语从句，而破折号后的which引导的从句是定语从句,which指前面的那个句子。since引导的从句表示原因。 </text:p>
      <text:p text:style-name="P7">In accordance with the orders of the church,maps were still produced in accordance with Ptolemy's principles——but now Jerusalem was the central feature,as it was held to be the center of the Christian faith,and east was moved to the top. (Para 6)</text:p>
      <text:p text:style-name="P7">根据教会的命令，地图仍然按托勒密的原则进行绘制——但当时以耶路撒冷为中心，因为它被认为是基督徒信仰的中心，所以东方成了地图的上方。</text:p>
      <text:p text:style-name="P7">此句中now并不表示“现在”，而是在叙述中表示所涉及的时间，意思是“于是”，“当时 ”，“然后”，例如： The child was now five years old. 这时孩子已五岁了。</text:p>
      <text:p text:style-name="P7"><text:soft-page-break/>此句中的as表示“因为”，当表示的原因是众所周知的，或原因部分不如句子其他部分重要时，可用 since或as，since比as稍正式一些。As和since引导的从句通常放在句首。如：</text:p>
      <text:p text:style-name="P7">As women were not supposed to be novelists,she took the name George Eliot. </text:p>
      <text:p text:style-name="P7">因为女人被认为不能写小说，她就采用了乔治·艾略特这个名字。</text:p>
      <text:p text:style-name="P7">Since you refuse to co-operate,I shall be forced to take legal advice.<text:line-break/>既然你拒绝合作，那么我只好采取法律手段了。</text:p>
      <text:p text:style-name="P11">【课文练习答案】</text:p>
      <text:p text:style-name="P7">Ⅰ.阅读理解：</text:p>
      <text:p text:style-name="P7">1．b (根据课文第二段最后一句，是古希腊人开始用比较科学的办法绘制地图。) </text:p>
      <text:p text:style-name="P7">2．b (根据课文第五段第一句，托勒密在地图绘制史上占重要地位是因为他是第一个以北为上绘制地图的人。) </text:p>
      <text:p text:style-name="P7">3．c (第四段第一行中，he指的是克劳迪·托勒密。) </text:p>
      <text:p text:style-name="P7">4．c (根据课文第五段第二句，托勒密的地图以北为上是以北极星为基础来定向的，航海者都认为北极星的位置是固定不变的。) </text:p>
      <text:p text:style-name="P7">5．b (确定地图以北为上的原则并不是很容易接受的。) </text:p>
      <text:p text:style-name="P7">Ⅱ.找出下列词及短语的同义词：</text:p>
      <text:p text:style-name="P7">1.visualize 　　2.sketch　　3.footing　　4.forefront　5.disc　6.estimate　 </text:p>
      <text:p text:style-name="P7">7.orientate <text:s text:c="3"/>8.immovable 　9.faith 　　　　10.reliance </text:p>
      <text:p text:style-name="P7">Ⅲ.回答下列问题：</text:p>
      <text:p text:style-name="P7">1．The ancient Greeks did. </text:p>
      <text:p text:style-name="P7">2．It was Ptolemy. </text:p>
      <text:p text:style-name="P7">3．Babylonians did. </text:p>
      <text:p text:style-name="P7">4．Ptolemy did. </text:p>
      <text:p text:style-name="P7">5．The most important thing about Ptolemy's map was that north was at the top. </text:p>
      <text:p text:style-name="P7">6．The Pole Star. </text:p>
      <text:p text:style-name="P7">7．On the early Middle Ages. </text:p>
      <text:p text:style-name="P7">8．The church did. </text:p>
      <text:p text:style-name="P7">9．The East. </text:p>
      <text:p text:style-name="P7">10．In the 14th century. </text:p>
      <text:p text:style-name="P7">Ⅳ.从课文中找出与下列短语相称的名称：</text:p>
      <text:p text:style-name="P7">1．the Pacific Ocean. </text:p>
      <text:p text:style-name="P7">2．the Middle Ages. </text:p>
      <text:p text:style-name="P7">3．the Mediterranean Sea. </text:p>
      <text:p text:style-name="P7">4．the New world. </text:p>
      <text:p text:style-name="P7">5．Christopher Columbus. </text:p>
      <text:p text:style-name="P7">6．Christian </text:p>
      <text:p text:style-name="P7">7．Jerusalem </text:p>
      <text:p text:style-name="P7">8．the River Nile. </text:p>
      <text:p text:style-name="P7">9．Europe,Asia and Africa. </text:p>
      <text:p text:style-name="P7">10．the Atlantic Ocean. </text:p>
      <text:p text:style-name="P7">Ⅴ.将下列句子译成英语：</text:p>
      <text:p text:style-name="P7">1．I didn't learn the truth until I read your report. </text:p>
      <text:p text:style-name="P7">或:It was not until I read your report that I learnt the truth.</text:p>
      <text:p text:style-name="P7">或：Not until I read your report did I learn the truth. </text:p>
      <text:p text:style-name="P7">2．The goods will be sent to you in accordance with your requirements. </text:p>
      <text:p text:style-name="P7">3．In the Middle Ages,the European Church interfered seriously with the advance of science. </text:p>
      <text:p text:style-name="P7">4．Today it is hard to visualize a map that does not feature north at the top. </text:p>
      <text:p text:style-name="P11">He drove hurriedly in the direction of the Pole Star.</text:p>
      <text:p text:style-name="P11"><text:soft-page-break/>【词汇练习答案】</text:p>
      <text:p text:style-name="P7">Ⅰ.用给出的词的正确形式填空，注意其词性：</text:p>
      <text:p text:style-name="P7">1．a.localizing 　 b.local　　　　　　　 c.location </text:p>
      <text:p text:style-name="P7">2．a.philosopher　 <text:s/>b.philosophical　　 　c.philosophy </text:p>
      <text:p text:style-name="P7">3．a.popularity <text:s/>　 b.popularly　　　　　 c.popular </text:p>
      <text:p text:style-name="P7">4．a.aware 　　　 　b.unaware 　　　　　　c.awareness </text:p>
      <text:p text:style-name="P7">5．a.moves　　　 　 b.movable　　　　　　 c.immovable </text:p>
      <text:p text:style-name="P7">Ⅱ.用下列单词的适当形式填空：</text:p>
      <text:p text:style-name="P7">1．unaware (他不知道双方的利益冲突) </text:p>
      <text:p text:style-name="P7">2．rough (我有个初步的想法，不用节食就能减肥。) </text:p>
      <text:p text:style-name="P7">3．features (鱼在岛上居民的饮食中占重要部分。) </text:p>
      <text:p text:style-name="P7">4．classical (你喜欢古典音乐还是流行音乐?) </text:p>
      <text:p text:style-name="P7">5．ancient (长城是中国古老历史的见证。) </text:p>
      <text:p text:style-name="P7">6．sketches (在开始画画前，他画了些草图。) </text:p>
      <text:p text:style-name="P7">7．reliance (我完全相信他的判断力。) </text:p>
      <text:p text:style-name="P7">8．arrangements (手术前要做好各项必要的安排。) </text:p>
      <text:p text:style-name="P7">9．compass (工作无计划就像航海中无指南针。) </text:p>
      <text:p text:style-name="P7">10．version (这部戏是用德文写的，但我已读过它的英文版本了。) </text:p>
      <text:p text:style-name="P7">Ⅲ.把下列句子译成英语：</text:p>
      <text:p text:style-name="P7">1．I did't find that the children weren't in their bedrooms until midnight. </text:p>
      <text:p text:style-name="P7">2．Our conclusion is based on all available knowledge,rather than guess or imagination. </text:p>
      <text:p text:style-name="P7">3．She told us her past in the form of a story. </text:p>
      <text:p text:style-name="P7">4．His estimate is far from being accurate. </text:p>
      <text:p text:style-name="P7">5．In accordance with the arrangement,we'll go to the Summer Palace today. </text:p>
      <text:p text:style-name="P7">6．You can place full reliance on his promise. </text:p>
      <text:p text:style-name="P7">7．His point of view is just for your reference. </text:p>
      <text:p text:style-name="P7">8．In the past two years ,they have attempted several scientific experiments.</text:p>
      <text:p text:style-name="P10">第二部分 Text B</text:p>
      <text:p text:style-name="P11">【课文译文】</text:p>
      <text:p text:style-name="P10">你有一种选择</text:p>
      <text:p text:style-name="P7">两列火车以同样的速度沿着平行轨道行驶，我们坐在其中一列火车内，我们有一个专门的速度计，可以测量相对速度。因为两列火车同速行驶，它们的相对速度是零，因此速度计的读数为零。</text:p>
      <text:p text:style-name="P7">突然，另一列火车好像开始超过我们这一列，速度计显示出的读数是每小时10英里，那一列火车显然加快了速度，但是我们能绝对肯定是它加速了吗?</text:p>
      <text:p text:style-name="P7">如果你回答“是”，那就错了，错就错在我们所知道的只是两列火车的相对速度从1小时0英里变成了1小时10英里。仅此而已。这个变化可能有以下两个原因。</text:p>
      <text:p text:style-name="P7">1.另一列火车加快了速度。</text:p>
      <text:p text:style-name="P7">2.我们的火车减慢了速度。</text:p>
      <text:p text:style-name="P7">有这两种可能来解释速度的变化，但我们不知道哪种正确。而且，不管我们选择哪种解释，最终结果都将一样：另一列火车先到站。所以不管我们说是另一列火车加速还是我们这列车减速，都无所谓。</text:p>
      <text:p text:style-name="P7">既然这两种解释导致同样结果，你可以选择任何一种，每当两种事物是相对的，你可以选择其一，反之亦然；每当你选择两种一样可能的事物时，这两种事物就是相对的。</text:p>
      <text:p text:style-name="P7">除非为了方便起见，我们没有理由选择一种解释而不选另一种。两列火车的相对速度保持不变，即1小时10英里，那么最后结果将一样。</text:p>
      <text:p text:style-name="P7">现在假设两列火车都在车站上让乘客上下车并装卸货物。半小时过去了，当我们透过车窗朝另外一列火车看时，我们看到的我们的火车好象在动，平稳而缓慢地移动。一两分钟之后，我们的火车似乎开始匀速行驶。我们的专门速度计显示出两列火车的相对速度是每小时20英里，但当我们朝窗外看时，突然看到另一列火车的最后一节车厢消失了，而且注意到它后面一动不动的火车站，所以我们根本没动，而是另一列火车一直在动!</text:p>
      <text:p text:style-name="P7"><text:soft-page-break/>这一奇怪而又常令人沮丧的经历是相对运动的结果。在车站我们说不出是我们的火车从每小时0英里变到了每小时20英里还是另一列火车从每小时0英里变到了每小时20英里。只有当另一列火车驶出车站时，我们才明白是另一列而不是我们的火车在移动。</text:p>
      <text:p text:style-name="P7">现在让我们再次提出文章开头的问题：我们能绝对确信是另一列火车加速了，因而驶出车站了吗?</text:p>
      <text:p text:style-name="P7">如果你回答“是”，那你又错了，我们所能确定的只是两列火车的相对速度变了。</text:p>
      <text:p text:style-name="P7">这些例子表明了相对论的一个重要原理。如果A以相对于B稳定的速度行驶，我们就无法确信A是否真的在动。也许A没动，B却动了，或者两者都在动。根据相对论，无法设计出解决这个问题的实验。因为无法确定两个物体中哪一个在动，我们可以认为任何一个物体都在动，理由是它们的运动是相对的，而相对论，正如我们所了解的那样，是我们可以有一种选择。</text:p>
      <text:p text:style-name="P7">这个原理——即如果两个物体相对匀速运动，不可能判断出哪个在动，哪个没动——可以应用到宇宙中的一切以直线匀速运动的物体。</text:p>
      <text:p text:style-name="P7">在相对论中你会发现，每当你在同样可能的两种事物中作出选择时，你就在处理相对的事物。例如：可用钟和表来测量的时间是相对的，因为它可以用多种体系来显示。而所有时间体系都一样是可取的，你可以随意选择一种。</text:p>
      <text:p text:style-name="P11">【课文练习答案】</text:p>
      <text:p text:style-name="P7">Ⅰ.根据课文判断正误：</text:p>
      <text:p text:style-name="P7">1．True </text:p>
      <text:p text:style-name="P7">2．False (根据课文第三、四段，我们得知另一列车超过我们有两个原因，此句错在 we can be sure…) </text:p>
      <text:p text:style-name="P7">3．Ture </text:p>
      <text:p text:style-name="P7">4．Ture </text:p>
      <text:p text:style-name="P7">5．Ture </text:p>
      <text:p text:style-name="P7">6．Ture </text:p>
      <text:p text:style-name="P7">7．Fause (根据课文最后四段，根据相对论，无法设计出解决这个问题的实验，此句 错在Einstein has found a way…) </text:p>
      <text:p text:style-name="P7">8．True </text:p>
      <text:p text:style-name="P7">9．True </text:p>
      <text:p text:style-name="P7">10．True </text:p>
      <text:p text:style-name="P7">Ⅱ.根据课文填空：</text:p>
      <text:p text:style-name="P7">1.zero　 2.wrong　 3.Regardless 　4.converse 5.Passengers,baggage　6.can <text:s text:c="2"/>7.equally possible <text:line-break/>　　8.system　　9.convenience 　　10.devised</text:p>
      <text:p text:style-name="P11">【词汇练习答案】</text:p>
      <text:p text:style-name="P7">Ⅰ.在右列中找出左列词汇相对应的定义：</text:p>
      <text:p text:style-name="P7">1.e　　 2.c　　 3.a 　　4.d 　　5.b</text:p>
      <text:p text:style-name="P7">Ⅱ.用课文B中的词填空，首字母已给出：</text:p>
      <text:p text:style-name="P7">1．loading.(工人们花了一上午来把煤装满卡车。) </text:p>
      <text:p text:style-name="P7">2．coaches.(他不得不穿过很多节车厢到卧铺车厢去。) </text:p>
      <text:p text:style-name="P7">3．motionless.(猫一动不动地等待老鼠出洞。) </text:p>
      <text:p text:style-name="P7">4．relativity. (爱因斯坦的独特的相对论和其他一些发现使他闻名于世。) </text:p>
      <text:p text:style-name="P7">5．equally. (他们俩平均分配工作，所以几乎同时完成了。) </text:p>
      <text:p text:style-name="P7">6．frustrated (屡试屡败后，他非常沮丧。) </text:p>
      <text:p text:style-name="P7">7．brought about (他的计划引起了彻底的变革。). </text:p>
      <text:p text:style-name="P7">8．steady (人们从国民经济的稳定增长中得到实惠。)</text:p>
      <text:p text:style-name="P11">【语法练习答案】</text:p>
      <text:p text:style-name="P7">Ⅰ.用所给动词的虚拟语气填空： </text:p>
      <text:p text:style-name="P7">1.knew　　2.were　  3.were 　4.would have been　5.would eat 　6.could build 　</text:p>
      <text:p text:style-name="P7">7.hadn't come　　8.earn 　　9.had no <text:s/>10.would be　11.apply　　12.go 　13.would be <text:s/></text:p>
      <text:p text:style-name="P7">14.were　 15.had been 　　16.bought 　17.(should) be put off 　18.would get 　</text:p>
      <text:p text:style-name="P7">19.had been caused 　20.grew up</text:p>
      <text:p text:style-name="P7">Ⅱ.选择最恰当的词填空：</text:p>
      <text:p text:style-name="P7"><text:soft-page-break/>1．C (假如他独自生活，他会过得很好。) </text:p>
      <text:p text:style-name="P7">2．B (我们常听到老人们说希望自己再变年轻。) </text:p>
      <text:p text:style-name="P7">3．B (我建议会议在经理办公室召开。) </text:p>
      <text:p text:style-name="P7">4．D (我真希望昨晚我能与你一起去看电影。) </text:p>
      <text:p text:style-name="P7">5．A (我没去参加聚会，可我希望自己去了。) </text:p>
      <text:p text:style-name="P7">6．D (如果警察能早点儿来，他们就会目睹这场事故了。) </text:p>
      <text:p text:style-name="P7">7．A (如果我在你的位置上，我就不会去麻烦他。) </text:p>
      <text:p text:style-name="P7">8．A (实验需要进行精确的测量。) </text:p>
      <text:p text:style-name="P7">9．A (学生们务必在七月一日前完成论文。) </text:p>
      <text:p text:style-name="P7">10．D (如果你讲的再清楚些，你就会被理解。) </text:p>
      <text:p text:style-name="P7">Ⅲ.把下列句子译成英语，谓语动词用虚拟语气：</text:p>
      <text:p text:style-name="P7">1．It would have been better if the Englishman had spoken Italian. </text:p>
      <text:p text:style-name="P7">2．What if you had a panic attack? 3.I wish I could lose one pound's weight a day. </text:p>
      <text:p text:style-name="P7">3．It is important that you should be responsible for your health. </text:p>
      <text:p text:style-name="P7">4．Without air and water,all the living things would die. </text:p>
      <text:p text:style-name="P7">5．If I were you ,I would join the army. </text:p>
      <text:p text:style-name="P7">6．If we had paid more attention to these factors,we could have largely reduced the risk of heart disease. </text:p>
      <text:p text:style-name="P7">7．If you had taken my advice,you wouldn't have got into trouble. </text:p>
      <text:p text:style-name="P7">8．It is suggested that each class(should)give a program. </text:p>
      <text:p text:style-name="P7">9．If he hadn't been too busy,he would have given you more help.</text:p>
      <text:p text:style-name="P10">第三部分 词汇、短语</text:p>
      <text:p text:style-name="P11">【词汇与短语】</text:p>
      <text:p text:style-name="P35">1.feature n.特征，面貌 vt.以…为特色 vi.起重要作用</text:p>
      <text:p text:style-name="P35">［派生］featureless a.无特色的，平凡的</text:p>
      <text:p text:style-name="P35">［短语］make a feature of 以…为特色</text:p>
      <text:p text:style-name="P35">［考点］feature用作名词，常与of搭配。feature用作不及物动词时，常与in搭配。</text:p>
      <text:p text:style-name="P44">［例句］Wet Weather is a feature of life in Scotland.</text:p>
      <text:p text:style-name="P46">潮湿的天气是苏格兰生活的一大特色。 <text:line-break/>Fish features very largely in the diet of these islanders. </text:p>
      <text:p text:style-name="P45">鱼在岛上居民的饮食中起重要作用。</text:p>
      <text:p text:style-name="P7">2.attempt n./vt.尝试，企图</text:p>
      <text:p text:style-name="P7">［同义］try</text:p>
      <text:p text:style-name="P44">［考点］attempt something 尝试某事 <text:s text:c="2"/>attempt to do sth. 企图去做某事(而未成功)<text:line-break/>attempt doing sth. 力求做某事</text:p>
      <text:p text:style-name="P44">［例句］He attempted to leave but was stopped. 他企图离开，但被阻止了。<text:line-break/>I attempt walking along the rope. 我试图在绳子上走。(暗示未成功)</text:p>
      <text:p text:style-name="P35">3.calculate vt.核算，估计，打算</text:p>
      <text:p text:style-name="P35">［同义］estimate 预测，估计</text:p>
      <text:p text:style-name="P35">［派生］calculation n.计算，估计</text:p>
      <text:p text:style-name="P35">［短语］be calculated to do sth. 计划或打算做某事 <text:s text:c="3"/>calculate on sth.依靠某事…</text:p>
      <text:p text:style-name="P7">［例句］The new regulations are calculated to make cheating impossible.</text:p>
      <text:p text:style-name="P13">人们打算用新规定消灭欺诈行为。</text:p>
      <text:p text:style-name="P13">We caluclated on an early start. 我们指望早点开始。</text:p>
      <text:p text:style-name="P7">4.interfere vi.干涉，妨碍</text:p>
      <text:p text:style-name="P7">［派生］interference干涉，妨碍，阻碍物</text:p>
      <text:p text:style-name="P7">［考点］1)interfere常与with或in搭配 <text:s text:c="2"/>2)interfere to do sth. 为…而干预</text:p>
      <text:p text:style-name="P7">［例句］An elder interfered to stop the argument. 位长者出面干预来平息这场争论。</text:p>
      <text:p text:style-name="P13"><text:soft-page-break/>Don't interfere in others' personal affairs. 不要干涉别人的私事。</text:p>
      <text:p text:style-name="P7">5.sound n.声音，语调 vi/vt.使发声，听起来　a.健康的，合理的，坚固的，(人)有判断力的</text:p>
      <text:p text:style-name="P7">［短语］as sound as a bell 十分健全的</text:p>
      <text:p text:style-name="P7">［例句］The doctor says I have a sound constitution. 医生说我有一个健康的体魄。</text:p>
      <text:p text:style-name="P13">He gave sound and practical advice. 他提出了一个合理的可行性建议。</text:p>
      <text:p text:style-name="P13">Is he sound on the problem?  他对这问题的见解是否正确?</text:p>
      <text:p text:style-name="P7">6.orientate vt/vi.使…适应，给…定向　　　在美式英语中可写作orient</text:p>
      <text:p text:style-name="P7">［派生］oriental a.东方的，远东的 <text:s text:c="3"/>orientation n.向东，定位，方向</text:p>
      <text:p text:style-name="P7">［例句］We must orientate ourselves to new surroundings. <text:s/>我们必须使自己适应新环境。</text:p>
      <text:p text:style-name="P13">This is an export-oriented company. <text:s text:c="2"/>这是一家外向型公司。</text:p>
      <text:p text:style-name="P7">7.rather than 不是…而是…</text:p>
      <text:p text:style-name="P7">［考点］rather than前后加平行结构，即rather than前后用相同语法结构，rather than后</text:p>
      <text:p text:style-name="P28">面的不定式要省略“to”</text:p>
      <text:p text:style-name="P35">［辨析］instead of“代替”，of是介词，后面跟名词、代词或动名词，而rather than前后</text:p>
      <text:p text:style-name="P39">应一致，rather than otherwise 意思是“不是别的，而是”，用在句尾。</text:p>
      <text:p text:style-name="P44">［例句］I,rather than you,should go there. 我应该去那儿，而不是你。<text:line-break/>I always prefer starting early,rather than leaving everything to the last minute. </text:p>
      <text:p text:style-name="P45">我总是喜欢早动手，而不是把事情放到最后一刻来做。<text:line-break/>I decided to write rather than telephone. <text:s/>我决定写信，而不是打电话。</text:p>
      <text:p text:style-name="P35">8.far from 远远不，完全不</text:p>
      <text:p text:style-name="P35">［考点］far from 内含否定，相当于not…at all.</text:p>
      <text:p text:style-name="P35">［例句］I am far from pleased with your behaviour. <text:s text:c="2"/>对你的行为我很不以为然。</text:p>
      <text:p text:style-name="P13">So far from taking my advice,he went and did just what I had warned him against. </text:p>
      <text:p text:style-name="P13">他非但不听我的劝告，反而去做我警告他不要做的事。</text:p>
      <text:p text:style-name="P7">9.in search of 尽力寻找(=in one's search for)</text:p>
      <text:p text:style-name="P7">［例句］I went off in search of a garage where.I could buy some petrol. </text:p>
      <text:p text:style-name="P13">我下了车，尽力去找一个车行，好买些汽油。</text:p>
      <text:p text:style-name="P13">Birds fly south in search of winter sun. 鸟儿南飞去寻找冬天的太阳。</text:p>
      <text:p text:style-name="P7">10.in accordance with 与…一致，按照，依据</text:p>
      <text:p text:style-name="P7">［同义］according to</text:p>
      <text:p text:style-name="P7">［例句］We will be paid in accordance with/according to the amount of work we do.</text:p>
      <text:p text:style-name="P13">我们将按工作量计酬。</text:p>
      <text:p text:style-name="P10"/>
      <text:p text:style-name="P10"/>
      <text:p text:style-name="P10">Unit 19</text:p>
      <text:p text:style-name="P10">第一部分　Text　A</text:p>
      <text:p text:style-name="P11">【课文译文】</text:p>
      <text:p text:style-name="P10">动物濒危，谁来关心</text:p>
      <text:p text:style-name="P7">当一种动物不能在每一代都繁殖出足够的后代而与其死亡率保持一致时，它就会逐渐灭绝了。我们可根据岩石里的化石得出结论：自生命开始数百万年以来，许多物种已经灭绝了。这是一个自然过程，任何一种过于特化而不能随环境改变而改变的动物，或者任何一种与适应性更强、更厉害的动物来竞争的动物，灭绝都是其必然的命运。由于近几个世纪技术的迅猛发展，人类大量捕杀动物以致其繁殖不出足够多的后代，或者以惊人的速度改变它们生存的自然环境，结果一些动物被毁灭或几乎被毁灭了。</text:p>
      <text:p text:style-name="P7">很多例子都可以说明自然环境是如何迅速被改变的，亚马逊尼亚国家公园就是一个例子。很有可能，许多种动物将由于自然植物在这些或类似的地方被砍伐殆尽而濒于灭绝。大量的动物被捕杀用作食物。北美野牛就是一个因捕猎而近于灭绝的例子。</text:p>
      <text:p text:style-name="P7">动物的数量常常很大，因而捕猎者可能意识不到它们存在灭绝的危险。但即使这种危险被广而告之，捕猎者为获取巨大经济利益，可能会无视动物的存亡。这种思想使猎人为获取毛皮、象牙或仅仅为了做一些装饰品而捕杀动<text:soft-page-break/>物。与此略有不同的是旅游者为了留个纪念而追杀动物。狮子、老虎之类的大型动物在世界一些地方已被杀光。但有时人捕杀动物是由于害怕动物，认识这一点非常重要，大型的猫科动物就是这样被捕杀的。有时为了帮助动物生存要捕杀一些以减少其数量。据说加拿大杀海豹就是出于这个目的，而用海豹皮制革只是附带的。</text:p>
      <text:p text:style-name="P7">许多人关心动物及野生动物的保护。不管动物濒危的原因是什么，保护方法其一就是把它们迁移到动物园和公园，在那儿喂养它们。完全有可能等它们繁殖出足够数量的后代以后，将来有一天放它们回归自然，其条件是它们还存活而且猎人不再捕杀。另一种方法是在动物生存的自然环境里创建野生动物保护区，由管理人员负责照料它们。然而保护区面积很大，管理人员少，但猎人捕杀动物的决心却很大。1980年初，在东部非洲，管理员与猎人发生过冲突。猎人持有现代化武器，有数人死亡。</text:p>
      <text:p text:style-name="P7">在自然环境或接近自然环境里观赏野生动物是很有趣的，旅游业也可以给国家增加收入。动物仍然是资源，但它们是另一种形式的资源。</text:p>
      <text:p text:style-name="P11">【课文难点注释】</text:p>
      <text:p text:style-name="P7">1．A number of examples can be given of the way in which natural environments are being rapidly changed.(Para 2) <text:s/>可以举出很多例子来说明自然环境是如何迅速地被破坏的。 <text:line-break/> <text:s text:c="3"/>of引起的介词短语(of the way…)是example的后置定语，因定语太长，为避免句子不平衡，放在了can be given之后。例如：The problem remained to be solved of how the message was to be sent to them.关于如何把这个信儿送给他们的问题还有待解决。<text:line-break/>［考点］which引导的定语从句修饰the way，因为在介词in之后，所以不能用that 替换，which在定语从句中作宾语。 </text:p>
      <text:p text:style-name="P7">2．And animals are sometimes killed out of a wish to reduce numbers to help the species to survive.(Para 2) <text:s text:c="2"/>有时，为了帮助动物生存要捕杀一些以减少其数量。<text:line-break/> <text:s text:c="3"/>"out of”在此句中的意思是“出于”，“由于”，例如：<text:line-break/> <text:s text:c="3"/>We did that out of concern for our comrades. 我们是出于对同志的关心才那么做的。<text:line-break/> <text:s text:c="3"/>注意与上句中的out of existence中的out of的区别，其意思是“缺乏”，“没有”，例如 ：<text:line-break/> <text:s text:c="3"/>This book is out of stock. <text:s/>这本书脱销了。 </text:p>
      <text:p text:style-name="P7">3．There is always the chance that enough offspring will be born to return them one day to their natural environment…(Para 3)<text:line-break/>完全有可能，等它们繁殖出足够的后代以后，将来有一天会放它们回归自然… <text:line-break/>“There be”句型表示“有”、“存在”，there is always the chance.意思是“完全有这种可能”，chance在此并不表示“机会”，而表示“possibility(可能)”。<text:line-break/> <text:s text:c="3"/>有时，“there be”句型并不一定非要译出来。例如：There is great pleasure in watching wildlife in natural or near-natural environments… <text:s/>在自然环境中或接近自然环境中观赏动物是很有趣的。</text:p>
      <text:p text:style-name="P11">【课文练习答案】</text:p>
      <text:p text:style-name="P7">Ⅰ.阅读理解：</text:p>
      <text:p text:style-name="P7">1．d (根据课文第一段，一种动物灭绝的原因是它不能繁殖出足够数量的后代，或 因为人类杀害它们，或因为它不能适应变化了的环境。) </text:p>
      <text:p text:style-name="P7">2．c (根据课文第二段，旅游者捕杀动物是为了得到纪念品。) </text:p>
      <text:p text:style-name="P7">3．a (根据课文第二段最后两句，加拿大海豹被杀是为了减少数量以帮助其生存。) </text:p>
      <text:p text:style-name="P7">4．a (根据课文第三段，保护濒危动物的最好办法就是把他们迁移到动物园或公园 。) </text:p>
      <text:p text:style-name="P7">5．b (从整篇文章我们可看出，过去几个世纪的科技发展加快了许多物种的灭绝。) </text:p>
      <text:p text:style-name="P7">Ⅱ.找出下列单词或短语的同义词：</text:p>
      <text:p text:style-name="P7">1.extinct　 2.species　　3.offspring 　　4.likelihood　　5.fur 　　　6.trophy <text:line-break/>　　7.survive　 8.preserve 　 9.warden 　　10.awildlife reserve </text:p>
      <text:p text:style-name="P7">Ⅲ.把下列单词变成名词：</text:p>
      <text:p text:style-name="P7">1.exist-existence <text:s/>2.extinct-extinction <text:s/>3.likely-likelihood <text:s/>4.various-variety</text:p>
      <text:p text:style-name="P7">5.create-creation <text:s/>6.die-death <text:s/>7.determine-determination <text:s/>8.arrange-arrangement</text:p>
      <text:p text:style-name="P7">9.develop-development <text:s/>10.clear-clearance</text:p>
      <text:p text:style-name="P7">Ⅳ.根据课文完成句子或回答问题：</text:p>
      <text:p text:style-name="P7">1．it fails to produce enough young in each generation to keep pace with　the death-rate.</text:p>
      <text:p text:style-name="P7"><text:soft-page-break/>2．We can tell from fossil evidence in rocks that many living species have become extinct over the millions of years since life began. </text:p>
      <text:p text:style-name="P7">3．Extinction means that an animal species disappears forever. </text:p>
      <text:p text:style-name="P7">4．Hunters. </text:p>
      <text:p text:style-name="P7">5．It is because of the great financial rewards. </text:p>
      <text:p text:style-name="P7">6．They do for trophies. </text:p>
      <text:p text:style-name="P7">7．the killing of the Canadian seals. </text:p>
      <text:p text:style-name="P7">8．One way is to remove them to zoos and parks and breed them there.Another　method is to protect the animals in their natural environment by creating wildlife re serves and parks and using game wardens to look after them. </text:p>
      <text:p text:style-name="P7">9．We can get great pleasure in watching wildlife in natural or near-natural environments.</text:p>
      <text:p text:style-name="P7">Ⅴ.把下列句子译成英语：</text:p>
      <text:p text:style-name="P7">1．The natural environment in which animals live has been becoming worse and worse. </text:p>
      <text:p text:style-name="P7">2．Hunters often hunt for their own purposes and ignore the public living environment. </text:p>
      <text:p text:style-name="P7">3．If there are no natural reserves,it is likely that more animals will be come extinct. </text:p>
      <text:p text:style-name="P7">4．Countless examples can be given of the way in which natural environments are being rapidly changed. </text:p>
      <text:p text:style-name="P7">5．Creating wildlife reserves and parks is another effective measure to protect animals.</text:p>
      <text:p text:style-name="P11">【词汇练习答案】</text:p>
      <text:p text:style-name="P7">Ⅰ.用所给单词的适当形式填空，注意词性：</text:p>
      <text:p text:style-name="P7">1．a.special　　　　b.specialized　 c.specially </text:p>
      <text:p text:style-name="P7">2．a.publicity 　　 b.publicize 　　c.public </text:p>
      <text:p text:style-name="P7">3．a.variation　　　b.vary 　　　　 c.various </text:p>
      <text:p text:style-name="P7">4．a.tourism　　　　b.tourists 　　 c.tour </text:p>
      <text:p text:style-name="P7">5．a.survival　　　 <text:s text:c="2"/>b.survivors　 <text:s/>　 c.survived </text:p>
      <text:p text:style-name="P7">Ⅱ.用下列单词的适当形式填空：</text:p>
      <text:p text:style-name="P7">1．Fossils (在这儿发现了可能是一百万年前的化石。) </text:p>
      <text:p text:style-name="P7">2．Species (《物种起源》的作者是达尔文。) </text:p>
      <text:p text:style-name="P7">3．Tourism (旅游业就是为旅游者提供假日、观光、住宿等的行业。) </text:p>
      <text:p text:style-name="P7">4．extinct (许多动物和鸟类现在都灭绝了。因此，我们应该特别注意野生动物保护 。) </text:p>
      <text:p text:style-name="P7">5．by-product (在从岩石中提炼铅时，可附带得到银。) </text:p>
      <text:p text:style-name="P7">6．offspring (他是一位科学家和舞蹈家的后代。) </text:p>
      <text:p text:style-name="P7">7．competed (尽管只有四匹马参与比赛，却非常精彩。) </text:p>
      <text:p text:style-name="P7">8．fate (他希望在意大利生活，但命运却做了另一种安排。) </text:p>
      <text:p text:style-name="P7">9．threat (男孩停止了诅咒，因为班长威胁说要报告老师。) </text:p>
      <text:p text:style-name="P7">10．pace (你的思维太快，我跟不上你。) </text:p>
      <text:p text:style-name="P7">Ⅲ.把下列句子译成英语：</text:p>
      <text:p text:style-name="P7">1．He finds it very difficult to keep pace with the progress of physics. </text:p>
      <text:p text:style-name="P7">2．Now China can compete with most countries in the world. </text:p>
      <text:p text:style-name="P7">3．Provided we work hard, there is every chance that we can do better. </text:p>
      <text:p text:style-name="P7">4．More and more people are concerned about our natural environment. </text:p>
      <text:p text:style-name="P7">5．This warship is armed with nuclear weapons. 6.Provided you don't let it out to anybody, I will tell you the truth. </text:p>
      <text:p text:style-name="P7">6．We are very glad that he could survive the heart attack. </text:p>
      <text:p text:style-name="P11">The danger can't be ignored that tigers may become extinct in our country。</text:p>
      <text:p text:style-name="P10">第二部分　Text B</text:p>
      <text:p text:style-name="P11">【课文译文】</text:p>
      <text:p text:style-name="P10">烟雾杀手</text:p>
      <text:p text:style-name="P35"><text:soft-page-break/>1930年12月1日晚上，浓雾笼罩在比利时的默兹山谷上空。山谷里有许多工厂把大量的烟尘排放到空气中，烟与雾混合成一片黑色烟雾。山谷里的人们开始咳嗽，呼吸急促。烟雾持续了四天。这期间成千上万的人得了病，医院里满是病人。60多人死亡，其中多数是患心脏病和肺病的老人。最后，一场大雨冲走了烟雾。科学家们研究了这场灾难的起因。他们的结论是疾病与死亡是由烟雾里的化学物质引起的。</text:p>
      <text:p text:style-name="P35">美国报道的第一起类似事件发生在多诺拉，一个位于区兹堡附近山谷里的工业城。1948年，一种致命的烟雾使一半人得了病，其中17人死亡。这次仍然是患有心脏病和肺病的老人受害最严重。</text:p>
      <text:p text:style-name="P35">英国的伦敦一直以“黑雾”闻名。1952年的冬天，一般乳白色雾气涌入了这个城市。随着城市的烟尘排入空气，白雾很快变成了黑雾。由于能见度太差，人们只好走在公共汽车前面引路。这样，历史上最严重的空气污染灾难开始了。灾难结束时，已有4000多人死于浓黑的烟雾。</text:p>
      <text:p text:style-name="P35">从1950年开始，纽约已有过好几次伦敦那样的烟雾。每次都有100到400人死于烟雾。尽管这几次烟雾没有伦敦的烟雾那么厉害，但约纽的空气污染问题在美国是最严重的。</text:p>
      <text:p text:style-name="P35">在所有致命的烟雾里，都有工厂及住宅的炉灶排出的烟和废气。化学废气与雾里的水滴混合成有害物质，这些物质使呼吸了污染空气的人得病。</text:p>
      <text:p text:style-name="P35">一般情况下，这类有害废气飘到高空里就被风吹散，但有时会出现一种称为温度逆增的异常天气情况。烟和废气涌入空气中时，接近地面的是一层寒冷空气，它上面一层的暖空气像盖子一样，阻止被污染的空气上升。这样，有害气体聚积起来，使人得病。烟雾有时很浓，以致于机场关闭，公路上发生连续撞车事故。</text:p>
      <text:p text:style-name="P35">洛杉矶还有一种类型的烟雾。在这儿天气可能是明朗而明媚的，但人们的眼睛刺痛，干咳，说明空气中有有害化学物质。这类烟雾是由看不见的气体构成的，其中大部分来自汽车废气。因为高空里的阳光使其中的化学物质发生了变化，所以洛杉矶的烟雾称为光化学烟雾。它含有被太阳光线改变的汽车废气和氮氧化物，此外还有来自工厂和炼油厂的二氧化硫和其他废气。光化学烟雾在世界各地的许多大城市里都有。</text:p>
      <text:p text:style-name="P35">幸运的是烟雾杀手不经常出现。但在许多大城市里，废气、家用炉灶的烟雾及工厂废气形成的结合物涌入空气中。这种情况也可能发生在郊区或遥远的乡下，因为那儿建了许多大工厂，那儿的空气中也发现了许多有害物质。当人们日复一日地吸入这些物质时，健康就受到了损害。</text:p>
      <text:p text:style-name="P11">【课文练习答案】</text:p>
      <text:p text:style-name="P7">Ⅰ.根据课文判断下列句子正误：</text:p>
      <text:p text:style-name="P7">1．False (根据课文第一段中的，“Finally,a heavy rain washed away the smog. ”原句错在“and ended when…”) </text:p>
      <text:p text:style-name="P7">2．True </text:p>
      <text:p text:style-name="P7">3．False (此句错在地点“Pittsburgh”，应是“Donora”.) </text:p>
      <text:p text:style-name="P7">4．True </text:p>
      <text:p text:style-name="P7">5．True </text:p>
      <text:p text:style-name="P7">6．Ture </text:p>
      <text:p text:style-name="P7">7．False (此句错在“common”一词及地点“all parts of the world”，烟雾杀 手并不经常出现。) </text:p>
      <text:p text:style-name="P7">8．False (此句错在“weather must be…”光化学烟雾发生时，天气可能是晴朗的 。) </text:p>
      <text:p text:style-name="P7">9．False (烟雾在世界各地许多大城市都发生过，不只是在伦敦、纽约、洛杉矶等大工业城市。) </text:p>
      <text:p text:style-name="P7">10．False (中国的许多大城市也曾出现过烟雾现象。) </text:p>
      <text:p text:style-name="P7">Ⅱ.根据课文填空：</text:p>
      <text:p text:style-name="P35">1.smoke;fog 2.illness and deaths 3.heart and lung 4.chemicals 5.guide　6.furnaces<text:line-break/>　　7.chemical fumes;water droplets 8.temperature inversion 9.photochemical smog　　　　 <text:line-break/>　　10.exhaust fumes;nitrogen oxides;sulphur dioxide;oil refineries</text:p>
      <text:p text:style-name="P11">【词汇练习答案】</text:p>
      <text:p text:style-name="P7">Ⅰ.在右列中找出与左列相对应词的定义：</text:p>
      <text:p text:style-name="P7">1.e　　2.d　　3.a　　4.b　　5.c</text:p>
      <text:p text:style-name="P7">Ⅱ.用适当的词填空：</text:p>
      <text:p text:style-name="P7">1．b (地震是这个国家经历过的最大的灾难。) </text:p>
      <text:p text:style-name="P7">2．a (空气污染可使人得病。) </text:p>
      <text:p text:style-name="P7">3．d (这房间太热，简直像个火炉。) </text:p>
      <text:p text:style-name="P7">4．c (许多人在公共汽车和轿车相撞中丧生。) </text:p>
      <text:p text:style-name="P7"><text:soft-page-break/>5．a (这家大型炼油厂应对这个地区的空气污染承担主要责任。) </text:p>
      <text:p text:style-name="P7">Ⅲ.用课文B中所学的单词填空，首字母已给出：</text:p>
      <text:p text:style-name="P7">1．exhausted (登山者到达山顶时已累得精疲力尽。) </text:p>
      <text:p text:style-name="P7">2．conclude (从他的咳嗽声里我们完全可断定他吸烟很厉害。) </text:p>
      <text:p text:style-name="P7">3．inversion (词序的倒装常使英语初学者困惑不解。) </text:p>
      <text:p text:style-name="P7">4．suffering (我的眼睛受到烟的伤害。) </text:p>
      <text:p text:style-name="P7">5．strained (这个劳工在沉重的背负下向前尽力挣扎着。)</text:p>
      <text:p text:style-name="P11">【语法练习答案】</text:p>
      <text:p text:style-name="P7">Ⅰ.把下列句子译成汉语，并解释为什么句子倒装：</text:p>
      <text:p text:style-name="P7">1．我很少见到她这么不高兴。(因为否定副词seldom置于句首) </text:p>
      <text:p text:style-name="P7">2．只是最近他才有机会回家乡去看看。(因为副词only置于句首) </text:p>
      <text:p text:style-name="P7">3．他不仅抱怨食物不好，还拒绝付款。(因为not only置于句首) </text:p>
      <text:p text:style-name="P7">4．电子如此小以致于借助于强有力的显微镜也无法看见它们。(因为so位于句首) </text:p>
      <text:p text:style-name="P7">5．因此于1895年爆发了日俄战争。(因为副词thus位于句首) </text:p>
      <text:p text:style-name="P7">6．我们年轻而快乐的日子一去不复返了。(因为主语部分过长) </text:p>
      <text:p text:style-name="P7">7．今年我们一次也没有提高我们所售商品的价格。(因为否定词“not”位于句首。) </text:p>
      <text:p text:style-name="P7">8．在美国，不仅商品价格有很大差异，而且所售产品的质量也各不相同。(因为not only位于句首) </text:p>
      <text:p text:style-name="P7">9．他几乎没有意识到他所处的险境。(因为little位于句首) </text:p>
      <text:p text:style-name="P7">10．他刚放下听筒，电话就又响了。(因为no sooner位于句首) </text:p>
      <text:p text:style-name="P7">11．在我们前面有许多困难。(因为主语相对较长，谓语较短) </text:p>
      <text:p text:style-name="P7">12．也描述了刚刚回国的人们的生活。(因为主语太长) </text:p>
      <text:p text:style-name="P7">13．我们买汽车和房子时并不完全听信销售人员的话，同样，买保险时也不完全听信 保险代理人。(因为neither位于句首) </text:p>
      <text:p text:style-name="P7">14．从前还从未有人因某一特定罪而被关进监狱。(因为never位于句首) </text:p>
      <text:p text:style-name="P7">15．光速如此之快以致我们很难想像它的速度。(因为so位于句首) </text:p>
      <text:p text:style-name="P7">16．这就是联系那些似乎不相关事实的解释。(因为主语过长) </text:p>
      <text:p text:style-name="P7">17．气体没有固定的形状，也没有固定的体积。(因为nor位于句首) </text:p>
      <text:p text:style-name="P7">18．如果没有钢铁，就没有现代工业。(因为虚拟语气中非真实条件从句的连词省略) </text:p>
      <text:p text:style-name="P7">19．他们如果不那么努力，就不可能取得这么大成就。(因为虚拟语气中非真实条件从句的连词省略) </text:p>
      <text:p text:style-name="P7">20．万一明天下雨，我们就会取消聚会。(因为虚拟语气中非真实条件从句的连词省略) </text:p>
      <text:p text:style-name="P7">Ⅱ.把下列句子按倒装语序译成英语：</text:p>
      <text:p text:style-name="P7">1．Hardly had I lain down when the telephone rang. </text:p>
      <text:p text:style-name="P7">2．Never has she seen such a wide river. </text:p>
      <text:p text:style-name="P7">3．Behind the house is a hill,and on the hill are a lot of apple trees. </text:p>
      <text:p text:style-name="P7">4．Had you come earlier yesterday,you could have seen your father. </text:p>
      <text:p text:style-name="P7">5．Nowhere could we find a boat which can carry us across the river. </text:p>
      <text:p text:style-name="P7">6．Only in a deep forest can we find such wonderful plants. </text:p>
      <text:p text:style-name="P7">7．Not until the match began did he come to the playground. </text:p>
      <text:p text:style-name="P7">8．Under no circumstances will we use nuclear weapons first. </text:p>
      <text:p text:style-name="P11">Never does she like the room. 10.Never has he expected that the project can have been finished in such a short time.</text:p>
      <text:p text:style-name="P10">第三部分 词汇、短语</text:p>
      <text:p text:style-name="P11">【词汇与短语】</text:p>
      <text:p text:style-name="P7">1.species n.种，类</text:p>
      <text:p text:style-name="P7">［同义］kind</text:p>
      <text:p text:style-name="P7">［考点］species单复数同形</text:p>
      <text:p text:style-name="P7">［例句］This rare bird has become an endangered species. 这种珍稀鸟类面临灭绝。 </text:p>
      <text:p text:style-name="P45">Many species of animals have been made extinct. <text:line-break/><text:soft-page-break/>许多动物种类已被灭绝了。</text:p>
      <text:p text:style-name="P7">2.extinct a.灭绝的，熄灭的</text:p>
      <text:p text:style-name="P7">［派生］extinction n.灭绝，消灭 <text:s text:c="2"/>extinguish v.扑灭，灭绝，取消</text:p>
      <text:p text:style-name="P7">［例句］Dinosaurs have been extinct for millions of years. <text:s/>恐龙几百万年前就灭绝了。</text:p>
      <text:p text:style-name="P13">The belief in magic is almost extinct nowadays. <text:s/>今天，迷信几乎已消失了。</text:p>
      <text:p text:style-name="P35">3.threat n.恐吓，凶兆</text:p>
      <text:p text:style-name="P35">［派生］threaten v.威胁，有…危险，…可能来临。</text:p>
      <text:p text:style-name="P35">［短语］under the threat of…处于…的危胁中</text:p>
      <text:p text:style-name="P35">［考点］threat是可数名词。</text:p>
      <text:p text:style-name="P35">［例句］Those children do not take their father's threats very seriously. </text:p>
      <text:p text:style-name="P13">孩子们不太在乎父亲的恐吓。</text:p>
      <text:p text:style-name="P13">The clouds brought a threat of rain. 乌云预示着下雨。</text:p>
      <text:p text:style-name="P35">4.conservation n.保护，保存</text:p>
      <text:p text:style-name="P35">［同义］protection</text:p>
      <text:p text:style-name="P35">［相关］conserve v.保存，保养 <text:s/>conservative a.保守的</text:p>
      <text:p text:style-name="P35">［例句］We must pay attention to the wildlife conservation. <text:s text:c="2"/>我们必须注意野生动物保护。</text:p>
      <text:p text:style-name="P13">It is said that Englishmen are quite conservative. <text:s text:c="2"/>据说英国人很保守。</text:p>
      <text:p text:style-name="P35">5.reserve v. 保留，预定 n. 保留，储备</text:p>
      <text:p text:style-name="P35">［派生］reservation n.保留 <text:s text:c="2"/>reserved a.保留的，预备的；沉默寡言的</text:p>
      <text:p text:style-name="P35">［例句］These seats are reserved for old and sick people. <text:s text:c="2"/>这些座位是为老人和病人保留的。</text:p>
      <text:p text:style-name="P13">Have you reserved our seats in the theatre? <text:s text:c="3"/>你向剧院预定了我们的座位吗?</text:p>
      <text:p text:style-name="P13">Bob is very reserved ——you never know what he is thinking.</text:p>
      <text:p text:style-name="P13">鲍勃是个沉默寡言的人——你从来不知道他在想什么。</text:p>
      <text:p text:style-name="P35">6.keep pace with与…同速前进</text:p>
      <text:p text:style-name="P47">［辨析］keep up with保持平行，赶上，与keep pace with同义，而set/make the pace指“定速、定步速，pace指步速。</text:p>
      <text:p text:style-name="P47">［例句］I had to run to keep up with the girl. <text:s/>我得跑着才能跟上那女孩。<text:line-break/>She walks so fast that I can't keep pace with her. <text:s text:c="2"/>她走得这么快，我跟不上她。</text:p>
      <text:p text:style-name="P47">7.look after照看，照料</text:p>
      <text:p text:style-name="P47">［同义］take care of照看 be responsible for 对…负责</text:p>
      <text:p text:style-name="P47">［例句］Who will look after the baby while they are out? 他们外出时谁来照看孩子?</text:p>
      <text:p text:style-name="P47">8.deadly a.致命的</text:p>
      <text:p text:style-name="P47">［辨析］dead a.死的，已死的；deadly指“致死的”，未必一定死，还可指“死气 沉沉地”。fatal也有“致命的”含意，此外还有“命运的”意思。</text:p>
      <text:p text:style-name="P47">［例句］This is a deadly weapon. 这是一种致命的武器。<text:line-break/>This news gave her a fatal blow. 这消息给了她致命的打击。<text:line-break/>Two terrorists were shot dead by the police. 两名恐怖分子被警察出毙。</text:p>
      <text:p text:style-name="P7">9.combine with与…结合(混合、联合、组合等)</text:p>
      <text:p text:style-name="P7">［辨析］mix“混合”，强调混成一团，其中各个部分分散均匀，彼此混在一起，不能分开。而</text:p>
      <text:p text:style-name="P38">combine指两上或两个以上事物混在一起，但在一定条件下可以彼此分开。</text:p>
      <text:p text:style-name="P7">［例句］I mix butter,egg and flour to make cakes. <text:s/>我把黄油、鸡蛋和面粉混在一起做蛋糕。<text:line-break/> <text:s text:c="11"/>Hydrogen combines with oxygen to form water. <text:s/>氢气和氧气混合会形成水。</text:p>
      <text:p text:style-name="P10"/>
      <text:p text:style-name="P10"/>
      <text:p text:style-name="P10">Unit 20</text:p>
      <text:p text:style-name="P10">第一部分　Text　A</text:p>
      <text:p text:style-name="P11">【课文译文】</text:p>
      <text:p text:style-name="P10">这没有伤害谁，但你不能这么做</text:p>
      <text:p text:style-name="P7"><text:soft-page-break/>在我们的社会里，你认为谁会触犯法律?假如你认为只有粗野的家伙才会犯罪，你可能需要再考虑一下。请如实回答下面的问题：你认识的人中有没有酒醉后驾车的?你能想起一个吸过毒的朋友吗?你有没有意识到你的父母在通过海关时说的不都是实话呢?你的一些朋友是不是不承认他们曾经从商店里偷过东西呢?你的朋友中有没有为别人把激光唱盘复制到磁带上的呢?</text:p>
      <text:p text:style-name="P7">如果你以前不知道，那么现在该知道所有这些行为都是违法的。现在看看在你认识的人中，还有多少人没有违过法?这是不是意味着我们这个社会的大多数人都应该去蹲监狱呢?我们不能像电影上讲的那样把世上的人分成坏人和好人两类。现实生活要复杂得多。从普通的感冒到各种致命的癌症，疾病有轻有重，违法犯罪也同样有轻重之分。例如，在电梯里吸烟将给人们带来害处，但比起用枪威胁他们来说，危害毕竟小得多。</text:p>
      <text:p text:style-name="P7">人们不仅自己违法，还容忍不同程度的犯罪。为什么我们能容忍一些犯罪呢?也许是我们看到别人做某件事情时，比较容易接受，我们自己甚至也可能照着样子犯罪了。例如，多数人看到别人超速驾驶，自己也很容易跟着学。当人们为一个体育冠军欢庆时，如果看到有人砸商店的橱窗，那么他们自己也可能动手砸，甚至还偷商店的东西。所以，我们周围的人会影响我们对犯罪的容忍度。</text:p>
      <text:p text:style-name="P7">我们也一定想知道，是否因为我们每天从电视上或者报纸上看到暴力事件而加大了我们对犯罪的容忍度呢?电视新闻里或者报刊上的血淋淋的画面我们都已是司空见惯了；我们在电视上见过成千上万的死人，也许我们就容易忽视暴力环境。</text:p>
      <text:p text:style-name="P7">如此众多的公民容忍暴力和犯罪，甚至自己也犯罪，其原因简单说就是人类心理。我们内心可能对具体的法律并不注意；我们内心有一套价值观念，阻止我们不为谋私利而害人。但当涉及到尊重众多不知姓名的个人时，我们也许就不会那么负责了。尽管大多数人不会偷装有50美元的钱包，但他们可能并不在乎偷税漏税，因为偷税漏税并不伤害具体的某一个人。它是损害社会，但“社会”是一个非常抽象的概念，它不像一个邻居或一个朋友的朋友那样具体。为什么一个人在街角商店里用暴力抢劫了几元钱，结果在监狱里蹲的时间比一个诈骗了成千上万美元的冒牌艺术家长得多呢?原因也许就在于：威胁一个人的生命在我们的社会里是让人无法接受的。</text:p>
      <text:p text:style-name="P7">当看了本文开头一段的几个问题，认识到许多人对违法持有错误观念后，大家会觉得加拿大只有10%的人有犯罪记录是令人惊讶的。怎样才能提高我们社会的诚实度呢?增大警察队伍就能使每一个人诚实吗?严厉的法律是否有益于社会呢?未必吧。警察不能永远盯着每个人，人们会想办法钻新法律的空子。诚实还得来自社会的压力：在家庭、在学校、在工作中，我们每一个人可以通过自身言行说明哪些行为是不允许的，以此鼓励人们诚实。教人尊重别人和自己是每个人的责任。</text:p>
      <text:p text:style-name="P11">【课文难点注释】</text:p>
      <text:p text:style-name="P7">1．In the same way that diseases range from the common cold to fatal forms of cancer,cirmes vary in degree.(Para 2) <text:s/>从普遍的感冒到各种致命的癌症，疾病有轻有重，违法犯罪也同样有轻重之分。that引导的定语从句修饰“the way”。为强调in the same way将其提前。 </text:p>
      <text:p text:style-name="P7">2．While most people would not steal a wallet containing $50,they may not mind cheating on taxes…(Para 5) <text:s/>尽管大多数人不会去偷装有50美元的钱包，但他们可能不在乎偷税漏税…<text:line-break/>while为连词，引导让步状语从句，译为“尽管”。除此之外，while还可引导以下从句：<text:line-break/> <text:s text:c="3"/>1)时间状语从句，表示“during the time that”译为“当…时”。例如：<text:line-break/> <text:s text:c="3"/>While the other boys and girls were playing on the sportsground,she alone remain ed in the classroom reading. <text:s/>当别的孩子们在运动场上玩耍时，她一个人留在教室里读书。<text:line-break/> <text:s text:c="3"/>2)条件状语从句，表示“as long as译为“只要”。例如：<text:line-break/> <text:s text:c="3"/>While there is life there is hope. <text:s/>只要有生命就有希望。<text:line-break/> <text:s text:c="3"/>3)表示对比，表示“whereas”，译为“而”。例如：<text:line-break/> <text:s text:c="3"/>I have no money to spend,while you have nothing to spend money on. <text:s/>我没有钱花，而你却有钱没处花。</text:p>
      <text:p text:style-name="P11">【课文练习答案】</text:p>
      <text:p text:style-name="P7">Ⅰ.阅读理解：</text:p>
      <text:p text:style-name="P7">1．b (根据课文第一、二段，a、c、d三选项均属违法行为。b选项：即对孩子撒谎 不是违法行为。) </text:p>
      <text:p text:style-name="P7">2．d (不一定所有违法者都要入狱。) </text:p>
      <text:p text:style-name="P7">3．a (根据第5段，用暴力抢劫是人们不能接受的。) </text:p>
      <text:p text:style-name="P7">4．c (诚实来自社会的压力。) </text:p>
      <text:p text:style-name="P7">5．c (根据课文，加拿大人比其他民族更遵纪守法。) </text:p>
      <text:p text:style-name="P7"><text:soft-page-break/>Ⅱ.给出下列词的同义词：</text:p>
      <text:p text:style-name="P7">1.commit crimes <text:s/>2.customs <text:s/>3.fatal <text:s/>4.jail <text:s/>5.tolerate <text:s/>6.anonymous</text:p>
      <text:p text:style-name="P7">7.rob <text:s/>8.responsibility <text:s/>9.keep an eye on <text:s/>10.misconception</text:p>
      <text:p text:style-name="P7">Ⅲ.从每列中各选出一词进行词的搭配：</text:p>
      <text:p text:style-name="P7">speed limit; <text:s text:c="2"/>break law; <text:s text:c="2"/>commit crimes; <text:s/>a criminal record; <text:s text:c="2"/>a jail term;</text:p>
      <text:p text:style-name="P7">be driven drunk; <text:s text:c="2"/>heartbeat; <text:s text:c="2"/>better adapted; <text:s text:c="2"/>death rate; <text:s text:c="2"/>police force</text:p>
      <text:p text:style-name="P7">Ⅳ.改写句子，划掉不必要的部分：</text:p>
      <text:p text:style-name="P7">1．I should accompany my mother to the market. </text:p>
      <text:p text:style-name="P7">2．The teacher told me to continue reading until I reached the end of the text. </text:p>
      <text:p text:style-name="P7">3．The girls cancelled the flights. </text:p>
      <text:p text:style-name="P7">4．You must emphasize the importance of pronunciation. </text:p>
      <text:p text:style-name="P7">5．The scientists experimented new methods. </text:p>
      <text:p text:style-name="P7">6．When the Russians withdrew from Moscow in 1812,they destroyed the whole city. </text:p>
      <text:p text:style-name="P7">7．There was a concert in school at the end of the semester. </text:p>
      <text:p text:style-name="P7">8．He stole a book from the school library. </text:p>
      <text:p text:style-name="P7">9．The government has forbidden cigarette advertisements. </text:p>
      <text:p text:style-name="P7">10．The young man is unemployed. </text:p>
      <text:p text:style-name="P7">Ⅴ.把下列句子译成英语：</text:p>
      <text:p text:style-name="P7">1．Does this mean that most members of our society should go to jail? </text:p>
      <text:p text:style-name="P7">2．Real life is much more complex than what is described on TV. </text:p>
      <text:p text:style-name="P7">3．Although some acts do not hurt anybody,they hurt our society. </text:p>
      <text:p text:style-name="P7">4．The police would never be able to keep an eye on everyone,but every citizen should respect the law. </text:p>
      <text:p text:style-name="P7">5．Honesty comes from social pressure,and it is helpful to the security of society.</text:p>
      <text:p text:style-name="P11">【词汇练习答案】</text:p>
      <text:p text:style-name="P35">Ⅰ.用所给词的适当形式填空，注意词性：</text:p>
      <text:p text:style-name="P35">1．a.citizenship　　 b.citizens　　　 c.cities </text:p>
      <text:p text:style-name="P35">2．a.tolerance 　　　b.tolerate 　　　c.tolerant </text:p>
      <text:p text:style-name="P35">3．a.responsibility　b.response 　　　c.responsible </text:p>
      <text:p text:style-name="P35">4．a.robber <text:s/>　　　　b.robbed 　　　　c.robberies </text:p>
      <text:p text:style-name="P35">5．a.crime 　 　　　 b.criminal 　　　c.criminal </text:p>
      <text:p text:style-name="P35">Ⅱ.用下列词的正确形式填空：</text:p>
      <text:p text:style-name="P35">1．tolerant(他容忍邻居的吵闹。) </text:p>
      <text:p text:style-name="P35">2．limit(随着年龄的增长，我们知道自己的能力是有限的。) </text:p>
      <text:p text:style-name="P35">3．crime(你为什么不向警察报案呢?) </text:p>
      <text:p text:style-name="P35">4．abstract(一朵花很美，但是美本身是抽象的。) </text:p>
      <text:p text:style-name="P35">5．fatal(昨天晚上发生了一场致命的事故，两名工人丧生。) </text:p>
      <text:p text:style-name="P35">6．jail(他犯了法，被关进监狱。) </text:p>
      <text:p text:style-name="P35">7．anonymous(他收到一封匿名信，告诉他不能开口。) </text:p>
      <text:p text:style-name="P35">8．honesty(不要欺骗你的朋友，因为诚实是做人的准则。) </text:p>
      <text:p text:style-name="P35">9．fraud(当人们意识到他是个冒牌艺术家时，便不再相信他了。) </text:p>
      <text:p text:style-name="P35">10．tough(鸡肉很硬，我没法吃。) </text:p>
      <text:p text:style-name="P35">Ⅲ.把下列句子译成英语：</text:p>
      <text:p text:style-name="P59">1．The prices of these goods range from several dollars to several hundred dollars.</text:p>
      <text:p text:style-name="P59">2．In addition to the apples that you want,I also bought some oranges for you . </text:p>
      <text:p text:style-name="P59">3．His foreign friend has become used to living in China. </text:p>
      <text:p text:style-name="P59">4．Americans start their meals with soup and end up with fruits. </text:p>
      <text:p text:style-name="P59">5．There is a stranger outside.I have been keeping an eye on him for a while. </text:p>
      <text:p text:style-name="P59"><text:soft-page-break/>6．Please bring an umbrella with you in case it rains. </text:p>
      <text:p text:style-name="P59">7．Can you tolerate the swindle?或：Are you tolerant of the swindle? </text:p>
      <text:p text:style-name="P59">8．The crops are being threatened by a continuous drought. </text:p>
      <text:p text:style-name="P59">9．The company threatened the residents by cutting off the water supply. </text:p>
      <text:p text:style-name="P7">10．He does not care about the price,so long as the quality is high.</text:p>
      <text:p text:style-name="P10">第二部分 Text B</text:p>
      <text:p text:style-name="P11">【课文译文】</text:p>
      <text:p text:style-name="P10">美伊婚俗差异</text:p>
      <text:p text:style-name="P7">虽然结婚是世界上几乎所有国家的人们都履行的事情，但结婚习俗却随文化的不同而大相径庭。我觉得比较一下美国的婚俗和伊朗的婚俗，是非常有趣的。</text:p>
      <text:p text:style-name="P7">我在美国已生活了四年，但仍然不习惯这儿的风俗。其实，令我奇怪的是求爱和约会不一定是以寻找丈夫或妻子为目的；一些人好像把做这样的事当作一种嗜好。</text:p>
      <text:p text:style-name="P7">在美国，我注意到求爱是由青年男女自己提出的，他们好像有很多自由，可以决定并去做他们想做的事。青年男女与许多不同的人约会；他们做这些事情可以不让父母知道也不要他们帮助。事实上，我就知道几个朋友没有告诉他们的父母和亲戚就结婚了。</text:p>
      <text:p text:style-name="P7">在真实的结婚仪式上，新娘的父亲象征性地把女儿交给新郎，我觉得这只是个习俗而已，因为新娘和新郎早已经熟悉了。新娘和新郎一起站在宗教界负责人或政府　官员面前履行结婚仪式。政府官员照着一篇事先准备好的简短讲稿宣读一番，然后问新娘和新郎是否愿意与对方结婚。如果他们都回答“愿意”而且在场的没有人站起来反对的话，那就宣布他们结为“夫妇”。仪式期间询问双方家人是否反对的情景非常有趣，这也许是因为双方家庭都没有参与婚礼的准备工作吧，而在我们伊朗情形可不一样。</text:p>
      <text:p text:style-name="P7">我们伊朗的婚俗在好多方面都与美国不同。在伊朗，求爱是非常严肃的事情，它一定是以结婚为目的，而决不像在美国，求爱是打打闹闹的成长过程中的一部分。一开始，年轻小伙子的母亲先登门访问未来儿媳的家庭，上门的目的是相一相那位姑娘，了解她家的地位与经济条件。假如这位母亲同意，她要在某一天带着儿子再次登门。假如她的儿子也同意，两家的人就坐在一起讨论嫁妆、结婚仪式和将来聘谁来主持结婚仪式以及其他相关的事情。</text:p>
      <text:p text:style-name="P7">伊朗的结婚仪式与我在美国看到的也很不一样。新娘身穿白装，面戴罩纱，独自坐在一个房间里。她坐在一块特制的丝巾上，丝巾两边由一片片长长的面包片围着。门外有两个毛拉向这间屋子诵读《古兰经》片段，新娘必须对毛拉的提问两次保持沉默。接着新郎的母亲向新娘赠送一件金制礼物，以表示男方一家对此事的态度是严肃的。然后新娘回答毛拉的提问，就像美国人说“我愿意”一样。在由正式部门签发的结婚证书交给毛拉保管后，新郎就可以进入新娘的房间了。</text:p>
      <text:p text:style-name="P7">美国婚俗与伊朗婚俗还有一点不同的是，新娘并不立即就去丈夫的家。她要先在娘家呆上几个月准备嫁妆，听母亲教她怎样做一个好妻子和好母亲。几个月以后，新郎和他的亲戚来接新娘，把她连同嫁妆一起带回婆家。</text:p>
      <text:p text:style-name="P7">虽然我的确觉得美国青年能自由选择与谁结婚及何时结婚是有其优点的，但我仍然觉得还是我们伊朗的婚俗好。我想这是因为伊朗婚俗没有那么多猜测和模糊的东西吧。</text:p>
      <text:p text:style-name="P11">【课文练习答案】</text:p>
      <text:p text:style-name="P7">Ⅰ根据课文判断正误：</text:p>
      <text:p text:style-name="P7">1．True </text:p>
      <text:p text:style-name="P7">2．True </text:p>
      <text:p text:style-name="P7">3．False (在美国，不是由父母决定女儿的婚姻，求爱和结婚是由青年男女自己决 定的。) </text:p>
      <text:p text:style-name="P7">4．False (在美国，年轻人并不只与一人约会。) </text:p>
      <text:p text:style-name="P7">5．True </text:p>
      <text:p text:style-name="P7">6．True </text:p>
      <text:p text:style-name="P7">7．True </text:p>
      <text:p text:style-name="P7">8．True </text:p>
      <text:p text:style-name="P7">9．False (在伊朗，结婚仪式结束后，新娘并不立即就去新郎家。) </text:p>
      <text:p text:style-name="P7">10．False (本文作者承认美国式的求爱和结婚有优点，但并不欣赏它们。) </text:p>
      <text:p text:style-name="P7">Ⅱ根据课文填空：</text:p>
      <text:p text:style-name="P7">1．hobby;fun-filled　　　　 </text:p>
      <text:p text:style-name="P7">2．symbolically </text:p>
      <text:p text:style-name="P7"><text:soft-page-break/>3．man and wife </text:p>
      <text:p text:style-name="P7">4．Dowry </text:p>
      <text:p text:style-name="P7">5．with a veil over her face </text:p>
      <text:p text:style-name="P7">6．a short prepared speech </text:p>
      <text:p text:style-name="P7">7．a gift of gold </text:p>
      <text:p text:style-name="P7">8．official marriage papers </text:p>
      <text:p text:style-name="P7">9．freedom </text:p>
      <text:p text:style-name="P7">10．guessing;uncertainty</text:p>
      <text:p text:style-name="P11">【词汇练习答案】</text:p>
      <text:p text:style-name="P7">Ⅰ.从右列中找出与左列词汇相对应的定义：</text:p>
      <text:p text:style-name="P7">1.b 　　2.a 　　3.e 　　4.d 　　5.c</text:p>
      <text:p text:style-name="P7">Ⅱ.用课文B中的词填空，首字母已给出：</text:p>
      <text:p text:style-name="P7">1．wedding(他上个星期天结婚了。许多朋友应邀去参加他的婚礼。) </text:p>
      <text:p text:style-name="P7">2．ceremony(在开幕式上，校长致了简短的开幕词。) </text:p>
      <text:p text:style-name="P7">3．religious(他是个虔诚的教徒，每天都去教堂。) </text:p>
      <text:p text:style-name="P7">4．strictly(在无烟区，严禁吸烟。) </text:p>
      <text:p text:style-name="P7">5．responded(当他向她打招呼时，她报以微笑。) </text:p>
      <text:p text:style-name="P7">6．prefer,to(我宁愿工作，不愿空谈。) </text:p>
      <text:p text:style-name="P7">7．inspected(政府官员仔细检查了所有矿井，以确保矿工的安全。) </text:p>
      <text:p text:style-name="P7">8．preparations against(农民们准备抗御自然灾害。)</text:p>
      <text:p text:style-name="P11">【语法练习答案】</text:p>
      <text:p text:style-name="P7">Ⅰ.改写下列句子，强调划线部分：</text:p>
      <text:p text:style-name="P7">1．It is along parallel tracks that the two trains are traveling side by side. </text:p>
      <text:p text:style-name="P7">2．It was Jane who told us a lot of interesting stories in class yesterday. </text:p>
      <text:p text:style-name="P7">3．It was my telephone number that Miss White happened to know. </text:p>
      <text:p text:style-name="P7">4．It is school tasks that little girls often perform better than boys. </text:p>
      <text:p text:style-name="P7">5．It is in the adult world that the aggressive person usually gets the big salary. </text:p>
      <text:p text:style-name="P7">6．It is war play and weapons that your child appears to be crazy about. </text:p>
      <text:p text:style-name="P7">7．It is my left leg that hurts badly. </text:p>
      <text:p text:style-name="P7">8．It is their system of value that prevents them from hurting other people to improve their own lives. </text:p>
      <text:p text:style-name="P7">9．It is in front of the religious leader that the bride and groom stand together to be married. </text:p>
      <text:p text:style-name="P7">10．It is she who misses her friend in New York very much. </text:p>
      <text:p text:style-name="P7">Ⅱ.把下列句子译成英语：</text:p>
      <text:p text:style-name="P7">1．It was her husband who took her to the hospital that afternoon. </text:p>
      <text:p text:style-name="P7">2．It was the third man-made satellite that they launched last week. </text:p>
      <text:p text:style-name="P7">3．It is about this matter that she has nothing to say. </text:p>
      <text:p text:style-name="P7">4．It is your uncle who wants to sell the old car. </text:p>
      <text:p text:style-name="P7">5．It is a more detailed report that I hope you to give me. </text:p>
      <text:p text:style-name="P7">6．It was the key to the door that they looked for yesterday. </text:p>
      <text:p text:style-name="P7">7．It is by changing the natural environment in which animals live that human has destroyed some species of animals. </text:p>
      <text:p text:style-name="P7">8．It is your manager that I want to see. </text:p>
      <text:p text:style-name="P7">9．It was in HongKong that I met her for the first time. </text:p>
      <text:p text:style-name="P7">10．It was not until yesterday that I received your letter.</text:p>
      <text:p text:style-name="P10">第三部分 词汇、短语</text:p>
      <text:p text:style-name="P11">【词汇与短语】</text:p>
      <text:p text:style-name="P7"><text:soft-page-break/>1.onto prep.到…之上</text:p>
      <text:p text:style-name="P35">［辨析］on指在…之上，强调状态，而onto强调动作。</text:p>
      <text:p text:style-name="P35">［短语］be onto sb./sth. 充分了解某人/或某事</text:p>
      <text:p text:style-name="P48">［例句］There are many books on the table. 桌子上有许多书。</text:p>
      <text:p text:style-name="P49">He jumped onto the train. 他跳上了火车。</text:p>
      <text:p text:style-name="P35">2.limit n. 限度，限制，范围(常用复数)　 v.限制，限定</text:p>
      <text:p text:style-name="P35">［同义］restrict</text:p>
      <text:p text:style-name="P35">［派生］limited a.受限制的，有限的 <text:s text:c="2"/>limitless a.无限的</text:p>
      <text:p text:style-name="P35">［短语］within limits 在…范围之内</text:p>
      <text:p text:style-name="P50">［例句］We must keep our spending within limits. 我们必须把花费限制在一定范围之内。</text:p>
      <text:p text:style-name="P60">We must limit our spending. <text:s/>我们必须限定我们的花费。</text:p>
      <text:p text:style-name="P35">3.cheat v./n欺骗，作弊</text:p>
      <text:p text:style-name="P35">［短语］cheat at sth.在某事上作弊 <text:s text:c="2"/>cheat sb.(out)of sth. 向某人骗取某物 </text:p>
      <text:p text:style-name="P39">cheat on sb. 对某人不忠</text:p>
      <text:p text:style-name="P35">［例句］He always cheats at cards. 他玩纸牌时总是作弊。</text:p>
      <text:p text:style-name="P39">They cheated the old woman(out)of her money. 他们从这个老妇人那儿骗钱。</text:p>
      <text:p text:style-name="P39">He began to cheat on his wife. 他开始对妻子不忠。</text:p>
      <text:p text:style-name="P35">4.abstract a.抽象的 n.摘要 v.摘录…的要点</text:p>
      <text:p text:style-name="P35">［反义］concrete 具体的</text:p>
      <text:p text:style-name="P35">［短语］in the abstract 抽象地，理论上</text:p>
      <text:p text:style-name="P35">［例句］Beauty is abstract but a house is not. <text:s/>美是抽象的，但一座房子却不抽象。</text:p>
      <text:p text:style-name="P35">5.criminal a.犯罪的，可耻的 n.罪犯</text:p>
      <text:p text:style-name="P35">［相关词］crime n.犯罪</text:p>
      <text:p text:style-name="P35">［例句］This is a criminal act/action. 这是一种犯罪行为/一件刑事诉讼。</text:p>
      <text:p text:style-name="P28">He was a war criminal.他是一名战犯。</text:p>
      <text:p text:style-name="P35">6.become used to 习惯于</text:p>
      <text:p text:style-name="P35">［同义］be used to,be accustomed to,get used to</text:p>
      <text:p text:style-name="P35">［考点］be/become used to中to为介词，后面跟名词或动名词，指习惯于做某事，可用来谈论</text:p>
      <text:p text:style-name="P39">过去、现在或将来。<text:line-break/> <text:s text:c="3"/>［例句］used to do to为不定式符号，后跟动词原形，指过去经常做某事。</text:p>
      <text:p text:style-name="P61">I used to live in the country. <text:s/>我过去住在乡下。<text:line-break/>You'll soon get used to living in the country. <text:s/>你很快就会习惯住在乡下的。</text:p>
      <text:p text:style-name="P22">7.initiate v.发起，开始，倡议；使…入门</text:p>
      <text:p text:style-name="P7">［派生］initial a.最初的，开始的 <text:s/>initiative n.发端，主动，积极性</text:p>
      <text:p text:style-name="P28">initiation n.开始，创始 <text:s text:c="2"/>initiator n.开始者，发起人</text:p>
      <text:p text:style-name="P35">［例句］Cultural Revolution was initiated in China. 中国发起了“文化大革命”。</text:p>
      <text:p text:style-name="P39">He initiated pupils into the elements of grammar. <text:s/>他把基本语法教给学生。</text:p>
      <text:p text:style-name="P35">8.inspect v.检查</text:p>
      <text:p text:style-name="P35">［同义］examine</text:p>
      <text:p text:style-name="P35">［派生］inspection n.检查 <text:s text:c="2"/>inspector n.检查员，检查官</text:p>
      <text:p text:style-name="P10"/>
      <text:p text:style-name="P10"/>
      <text:p text:style-name="P10">Unit 21</text:p>
      <text:p text:style-name="P10">第一部分　Text　A</text:p>
      <text:p text:style-name="P11">【课文译文】</text:p>
      <text:p text:style-name="P10">模糊语言</text:p>
      <text:p text:style-name="P7">生活中的模糊现象到处都有，连我们的语言中也不乏模糊的表述。日常语言里很大部分是由诸如“可能”、“许多”、“不久”、“大”、“小”之类的词语组成。这些词究竟意味着什么呢?英国伦敦的《泰晤士报》近期发表一<text:soft-page-break/>篇社论，称“原子战争有可能永久性地毁灭发动战争的国家。”我们怎样才能确切地理解“有可能”这个词语呢?对“可能”的估计并没有一个标准，那我们只能听凭社论作者个人的判断了。 </text:p>
      <text:p text:style-name="P7">这类用词不精确的现象我们并不一定要予以责备。甚至，它还有一定的价值，因为它容许我们在无法作出一个精确的数量表述时来表达判断。</text:p>
      <text:p text:style-name="P7">模糊语言可分为三类：1.表示单一主观意义上可能性的，可能定量的词语，诸如“很可能”、“可能”、“肯定”等词。2.诸如“许多”、“时常”、“不久”等词语，这类词语也可以定量，但所表达的意义与其说是某种不能肯定的状况，不如说是一个知之不确的数量。3.诸如“胖”、“富”、“醉”这类词语，不能精确到人们都认同的数量，只因不同的人有不同的评判标准。</text:p>
      <text:p text:style-name="P7">我们一直在试图通过实验说明，在各种特定的语言环境下人们使用上述词语表达了什么样的意义，这些意义怎样随年龄的不同而变化。比如：告诉一个被测试者“某公园里有许多树”，然后问他“许多”一词在他看来应该指多少。或者，让一个小孩子从碗中取“一些”糖块，我们可以数一数他取了多少。我们比较一下只有他自己在场时取的数量和他当着一个或多个小朋友的面所取的数量，或者让他拿“一些”给别的小朋友时所取的数量。</text:p>
      <text:p text:style-name="P7">第一，我们发现，拿的数量取决于所提供的糖块的总量。对大多数人来说，“一些朋友”大约指五个朋友，而“一些树”指20多棵树。但类别不相关的事物有时则呈现出对等的数值。例如：关于天气和政治这两个不同范畴的预测，模糊语言的表述有着几乎相同的意思。如“一定会(下雨，当选等)”表示有75%的可能，“很可能”约有60%的可能，而“可能会”则约有55%的可能。</text:p>
      <text:p text:style-name="P7">第二，试验物品总量的大小影响到对某一词语的赋值。如让一个被测试者从一个盒子里拿“一些”或“许多”玻璃球，如果盒子里装的多，他就拿的多；装的少就拿的少。但所取数量的多少不是按比例增加的：将玻璃球增加七倍，被测试者也只是从总数中取很小一部分出来 。</text:p>
      <text:p text:style-name="P7">第三，随着年龄不同变化明显。在6～14的少儿组里，年龄越大，玻璃球反而拿得越少。但“许多”和“一些”两词的意义差别随年龄增长而扩大。这种年龄差异是很稳定的，因此可以用来作智力测验。我们可以不用作长期测试，只需让被测试者在特定的语言环境下对“差不多一直”和“几乎没有”两词语赋值，然后就可以根据代表“差不多一直”的数值与代表“几乎没有”的数值的比值来测量他的智力。我们已发现，比值是随着年龄的增大而逐渐增大的；7岁儿童的这一比值为2：1，而25岁成人的比值为20：1。</text:p>
      <text:p text:style-name="P11">【课文难点注释】</text:p>
      <text:p text:style-name="P7">1．Lacking any standard for estimating the probability,we are left with the judgement of the editorial writer.(Para 1) <text:s/>(由于)对可能性的估计没有一个标准，因此我们只能听凭社论者本人的判断了。<text:line-break/> <text:s text:c="3"/>Lacking any standard for estimating the probability是现在分词短语，用作状语表示原因，相当于一个原因状语从句：“As we lack any standard for estimating the probability,…”又如：Not knowing her address,we couldn't get in touch with her. <text:s/>因为不知道她的地址，所以我们无法与她联系。 </text:p>
      <text:p text:style-name="P7">2．We have been trying to pin down by experiments what people mean by these expressions in specific contexts,and how the meanings change with age.(para 4) 我们一直在试图通过实验说明，在各种特定的语言环境下，人们使用上述词语表达了什么样的意义，这些意义怎样随着年龄的不同而变化。<text:line-break/> <text:s text:c="3"/>本句主句用的是现在完成进行时(have been trying…)表示现在以前这一段时间里一直在进行的一个动作。这动作可能仍然在进行，也可能停止了一会儿，译为“一直在…”又如：<text:line-break/>I've been sitting here all afternoon. <text:s/>整个下午我一直坐在这儿。<text:line-break/> <text:s text:c="3"/>What引导的从句和how引导的从句是pin down 的宾语，两个by引导的介词短语作方式状语， 分别修饰“pin down”和“mean”。 </text:p>
      <text:p text:style-name="P7">3．We compare the number he takes when he is alone with the number when one or more other children are present and are to take some sweets after him,or with the number he takes when told to give“some"sweets to another child.(Para 4) 我们比较一下只有他自己在场时取的数量和他当着一个或几个小朋友的面所取的数量；或者，让他拿一些给别的小朋友时所取的数量。<text:line-break/>这个句子较长，如仔细分析一下，可看出句子主要结构是compare…with…or with…(比较 …和…或者…)，用来比较的是三个“the number”，在“the number”后的省略that的定语从句里又分别有三个“when”引导的时间状语从句。第二个“the number”后省略了“ that he takes”。 </text:p>
      <text:p text:style-name="P7">4．For instance,the language of probability seems to mean about the same thing in predictions about the weather and about politics.(Para 5)<text:line-break/>例如，关于对天气和政治这两个不同范畴的预测，模糊语言的表述有着几乎相同的意义。<text:line-break/><text:soft-page-break/>在这个句子里用了三个“about”，第一个“about”是副词，意思是“almost,nearly”(几乎)，第二、三两个about是介词，意思是“关于”，注意区分。　 </text:p>
      <text:p text:style-name="P7">5．…and then measure his intelligence by the ratio of the number for nearly always to the one for very rarely.(Para 7) <text:s/>…然后就可以根据代表“差不多一直”的数值和代表“几乎没有”的数值的比值来测量他的智力。<text:line-break/> <text:s text:c="3"/>在by引导的介词短语里， of介词短语“of…rearly”是ratio的定语，其中the one指前面已出现过的“the number”(数值)，二者之间的比值用“to”，又如：the ratio of the number…to the number…”</text:p>
      <text:p text:style-name="P11">【课文练习答案】</text:p>
      <text:p text:style-name="P7">Ⅰ.阅读理解：</text:p>
      <text:p text:style-name="P7">1．d (诸如“可能”、“许多”、“不久”之类的词用来表述模糊的量。) </text:p>
      <text:p text:style-name="P7">2．b (根据课文第三段，模糊语言分为三类，“一些”这个词应属于第二类。) </text:p>
      <text:p text:style-name="P7">3．d (根据课文第三段，double属于第一类。) </text:p>
      <text:p text:style-name="P7">4．c (“明天一定会下雨”的“一定会”表示有70%的可能性。) </text:p>
      <text:p text:style-name="P7">5．d (在某种特定的语言环境下，模糊语言的表达与试验物品的总量、大小和被试 验者的年龄有关。) </text:p>
      <text:p text:style-name="P7">Ⅱ.写出下列词语或短语的同义语：</text:p>
      <text:p text:style-name="P7">1.dominate　2.imprecision <text:s/>3.out of the question　4.denote 　5.specific　　6.prediction <text:line-break/>　　7.assign 　　8.marked 　9.consistent 　10.intelligence </text:p>
      <text:p text:style-name="P7">Ⅲ.把下列副词变成形容词：</text:p>
      <text:p text:style-name="P7">1.probably-probable <text:s text:c="2"/>2.surely-sure <text:s text:c="2"/>3.possibly -possible <text:s text:c="2"/>4.likely-likely</text:p>
      <text:p text:style-name="P7">5.necessarily-necessary <text:s text:c="2"/>6.rarely-rare <text:s text:c="2"/>7.thoroughly-thorough</text:p>
      <text:p text:style-name="P7">8.potentially-potential <text:s text:c="2"/>9.nearly-near <text:s text:c="2"/>10.systematically-systematic</text:p>
      <text:p text:style-name="P7">Ⅳ.综合填空：</text:p>
      <text:p text:style-name="P7">in 　how 　the 　in　 for 　rang 　to 　to 　later　 who</text:p>
      <text:p text:style-name="P7">(译文：我妻子正与一个朋友谈论怎样使一个邻居改掉爱“串门”的习惯，于是门铃响了许久也未去开门。一直在聆听谈话的我六岁的女儿跑去开门，一会儿便回来了，后面跟着那位怒气冲冲的邻居。“妈妈”，女儿用悦耳的声音说，“这就是刚才说的那个爱赖在这儿不走的女士。”)</text:p>
      <text:p text:style-name="P7">Ⅴ.把下列句子译成英语：</text:p>
      <text:p text:style-name="P7">1．There are quite a few imprecise words in our daily expressions. </text:p>
      <text:p text:style-name="P7">2．The word“several”means different things in different contexts. </text:p>
      <text:p text:style-name="P7">3．Age can also affect people's understanding of imprecise words. </text:p>
      <text:p text:style-name="P7">4．The experiments show that the ratio increases systematically with age. </text:p>
      <text:p text:style-name="P7">5．Words like fat or thin,tall or short are also imprecise words.</text:p>
      <text:p text:style-name="P11">【词汇练习答案】</text:p>
      <text:p text:style-name="P7">Ⅰ.用给出的词的正确形式填空，注意词性：</text:p>
      <text:p text:style-name="P7">1．a.imprecision　　 　 b.precision　　　　　　 c.precise </text:p>
      <text:p text:style-name="P7">2．a.probable 　　　　　b.probabilities 　　　　c.probably </text:p>
      <text:p text:style-name="P7">3．a.wide　　　　　　　 b.widely 　　　　　　 　c.widen </text:p>
      <text:p text:style-name="P7">4．a.system 　　　　　　b.systematic 　　　　　 c.systematically </text:p>
      <text:p text:style-name="P7">5．a.quantitative 　　　b.quantity 　　　　　　 c.quantifiable </text:p>
      <text:p text:style-name="P7">Ⅱ.用下列给出的单词的正确形式填空：</text:p>
      <text:p text:style-name="P7">1．assigns (每学期，英国文学教授都概述并且指定特殊的研究课题。) </text:p>
      <text:p text:style-name="P7">2．prediction (这个城市里所有的人都相信这个智者的预测。) </text:p>
      <text:p text:style-name="P7">3．potentially (这个国家的资源可能很丰富。) </text:p>
      <text:p text:style-name="P7">4．signified (他的沉默说明他对发生的事一无所知。) </text:p>
      <text:p text:style-name="P7">5．consistent (他言行不一致。) </text:p>
      <text:p text:style-name="P7">6．marked (据说中国的科学已取得明显的进步。) </text:p>
      <text:p text:style-name="P7">7．subjective (他的判断是建立在主观印象的基础上的。) </text:p>
      <text:p text:style-name="P7">8．ratio (两个量之间的比就是一个除以另一个得到的数值。) </text:p>
      <text:p text:style-name="P7"><text:soft-page-break/>9．waging (警察正在这个城市里进行打击犯罪的斗争。) </text:p>
      <text:p text:style-name="P7">10．dominate (在动物世界里，总是强者统制弱者。) </text:p>
      <text:p text:style-name="P7">Ⅲ.将下列句子译成英语：</text:p>
      <text:p text:style-name="P7">1．Our soldiers know how to pin down the enemy. </text:p>
      <text:p text:style-name="P7">2．He often compares himself with other students in his class. </text:p>
      <text:p text:style-name="P7">3．He is not so much a singer as a music composer. </text:p>
      <text:p text:style-name="P7">4．If the manager is absent ,who will be in his place? </text:p>
      <text:p text:style-name="P7">5．It is out of the question for Tom to finish the whole exam paper within two hours.</text:p>
      <text:p text:style-name="P10">第二部分 Text Bof</text:p>
      <text:p text:style-name="P11">【课文译文】</text:p>
      <text:p text:style-name="P10">不雨则已，一雨倾盆</text:p>
      <text:p text:style-name="P7">“子时以前最宜睡，胜却以后长酣眠。”过去，每当我前一天晚上熬夜到很晚，第二天吃早饭的时候，母亲常对我说起这句话。当真半夜12点以前入睡比12点以后入睡好处更大吗?那时的我和大多数青青人一样，把这句话当作笑谈，觉得与自己的生活没有关系，我是说一小时就是一小时，早晨晚上不都是60分钟吗?但随着年龄的增长，认识的提高，每当我11点爬上床睡觉时我就想起了母亲的话。现在我特别相信子夜前至少提前一个小时睡觉的好处。</text:p>
      <text:p text:style-name="P7">人们把公认的经验智慧简化为成语形式，让其世代相传，关于如何生活才有益于健康这一类的忠告就是其中一例。成语还可以用其简明生动的形式表达一些普遍的真理，如“无风不起浪”，意思是即使传言再耸人听闻，通常也会有某些真实的成份在里边。</text:p>
      <text:p text:style-name="P7">还有一种类型的成语提醒人们举止行为怎样才算恰当，如“家丑不可外扬”，意思是不要在陌生人面前或公开场合谈论个人问题或家庭矛盾。还有一些成语可以在人处于困境时给予一种安慰，比如“覆水难收，悲有何用?”意思是劝说人们既已犯错误，哭哭啼啼只能是浪费时间，而要“亡羊补牢，时犹未晚”，不论境况如何都要尽力而为，才为上策。</text:p>
      <text:p text:style-name="P7">英语中的有些成语是不列颠土生土长的，如“不雨则已，一雨倾盆”，本指不列颠的气候变化无常，现在是说祸不单行。还有一个地道的土产成语“狗咬人一次可以谅解”，该成语是出自英国17世纪的一部老法典，上面说：狗第一次咬人，狗的主人不必赔偿受害者，因为咬人一次并不能说明这是条恶狗。后来这个成语就有了应该允许人们第一次出差错而不受惩罚的意思。</text:p>
      <text:p text:style-name="P7">有的成语是由拉丁语和希腊语引入到英语里来的。卢克莱修斯是一位古罗马的经典作家，他造了个成语叫“于己为福，于人为祸”，意思是对甲有好处的东西，对乙可能有害。“蜂窝莫捅，睡犬勿逗”，意思是别惹事生非，没事找事。这个成语是十四世纪由法语引入英语的。随着不列颠与异国及异域文化的接触，英语词汇也因为接纳了不同语言的词汇和智慧而变得更丰富了。从汉语那里借来了“骑虎难下”这一生动形象的成语，意思是一旦开始做一件危险的事，与其半途而废，倒不如一直干到底。</text:p>
      <text:p text:style-name="P7">英语中有些成语有着上千年的历史。如“患难见真交。”这条成语是说：那些在你处于逆境时没有转过身去不理睬你，而是陪伴你并帮助你的人才算真朋友。而另一些成语产生较晚，反映了我们当今生活的变化。</text:p>
      <text:p text:style-name="P7">从美国引来了两条充满智慧的成语：一是“垃圾进、垃圾出”，出自计算机领域，提醒人们，计算机的好坏还要看程序的好坏。还有一条来自企业，“没有免费的午餐”，意思是没有便宜的事。如果有人请你吃午饭，那他在你这儿定有所图。</text:p>
      <text:p text:style-name="P7">有些英国人不太愿意在日常谈话中使用成语，原因是他们觉得成语老生常谈的味道太重。然而，成语在书面语和口语中还是很常见的。对生活诸事继续发表着朴素的品评，同时也让人们时时想到，先辈们的睿智今天仍然可以让我们受益。</text:p>
      <text:p text:style-name="P11">【课文练习答案】</text:p>
      <text:p text:style-name="P7">Ⅰ.根据课文判断下列句子正确与否：</text:p>
      <text:p text:style-name="P7">1．True</text:p>
      <text:p text:style-name="P7">2．True </text:p>
      <text:p text:style-name="P7">3．False(大多数成语并不是无稽之谈，而是与我们的生活紧密相关的。) </text:p>
      <text:p text:style-name="P7">4．False(“不雨则已，一雨倾盆”本指不列颠气候无常，现在指祸不单行。) </text:p>
      <text:p text:style-name="P7">5．False(“于已为福，于人为祸”这条成语不是不列颠本地成语，也不是指人应仔细选择食物，而是指适合一个人的东西并不一定适合另一个人。) </text:p>
      <text:p text:style-name="P7">6．False(“患难朋友才是真朋友”不是指需要你帮助的朋友，而是在困难时期与你相伴并帮助你的朋友。) </text:p>
      <text:p text:style-name="P7"><text:soft-page-break/>7．False(“垃圾进，垃圾出”跟环境保护无关，此成语来自美国的计算机领域。) </text:p>
      <text:p text:style-name="P7">8．True</text:p>
      <text:p text:style-name="P7">9．True</text:p>
      <text:p text:style-name="P7">10．True</text:p>
      <text:p text:style-name="P7">Ⅱ.根据课文完成句子：</text:p>
      <text:p text:style-name="P7">1．Proverb </text:p>
      <text:p text:style-name="P7">2．An hour before midnight is worth two after </text:p>
      <text:p text:style-name="P7">3．the wildest rumours. </text:p>
      <text:p text:style-name="P7">4．Don't wash your dirty linen in public </text:p>
      <text:p text:style-name="P7">5．It's no use crying over spilt milk </text:p>
      <text:p text:style-name="P7">6．make the best of a bad job </text:p>
      <text:p text:style-name="P7">7．Let sleeping dogs alone </text:p>
      <text:p text:style-name="P7">8．Chinese </text:p>
      <text:p text:style-name="P7">9．There's no such thing as a free lunch </text:p>
      <text:p text:style-name="P7">10．Reluctant</text:p>
      <text:p text:style-name="P11">【词汇练习题答案】</text:p>
      <text:p text:style-name="P7">Ⅰ.选择填空：</text:p>
      <text:p text:style-name="P7">1．A (作者描述了他在岛上丰富多彩的生活。) </text:p>
      <text:p text:style-name="P7">2．B (《荒野的呼唤》被认为是杰克·伦敦的最佳作品之一。) </text:p>
      <text:p text:style-name="P7">3．D (为她悲惨的命运而哭泣是没用的。) </text:p>
      <text:p text:style-name="P7">4．D (现在是九月中旬了，我的假期快结束了。) </text:p>
      <text:p text:style-name="P7">5．C (昨天孩子们在就餐时表现不错。) </text:p>
      <text:p text:style-name="P7">6．A (他帮助过我，我希望我能为他做些什么作为回报。) </text:p>
      <text:p text:style-name="P7">7．C (让他去打扫房间，他很不愿意。) </text:p>
      <text:p text:style-name="P7">8．A (他曾被欺骗过，于是他再不相信任何人。) </text:p>
      <text:p text:style-name="P7">9．D (上星期，我的腿被狗咬了。) </text:p>
      <text:p text:style-name="P7">10．B (在这部新影片中，他扮演一个著名的流行歌手。)</text:p>
      <text:p text:style-name="P10"/>
      <text:p text:style-name="P10">第三部分 词汇、短语</text:p>
      <text:p text:style-name="P11">【词汇与短语】</text:p>
      <text:p text:style-name="P7">1.wage n. 工资，报酬</text:p>
      <text:p text:style-name="P7">［例句］He gives most of his wages to his wife. 他把工资的大部分都给了妻子。</text:p>
      <text:p text:style-name="P7">［辨析］pay 指从工作中得到的报酬。 income 指固定的收入。</text:p>
      <text:p text:style-name="P28">salary 指从银行账户中支取的月工资。wage 指以现金支付的周工资。</text:p>
      <text:p text:style-name="P28">fee 指付给某种专职服务(如律师)的费用。　v. 进行，开始(战争)等。</text:p>
      <text:p text:style-name="P35">［例句］The government has pledged itself to wage a war against/on poverty and disease.</text:p>
      <text:p text:style-name="P39">政府致力于进行一场反对饥饿与疾病的斗争。</text:p>
      <text:p text:style-name="P7">2.subjective a. (通常用于贬义)主观的</text:p>
      <text:p text:style-name="P7">［反义］objective 客观的</text:p>
      <text:p text:style-name="P7">［例句］This is a very subjective judgement of her abilities. <text:s/>这是对她的能力的很主观的判断。</text:p>
      <text:p text:style-name="P7">3.be made up of 由…组成</text:p>
      <text:p text:style-name="P7">［同义］be composed of,consist of</text:p>
      <text:p text:style-name="P7">［例句］The committee is made up of representatives from all the universities.</text:p>
      <text:p text:style-name="P28">委员会是由来自各个大学的代表组成的。</text:p>
      <text:p text:style-name="P35">［辨析］be made from由…制成(看不出原料组成)</text:p>
      <text:p text:style-name="P39">be made of由…制成(能看出原料组成)</text:p>
      <text:p text:style-name="P35">［例句］Wine is made from grapes.酒是由葡萄酿制的。</text:p>
      <text:p text:style-name="P39">This table is made of wood.这张桌子是由木头做的。</text:p>
      <text:p text:style-name="P35"><text:soft-page-break/>4.pin down 1)约束［同义］nail down　　2)准确说明［同义］identify</text:p>
      <text:p text:style-name="P35">［考点］pin sth./sb.down或pin down sb./sth.常与to搭配</text:p>
      <text:p text:style-name="P35">［例句］ I won't pin you down to a particular day,just come whenever you' re free.</text:p>
      <text:p text:style-name="P39">我不限定你哪一天来，你什么时候有空就来。</text:p>
      <text:p text:style-name="P7">5. in place of 代替　［同义］instead of</text:p>
      <text:p text:style-name="P7">［例句］In place of our advertised programme,we will be showing a film.</text:p>
      <text:p text:style-name="P28">我们放的是电影，不是我们的广告节目。</text:p>
      <text:p text:style-name="P35">6.compensation n.补偿，赔偿</text:p>
      <text:p text:style-name="P35">［相关］compensate v.补偿</text:p>
      <text:p text:style-name="P35">［例句］The union is seeking compensation for two factory workers who were dismissed last week.</text:p>
      <text:p text:style-name="P39">工会为上周被两个工厂解雇的工人寻求补偿。</text:p>
      <text:p text:style-name="P35">［短语］in compensation for为…赔偿</text:p>
      <text:p text:style-name="P35">［辨析］consolation n.安慰 <text:s/>recompense n.&amp; v. 酬报，回报</text:p>
      <text:p text:style-name="P35">7.go wrong犯错误，失败，出毛病.</text:p>
      <text:p text:style-name="P35">［例句］The car has gone wrong.or:Something has gone wrong with the car. 这汽车出毛病了。</text:p>
      <text:p text:style-name="P35">［辨析］do sb. wrong或do wrong to sb. 虐待某人，误解某人</text:p>
      <text:p text:style-name="P39">do wrong 犯罪，犯法 <text:s/>get it wrong 算错，误解 <text:s/>suffer wrong 受害，受虐待</text:p>
      <text:p text:style-name="P35">8.in return 报答，回报</text:p>
      <text:p text:style-name="P35">［考点］与“for”搭配：in return for…</text:p>
      <text:p text:style-name="P35">［例句］He agreed to give evidence against the terrorists in return for a guarantee of protection.</text:p>
      <text:p text:style-name="P39">他同意提供反对恐怖分子的证据，以作对安全保证的回报。</text:p>
      <text:p text:style-name="P10"/>
      <text:p text:style-name="P10"/>
      <text:p text:style-name="P10">Unit 22</text:p>
      <text:p text:style-name="P10">第一部分 Text　A</text:p>
      <text:p text:style-name="P3">【课文译文】</text:p>
      <text:p text:style-name="P12">对健身的流行看法</text:p>
      <text:p text:style-name="P8">最近，一位学生告诉我，留出时间增进健康完全是对学习时间的误用。他想使我们相信，参加健身活动并不比学打桥牌对他更有用。上大学和为将来的事业做准备才是他优先考虑的事情。</text:p>
      <text:p text:style-name="P8">我们认为身体健康是手段，而这位学生却把健康看作目的而非手段。人们对于参加健身活动有许多喜欢或不喜欢的看法，该学生的看法只是其中之一。</text:p>
      <text:p text:style-name="P8">许多人，包括所有年龄段的学生，很少花时间去求得身体的健康。当然，这其中一些人可能受身体条件的限制，活动极为困难。另一些人致力于耗费时间的事情，只能在事情忙完后才有机会活动一下。但大多数人怎么样呢?他们能做的多得多，而实际却做得如此之少，下面这些陈述中是不是有一条像是你说的?</text:p>
      <text:p text:style-name="P8">“我知道锻炼很重要，可眼下我没有时间。”</text:p>
      <text:p text:style-name="P8">“我已经很健康，而且按我的安排，这样下去不会有问题。”</text:p>
      <text:p text:style-name="P8">“我应该锻炼得更多，但我没有活动器材。从别人那里又得不到支持。”</text:p>
      <text:p text:style-name="P8">“运动使我感觉很糟。即使运动后洗过淋浴，去上下一节课时仍浑身是汗，很可能发出像淋浴更衣室的气味。”</text:p>
      <text:p text:style-name="P8">这些人对健身没有热情，但你可能与他们不同，你已经投入了一项健身活动，但这项活动的范围却可能是相当狭窄的。如果下面这些评价之一与你的想法相吻合，那么或许你没有能够意识到保护高水平身体健康的更广泛的价值。</text:p>
      <text:p text:style-name="P8">“宿舍的人都在晚上跑步，所以我也跑步。”</text:p>
      <text:p text:style-name="P8">“在锻炼中每耗掉3500卡热量，我能减去1磅脂肪。在圣诞节之前我只需再减掉10磅。”</text:p>
      <text:p text:style-name="P8">“这个周末天气会很好、很凉爽。周六看来是个创个人纪录的好日子。”</text:p>
      <text:p text:style-name="P8">“有些人会说我怕死。见鬼，我只是想长寿。”</text:p>
      <text:p text:style-name="P8">如果你看到上面这些说法中的某一种代表了你自己的看法，就可能说明在评价健康这一问题上，你有些目光<text:soft-page-break/>短浅。我们建议你重新审视自己对健康的看法，重新审视健康对你生活其它方面所能起的积极的影响。问问你自己，“如果我真的处于最好的身体状态，我会取得什么成就?”因为健康水平很容易观察到，也可以测量，你能很快开始看到你有能力成为正在脱颖而出的人。你几乎每天都能看到进步和成绩。但必须记住，人与人都有差异，有些人比另一些人进步得快。归根结底，我们认为，虽然健康不能保证你更长寿，但它能有助于你享受人生。</text:p>
      <text:p text:style-name="P12">【课文难点注释】</text:p>
      <text:p text:style-name="P8">1．This student has seen being physically fit as an end rather than the means we know it to be.(Para 2) <text:s/>这位大学生把健康看作目的，而不是像我们一样将其看作手段。<text:line-break/> <text:s text:c="3"/>短语see…as意思是“把… 看作、当作”。类似的短语如regard…as,think of…as，consider…as。短语rather than相当于but not，意为“而不是”。end，名词，“目的，目标”；means(单、复数同形)，“手段，方法”。句中we know it to be修饰前面的means，其中it指主句中的being physically fit(动名词短语，作has seen的宾语)。 </text:p>
      <text:p text:style-name="P8">2．…and others are engaged in time-consuming activities that until finish ed do not permit opportunities for recreation.(Para 3) 另外一些人致力于耗费时间的事情，直到做完，才能有机会活动一下。<text:line-break/> <text:s text:c="3"/>that 引导的定语从句修饰activities；从句的正常语序是 that do not permit opportunities for recreation until finished，为保持句子平衡，将until finished移至从句句首； 其中not…until译为“直到…才”；finished前省略了they are,they指代activities </text:p>
      <text:p text:style-name="P8">3．For every 3,500 calories I can `burn'during execrcise,I'll lose a pound of fat.(Para 10) <text:s/>在运动中每“烧掉”3，500卡热量，我会减去一磅脂肪。<text:line-break/> <text:s text:c="3"/>介词for在此句中的意思是“交换”。请看例句：<text:line-break/> <text:s text:c="3"/>For each book I bought,I paid 5 yuan. 我买的每本书都花5花钱。<text:line-break/> <text:s text:c="3"/>I gave him my new coat for a meal.我把新外套给他，换了一顿饭吃。</text:p>
      <text:p text:style-name="P12">【课文练习答案】</text:p>
      <text:p text:style-name="P8">Ⅰ.阅读理解：</text:p>
      <text:p text:style-name="P8">1．d (d条正确，解释了第一段的第二个句子，所以是正确的。) </text:p>
      <text:p text:style-name="P8">2．a (a条与第三段的主题句相符，所以是正确的。) </text:p>
      <text:p text:style-name="P8">3．d (a、b、c是人们不积极参加体育活动的理由，d 是对它们的总结。) </text:p>
      <text:p text:style-name="P8">4．c (请看课文最后一段的第二个句子。它指出了作者的观点。) </text:p>
      <text:p text:style-name="P8">5．b (请看课文最后一段的第二、三句。) </text:p>
      <text:p text:style-name="P8">Ⅱ.找出下列单词或短语的同义词：</text:p>
      <text:p text:style-name="P8">1.set aside　2.program　 3.priority 　4.involvement 　5.pro or con　　6.recreation <text:line-break/>　　7.commitment　8.comment 　9.maintain　　10.accomplishment</text:p>
      <text:p text:style-name="P8">Ⅲ.用-ment或-ness将下列各词变成名词：</text:p>
      <text:p text:style-name="P8">1.involve-involvement <text:s/>2.accomplish-accomplishment <text:s/>3.commit-commitment</text:p>
      <text:p text:style-name="P8">4.fit-fitness <text:s/>5.state-statement <text:s/>6.judge-judgement <text:s/>7.ill-illness</text:p>
      <text:p text:style-name="P8">8.careful-carefulness <text:s/>9.engage-engagement <text:s/>10.aware-awareness</text:p>
      <text:p text:style-name="P8">Ⅳ.综合填空：</text:p>
      <text:p text:style-name="P8">got runner used stop beat about was on colors whites</text:p>
      <text:p text:style-name="P8">Ⅴ.将下列句子译成英语：</text:p>
      <text:p text:style-name="P8">1．Some people think that physical exercise is a total waste of time.<text:line-break/>(或It is believed that physical exercise is a total waste of time.) </text:p>
      <text:p text:style-name="P8">2．I know exercise is important,but I don't have facilities,and I don't get much support from my family. </text:p>
      <text:p text:style-name="P8">2．Top physical condition can help increase your confidence in career. </text:p>
      <text:p text:style-name="P8">3．Although fitness will not guarantee that you'll live longer,it can help you enjoy the years you do live. </text:p>
      <text:p text:style-name="P12">Involvement in physical exercise,pro　or con,is good to good health.</text:p>
      <text:p text:style-name="P12">【词汇练习答案】</text:p>
      <text:p text:style-name="P8">Ⅰ.用所给单词的适当形式填空，注意词性：</text:p>
      <text:p text:style-name="P8"><text:soft-page-break/>1.a.misuse <text:s text:c="8"/>b.used <text:s text:c="9"/>c.useless <text:s text:c="7"/>d.useful</text:p>
      <text:p text:style-name="P8">2.a.were involved <text:s/>b.involvement <text:s text:c="2"/>c.involved <text:s text:c="6"/>d.involves</text:p>
      <text:p text:style-name="P8">3.a.commitment <text:s text:c="4"/>b.committed <text:s text:c="4"/>c.commitment</text:p>
      <text:p text:style-name="P8">4.a.accomplished <text:s text:c="2"/>b.accomplished <text:s/>c.accomplishment</text:p>
      <text:p text:style-name="P8">Ⅱ.用下列单词的正确形式填空：</text:p>
      <text:p text:style-name="P8">1．scope (关于这一话题的社论超出我的理解范围。) </text:p>
      <text:p text:style-name="P8">2．short sighted (杀鸡取卵没有远见。) </text:p>
      <text:p text:style-name="P8">3．pursuit (警车在街上飞驰，追赶另一辆车。) </text:p>
      <text:p text:style-name="P8">4．assured (医生使我们相信手术是安全的。) </text:p>
      <text:p text:style-name="P8">5．emerged (经过调查，发现了许多事实。) </text:p>
      <text:p text:style-name="P8">6．time-consuming (计算建造新实验室的成本很费时间。) </text:p>
      <text:p text:style-name="P8">7．Fitness (健身项目在中国正越来越受欢迎/越来越普遍。) </text:p>
      <text:p text:style-name="P8">8．comments (你对我的《中国谚语大全》一书有何看法?) </text:p>
      <text:p text:style-name="P8">9．schedule (罢工将准时开始。) </text:p>
      <text:p text:style-name="P8">10．aspect (专家们研究了这一学科的各个方面。) </text:p>
      <text:p text:style-name="P8">Ⅲ.将下列句子译成英语：</text:p>
      <text:p text:style-name="P8">1．He set aside half an hour for us to ask questions. </text:p>
      <text:p text:style-name="P8">2．Further study assured us that this result was correct. </text:p>
      <text:p text:style-name="P8">3．This famous writer is being engaged in a novel. </text:p>
      <text:p text:style-name="P8">4．The heavy rain is the reason for this flood. </text:p>
      <text:p text:style-name="P8">5．This young man is capable of finding a correct approach to the problem.</text:p>
      <text:p text:style-name="P10">第二部分 Text B</text:p>
      <text:p text:style-name="P12">【课文译文】</text:p>
      <text:p text:style-name="P10">人与颜色</text:p>
      <text:p text:style-name="P8">一个人选中一辆鲜红色的轿车，而另一个人则更喜欢深绿色的。一个家庭把起居室涂成亮黄色，而另一个家庭则涂成纯白色。一个小孩想要亮橙色的球，而另一个孩子想要淡蓝色的。心理学家和商人都很重视这些差别。</text:p>
      <text:p text:style-name="P8">人体大体上把颜色分成两组：暖色和冷色。研究人员认为人也可分成两类：喜欢暖色的人和喜欢冷色的人。</text:p>
      <text:p text:style-name="P8">暖色是红色、橙色和黄色。在色彩温暖、光线充足的地方，人常很活跃。比如，人们认为红色令人兴奋。喜欢和别人在一起——爱交往的人喜欢红色。冷色是绿色，蓝色和紫色。与暖色不同，这些颜色令人放松。在冷色环境中，人们通常很安静。喜欢独处的人偏爱蓝色。</text:p>
      <text:p text:style-name="P8">红色可能会令人兴奋。可一位研究人员说，在暖色调的房间里，时间好像过得比在冷色调的房间里慢。他认为暖色，如红色或橙色，适合起居室或饭店。想放松放松或正在吃饭的人不希望时间过得太快。对于想让工作时间过得快些的人来说，冷色更适合办公室或工厂。</text:p>
      <text:p text:style-name="P8">研究人员不明白为什么人们感到一些颜色暖而另一些颜色冷。但是，几乎所有的人都同意红色、橙色、黄色使人感到温暖，而绿色、蓝色、紫色使人感到冷清。可能是暖色使人们想起暖和的日子而冷色使人们想起寒冷的日子。因为在北方，冬天的太阳很低，阳光呈蓝色。夏天的太阳高，炎热的阳光呈黄色。</text:p>
      <text:p text:style-name="P8">人们把颜色与不同的物体、感情及节假日联系在一起。比如，红色代表火、热、血和生命。人们说红色令人兴奋，是积极的颜色。他们把红色与强烈的情感，如愤怒，联系起来。红色被用作危险的标志，如“止步”标志和救火车标志。情人节与红色有关。每年的二月十四日，美国人把“红心”寄给他们所爱的人。</text:p>
      <text:p text:style-name="P8">橙色是秋天里树叶的颜色，明亮又温暖。人们说橙色代表热烈、精力旺盛。他们把橙色与快乐联系在一起。与橙色相关的节日有十月的万圣节和十一月的感恩节。十月三十一日，许多美国人把橙色的大南瓜放在窗户上来庆祝万圣节。</text:p>
      <text:p text:style-name="P8">黄色代表阳光。人们说黄色快乐、有生气。他们也把黄色与幸福联系在一起。由于很明亮，黄色被用作警告标志。</text:p>
      <text:p text:style-name="P8">绿色是春天里青草的颜色。人们说它清新，令人感到放松，工厂的机器常涂成浅绿色。</text:p>
      <text:p text:style-name="P8">蓝色是天空、水和冰的颜色。警察和海军的制服是蓝色的。人们感到伤心时说“I feel blue(我很忧伤)”。他们把蓝色与不幸、恐惧这样的情感联系起来。</text:p>
      <text:p text:style-name="P8">紫罗兰色或紫色，深而柔和，象征黑暗或阴影。人们认为紫色代表高贵，把它与孤独联系起来。在复活节的星期天，人们用紫色的彩带装饰篮子。</text:p>
      <text:p text:style-name="P8"><text:soft-page-break/>白色是雪的颜色。人们把它描述为纯洁、干净，把白色与明快、纯洁联系起来。医生和护士通常穿白色工作服。而黑色是夜晚的颜色。在严肃或正式仪式上，人们穿黑色服装。</text:p>
      <text:p text:style-name="P8">商家知道人们根据颜色选择商品。商人们生产人们喜欢的颜色的商品。例如，汽车制造商需要了解多少部车应该涂成红色，多少部涂成绿色，多少部涂成黑色。精明的商家知道年轻人与老年人喜欢的颜色不同，男人与女人喜欢的颜色也不同。</text:p>
      <text:p text:style-name="P8">少儿在对物体的形状作出反应前，先对其颜色作出反应。他们偏爱暖色—红色、黄色和橙色。随着年龄的增长，人们开始对物体的形状而非颜色作出更多的反应。世界各国中成年人普遍最喜欢的颜色是蓝色，其次是红色，再次是绿色。</text:p>
      <text:p text:style-name="P8">总体上说，女人比男人更喜欢明亮的颜色。几乎所有的人都喜欢红色，但女人比男人更喜欢黄色和绿色。粉红色通常被看作女性的颜色，蓝色被看作是男性的颜色。因此，人们给小女孩穿粉红色衣服，给小男孩穿蓝色衣服。然而，一概而论是非常危险的，因为人们的品味一直在变化。比如，许多年前商人只穿白衬衣，今天却穿各种不同颜色的衬衣，粉红色包括在内 。</text:p>
      <text:p text:style-name="P8">如果两件物体除颜色不同外完全相同，它们看上去会很不同。颜色会使物体看上去近一些或远一些，大一些或小一些。红色物体看上去总比蓝色物体近。例如，蓝底招牌上的红色字迹看上去好象是在招牌的前面。亮色的物体看上去比暗色的物体大，但实际上它们大小完全一样。身材高大，肥胖的人如果想显得娇小、苗条些，应该穿深色衣服。穿上深色衣服，他们看上去会比实际上娇小、苗条。</text:p>
      <text:p text:style-name="P8">总之，颜色对人很重要。暖色和冷色影响人们的感觉。人们根据颜色选择商品。颜色影响物体的外观。你最喜欢的颜色甚至会透露出许多关于你的信息。</text:p>
      <text:p text:style-name="P12">【课文练习答案】</text:p>
      <text:p text:style-name="P8">Ⅰ.根据课文判断下列句子是否正确：</text:p>
      <text:p text:style-name="P8">1．False (倒数第五段中说男人和妇人喜欢的颜色不一样，年轻人和老年人喜欢的颜 色也不一 样。下一段中说世界各国中成年人最喜欢蓝色，然后是红色、绿色。仅此两点就足以说明不 能根据人喜欢的颜色判断他是否喜欢交友。) </text:p>
      <text:p text:style-name="P8">2．False (红色会令人兴奋，但坐在红色房间里的人会感到时间过得较慢。请看课文第四段第一行。) </text:p>
      <text:p text:style-name="P8">3．True </text:p>
      <text:p text:style-name="P8">4．True </text:p>
      <text:p text:style-name="P8">5．True </text:p>
      <text:p text:style-name="P8">6．False (根据课文第八段，我们知道黄色表示活泼、快乐，而非白色，因此这个陈述错误。) </text:p>
      <text:p text:style-name="P8">7．True </text:p>
      <text:p text:style-name="P8">8．False (请看课文第十四段第一个句子。) </text:p>
      <text:p text:style-name="P8">9．False (不同颜色会使同一物体看上去有所变化，而颜色并没有魔力，不能真地改变物体，所以此陈述错误。(看课文倒数第二段。) </text:p>
      <text:p text:style-name="P8">Ⅱ.根据课文完成句子：</text:p>
      <text:p text:style-name="P8">1．two,warm,cool</text:p>
      <text:p text:style-name="P8">2．red,danger </text:p>
      <text:p text:style-name="P8">3．pumpkin </text:p>
      <text:p text:style-name="P8">4．orange,yellow </text:p>
      <text:p text:style-name="P8">5．blue </text:p>
      <text:p text:style-name="P8">6．Valentine's Day,Halloween.Thanksgiving Day </text:p>
      <text:p text:style-name="P8">7．the sky,water,ice </text:p>
      <text:p text:style-name="P8">8．dignified,lonely </text:p>
      <text:p text:style-name="P8">9．red,blue,yellow,green,pink </text:p>
      <text:p text:style-name="P8">10．larger,fatter</text:p>
      <text:p text:style-name="P12">【词汇练习答案】</text:p>
      <text:p text:style-name="P8">Ⅰ.从词汇表中选择最合适的词语(首字母已给出)完成下列句子:</text:p>
      <text:p text:style-name="P8">1．energetic (我觉得没有精神，必须休息一下，提提精神。) </text:p>
      <text:p text:style-name="P8">2．caution (写有“危险”的牌子是一种警告。) </text:p>
      <text:p text:style-name="P8">3．manufacturer (美国汽车制造商亨利·福特首先使大批量生产汽车成为可能。) </text:p>
      <text:p text:style-name="P8"><text:soft-page-break/>4．generalize (我们不能只根据几个例子就得出一般结论。) </text:p>
      <text:p text:style-name="P8">5．slim (他很瘦：六英尺高的个人却只有130磅体重。) </text:p>
      <text:p text:style-name="P8">6．decorated (经过装饰之后，房间看上去很新。) </text:p>
      <text:p text:style-name="P8">7．relaxed (在学校的最后一天，纪律有所松弛。) </text:p>
      <text:p text:style-name="P8">8．paint (如果你为这张旧桌子涂两遍漆，它就不会如此难看。) </text:p>
      <text:p text:style-name="P8">9．reacted (听众对他的讲话反应热烈。) </text:p>
      <text:p text:style-name="P8">10．sociable (他们家爱交际，经常款待客人。)</text:p>
      <text:p text:style-name="P10">第三部分 词汇、短语</text:p>
      <text:p text:style-name="P12">【词汇与短语】</text:p>
      <text:p text:style-name="P8">1.assure v.使确信，使放心</text:p>
      <text:p text:style-name="P52">［辨析］ensure 与assure均有“担保、保证”之意，但ensure的另一个意思是“使 …必然发生”；insure在美语中有时可与ensure通用，但insure在表示 “保险，为…保险”时与ensure毫无相同之处。</text:p>
      <text:p text:style-name="P52">［例句］The doctor assured him that his child would soon recover from the illness.<text:line-break/>医生使他相信，他的孩子很快会康复。<text:line-break/>He wrote one poem that ensured his fame.<text:line-break/>他写的一首诗使他出了名。<text:line-break/>My house is insured against fire.<text:line-break/>我的房子保了火险。</text:p>
      <text:p text:style-name="P52">2.career n.1)职业，事业2)经历，生涯</text:p>
      <text:p text:style-name="P52">［辨析］profession 、vocation也有“职业”之意，但profession主要指知识性的职业，如法律、医学、神学职业，vocation主要强调长时间的献身、奉献，也指具体工作、职业 。而career可指人一生的经历、生涯、境遇，也指需要特殊训练的职业。</text:p>
      <text:p text:style-name="P52">［例句］Churchill's career proves he was a great man. <text:s/>邱吉尔一生的经历证明他是一个伟人。<text:line-break/>He is a lawyer by profession. 他是职业律师。<text:line-break/>Before obtaining this job,he was asked to get vocational training.<text:line-break/>在得到这份工 作之前，他被要求参加职业培训。</text:p>
      <text:p text:style-name="P52">3.limitation n.限制；缺点，缺陷</text:p>
      <text:p text:style-name="P52">［辨析］limitation有“受限、限制”之意，更有“缺点、缺陷”的用法，而limit 的意 思是“界限、边界”，restriction也有“限制”之意，但常表示法律、规章等的限制。</text:p>
      <text:p text:style-name="P52">［例句］A wise man knows his own limitations. 聪明的人有自知之明。<text:line-break/>I can't walk 10 miles;I know my own limit. <text:s/>我走不了十英里，我知道自己体力的限度。<text:line-break/>He felt army life was challenging for its many restrictions.<text:line-break/>他感到军队生活中的诸多限制是一种挑战。</text:p>
      <text:p text:style-name="P52">4.aspect n.方面</text:p>
      <text:p text:style-name="P52">［辨析］aspect指问题等的形势、方面、局面，side主要指旁边、侧面(内外、左右 、地点均可)、不同的派别之方面；surface主要指表面、外面。</text:p>
      <text:p text:style-name="P52">［例句］That altered the aspect of the case. <text:s/>形势便如此改观了。<text:line-break/>He stood at the other side of the river. <text:s/>他站在河的那一边。<text:line-break/>He is apt to look at only the surface of things. <text:s/>他有凡事只看皮毛的倾向。</text:p>
      <text:p text:style-name="P52">5.unlike prep. 与…不同，不像；a.不像的</text:p>
      <text:p text:style-name="P52">［辨析］unlike有两种词性，因此也有两种用法。 dislike是动词，意思是“嫌恶、厌恶、不喜欢”。</text:p>
      <text:p text:style-name="P52">［例句］The sisters are quite unlike. 那对姐妹一点也不像。<text:line-break/>Unlike him,his son is tall. 他儿子个子高，一点都不像他。<text:line-break/>He dislikes the girl though she loves him. <text:s/>虽然这个姑娘爱他，但是他不喜欢她。</text:p>
      <text:p text:style-name="P52">6.maintain v.保持，维持</text:p>
      <text:p text:style-name="P52">［辨析］maintain意为“保持，维持”，与“retain”有相似之处，但maintain强调保持不变，保持原样等，而retain还有“留住、记住”等意思。</text:p>
      <text:p text:style-name="P52">［例句］Japan maintains friendly relations with the U.S. <text:s/>日本与美国保持着友好的关系。<text:line-break/><text:soft-page-break/>The villagers　built a wall to retain the water of the lake.<text:line-break/>村民们修筑一道堤以蓄存湖里的水。</text:p>
      <text:p text:style-name="P52">7.react to 对…有反应，发生反应</text:p>
      <text:p text:style-name="P52">［辨析］react的意思主要有两个：一是“对…发生反应”，二是“对…起作用 ”。短语react to 意为“对…有反应”。respond也有“反应”之意，与react相似，但respond 还 有“回答”的意思，而react没有此意。短语respond to 意思是“回答、答复”。</text:p>
      <text:p text:style-name="P52">［例句］How did he react to your suggestion? 他对你的建议有何反应?<text:line-break/>He didn't respond to my question. 他没有回答我的问题。</text:p>
      <text:p text:style-name="P52">8.tell …about 吐露(真情等)，泄漏(机密等)</text:p>
      <text:p text:style-name="P52">［例句］Fossils tell much about the past. 化石很能说明过去的历史。</text:p>
      <text:p text:style-name="P10"/>
      <text:p text:style-name="P10"/>
      <text:p text:style-name="P10">Unit 23</text:p>
      <text:p text:style-name="P10">第一部分　Text　A</text:p>
      <text:p text:style-name="P11">【课文译文】</text:p>
      <text:p text:style-name="P10">非言语交际</text:p>
      <text:p text:style-name="P7">如果有人问你人与人之间最主要的交际手段是什么，你会怎么说?这倒不是一个难以回答的问题。答案简单明了。几乎可以肯定地说，它指的是运用语言进行交际。说话者和听话者之间是口头交际，作者和读者之间是书面交际。你的回答已经相当正确。但是，还有另一种交际手段，这一手段我们多数时间在使用，却又常常忽视。它有时被叫作体势语。更专业些的名字是非言语交际。之所以称之为非言语交际，是因为它不涉及言词。非言语交际的缩略语为NVC。</text:p>
      <text:p text:style-name="P7">一般的欧洲人，在听别人说他赞同的事情时，会微笑并点头表示赞许。如果不同意别人的话，他会皱眉、摇头。用这种方式无需言词就可以把自己的态度传达给说话者。笔者刚才提到“一般的欧洲人”，是因为体势语与文化密切相关。为了不误解别人，也不被人误解，了解这一点非常必要。例如，中国人的微笑可能是表示某种不安而不是赞许。</text:p>
      <text:p text:style-name="P7">关于NVC这个课题，现在正进行着大量的研究工作。这些研究工作显然很重要。比如，对管理者来说，他们每天与员工打交道，为了创造良好的工作环境，他们必须了解员工们的感觉。人们有时把体势语或称NVC信号分为五种：1.身体姿势和面部表情；2.目光接触；3.身体接触或“亲近程度”；4.着装与外貌；5.语言特点。笔者认为大家明白上述除“亲近程度”以外的各条。“亲近程度”简单来说就是“亲密程度”。在有些文化中——笔者非常肯定，“亲近程度”是一种文化特征而非个体特征——人们站得很近是很正常的；同样，人们在谈话时不时地把脸凑近你的脸，也是正常的。但在另一些文化中，上面这些行为就不受欢迎。比如，美国人会说这侵犯了他们的个人空间。</text:p>
      <text:p text:style-name="P7">一些体势语信号非常普遍。如果在公共场所讲话的人(如大学教授)一直在玩弄铅笔或眼镜，说明他很紧张。说话时把手放在嘴上的人说明他缺乏信心。如果听讲的人开始在椅子上扭来扭去，偷偷地看手表或用手捂住嘴打哈欠，讲话的人很快就得到这样的信息：“我的话令人厌烦”。如此种种，不胜枚举。笔者相信读者可以列出一长串这样的体势语信号。试试吧，会很有趣的。</text:p>
      <text:p text:style-name="P7">上面所提到的体势语信号，都是可以控制的。如果意识到自己在那样做，可以停下来。甚至可以给出虚假的信号，实际上，多数在公共场合讲话的人都会感到紧张，好的讲话者学会了通过发出有信心的信号来掩盖紧张情绪。其他的NVC信号就不容易控制。比如，目光接触。除非有强烈的爱，否则，人们很难长久地注视别人的眼睛。如果试一下你就会发现，别人会转移目光，看别处，而且可能会局促不安。</text:p>
      <text:p text:style-name="P7">笔者已经提到过亲近程度，现在来简短地谈谈最后两种体势语信号，它们与人们的着装与说话方式有关。这两种信号都很明显。衣着随便、谈吐自然的人很放松，衣着正规、谈吐严谨的人情绪紧张。事实上，正如常言所说，非言语交际此时无声胜有声。</text:p>
      <text:p text:style-name="P11">【课文难点注释】</text:p>
      <text:p text:style-name="P7">1．If anyone asked you what were the main means of communication between people,what would you say?(Para 1) <text:s/>如果有人问你，人与人之间最主要的交际手段是什么，你会怎么说?<text:line-break/> <text:s text:c="3"/>注意此句的时态。因为这句话说的是“如果…”，是一种假设，所以是虚拟语气，句子中用了一般过去时和过去将来时。详见Unit 4课文难点注释2。 </text:p>
      <text:p text:style-name="P7">2．A person who holds a hand over his mouth when he is talking is signalling that he is lacking <text:soft-page-break/>in confidence.(Para 4) <text:s/>说话时用手遮住嘴的人发出的信息是他缺乏信心。<text:line-break/> <text:s text:c="3"/>这是一个复合句。句中的who holds a hand over his mouth是定语从句，修饰A person； 句中的when he is talking是定语从句中的状语从句，说明时间；主句是A person is signalling that he is lacking in confidence,其中that从句是signalling的宾语。</text:p>
      <text:p text:style-name="P11">【课文练习答案】</text:p>
      <text:p text:style-name="P7">Ⅰ.阅读理解</text:p>
      <text:p text:style-name="P7">1．b (请看课文第一段的倒数第三行。) </text:p>
      <text:p text:style-name="P7">2．c (请看课文第二段的最后一个句子。) </text:p>
      <text:p text:style-name="P7">3．c (请看课文第三段的第六行。) </text:p>
      <text:p text:style-name="P7">4．d (请看课文第四段的第二个句子。) </text:p>
      <text:p text:style-name="P7">5．a (请看课文最后一段的第三至四行。) </text:p>
      <text:p text:style-name="P7">Ⅱ.找出下列单词或短语的同义词：</text:p>
      <text:p text:style-name="P7">1.catch　2.approval <text:s/>3.for instance <text:s/>4.categorize <text:s/>5.proximity</text:p>
      <text:p text:style-name="P7">6.invasion <text:s/>7.fiddle <text:s/>8.message <text:s/>9.confess <text:s/>10.casually</text:p>
      <text:p text:style-name="P7">Ⅲ.用mis- 或dis-将下列词变成它们的反义词：</text:p>
      <text:p text:style-name="P7">1.misuse <text:s/>2.misunderstand <text:s/>3.disagree <text:s/>4.disappear <text:s/>5.misguide</text:p>
      <text:p text:style-name="P7">6.misconception <text:s/>7.discover <text:s/>8.dissatisfy <text:s/>9.disadvantage <text:s/>10.mistake</text:p>
      <text:p text:style-name="P7">Ⅳ.综合填空</text:p>
      <text:p text:style-name="P7">in,cut,to, said, with, you, two, ago, end, turn </text:p>
      <text:p text:style-name="P7">Ⅴ.将下列句子译成英语</text:p>
      <text:p text:style-name="P7">1．Body language doesn't involve the use of words. </text:p>
      <text:p text:style-name="P7">2．Western and Eastern people understand some body language signals in the same way. </text:p>
      <text:p text:style-name="P7">3．Body language is very much tied to culture. </text:p>
      <text:p text:style-name="P7">4．In communication,misunderstanding of gestures of facial expressions may lead to embarrassment. </text:p>
      <text:p text:style-name="P7">5．In many countries,nodding shows approval while shaking the heads shows disappr</text:p>
      <text:p text:style-name="P11">【词汇练习答案】</text:p>
      <text:p text:style-name="P7">Ⅰ.用所给单词的适当形式填空，注意词性：</text:p>
      <text:p text:style-name="P7">1.a.embarrassed <text:s/>b.embarrassing <text:s/>c.embarrassment <text:s/>d.is embarrassed</text:p>
      <text:p text:style-name="P7">2.a.close <text:s text:c="7"/>b.close <text:s text:c="8"/>c.closed <text:s text:c="8"/>d.closeness</text:p>
      <text:p text:style-name="P7">3.a.approval <text:s text:c="4"/>b.disapproval <text:s text:c="3"/>c.approved <text:s text:c="7"/>d.disapproved</text:p>
      <text:p text:style-name="P7">4.a.appearance <text:s text:c="2"/>b.appear <text:s text:c="8"/>c.disappearance <text:s text:c="2"/>d.disappeared</text:p>
      <text:p text:style-name="P7">5.a.intense <text:s text:c="5"/>b.intensity <text:s text:c="5"/>c.tensed <text:s text:c="9"/>d.tenseness</text:p>
      <text:p text:style-name="P7">Ⅱ.用下列单词的正确形式填空：</text:p>
      <text:p text:style-name="P7">1．confessed (这个男孩承认是他打碎了花瓶。) </text:p>
      <text:p text:style-name="P7">2．control (飞机忽然失控。) </text:p>
      <text:p text:style-name="P7">3．dislikes (虽然已经结婚30年了，但是这位老人不喜欢他的妻子。) </text:p>
      <text:p text:style-name="P7">4．appearance (这位年轻的小姐将首次在聚会上露面。) </text:p>
      <text:p text:style-name="P7">5．staff (校长及其一班人都将在会上发言。) </text:p>
      <text:p text:style-name="P7">6．oral (你知道怎样练习英语口语吗?) </text:p>
      <text:p text:style-name="P7">7．brief (教授简要介绍了他的研究工作。) </text:p>
      <text:p text:style-name="P7">8．non-verbal (像手势一样，艺术是一种非言语表达形式。) </text:p>
      <text:p text:style-name="P7">9．approval (父亲对儿了所做的事表示赞同。) </text:p>
      <text:p text:style-name="P7">10．casually (我们讨论这件事时，他只是非正式地谈了看法。) </text:p>
      <text:p text:style-name="P7">Ⅲ.将下列句子译成英语：</text:p>
      <text:p text:style-name="P7">1．He was embarrassed with lack of money. </text:p>
      <text:p text:style-name="P7">2．What was his reaction to the news? </text:p>
      <text:p text:style-name="P7">3．With the help of the PLA soldiers,the fire was soon brought under control. </text:p>
      <text:p text:style-name="P7"><text:soft-page-break/>4．His speech won the approval of the audience. </text:p>
      <text:p text:style-name="P7">5．Don't fiddle with my recorder. </text:p>
      <text:p text:style-name="P7">6．A person's likes and dislikes may change with the surroundings. </text:p>
      <text:p text:style-name="P7">7．He frowned at her impatience.</text:p>
      <text:p text:style-name="P10">第二部分 Text B</text:p>
      <text:p text:style-name="P11">【课文译文】</text:p>
      <text:p text:style-name="P10">身体语言</text:p>
      <text:p text:style-name="P7">你是否想过为什么有时你一见到一个人就几乎立刻喜欢上他?或者曾为你正与之交谈的人忽然变得冷淡、生疏起来而烦恼?这很可能不是因为说了什么话，而是因为发生了什么事：一个手势，一个动作，或者一个微笑。社会科学家现在非常注意研究“非言语交际”，即人们在一起时，除了实际交谈外还发生什么事。</text:p>
      <text:p text:style-name="P7">宾西法尼亚大学教授欧文·高夫曼一直从事人们在社交活动中行为方式的研究。他认为人们的手势、动作和身体的亲密程度具有语言所不能表达的意义。</text:p>
      <text:p text:style-name="P7">说话时的亲密程度，动作的靠近与远离，目光接触的多少都部分地反映了两个人关系的实质。我们对社会行为的各种模式和礼仪纵有所知，也常是下意识的。我们期望别人也按我们的“规则”行事，以至于另一种文化的人们的行为举止可能使我们感到极为困惑。</text:p>
      <text:p text:style-name="P7">例如，北美人的身体亲近程度不如拉美人的高。因此当，拉美人要把身体靠得太近时，北美人会抱怨说“侵犯了他的个人空间”。而拉美人则认为北美人“冷淡”或“不热情”，因为北美人与和他交谈的人保持的距离太大。</text:p>
      <text:p text:style-name="P7">目光交流是衡量两个交谈者之间亲疏程度的方法，但不同文化对目光接触的意义有不同的理解。例如，在中东，如果一个女人让一个男人注视她的眼睛，就会被认为是挑逗性的，更不要说交换眼神了。社会心理学家迈克尔·阿吉尔观察到，互相喜欢的人，目光接触较多；冷漠、敌对的人之间目光接触较少。注视的时间越长，越有可能说明听话者对讲话者本人比对交谈的话题更感兴趣。时常低头下视说明听话人服从或感到窘迫。多次旁视则说明听话人感到谈话枯燥或厌恶。女人的目光接触比男人的多，特别是在与另一女人交谈的时候。</text:p>
      <text:p text:style-name="P7">但是，过于固定不变的目光接触常会使人不自在。多数人对目光的盯视会感到不舒服。一位科学家认为，人在目光的盯视下感到紧张的原因可能在于他的生物学上的始祖——猿身上。在猿看来，盯视代表挑衅和敌意。一个人一直把目光集中在我们脸上，常使我们感到厌恶，而不会给我们留下直率、真诚的印象。</text:p>
      <text:p text:style-name="P7">同样，微笑并不总是被理解为友善。几乎一直在笑，而又没有明显的笑的理由的人会使人不安。即使他自认为是在表示友好，实际上他看上去也很拘谨。对其他动物来说，露出牙齿表示警告，是一种危险信号。</text:p>
      <text:p text:style-name="P7">芝加哥大学的埃克哈特·赫斯博士认为，真实的热情或兴趣能通过眼睛反映出来。他相信，眼珠儿会表露一个人的情感和兴趣。扩大的瞳孔往往与快乐、满意的经历联系在一起。情人眼里所特有的火花未必是幻觉，因为爱会使瞳孔放大。有时我们会感到一个人“热情”或“友好”，那可能是我们在对一种非言语交际形式——他的瞳孔扩大了——作出反应。</text:p>
      <text:p text:style-name="P7">你下次参加社交聚会时，留心一下周围的人们发出的一些无声的信息。留意一下哪些人非常自然地聚到一起交谈，哪些人离开别人，单独呆着，或者避开彼此的目光。你会发现这种无声的语言比身边实实在在的谈话更有趣。</text:p>
      <text:p text:style-name="P11">【课文练习答案】</text:p>
      <text:p text:style-name="P7">Ⅰ.根据课文判断下列句子是否正确：</text:p>
      <text:p text:style-name="P7">1．True　　 </text:p>
      <text:p text:style-name="P7">2．True　　 </text:p>
      <text:p text:style-name="P7">3．True </text:p>
      <text:p text:style-name="P7">4．False (请看课文第三段的最后一个句子。) </text:p>
      <text:p text:style-name="P7">5．False (请看课文第四段。) </text:p>
      <text:p text:style-name="P7">6．False (请看课文第五段的第二个句子。) </text:p>
      <text:p text:style-name="P7">7．True </text:p>
      <text:p text:style-name="P7">8．False (请看课文第七段的第一句。) </text:p>
      <text:p text:style-name="P7">9．False (请看课文第八段。课文中说放大的瞳孔可以表达情感和兴趣，而爱只是其中一种。所以说，“放大的瞳孔总是表示对另一个人的热烈的爱”是不全面的，因此是错误的。) </text:p>
      <text:p text:style-name="P7">10．False (这个陈述内容课文未涉及。) </text:p>
      <text:p text:style-name="P7">Ⅱ.根据课文完成句子：</text:p>
      <text:p text:style-name="P7">1.liking　2.closeness　3.confusing 　4.North,Latin　5.closeness of relationship<text:line-break/><text:soft-page-break/>　　6.submissiveness,embarrassment,boredom,dislike 　7.uneasy 　8.tense 　　9.pleased,satisfied <text:line-break/>　　10.gestures,eye contact,physical closeness,smile.</text:p>
      <text:p text:style-name="P11">【词汇练习答案】</text:p>
      <text:p text:style-name="P7">Ⅰ.用下列单词的正确形式填空：</text:p>
      <text:p text:style-name="P7">1．hostile (一些保守的人甚至于对任何改变都有敌意。) </text:p>
      <text:p text:style-name="P7">2．took note of (我悄悄地离开，没有人注意到我的离去。) </text:p>
      <text:p text:style-name="P7">3．complain of (病人抱怨说因为过度劳累而头痛。) </text:p>
      <text:p text:style-name="P7">4．considerable (太阳很高，天很热。) </text:p>
      <text:p text:style-name="P7">5．At times (有时我觉得想要戒烟。) </text:p>
      <text:p text:style-name="P7">6．let alone (在那些艰苦的年代，我们不能供孩子上中学，更不用说上大学。) </text:p>
      <text:p text:style-name="P7">7．worry about (不要为我们担心。我们已经长大，能够照顾自己。) </text:p>
      <text:p text:style-name="P7">8．tense (我看到了他的因痛苦而显得紧张的脸。) </text:p>
      <text:p text:style-name="P7">9．satisfying (学生不能给老师令人满意的答案。) </text:p>
      <text:p text:style-name="P7">10．considered (红色一般被认为是充满活力、令人兴奋的颜色。) </text:p>
      <text:p text:style-name="P7">Ⅱ.将下列单词译成相应的汉语</text:p>
      <text:p text:style-name="P7">1．act-行动 <text:s/>action-行动，行为 <text:s/>activate-使活跃 <text:s/>active-积极的 <text:s/>actively-积极地</text:p>
      <text:p text:style-name="P7"><text:s text:c="3"/>activity-活动 <text:s/>actor-演员 <text:s/>interact-相互作用 <text:s/>interaction-相互作用 <text:s/></text:p>
      <text:p text:style-name="P62">react-作出反应 <text:s/>reaction—反应</text:p>
      <text:p text:style-name="P35">2．biology-生物学 <text:s/>biological-生物学的 <text:s/>biologist-生物学家</text:p>
      <text:p text:style-name="P35">3．c onscious-有意识的 <text:s/>subconscious-下意识的</text:p>
      <text:p text:style-name="P35">4．consider-认为 <text:s/>considerable-相当大或多的</text:p>
      <text:p text:style-name="P35">5．direct-直接的 <text:s/>directly-直接地 <text:s/>direction-方向 <text:s/>directness-直接</text:p>
      <text:p text:style-name="P35">6．friend-朋友 <text:s/>friendliness-友好 <text:s/>friendly-友好的 <text:s/>friendship-友谊</text:p>
      <text:p text:style-name="P35">7．hostile-有敌意的 <text:s/>hostility-敌意</text:p>
      <text:p text:style-name="P35">8．insist-坚持 <text:s/>insistently-坚持地 <text:s/>insistence-坚持</text:p>
      <text:p text:style-name="P35">9．like-喜欢 <text:s/>likelihood-可能性 <text:s/>liking-喜欢 <text:s/>likely-可能的 <text:s/>unlike-不象</text:p>
      <text:p text:style-name="P35">10．move-移动 <text:s/>remove-移去 <text:s/>motion-运动 <text:s/>motionless-不动的 <text:s/>emotion-情感</text:p>
      <text:p text:style-name="P35"><text:s text:c="4"/>emotional-情感的</text:p>
      <text:p text:style-name="P35">11．repeat-重复 <text:s/>repeatedly-反复地 <text:s/>repetition-重复 <text:s/></text:p>
      <text:p text:style-name="P35">12．satisfy-使满意 <text:s/>satisfied-满意的 <text:s/>satisfying-令人满意的</text:p>
      <text:p text:style-name="P63">satisfactory-令人满意的 <text:s/>satisfactorily-令人满意地</text:p>
      <text:p text:style-name="P35">13．sincere-真诚的 <text:s/>sincerely-真诚地 <text:s/>sincerity-真诚</text:p>
      <text:p text:style-name="P35">14．tense-紧张的 <text:s/>tenseness-紧张 <text:s/>intense-强烈的 <text:s/>intensity-强度</text:p>
      <text:p text:style-name="P35">15．warm-热情的 <text:s/>warmth-热情</text:p>
      <text:p text:style-name="P10">第三部分 词汇、短语</text:p>
      <text:p text:style-name="P11">【词汇与短语】</text:p>
      <text:p text:style-name="P35">1.more or less 或多或少，多少</text:p>
      <text:p text:style-name="P47">［例句］He more or less regretted not to have started earlier.<text:line-break/>他或多或少(多少)有些懊悔没有早点出发。</text:p>
      <text:p text:style-name="P47">［相似结构］young or old 年幼的与年长的 <text:s text:c="2"/>good or bad 好与坏 <text:s text:c="2"/>sooner or later 迟早，早晚</text:p>
      <text:p text:style-name="P47">［例句］You'll find that you are wrong sooner or later. 你迟早会发现你错了。</text:p>
      <text:p text:style-name="P47">2.so far 迄今为止，就…范围(或程度等)来说</text:p>
      <text:p text:style-name="P47">［例句］So far the researchers haven't found the real reason for it.<text:line-break/>研究人员至今仍未找到其真正原因。<text:line-break/>So far as I know,he is an honest man. 据我所知，他很诚实。</text:p>
      <text:p text:style-name="P47">3.frown v.皱眉</text:p>
      <text:p text:style-name="P47">［例句］If a person frowns at you,it may be a sign that he disagrees with what you're saying.<text:line-break/>如果某人向你皱眉头，可能表明他不同意你说的话。</text:p>
      <text:p text:style-name="P47"><text:soft-page-break/>［短语］frown at 不满，用皱眉对…表示不满</text:p>
      <text:p text:style-name="P47">［例句］We have come to accept what we used to frown at.<text:line-break/>我们逐渐开始接受过去看不上眼(不满)的东西。</text:p>
      <text:p text:style-name="P47">4.way. n. 方式，方法</text:p>
      <text:p text:style-name="P47">［短语］in one way or another 以某种方式 <text:s text:c="2"/>in the same(a different)way以相同(不同)的方式<text:line-break/>in this way因此，这样，以这种方式</text:p>
      <text:p text:style-name="P47">［例句］In this way they ended their relationship. <text:s/>他们以这种方式结束了他们之间的关系。</text:p>
      <text:p text:style-name="P47">5.complain v. 抱怨(可与of或about搭配，也可以接that从句)</text:p>
      <text:p text:style-name="P47">［例句］He complained of the low income. 他抱怨收入太低。<text:line-break/>He complained that there was too much work to do. <text:s text:c="2"/>他抱怨说要做的事情太多。</text:p>
      <text:p text:style-name="P47">［派生］complaint n. 抱怨</text:p>
      <text:p text:style-name="P47">6.lack n. v. 缺少，缺乏</text:p>
      <text:p text:style-name="P47">［例句］His writings show a complete lack of method. <text:s/>他的文章显得毫无条理。</text:p>
      <text:p text:style-name="P64">Your statement lacks details. <text:s/>你的叙述不够具体。</text:p>
      <text:p text:style-name="P35">［短语］lack in 缺少，缺乏</text:p>
      <text:p text:style-name="P35">［例句］He is lacking in responsibility. 他不够负责。</text:p>
      <text:p text:style-name="P35">7.at times 有时</text:p>
      <text:p text:style-name="P35">［例句］He goes to see his grandma at times. 他有时去看他的外婆。</text:p>
      <text:p text:style-name="P47">［辨析］frequently 经常，不断地 <text:s text:c="2"/>once in a while 偶尔 <text:s text:c="3"/>from time to time 有时<text:line-break/>sometimes 有时 <text:s text:c="10"/>some time 一些时间 <text:s text:c="3"/>sometime 有朝一日；在某一时候</text:p>
      <text:p text:style-name="P47">［例句］It is sometimes warm and sometimes cold. 天气时暖时冷。<text:line-break/>I saw him sometime in April. 我曾在四月份见过他。</text:p>
      <text:p text:style-name="P47">8.tense v. 拉紧，(使)紧张 a.绷紧的，紧张的</text:p>
      <text:p text:style-name="P47">［派生］tension n. 紧张；压力</text:p>
      <text:p text:style-name="P47">［辨析］stress n. 压力，指加于物体或物体一部分的外力，如挤、压、按等。 如果用于人，常指情感、情绪上的不安，如焦虑、悲伤带来的不安。tension可指物体受到向一个方向拉的力而绷紧、拉长。若指人，常指精神、思想上的压力、紧张。tension一词也常用来说明人与人，群体与群体，国家与国家之间由于冲突或敌意而存在的关系紧张。</text:p>
      <text:p text:style-name="P47">［例句］The mother’s illness was the result of stress of her anxiety for her sick child.<text:line-break/>母亲的病是由于为生病的孩子焦急而紧张造成的。<text:line-break/>The tension existing between the two countries caused the war.<text:line-break/>两国之间的紧张关系引起了战争。</text:p>
      <text:p text:style-name="P10"/>
      <text:p text:style-name="P10"/>
      <text:p text:style-name="P10">Unit 24</text:p>
      <text:p text:style-name="P10">第一部分　Text　A</text:p>
      <text:p text:style-name="P11">【课文译文】</text:p>
      <text:p text:style-name="P10">为子孙后代留下热带雨林</text:p>
      <text:p text:style-name="P7">从巴西到印度尼西亚，雨林正在以极快的速度被砍伐和烧掉，到2050年它们将很可能从地球表面消失。人们砍伐雨林是为了获得有价值的木材和其他资源，以加速雨林所在国的经济发展。最新的统计数字表明，仅去年一年毁掉的雨林的面积就大于英国和爱尔兰两国的面积之和。</text:p>
      <text:p text:style-name="P7">如果允许目前的毁林速度继续发展下去，对全球来说，后果将是十分严重的。我们将会看到生态系统大规模毁坏，大面积土地侵蚀，洪涝灾害增加，降水方式改变，以及区域性，甚至可能是全球性气候改变。我们也将失去许多稀有动、植物品种。</text:p>
      <text:p text:style-name="P7">许多科学家认为，焚烧雨林也直接导致了所谓的温室效应。他们说，这种温室效应在使两极冰盖消退的同时，也使地球平均气温升高，海平面上升。</text:p>
      <text:p text:style-name="P7">雨林在其他地区也是必不可少的。它是具有无限潜力的医药百宝箱。美国国家癌症研究所已经发现了2000种对战胜癌症有益的雨林植物。在当今的医药市场上，125种药品中有15种是从发现的雨林植物中提取的。</text:p>
      <text:p text:style-name="P7"><text:soft-page-break/>雨林中濒临灭绝的不仅仅是一些植物品种，从本世纪之初，世界其他地方看不到的稀有鸟类和兽类，就在以每年一种的速度消失。</text:p>
      <text:p text:style-name="P7">面对上述事实，一些国家继续毁坏雨林看上去是愚蠢的。但问题并不这么简单，热带雨林生长的国家都很贫穷，而且人口过多。其中，巴西的人口是一亿四千万，约有一半人生活在赤贫中。这些国家的政府太软弱，不能阻止大公司及有权势的个人毁林。政府没有钱，所以当它们不能养活的穷人在砍代树木、烧毁林地中找到工作时，它们除了视而不见外，别无选择。另外，对于这其中的许多国家来说，在雨林中找到的宝贵的木材和其他资源也是它们重要的外汇来源。它们迫切地需要外汇偿还外债，购买外国的设备和其他产品。</text:p>
      <text:p text:style-name="P7">让世界上的富裕国家帮助雨林生长国看来是解决毁林问题的唯一方法。帮助方法之一是取消像巴西这样国家的外债，并与它们合作解决其他经济问题。同时，可以支持一些教育项目，教育当地人把雨林看成是可以带来收获的果园、菜园，而不只是他们只能通过愚蠢的砍烧树木来谋生的地方。</text:p>
      <text:p text:style-name="P7">这些教育项目可以教会当地人如何选择有出口价值的树木砍伐，同时保留其余树木，这样，森林的基本植被不会受到影响。这也意味着，许多稀有动、植物赖以生存的环境，雨林中印地安人赖以生存的环境得以保存。也可以教会当地人将所砍伐的选定的树木，就地制成家具来增加收入。此外，他们还能学会收集其他现在被浪费掉的宝贵自然资源，把它们卖到外国，获取外汇。</text:p>
      <text:p text:style-name="P7">最后但并不是最不重要的一点，富裕国家的人们应该帮助保护雨林，节约使用纸张这类以木材为原料的产品，回收利用废旧的纸制品，减少对新砍伐木材的需求量。</text:p>
      <text:p text:style-name="P11">【课文难点注释】</text:p>
      <text:p text:style-name="P7">1．We shall see a massive upsetting of ecosystems,very large increases in soil erosion,increases in flooding and in drought,changes in rain fall patterns and regional,quite possibly global,changes in climate.(Para 2) <text:s/>我们将会看到生态系统的大规模破坏，大面积土地侵蚀，洪涝及干旱灾害增加，降水方式的改变，以及区域性，甚至是全球性气候的改变。<text:line-break/> <text:s text:c="3"/>这个句子是一个简单句：主语是we，谓语是shall see，后面紧接五个宾语，它们的中心词分别是upsetting,increases,increases,changes和changes。 </text:p>
      <text:p text:style-name="P7">2．Such programmes could teach the local people to select trees worth exporting and to cut only those trees down while leaving the rest,so that the basic make-up of the forest would not be disturbed.(Para 8) <text:s/>这些教育项目可以教会当地人如何选择有出口价值的树木砍伐，同时保留其余树木，这样，森林的基本植被不会受到影响。<text:line-break/>句中的so that引导目的状语从句。 </text:p>
      <text:p text:style-name="P7">3．Last but not least,people in the richer countries of the world could al so help save the rainforests by using wood-derived products such as paper more carefully and by recycling used paper products to help reduce the demand for newly cut wood.(Para 9) <text:s/>最后也是很重要的一点，富裕国家的人们应该节约使用纸张这类以木材为原料的产品，回收利用废旧的纸产品，以减少对新砍伐木材的需求量，从而保护热带雨林。<text:line-break/> <text:s text:c="3"/>这个句子虽然长，但它是个简单句。主语是people，谓语是could also help save，宾语是 the rainforests，后面由and连接的两个by短语表示方式，作save的状语。</text:p>
      <text:p text:style-name="P11">【课文练习答案】</text:p>
      <text:p text:style-name="P35">Ⅰ.阅读理解</text:p>
      <text:p text:style-name="P35">1．d (请看课文第二段。) </text:p>
      <text:p text:style-name="P35">2．a (第一句是本段的主题句。整段都围绕中心词consequences展开。) </text:p>
      <text:p text:style-name="P35">3．c (请看第四段的第三句。从雨林植物中提取的药物是对战胜癌症有益。) </text:p>
      <text:p text:style-name="P35">4．c (请看课文第六段。此段第一个句子有承上启下的作用。前后列举了雨林被毁坏可能带来的严重后果，也指出雨林对人类的益处。所以这个句子说“有了这些事实，继续毁林是愚蠢的”，看来大家知道不能继续毁林，应该停止毁林。) </text:p>
      <text:p text:style-name="P35">5．b (请看课文最后两段。a、c、d各条的内容均包括在b条内。) </text:p>
      <text:p text:style-name="P35">Ⅱ.列举毁林对地球造成的严重后果和拯救雨林的措施：</text:p>
      <text:p text:style-name="P35">1．upsetting of ecosystems </text:p>
      <text:p text:style-name="P35">2．many rare plant and animal species </text:p>
      <text:p text:style-name="P35">3．rainfall patterns </text:p>
      <text:p text:style-name="P35"><text:soft-page-break/>4．soil erosion </text:p>
      <text:p text:style-name="P35">5．climate </text:p>
      <text:p text:style-name="P35">6．flooding and drought </text:p>
      <text:p text:style-name="P35">措施：</text:p>
      <text:p text:style-name="P35">1．The richer countries should help solve the economic problems of the countries where rainforests are located,for instance,cancel the international debts they owe. </text:p>
      <text:p text:style-name="P35">2．The richer countries could support programs to teach the local people to make a wiser use of rainforests. </text:p>
      <text:p text:style-name="P35">3．People in richer countries should use wood-derived products more carefully so as to reduce the demand for wood. </text:p>
      <text:p text:style-name="P35">Ⅲ.选择词完成下列句子：</text:p>
      <text:p text:style-name="P35">1．turned a blind eye (公车上的人对勇敢的男孩与罪犯搏斗视而不见。) </text:p>
      <text:p text:style-name="P35">2．in the face of (他不顾一切事实，坚持说国家的经济处于强势。) </text:p>
      <text:p text:style-name="P35">3．had no choice but (孩子别无选择，只好去刷牙洗脸。) </text:p>
      <text:p text:style-name="P35">4．foreign exchange (许多国家已经实行外汇管制。) </text:p>
      <text:p text:style-name="P35">5．derives from (derive一词源于拉丁语。) </text:p>
      <text:p text:style-name="P35">6．in addition (比利要带三明治，爱丽斯带蛋糕，苏珊带小甜饼，另外，萨莉要带橙汁。) </text:p>
      <text:p text:style-name="P35">7．on the spot (警察在十分钟内赶到了现场。) </text:p>
      <text:p text:style-name="P35">8．pay off (叶芝留下500镑去偿还买房的债务。) </text:p>
      <text:p text:style-name="P35">9．so-called (所谓的新思想不过是新形式下的老一套。) </text:p>
      <text:p text:style-name="P35">10．Last but not least (最后但并不是最不重要的是我们看了一部米老鼠卡通片。</text:p>
      <text:p text:style-name="P35">Ⅳ.综合填空：</text:p>
      <text:p text:style-name="P35">was old check she another doctor daughter into went room</text:p>
      <text:p text:style-name="P35">Ⅴ.将下列句子译成英语： </text:p>
      <text:p text:style-name="P35">1．More than 2000 rainforest plants are beneficial in fighting cancer. </text:p>
      <text:p text:style-name="P35">2．Destruction of large areas of rainforests will disturb the ecological balance. </text:p>
      <text:p text:style-name="P35">3．Most countries where rainforests are located are very poor and overpopulated. </text:p>
      <text:p text:style-name="P35">4．One solution to this problem is to cancel their international debts. </text:p>
      <text:p text:style-name="P7">5．Rich countries should use more recycled paper to r educe the demand for wood.</text:p>
      <text:p text:style-name="P11">【词汇练习答案】</text:p>
      <text:p text:style-name="P7">Ⅰ.用下列单词的适当形式填空，注意词性：</text:p>
      <text:p text:style-name="P7">1.a.economy <text:s text:c="8"/>b.economic <text:s text:c="6"/>c.economical</text:p>
      <text:p text:style-name="P7">2.a.consequent <text:s text:c="5"/>b.consequence <text:s text:c="3"/>c.consequently</text:p>
      <text:p text:style-name="P7">3.a.contributed <text:s text:c="4"/>b.contributors <text:s text:c="2"/>c.contribution</text:p>
      <text:p text:style-name="P7">4.a.overpopulated <text:s text:c="2"/>b.populated <text:s text:c="5"/>c.population</text:p>
      <text:p text:style-name="P7">Ⅱ.用下列单词的正确形式填空：</text:p>
      <text:p text:style-name="P7">1．recycled (回收空瓶子以便生产新玻璃。) </text:p>
      <text:p text:style-name="P7">2．upset (没有通过期末考试的消息使他心情不安。) </text:p>
      <text:p text:style-name="P7">3．exports (茶叶、谷物和糖属于最重要的出口产品。) </text:p>
      <text:p text:style-name="P7">4．senseless (为挽救这位垂死的病人，医生们做了毫无意义的努力。) </text:p>
      <text:p text:style-name="P7">5．massive (西班牙的贵族们认为哥伦布通过向西航行到达东方的想法很有气魄。) </text:p>
      <text:p text:style-name="P7">6．receded (随着我们的航船驶向大海，海岸线慢慢退去。) </text:p>
      <text:p text:style-name="P7">7．threatened (许多稀有动物种类正受到绝种的威胁。) </text:p>
      <text:p text:style-name="P7">8．pay off (我们的计划几乎肯定要白费；那计划真好。) </text:p>
      <text:p text:style-name="P7">9．local (“入境问禁”意思是要根据当地习惯行事。) </text:p>
      <text:p text:style-name="P7">10．select (为什么不选择一个更好的交谈话题?) </text:p>
      <text:p text:style-name="P7">Ⅲ.将下列句子译成英语： </text:p>
      <text:p text:style-name="P7">1．We should double our efforts to speed up the socialist construction. </text:p>
      <text:p text:style-name="P7"><text:soft-page-break/>2．The visit of the leader of this country contributes much to the mutual understanding between the two nations. </text:p>
      <text:p text:style-name="P7">3．As the two parties did not arrive at any agreement,the talk had to be canceled . </text:p>
      <text:p text:style-name="P7">4．In the face of danger,they showed great courage. </text:p>
      <text:p text:style-name="P7">5．Last but not least,we must find a peaceful solution to the problem. </text:p>
      <text:p text:style-name="P7">6．His success owed to his talent rather than luck.</text:p>
      <text:p text:style-name="P10">第二部分 Text B</text:p>
      <text:p text:style-name="P11">【课文译文】</text:p>
      <text:p text:style-name="P10">冻土带的生命</text:p>
      <text:p text:style-name="P7">欧洲、西伯利亚及北美濒临北冰洋的地势低、像沼泽般的平原地区被称为冻土带。在阿拉斯加，有“北坡”之称的广阔、寒冷区域是冻土带的一部分。大自然为这片土地设置的生存条件十分严酷。只有适应这里的恶劣环境的动、植物才能生存下去。</text:p>
      <text:p text:style-name="P7">漫漫长夜和严寒是冻土带生命的最大威胁。在北极圈的十二月份，地平线以上看不到太阳。在北极圈以北，黑夜持续的时间更长。在冻土带的北部边缘之处，一年之中有数月见不到太阳。</text:p>
      <text:p text:style-name="P7">但夏季月份持续的白昼，在一定程度上补偿了漫漫长夜的缺憾。但即使在最温暖的月份里，气温的平均值仅为大约华氏50度(摄氏10度)。在黑暗的冬季，平均气温下降到华氏零下16度(摄氏零下27度)，有时降到零下40度(摄氏、华氏都达到过这一温度)或者更低。</text:p>
      <text:p text:style-name="P7">由于严寒，冻土带的下层土壤长年处于深度冻结状态。在短暂的夏季，几英尺(约一米)的表层土壤开始解冻。正是这薄薄一层活性土壤供养着冻土带所有的生物。</text:p>
      <text:p text:style-name="P7">一年中有九个月，冻土带是一片黑暗，看上去毫无生机。到了六月，像有了魔力一般，终日不落的夏天的太阳孕育出覆盖着地面的数百种北极植物。</text:p>
      <text:p text:style-name="P7">冻土带的植物长过三尺高(约一米)就很不一般了。那里没有高树。冻结的下层土壤使根不能向下生长得足够深来支撑树身。八月末，冬天的气息重返冻土带。到九月中旬，冻土带又是一片冰冻世界。</text:p>
      <text:p text:style-name="P7">相对于冻土带恶劣的环境，那里的动物种类异常丰富。成群的北极鹿为寻找食物从一个地方迁移到另一个地方。狼群追逐着鹿群，捕食体弱或病倒的鹿。</text:p>
      <text:p text:style-name="P7">真正生活在冻土带的鸟类极少。但是，很多种鸟在夏季来此筑巢、觅食。潮湿的沼泽地带来大量的昆虫，这些昆虫为形体较小的鸟类提供食物，而这些小型鸟类又　成为北极狐和狼的食物。</text:p>
      <text:p text:style-name="P7">冻土带大自然的平衡如此微妙，以至于极小的干扰，都可能带来环境的极大变化。某一物种数量的任何增减都会影响冻土带所有其他的物种。例如，如果狼和狐狸的数量减少，食物链就会遭到破坏。没有了狼，象鹿一样的食草动物的数量就会增加。这种增加会导致食物短缺，而食物短缺又会引起许多较小动物的死亡。较小动物数量的减少反过来使北极狐和狼的食物供应减少。这样，整个食物链可能仅仅会因某单一物种在数量上的变化而受到影响。</text:p>
      <text:p text:style-name="P7">不久之前只有一些爱斯基摩人和探险家注意到了冻土带季节的变化。而最近是什么吸引着人们来到这片气候恶劣的土地生活呢?答案是：石油。</text:p>
      <text:p text:style-name="P7">1968年，在阿拉斯加“北坡”的冻土地下面发现了石油。现在，一条长800英里(约合1300公里)从北冰洋的普拉德霍湾到阿拉斯加南部港市瓦尔迪兹的管道已经建成。管道将石油从北坡穿过冻土带，输送到瓦尔迪兹港，再从那里运送到美国各地。</text:p>
      <text:p text:style-name="P7">过去建设和维护输油管道需要数千人。大批人员首次被带进冻土带与之打交道。他们的出现，他们所建设的输油管道的出现带来了自然环境的巨大变化。冻土带的生物圈将会受到哪些影响?</text:p>
      <text:p text:style-name="P7">美国的生存依赖于发现新能源资源的能力。冻土带下埋藏的石油对国家的发展非常重要。但是，冻土带的存在也依赖于人们如何悉心维护那里自然环境的微妙平衡。</text:p>
      <text:p text:style-name="P11">【课文练习答案】</text:p>
      <text:p text:style-name="P7">Ⅰ.根据课文判断下列句子的正确与否：</text:p>
      <text:p text:style-name="P7">1．False (从课文的倒数第三、二段我们知道人在冻土带可以生存。) </text:p>
      <text:p text:style-name="P7">2．True </text:p>
      <text:p text:style-name="P7">3．True </text:p>
      <text:p text:style-name="P7">4．True </text:p>
      <text:p text:style-name="P7">5．False (根据课文第六段我们知道冻土带的冬天始于八月底，而不是九月。) </text:p>
      <text:p text:style-name="P65">6．False (这篇文章讲的就是“冻土带的生命”，所以说“在冻土带见不到生物”显然不正确。</text:p>
      <text:p text:style-name="P65"><text:soft-page-break/>7．True </text:p>
      <text:p text:style-name="P7">8．True </text:p>
      <text:p text:style-name="P7">9．False (根据课文倒数第三段我们知道Valdes是在阿拉斯加州的南部沿海，而不是在北部沿海。) </text:p>
      <text:p text:style-name="P7">10．False (根据课文最后一段的最后一行我们知道，人可能影响冻土带的微妙的生态平衡，而这种影响稍不注意就会是负面的影响，而非正面影响。) </text:p>
      <text:p text:style-name="P7">Ⅱ.根据课文完成句子：</text:p>
      <text:p text:style-name="P35">1.harsh,hostile 　2.continuous daylight 　3.intense cold 　4.June 5.deer,fox,wolf　6.migrate 　　</text:p>
      <text:p text:style-name="P35">7.food chain　　8.Eskimos 　9.oil 　　10.survival</text:p>
      <text:p text:style-name="P11">【词汇练习答案】</text:p>
      <text:p text:style-name="P7">Ⅰ.从词汇表中选择最恰当的词语(首字母已给出)完成下列句子：</text:p>
      <text:p text:style-name="P7">1．harsh (婴儿听到刺耳的声音吓坏了。) </text:p>
      <text:p text:style-name="P7">2．darkness (老妇人消失在房子的黑暗中。) </text:p>
      <text:p text:style-name="P7">3．shortage (过度毁林将会引起这一地区自然资源的短缺。) </text:p>
      <text:p text:style-name="P7">4．delicate (微妙的问题很难解决。) </text:p>
      <text:p text:style-name="P7">5．thaw (在做饭之前应该先让冷冻食物化冻。) </text:p>
      <text:p text:style-name="P7">6．prevent (政府已采取严格措施防止疾病蔓延。) </text:p>
      <text:p text:style-name="P7">7．turn (理论以实践为基础，反过来，又为实践服务。) </text:p>
      <text:p text:style-name="P7">Ⅱ.选择与句子中划线部分意思相近的选项：</text:p>
      <text:p text:style-name="P7">1．A (minor意为“小的”，“不重要的”，因此选 A) </text:p>
      <text:p text:style-name="P7">2．C (was known as意为“被认为是…，被当作…”，所以选 C) </text:p>
      <text:p text:style-name="P7">3．A (result in 意为“带来”(某种结果)、导致”，所以选lead to) </text:p>
      <text:p text:style-name="P7">4．C (a band of 指“一群”，所以选a group of) </text:p>
      <text:p text:style-name="P7">5．C (lifeless是“无生命的，死的”，所以选dead) </text:p>
      <text:p text:style-name="P7">6．A (to a large degree意为“在很大程度上”，degree的同意词是extent)</text:p>
      <text:p text:style-name="P10">第三部分 词汇、短语</text:p>
      <text:p text:style-name="P11">【词汇与短语】</text:p>
      <text:p text:style-name="P7">1.be known as 被称为</text:p>
      <text:p text:style-name="P7">［例句］He is known as the best student in the class. 他是班里最好的学生。</text:p>
      <text:p text:style-name="P7">［辨析］be known for 以…闻名</text:p>
      <text:p text:style-name="P7">［例句］Laiyang is known for its pears. 莱阳以梨闻名。</text:p>
      <text:p text:style-name="P7">2.in (the)face of 面对；纵然，即使</text:p>
      <text:p text:style-name="P51">［例句］He showed great courage in the face of danger. <text:s/>在危险面前他显示出了极大的勇气。<text:line-break/>The farmers had good harvests in the face of bad weather conditions.<text:line-break/>在气候不利的情况下，农民还是获得了大丰收。</text:p>
      <text:p text:style-name="P51">3.migrate 迁移，移居(尤指国外)；(鸟、动物)迁徙</text:p>
      <text:p text:style-name="P51">［辨析］migrate 在表示人们移居时，指大规模的集体的移居；emigrate强调离开自己的国家到外国去；immigrate指从外国移居到本国；migrate还表示鸟、动物迁徙。</text:p>
      <text:p text:style-name="P51">［例句］They migrated to Britain. 他们迁居到英国。<text:line-break/>Ducks migrate southward in the fall. 野鸭在秋天移居南方。<text:line-break/>His family emigrated from Italy.  他的家从意大利移居而来。<text:line-break/>His family immigrated to America. 他的家迁移到美国去了。</text:p>
      <text:p text:style-name="P51">4.delicate a.精美的；微妙的</text:p>
      <text:p text:style-name="P51">［辨析］delicate 是形容词，意思是“精美的，微妙的”，decorate是动词，意为 “装饰” 。</text:p>
      <text:p text:style-name="P51">［例句］There exists a delicate balance in nature. <text:s/>大自然中存在着微妙的平衡。<text:line-break/>They decorated the room with lights and flowers. <text:s/>他们用灯和花装饰了房间。</text:p>
      <text:p text:style-name="P51">5.timber 木材，木料</text:p>
      <text:p text:style-name="P51">［辨析］timber 指建筑等用的木材、木料； wood 是木材、木板、木柴；wood以复数形式出现时指森林，forest指森林，范围、面积大于woods，指广大而人迹罕至的天然森林。</text:p>
      <text:p text:style-name="P51"><text:soft-page-break/>［例句］His father is a timber dealer.他父亲是个木材商。<text:line-break/>He took a walk in the woods.他在树林里散步。<text:line-break/>They were lost in the forest.他们在森林里迷了路。</text:p>
      <text:p text:style-name="P51">6.consequence n.结果</text:p>
      <text:p text:style-name="P51">［辨析］consequence 指继某事而产生的结果；result指针对原因的结果。consequence还表示“重要”，与importance相同，result则无此用法。</text:p>
      <text:p text:style-name="P51">［例句］It may have serious consequences.  它将会产生严重的结果。<text:line-break/>The matter is of no consequence. 那个问题丝毫不重要。<text:line-break/>We expect a good result. 我们在期待好的结果。</text:p>
      <text:p text:style-name="P51">7.save…for 为…留下</text:p>
      <text:p text:style-name="P51">［辨析］save…for 表示“为…留下(以备后用)”，强调保留、留下、省下； put aside for指“放在一边(以备后用或它用)”。多数情况下这两个短语可以互换。</text:p>
      <text:p text:style-name="P51">［例句］We should save some money for future use. <text:s/>我们应该存些钱以备后用。<text:line-break/>The mother put aside some food for the father who often came back late.<text:line-break/>母亲为常常很晚才回家的父亲留下饭。</text:p>
      <text:p text:style-name="P51">8.threaten v.威胁，恫吓</text:p>
      <text:p text:style-name="P51">［辨析］threaten 是威胁、恫吓”之意；frighten 是“使吃惊，使害怕”之意，threaten 亦有“将会…，恐会…”之意，frighten 则无此意思。</text:p>
      <text:p text:style-name="P51">［例句］They threatened to kill me. <text:s/>他们威胁说要置我于死地。<text:line-break/>They heavy black clouds threaten a storm. <text:s/>黑云密布，恐怕会有暴风雨。<text:line-break/>I was frightened at the sound. <text:s/>我听到那声音不禁大吃一惊。</text:p>
      <text:p text:style-name="P10"/>
      <text:p text:style-name="P10"/>
      <text:p text:style-name="P10">Unit 25</text:p>
      <text:p text:style-name="P10">第一部分　Text　A</text:p>
      <text:p text:style-name="P11">【课文译文】</text:p>
      <text:p text:style-name="P10">美国男人不哭</text:p>
      <text:p text:style-name="P7">美国男人不哭，因为人们认为哭不是男子汉的特征，只有女人才哭。哭是女性特有的“软弱”的表现，没有任何一个美国男人愿意与软弱或女人气有关系。在我们的文化中，哭就是孩子气、软弱、不自立。没有人喜欢爱哭的孩子，即便是孩子哭泣也是不受欢迎的。我们尽可能早地不让孩子哭。在一块人们如此专心致志追求幸福的土地上，哭的确不是美国人的特点。在许多情况下，孩子哭是允许的，而成年人必须学会不哭。女人是“软弱”和“依赖的”性别。因此很自然，在某些感人的场合，她们可以哭。女人的哭泣是可以原谅的。但是，男人的哭泣代表了软弱。这就是美国人对于哭的信条。</text:p>
      <text:p text:style-name="P7">“小男子汉”，我们让我们的男孩子铭记在心，“决不哭泣”。因此，我们把美国男人都调教得即使想哭也不能哭。美国男人不会哭，不是因为他们随着年龄的增长体内的某个生物钟使其哭的能力消耗殆尽，而是因为他们被训练得不哭。因此，“小男子汉”的观念控制着他哭的欲望，直到他想哭却又哭不出来。我们正是这样造成了美国男人训练有素的不会哭的能力。这很有害。为什么有害呢?因为哭是人这种生物的一种自然功能，能使人从感情失衡的状态恢复到平衡状态。人们身体里失调的器官系统恢复到稳定的或动态稳定状态的过程被称为体内平衡。哭对整个身体起着恢复平衡的作用。任何对体内平衡的干扰都可能损害身体。因此有理由相信，美国男人的这种训练出来的不会哭的能力严重损害着他的健康。</text:p>
      <text:p text:style-name="P7">想哭的时候，不一定要哭，但该哭的时候就应该哭。因为在某些感情失衡的状态下，哭对保持身体健康是必要的。</text:p>
      <text:p text:style-name="P7">是人就会哭。人类是整个生机勃勃的大自然中惟一会流泪的动物。训练出来的不会哭的能力削弱他做人的能力——这种欠缺远远不只是不会哭。而这，以及其他一些东西，都是怀着最美好心愿的美国父母给美国男人造成的。这是多大的悲哀啊。如果想哭，就让我们痛痛快快地哭吧!让我们把头脑中长期阻碍我们正确认识哭这种自然需要的错误思想一扫而光。</text:p>
      <text:p text:style-name="P11">【课文难点注释】</text:p>
      <text:p text:style-name="P7">1．For to cry under certain emotionally disequilibrating conditions is necessary for the <text:soft-page-break/>maintenance of health.(Para 3) <text:s/>在某种感情失衡状态下，哭对保持健康是必要的。<text:line-break/> <text:s text:c="3"/>这一句实际上是前一句的一个分句，是由For引导的一个原因状语从句。这一分句的主语是to cry under certain emotionally disequilibrating<text:line-break/>conditions，谓语部分是is necessary for the maintenance of health。 </text:p>
      <text:p text:style-name="P66">2．To be human is to weep.(Para 4)是人就流泪。<text:line-break/>句中的主语、主语补足语(或称表语)都由动词不定式担当。<text:line-break/>［例句］To err is human.(古谚语)犯错误是人的天性。<text:line-break/>　　　　To love is to give.爱就要给予。 </text:p>
      <text:p text:style-name="P7">3．If we feel like it,let us all have a good cry-and clear our minds of those cob webs of confusion which have for so long prevented us from understanding the natural necessity of crying.(Para 4) <text:s/>如果想哭，就让我们痛痛快快地哭吧!让我们扫净头脑中长期妨碍我们正确理解哭这种自然需要的错误思想。<text:line-break/> <text:s text:c="3"/>这是一个复合句。If从句做状语，其余部分是主句。主句中含有一个由which引导的定语从句，说明cobwebs of confusion.主句的中心结构是let us have a good cry and clear our minds。</text:p>
      <text:p text:style-name="P11">【课文练习答案】</text:p>
      <text:p text:style-name="P7">Ⅰ.阅读理解：</text:p>
      <text:p text:style-name="P7">1．d (请看课文第一段的第四至五行。) </text:p>
      <text:p text:style-name="P7">2．b (请看第二段的第一行。) </text:p>
      <text:p text:style-name="P7">3．d (请看课文第一段的第五至七行、第二段的第六行。) </text:p>
      <text:p text:style-name="P7">4．b (从这句话我们知道美国人追求的就是幸福、快乐，而哭与美国人的性格相背 ，所以答案是b.) </text:p>
      <text:p text:style-name="P7">5．a (请看课文第三段的第一个句子。)</text:p>
      <text:p text:style-name="P7">Ⅱ.找出下列词或短语的同义词：</text:p>
      <text:p text:style-name="P7">1.pursuit　　　　2.excusable 　　3.restore 　 4.equilibrium 　 5.stable <text:line-break/>　　6.interference 　7.inability 　　8.lessen 　　9.defect　　　 　10.intention </text:p>
      <text:p text:style-name="P7">Ⅲ.将下列单词变成名词：</text:p>
      <text:p text:style-name="P7">1.necessary-necessity <text:s text:c="2"/>2.emotional-emotion <text:s text:c="2"/>3.achieve-achievement</text:p>
      <text:p text:style-name="P7">4.weak-weakness <text:s text:c="2"/>5.approve-approval <text:s text:c="2"/>6.excusable-excusability</text:p>
      <text:p text:style-name="P7">7.dependent-dependence <text:s text:c="2"/>8.interfere-interference <text:s text:c="2"/>9.maintain-maintenance</text:p>
      <text:p text:style-name="P7">10.prevent-prevention</text:p>
      <text:p text:style-name="P7">Ⅳ.综合填空：</text:p>
      <text:p text:style-name="P7">married　of　 marriage　 empty 　in　 out　 love　 have　 form　full</text:p>
      <text:p text:style-name="P7">Ⅴ.将下列句子译成英语：</text:p>
      <text:p text:style-name="P7">1．Cry is usually considered to be characteristic of the female. </text:p>
      <text:p text:style-name="P7">2．That men don't cry doesn't mean that they are unable to cry. </text:p>
      <text:p text:style-name="P7">3．The human species is the only one in the whole of animated nature that sheds tears. </text:p>
      <text:p text:style-name="P7">4．It is unnecessary to cry whenever one wants to cry,but one should be able to cry when one ought to. </text:p>
      <text:p text:style-name="P7">5．It is not a good idea to train little boys not to cry at an early age.</text:p>
      <text:p text:style-name="P11">【词汇练习答案】</text:p>
      <text:p text:style-name="P7">Ⅰ.用所给单词的适当形式填空，注意词性：</text:p>
      <text:p text:style-name="P7">1.a.disapprove <text:s text:c="3"/>b.disapproval <text:s text:c="2"/>c.approval <text:s text:c="5"/>d.approved</text:p>
      <text:p text:style-name="P7">2.a.discouraged <text:s text:c="2"/>b.courage <text:s text:c="6"/>c.encouraging <text:s text:c="2"/>d.encourages <text:s text:c="2"/>e.courageous</text:p>
      <text:p text:style-name="P7">3.a.permissible <text:s text:c="2"/>b.permission <text:s text:c="3"/>c.permitted</text:p>
      <text:p text:style-name="P7">4.a.organ <text:s text:c="8"/>b.organism <text:s text:c="5"/>c.organic</text:p>
      <text:p text:style-name="P7">Ⅱ.用下列单词的正确形式填空：</text:p>
      <text:p text:style-name="P7">1．defects (初级教育的一个重大缺点是学生的作业太重。) </text:p>
      <text:p text:style-name="P7">2．confusion (他不期而来，使我不解。) </text:p>
      <text:p text:style-name="P7">3．restored (革命失败后很快就恢复了治安。) </text:p>
      <text:p text:style-name="P7"><text:soft-page-break/>4．capacity (这本历史书适合年轻读者。) </text:p>
      <text:p text:style-name="P7">5．dynamic (这位退休的公务员具有富有活力的个性。) </text:p>
      <text:p text:style-name="P7">6．stability (稳定对经济的迅速发展至关重要。) </text:p>
      <text:p text:style-name="P7">7．intention (如果我伤害了你的感情，那全不是有意的。) </text:p>
      <text:p text:style-name="P7">8．interference (外来干涉不是加快而是减慢了民主进程。) </text:p>
      <text:p text:style-name="P7">9．dependence (虽然他已长大成人，但是仍过着完全依赖父母的生活。) </text:p>
      <text:p text:style-name="P7">10．damage (由于遭受严重霜冻，今年的小麦欠收。) </text:p>
      <text:p text:style-name="P7">Ⅲ.将下列句子译成英语：</text:p>
      <text:p text:style-name="P7">1．Honesty is characteristic of children. </text:p>
      <text:p text:style-name="P7">2．The father disapproved of the marriage of his daughter to that young ma n. </text:p>
      <text:p text:style-name="P7">3．Necessity is the mother of invention. </text:p>
      <text:p text:style-name="P7">4．Smith returned to his hometown,among other things,to see his mother. </text:p>
      <text:p text:style-name="P7">5．They can not in the least understand the principle. </text:p>
      <text:p text:style-name="P7">6．With regard to price,we think it's too high.</text:p>
      <text:p text:style-name="P10">第二部分 Text B</text:p>
      <text:p text:style-name="P11">【课文译文】</text:p>
      <text:p text:style-name="P10">别 担 心</text:p>
      <text:p text:style-name="P7">担心是我们文化中最普遍的痛苦情绪之一。几乎每个人都拿出相当多的眼前的时间为未来担忧。而事实上，所有这一切都毫无意义。过分的担心从不会使事情更好。事实上，这样的担心很可能使你不能有效地处理眼前的事情。</text:p>
      <text:p text:style-name="P7">为减少担心，首先有必要弄明白造成担心的下意识的心理“补偿”是怎么回事。“我什么也干不了，我太为某事担心了。”人们常这样悲叹，这种悲叹带有补偿作用，使人停淀不前，不敢冒任何行动可能带来的风险。很明显，和做一个积极的、全身心投入的人相比，有所担心比较容易做到，只不过它于事无补。</text:p>
      <text:p text:style-name="P7">为别人担心，可以标明你是个关心别人的人。担心证明你是个好家长或好伴侣。”我不能不担心，因为我爱你。”担心虽然是一种缺乏理智、欠健康的思维方式，但是它也有不少好处 。</text:p>
      <text:p text:style-name="P7">你如果太胖，在为此担心时可能吃得更多。因此，你就很有理由继续担心下去。同样地，你可能会发现自己在恼人的情况下吸烟吸得更凶，然后可以借担心来为戒烟开脱。这种精神补偿同样也适用于健康问题。担心胸口疼比冒风险去查出真象并直接自己处置自己要容易得多。</text:p>
      <text:p text:style-name="P7">担心能引发多种疾病，如紧张性头痛和背痛。虽然这些病症看上去没有什么好处，但是它们的确使你得到大量他人的关注，同时也给了你自怜的理由。而且有些人宁愿被人怜悯也不愿充分发挥自己的能力。</text:p>
      <text:p text:style-name="P7">既然现在已经明白了人对担心有一套心理支持手段，就可以设计一些方法来减少在这一误区滋生的讨厌的担心虫的数量。</text:p>
      <text:p text:style-name="P7">首先，要把当前的时间看作你要生活、经历的时间，而不是为未来担心的时间。发现自己在担心时，就问问自己，“我在试图用担心来回避什么?”然后开始着手解决你在回避的事情。</text:p>
      <text:p text:style-name="P7">我的一位朋友曾花了一个星期的时间，呆在离康乃狄格海滨不远的小岛上。她喜欢长时间地漫步，但不久就发现岛上有许多四下乱跑的狗。她担心狗可能会袭击她，于是她决心要战胜这种担心。在狗向她跑来时，她手握一块石头，没有丝毫惧色。狗看到她毫不退缩，转身跑掉了。我并不鼓励危险的举动，但我确实相信明智、有效地向担心挑战是最有效方法，能最大限度减少担心对你生活的影响。</text:p>
      <text:p text:style-name="P7">反复地问自己，”我为未来担心，未来是否就会改变?”要记住，有很多你曾为之担心的事从没有成真。再问问你自己：“可能发生的最坏的事情是什么?它发生的可能性有多大?”这样，你将会发现大多数的担心是多么荒谬。</text:p>
      <text:p text:style-name="P7">要与你平时最容易担心的事情进行斗争。如果你强迫自己为将来存钱，那么今天就拿出钱来享受一下。享受生活。不要只为将来而浪费了眼前。</text:p>
      <text:p text:style-name="P7">上面讲了一些减少生活担心的技巧。但你所拥有的最有效的武器是你的决心，要把神经质的行为赶出你的生活。</text:p>
      <text:p text:style-name="P11">【课文练习答案】</text:p>
      <text:p text:style-name="P7">Ⅰ.根据课文判断下列句子是否正确的：</text:p>
      <text:p text:style-name="P7">1．True</text:p>
      <text:p text:style-name="P7">2．True</text:p>
      <text:p text:style-name="P7">3．True</text:p>
      <text:p text:style-name="P7"><text:soft-page-break/>4．True 　　 </text:p>
      <text:p text:style-name="P7">5．True </text:p>
      <text:p text:style-name="P7">6．False (请看第四段的第三至四行。) </text:p>
      <text:p text:style-name="P7">7．False (请看第七段的第一个句子。) </text:p>
      <text:p text:style-name="P7">8．True </text:p>
      <text:p text:style-name="P7">9．False (课文讲的是过分、不必要的担心应该被克服掉，但并不是说要绝对不考虑未来。) </text:p>
      <text:p text:style-name="P7">10．True </text:p>
      <text:p text:style-name="P7">Ⅱ.根据课文完成下列句子：</text:p>
      <text:p text:style-name="P7">1．emotional distress </text:p>
      <text:p text:style-name="P7">2．the future </text:p>
      <text:p text:style-name="P7">3．pay off </text:p>
      <text:p text:style-name="P7">4．caring </text:p>
      <text:p text:style-name="P7">5．finding out the truth,deal directly with </text:p>
      <text:p text:style-name="P7">6．considerable attention,self-pity </text:p>
      <text:p text:style-name="P7">7．sensibly effective challenge </text:p>
      <text:p text:style-name="P7">8．change </text:p>
      <text:p text:style-name="P7">9．direct conflict </text:p>
      <text:p text:style-name="P7">10．drive,away</text:p>
      <text:p text:style-name="P11">【词汇练习答案】</text:p>
      <text:p text:style-name="P7">Ⅰ.从词汇表中选择最恰当的词或短语(首字母已给出)完成下列句子：</text:p>
      <text:p text:style-name="P7">1．fulfilled (这台新设备完全达到了要求。) </text:p>
      <text:p text:style-name="P7">2．compulsively (吸烟者吸烟时，不吸烟的人就被动吸烟。) </text:p>
      <text:p text:style-name="P7">3．tension (这个协议签字后，国际间的紧张局势将会缓解。) </text:p>
      <text:p text:style-name="P7">4．minimize (他们计划将筹备聚会的花费减少到最小。) </text:p>
      <text:p text:style-name="P7">5．obsessive (关系破裂的恐惧困扰着这些国家。) </text:p>
      <text:p text:style-name="P7">Ⅱ.选择与句中划线部分意义相近的选项：</text:p>
      <text:p text:style-name="P7">1．A. (in fact事实上，actually也是“事实上”。) </text:p>
      <text:p text:style-name="P7">2．B. (back down“放弃(要求等)”，give up 也是“放弃”。) </text:p>
      <text:p text:style-name="P7">3．C. (lament是“悲痛、伤心”，lament over“为…伤心”，与“feel sorrow for”同义。) </text:p>
      <text:p text:style-name="P7">4．C. (give up“放弃、失去”， lose(lost的原形)也是“失去、丢掉”。) </text:p>
      <text:p text:style-name="P7">5．A. (troublesome意为“麻烦的”，difficult to deal with意思是“难以处理的”，两者意义相近。)</text:p>
      <text:p text:style-name="P10">第三部分 词汇、短语</text:p>
      <text:p text:style-name="P11">【词汇与短语】</text:p>
      <text:p text:style-name="P35">1.disapprove v.不赞成，不同意，反对</text:p>
      <text:p text:style-name="P35">［短语］disapprove of不赞成，反对</text:p>
      <text:p text:style-name="P35">［派生］disapproval n.</text:p>
      <text:p text:style-name="P35">［反义］approve赞同</text:p>
      <text:p text:style-name="P47">［例句］The father disapproved of his daughter's marriage to that poor young man.<text:line-break/>父亲不同意女儿与那穷小子结婚。<text:line-break/>The mother approved of the boy's idea to join the army. <text:s/>母亲同意儿子去参军。</text:p>
      <text:p text:style-name="P47">2.be devoted to/devote to 1)献身于、致力于 2)专用于…的</text:p>
      <text:p text:style-name="P47">［例句］He had devoted his life to helping blind people. <text:s/>他一生致力于帮助盲人。<text:line-break/>This book is devoted to children. <text:s/>这本书是专为儿童写的。</text:p>
      <text:p text:style-name="P47">3.with regard to 关于</text:p>
      <text:p text:style-name="P47">［同义］as to,about,concerning</text:p>
      <text:p text:style-name="P47">［例句］I know nothing with regard to his family. <text:s/>我对他的家庭一无所知。</text:p>
      <text:p text:style-name="P47">4.as a whole 作为一个整体；总的来说</text:p>
      <text:p text:style-name="P47">［同义］in general,generally(speaking)</text:p>
      <text:p text:style-name="P47"><text:soft-page-break/>［例句］The solution to the problem is sensible as a whole. <text:s/>解决问题的方法总的来说是明智的。<text:line-break/>Generally speaking,pink is the favourite color of young women.<text:line-break/>一般来说，姑娘们最喜欢的颜色是粉红色。</text:p>
      <text:p text:style-name="P47">5.damage vt. n. 损害、损伤，破坏</text:p>
      <text:p text:style-name="P47">［辨析］damage只是部分地“损害，损伤、破坏”，而destroy是完全地、致命地“ 毁坏、破坏”。</text:p>
      <text:p text:style-name="P47">［例句］The storm greatly damaged the village. <text:s/>暴风雨使村庄遭受了重大损失。<text:line-break/>The enemy destroyed the whole city. <text:s text:c="2"/>敌人毁坏了整座城市。</text:p>
      <text:p text:style-name="P47">6.in the first place 首先</text:p>
      <text:p text:style-name="P47">［同义］first,firstly 首先 <text:s text:c="3"/>first of all 第一，首先</text:p>
      <text:p text:style-name="P47">［辨析］first and foremost 最重要的；首先<text:line-break/>in the first place 用于句首，表示“首先”，而first and in foremost 不仅是“首先”，且另有“最重要的”之意。</text:p>
      <text:p text:style-name="P47">［例句］In the first place I'll talk about "Colonial Period of American Literature”.<text:line-break/>首先，我要讲《殖民地时期的美国文学》。</text:p>
      <text:p text:style-name="P64">First and foremost we must remember our duty. <text:s/>最重要的是，我们必须记住自己的职责。</text:p>
      <text:p text:style-name="P35">7.mark n.记号，符号；(复数形式)分数、成绩；</text:p>
      <text:p text:style-name="P35">［辨析］sign主要是“标志，招牌；symbol是“符号，象征”；signal则是“信号 ”。</text:p>
      <text:p text:style-name="P47">［例句］I got full marks in mathematics.我数学得了满分。<text:line-break/>Remember to look at its trade mark when buying something.<text:line-break/>买东西时记住看看它的商标。<text:line-break/>The arrow on the roadside sign indicates the way you should follow.<text:line-break/>路边标志牌上的箭头指出你该走的方向。<text:line-break/>White is the symbol of purity.<text:line-break/>白色象征纯洁。<text:line-break/>They sent war signals by blowing the horn.<text:line-break/>他们吹响号角，发出了战斗信号。</text:p>
      <text:p text:style-name="P53">8.label n.标签；标记，符号</text:p>
      <text:p text:style-name="P53">［辨析］sign,symbol (请看“7.mark”.)</text:p>
      <text:p text:style-name="P53">［例句］She put a label on the bottle. 她在瓶子上贴了标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Hindi1" svg:font-family="'Lohit Hindi'"/>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9pt" fo:language="en" fo:country="US" style:letter-kerning="true" style:font-name-asian="宋体" style:font-size-asian="9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普通_20__28_Web_29_1" style:display-name="普通 (Web)1" style:family="paragraph" style:parent-style-name="Standard">
      <style:paragraph-properties fo:margin-top="0.494cm" fo:margin-bottom="0.494cm" fo:text-align="start" style:justify-single-word="false" fo:orphans="2" fo:widows="2"/>
      <style:text-properties fo:color="#000033" style:font-name="宋体" style:letter-kerning="true" style:font-size-complex="10.5pt"/>
    </style:style>
    <style:style style:name="普通_28_网站_29_" style:display-name="普通(网站)" style:family="paragraph" style:parent-style-name="Standard">
      <style:paragraph-properties fo:margin-top="0.494cm" fo:margin-bottom="0.494cm" fo:text-align="start" style:justify-single-word="false" fo:orphans="2" fo:widows="2"/>
      <style:text-properties fo:color="#000000" style:font-name="宋体" style:letter-kerning="true" style:font-size-complex="10.5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18cm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Text_20_body_20_indent" style:display-name="Text body indent" style:family="paragraph" style:parent-style-name="Standard" style:class="text">
      <style:paragraph-properties fo:margin="100%" fo:margin-left="0cm" fo:margin-right="0cm" fo:text-indent="0.635cm" style:auto-text-indent="false"/>
      <style:text-properties style:font-name="宋体" fo:font-size="9pt" style:font-size-asian="9pt"/>
    </style:style>
    <style:style style:name="Frame_20_contents" style:display-name="Frame contents" style:family="paragraph" style:parent-style-name="Text_20_body" style:class="extra"/>
    <style:style style:name="默认段落字体" style:family="text"/>
    <style:style style:name="Page_20_Number" style:display-name="Page Number" style:family="text" style:parent-style-name="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8000" fo:font-size="10.5pt" fo:font-weight="bold" style:font-size-asian="10.5pt" style:font-weight-asian="bold" style:font-size-complex="10.5pt"/>
    </style:style>
    <style:style style:name="MP2" style:family="paragraph" style:parent-style-name="Footer">
      <style:paragraph-properties fo:text-align="center" style:justify-single-word="false"/>
    </style:style>
    <style:style style:name="MT1" style:family="text">
      <style:text-properties fo:color="#008000" fo:font-weight="bold" style:font-weight-asian="bold"/>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501cm" fo:margin-bottom="0.48cm" fo:margin-left="1.501cm" fo:margin-right="1cm" style:writing-mode="lr-tb" style:layout-grid-color="#c0c0c0" style:layout-grid-lines="50" style:layout-grid-base-height="0.55cm" style:layout-grid-ruby-height="0cm" style:layout-grid-mode="li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2cm" fo:margin-left="0cm" fo:margin-right="0cm" fo:margin-top="0.422cm" style:dynamic-spacing="true"/>
      </style:footer-style>
    </style:page-layout>
    <style:page-layout style:name="Mpm2">
      <style:page-layout-properties fo:page-width="21.001cm" fo:page-height="29.7cm" style:num-format="1" style:print-orientation="portrait" fo:margin-top="1cm" fo:margin-bottom="1cm" fo:margin-left="1.501cm" fo:margin-right="1cm" style:writing-mode="lr-tb" style:layout-grid-color="#c0c0c0" style:layout-grid-lines="50" style:layout-grid-base-height="0.55cm" style:layout-grid-ruby-height="0cm" style:layout-grid-mode="li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大学英语自学教程（上）</text:p>
      </style:header>
      <style:footer>
        <text:p text:style-name="Standard"><draw:frame draw:style-name="Mfr1" draw:name="框1" text:anchor-type="paragraph" svg:x="10.208cm" svg:y="-0.056cm" svg:width="0.561cm" draw:z-index="67"><draw:text-box fo:min-height="0.37cm"><text:p text:style-name="MP2"><text:span text:style-name="Page_20_Number"><text:span text:style-name="MT1"><text:page-number text:select-page="current">119</text:page-number></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第一部分 Text A &amp; 第二部分 Text B &amp; 第三部分 词汇、短语 </dc:title>
    <meta:initial-creator>sq</meta:initial-creator>
    <meta:creation-date>2003-04-07T12:21:00</meta:creation-date>
    <dc:date>2014-09-28T09:21:45.41</dc:date>
    <meta:editing-cycles>186</meta:editing-cycles>
    <meta:editing-duration>PT22H39M33S</meta:editing-duration>
    <meta:generator>OpenOffice/4.0.1$Win32 OpenOffice.org_project/401m5$Build-9714</meta:generator>
    <meta:document-statistic meta:table-count="0" meta:image-count="0" meta:object-count="0" meta:page-count="123" meta:paragraph-count="4334" meta:word-count="121324" meta:character-count="222672"/>
    <dc:creator>huang feiyu</dc:creator>
  </office:meta>
</office:document-meta>
</file>